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27.64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1.14pt" fo:break-before="auto" style:use-optimal-row-height="false"/>
    </style:style>
    <style:style style:name="ro3" style:family="table-row">
      <style:table-row-properties style:row-height="37.5pt" fo:break-before="auto" style:use-optimal-row-height="false"/>
    </style:style>
    <style:style style:name="ro4" style:family="table-row">
      <style:table-row-properties style:row-height="6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groove #000000" style:text-align-source="fix" style:repeat-content="false" fo:wrap-option="wrap" fo:border-left="0.99pt groove #000000" fo:border-right="none" fo:border-top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3"/>
    <style:style style:name="ce11" style:family="table-cell" style:parent-style-name="Default" style:data-style-name="N125">
      <style:table-cell-properties fo:border-bottom="0.99pt groove #000000" style:text-align-source="fix" style:repeat-content="false" fo:wrap-option="wrap" fo:border-left="none" fo:border-right="0.99pt groove #000000" fo:border-top="0.99pt groove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implified Kalman - Fixed Gain" table:style-name="ta1">
        <table:shapes>
          <draw:frame draw:z-index="0" draw:style-name="gr1" draw:text-style-name="P1" svg:width="800.76pt" svg:height="562.51pt" svg:x="634.76pt" svg:y="226.23pt">
            <draw:object draw:notify-on-update-of-ranges="'Simplified Kalman - Fixed Gain'.B3:'Simplified Kalman - Fixed Gain'.B3 'Simplified Kalman - Fixed Gain'.B4:'Simplified Kalman - Fixed Gain'.B150 'Simplified Kalman - Fixed Gain'.C3:'Simplified Kalman - Fixed Gain'.C3 'Simplified Kalman - Fixed Gain'.C4:'Simplified Kalman - Fixed Gain'.C150 'Simplified Kalman - Fixed Gain'.D3:'Simplified Kalman - Fixed Gain'.D3 'Simplified Kalman - Fixed Gain'.D4:'Simplified Kalman - Fixed Gain'.D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Kalman Gain:</text:p>
          </table:table-cell>
          <table:table-cell table:style-name="ce5" office:value-type="float" office:value="0.3" calcext:value-type="float">
            <text:p>0.3</text:p>
          </table:table-cell>
          <table:table-cell table:style-name="ce7" office:value-type="string" calcext:value-type="string">
            <text:p>(value should be &gt; 0 and &lt;= 1)</text:p>
          </table:table-cell>
          <table:table-cell table:style-name="ce2" table:number-columns-repeated="2"/>
          <table:table-cell table:style-name="ce8" table:number-columns-repeated="3"/>
        </table:table-row>
        <table:table-row table:style-name="ro1">
          <table:table-cell table:style-name="ce2" table:number-columns-repeated="5"/>
          <table:table-cell table:style-name="ce8" table:number-columns-repeated="3"/>
        </table:table-row>
        <table:table-row table:style-name="ro2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office:annotation draw:style-name="gr2" draw:text-style-name="P3" svg:width="82.18pt" svg:height="173.65pt" svg:x="89.01pt" svg:y="44.22pt" draw:caption-point-x="-17.29pt" draw:caption-point-y="42.8pt">
              <dc:date>2018-12-06T00:00:00</dc:date>
              <text:p text:style-name="P2">Initial “Previous Estimate could be based on an actual sensor value or just start at 0 – impact washes out pretty quickly though so the initial value is actually sort of unimportant if you are getting enough readings.</text:p>
            </office:annotation>
            <text:p>100.00</text:p>
          </table:table-cell>
          <table:table-cell office:value-type="float" office:value="100" calcext:value-type="float">
            <text:p>100</text:p>
          </table:table-cell>
          <table:table-cell table:formula="of:=[.B4]*[.$B$1]+(1-[.$B$1])*[.A4]" office:value-type="float" office:value="100" calcext:value-type="float">
            <text:p>100.00</text:p>
          </table:table-cell>
          <table:table-cell table:formula="of:=[.C4]-[.B4]" office:value-type="float" office:value="0" calcext:value-type="float">
            <text:p>0.0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C4]" office:value-type="float" office:value="100" calcext:value-type="float">
            <text:p>100.00</text:p>
          </table:table-cell>
          <table:table-cell office:value-type="float" office:value="110" calcext:value-type="float">
            <text:p>110</text:p>
          </table:table-cell>
          <table:table-cell table:formula="of:=[.B5]*[.$B$1]+(1-[.$B$1])*[.A5]" office:value-type="float" office:value="103" calcext:value-type="float">
            <text:p>103.00</text:p>
          </table:table-cell>
          <table:table-cell table:formula="of:=[.C5]-[.B5]" office:value-type="float" office:value="-7" calcext:value-type="float">
            <text:p>-7.00</text:p>
          </table:table-cell>
          <table:table-cell table:number-columns-repeated="4"/>
        </table:table-row>
        <table:table-row table:style-name="ro1">
          <table:table-cell table:formula="of:=[.C5]" office:value-type="float" office:value="103" calcext:value-type="float">
            <text:p>103.00</text:p>
          </table:table-cell>
          <table:table-cell office:value-type="float" office:value="120" calcext:value-type="float">
            <text:p>120</text:p>
          </table:table-cell>
          <table:table-cell table:formula="of:=[.B6]*[.$B$1]+(1-[.$B$1])*[.A6]" office:value-type="float" office:value="108.1" calcext:value-type="float">
            <text:p>108.10</text:p>
          </table:table-cell>
          <table:table-cell table:formula="of:=[.C6]-[.B6]" office:value-type="float" office:value="-11.9" calcext:value-type="float">
            <text:p>-11.90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C6]" office:value-type="float" office:value="108.1" calcext:value-type="float">
            <text:p>108.10</text:p>
          </table:table-cell>
          <table:table-cell office:value-type="float" office:value="110" calcext:value-type="float">
            <text:p>110</text:p>
          </table:table-cell>
          <table:table-cell table:formula="of:=[.B7]*[.$B$1]+(1-[.$B$1])*[.A7]" office:value-type="float" office:value="108.67" calcext:value-type="float">
            <text:p>108.67</text:p>
          </table:table-cell>
          <table:table-cell table:formula="of:=[.C7]-[.B7]" office:value-type="float" office:value="-1.33000000000001" calcext:value-type="float">
            <text:p>-1.33</text:p>
          </table:table-cell>
          <table:table-cell table:number-columns-repeated="4"/>
        </table:table-row>
        <table:table-row table:style-name="ro1">
          <table:table-cell table:formula="of:=[.C7]" office:value-type="float" office:value="108.67" calcext:value-type="float">
            <text:p>108.67</text:p>
          </table:table-cell>
          <table:table-cell office:value-type="float" office:value="105" calcext:value-type="float">
            <text:p>105</text:p>
          </table:table-cell>
          <table:table-cell table:formula="of:=[.B8]*[.$B$1]+(1-[.$B$1])*[.A8]" office:value-type="float" office:value="107.569" calcext:value-type="float">
            <text:p>107.57</text:p>
          </table:table-cell>
          <table:table-cell table:formula="of:=[.C8]-[.B8]" office:value-type="float" office:value="2.56899999999999" calcext:value-type="float">
            <text:p>2.57</text:p>
          </table:table-cell>
          <table:table-cell/>
          <table:table-cell office:value-type="string" calcext:value-type="string">
            <text:p>Gain of 0.5 is basically a running average – higher gains give more weight to Current Measurement</text:p>
          </table:table-cell>
          <table:table-cell table:number-columns-repeated="2"/>
        </table:table-row>
        <table:table-row table:style-name="ro1">
          <table:table-cell table:formula="of:=[.C8]" office:value-type="float" office:value="107.569" calcext:value-type="float">
            <text:p>107.57</text:p>
          </table:table-cell>
          <table:table-cell office:value-type="float" office:value="95" calcext:value-type="float">
            <text:p>95</text:p>
          </table:table-cell>
          <table:table-cell table:formula="of:=[.B9]*[.$B$1]+(1-[.$B$1])*[.A9]" office:value-type="float" office:value="103.7983" calcext:value-type="float">
            <text:p>103.80</text:p>
          </table:table-cell>
          <table:table-cell table:formula="of:=[.C9]-[.B9]" office:value-type="float" office:value="8.79829999999998" calcext:value-type="float">
            <text:p>8.80</text:p>
          </table:table-cell>
          <table:table-cell table:number-columns-repeated="4"/>
        </table:table-row>
        <table:table-row table:style-name="ro1">
          <table:table-cell table:formula="of:=[.C9]" office:value-type="float" office:value="103.7983" calcext:value-type="float">
            <text:p>103.80</text:p>
          </table:table-cell>
          <table:table-cell office:value-type="float" office:value="100" calcext:value-type="float">
            <text:p>100</text:p>
          </table:table-cell>
          <table:table-cell table:formula="of:=[.B10]*[.$B$1]+(1-[.$B$1])*[.A10]" office:value-type="float" office:value="102.65881" calcext:value-type="float">
            <text:p>102.66</text:p>
          </table:table-cell>
          <table:table-cell table:formula="of:=[.C10]-[.B10]" office:value-type="float" office:value="2.65880999999999" calcext:value-type="float">
            <text:p>2.66</text:p>
          </table:table-cell>
          <table:table-cell/>
          <table:table-cell office:value-type="string" calcext:value-type="string">
            <text:p>Gain can be considered your “confidence” in your actual measurements - “noisy” data sources benefit from lower gain</text:p>
          </table:table-cell>
          <table:table-cell table:number-columns-repeated="2"/>
        </table:table-row>
        <table:table-row table:style-name="ro1">
          <table:table-cell table:formula="of:=[.C10]" office:value-type="float" office:value="102.65881" calcext:value-type="float">
            <text:p>102.66</text:p>
          </table:table-cell>
          <table:table-cell office:value-type="float" office:value="105" calcext:value-type="float">
            <text:p>105</text:p>
          </table:table-cell>
          <table:table-cell table:formula="of:=[.B11]*[.$B$1]+(1-[.$B$1])*[.A11]" office:value-type="float" office:value="103.361167" calcext:value-type="float">
            <text:p>103.36</text:p>
          </table:table-cell>
          <table:table-cell table:formula="of:=[.C11]-[.B11]" office:value-type="float" office:value="-1.63883300000002" calcext:value-type="float">
            <text:p>-1.64</text:p>
          </table:table-cell>
          <table:table-cell table:number-columns-repeated="4"/>
        </table:table-row>
        <table:table-row table:style-name="ro1">
          <table:table-cell table:formula="of:=[.C11]" office:value-type="float" office:value="103.361167" calcext:value-type="float">
            <text:p>103.36</text:p>
          </table:table-cell>
          <table:table-cell office:value-type="float" office:value="95" calcext:value-type="float">
            <text:p>95</text:p>
          </table:table-cell>
          <table:table-cell table:formula="of:=[.B12]*[.$B$1]+(1-[.$B$1])*[.A12]" office:value-type="float" office:value="100.8528169" calcext:value-type="float">
            <text:p>100.85</text:p>
          </table:table-cell>
          <table:table-cell table:formula="of:=[.C12]-[.B12]" office:value-type="float" office:value="5.85281689999998" calcext:value-type="float">
            <text:p>5.85</text:p>
          </table:table-cell>
          <table:table-cell/>
          <table:table-cell office:value-type="string" calcext:value-type="string">
            <text:p>Low Gain values track smoother but tend to track behind more</text:p>
          </table:table-cell>
          <table:table-cell table:number-columns-repeated="2"/>
        </table:table-row>
        <table:table-row table:style-name="ro1">
          <table:table-cell table:formula="of:=[.C12]" office:value-type="float" office:value="100.8528169" calcext:value-type="float">
            <text:p>100.85</text:p>
          </table:table-cell>
          <table:table-cell office:value-type="float" office:value="3" calcext:value-type="float">
            <text:p>3</text:p>
          </table:table-cell>
          <table:table-cell table:formula="of:=[.B13]*[.$B$1]+(1-[.$B$1])*[.A13]" office:value-type="float" office:value="71.49697183" calcext:value-type="float">
            <text:p>71.50</text:p>
          </table:table-cell>
          <table:table-cell table:formula="of:=[.C13]-[.B13]" office:value-type="float" office:value="68.49697183" calcext:value-type="float">
            <text:p>68.50</text:p>
          </table:table-cell>
          <table:table-cell table:number-columns-repeated="4"/>
        </table:table-row>
        <table:table-row table:style-name="ro1">
          <table:table-cell table:formula="of:=[.C13]" office:value-type="float" office:value="71.49697183" calcext:value-type="float">
            <text:p>71.50</text:p>
          </table:table-cell>
          <table:table-cell office:value-type="float" office:value="100" calcext:value-type="float">
            <text:p>100</text:p>
          </table:table-cell>
          <table:table-cell table:formula="of:=[.B14]*[.$B$1]+(1-[.$B$1])*[.A14]" office:value-type="float" office:value="80.047880281" calcext:value-type="float">
            <text:p>80.05</text:p>
          </table:table-cell>
          <table:table-cell table:formula="of:=[.C14]-[.B14]" office:value-type="float" office:value="-19.952119719" calcext:value-type="float">
            <text:p>-19.95</text:p>
          </table:table-cell>
          <table:table-cell/>
          <table:table-cell office:value-type="string" calcext:value-type="string">
            <text:p>Gain can be tuned while the algorithm is running! <text:s/>Could look at variance between estimated and actual measurements for guidance. <text:s/>See other tabs for examples</text:p>
          </table:table-cell>
          <table:table-cell table:number-columns-repeated="2"/>
        </table:table-row>
        <table:table-row table:style-name="ro1">
          <table:table-cell table:formula="of:=[.C14]" office:value-type="float" office:value="80.047880281" calcext:value-type="float">
            <text:p>80.05</text:p>
          </table:table-cell>
          <table:table-cell office:value-type="float" office:value="102" calcext:value-type="float">
            <text:p>102</text:p>
          </table:table-cell>
          <table:table-cell table:formula="of:=[.B15]*[.$B$1]+(1-[.$B$1])*[.A15]" office:value-type="float" office:value="86.6335161967" calcext:value-type="float">
            <text:p>86.63</text:p>
          </table:table-cell>
          <table:table-cell table:formula="of:=[.C15]-[.B15]" office:value-type="float" office:value="-15.3664838033" calcext:value-type="float">
            <text:p>-15.37</text:p>
          </table:table-cell>
          <table:table-cell table:number-columns-repeated="4"/>
        </table:table-row>
        <table:table-row table:style-name="ro1">
          <table:table-cell table:formula="of:=[.C15]" office:value-type="float" office:value="86.6335161967" calcext:value-type="float">
            <text:p>86.63</text:p>
          </table:table-cell>
          <table:table-cell office:value-type="float" office:value="85" calcext:value-type="float">
            <text:p>85</text:p>
          </table:table-cell>
          <table:table-cell table:formula="of:=[.B16]*[.$B$1]+(1-[.$B$1])*[.A16]" office:value-type="float" office:value="86.14346133769" calcext:value-type="float">
            <text:p>86.14</text:p>
          </table:table-cell>
          <table:table-cell table:formula="of:=[.C16]-[.B16]" office:value-type="float" office:value="1.14346133769" calcext:value-type="float">
            <text:p>1.14</text:p>
          </table:table-cell>
          <table:table-cell/>
          <table:table-cell office:value-type="string" calcext:value-type="string">
            <text:p>I messed around with having a substantial drop out in the data to show what the impact is – feel free to change that in your copy</text:p>
          </table:table-cell>
          <table:table-cell table:number-columns-repeated="2"/>
        </table:table-row>
        <table:table-row table:style-name="ro1">
          <table:table-cell table:formula="of:=[.C16]" office:value-type="float" office:value="86.14346133769" calcext:value-type="float">
            <text:p>86.14</text:p>
          </table:table-cell>
          <table:table-cell office:value-type="float" office:value="100" calcext:value-type="float">
            <text:p>100</text:p>
          </table:table-cell>
          <table:table-cell table:formula="of:=[.B17]*[.$B$1]+(1-[.$B$1])*[.A17]" office:value-type="float" office:value="90.300422936383" calcext:value-type="float">
            <text:p>90.30</text:p>
          </table:table-cell>
          <table:table-cell table:formula="of:=[.C17]-[.B17]" office:value-type="float" office:value="-9.699577063617" calcext:value-type="float">
            <text:p>-9.70</text:p>
          </table:table-cell>
          <table:table-cell table:number-columns-repeated="4"/>
        </table:table-row>
        <table:table-row table:style-name="ro1">
          <table:table-cell table:formula="of:=[.C17]" office:value-type="float" office:value="90.300422936383" calcext:value-type="float">
            <text:p>90.30</text:p>
          </table:table-cell>
          <table:table-cell office:value-type="float" office:value="101" calcext:value-type="float">
            <text:p>101</text:p>
          </table:table-cell>
          <table:table-cell table:formula="of:=[.B18]*[.$B$1]+(1-[.$B$1])*[.A18]" office:value-type="float" office:value="93.5102960554681" calcext:value-type="float">
            <text:p>93.51</text:p>
          </table:table-cell>
          <table:table-cell table:formula="of:=[.C18]-[.B18]" office:value-type="float" office:value="-7.4897039445319" calcext:value-type="float">
            <text:p>-7.49</text:p>
          </table:table-cell>
          <table:table-cell table:number-columns-repeated="4"/>
        </table:table-row>
        <table:table-row table:style-name="ro1">
          <table:table-cell table:formula="of:=[.C18]" office:value-type="float" office:value="93.5102960554681" calcext:value-type="float">
            <text:p>93.51</text:p>
          </table:table-cell>
          <table:table-cell office:value-type="float" office:value="12" calcext:value-type="float">
            <text:p>12</text:p>
          </table:table-cell>
          <table:table-cell table:formula="of:=[.B19]*[.$B$1]+(1-[.$B$1])*[.A19]" office:value-type="float" office:value="69.0572072388277" calcext:value-type="float">
            <text:p>69.06</text:p>
          </table:table-cell>
          <table:table-cell table:formula="of:=[.C19]-[.B19]" office:value-type="float" office:value="57.0572072388277" calcext:value-type="float">
            <text:p>57.06</text:p>
          </table:table-cell>
          <table:table-cell table:number-columns-repeated="4"/>
        </table:table-row>
        <table:table-row table:style-name="ro1">
          <table:table-cell table:formula="of:=[.C19]" office:value-type="float" office:value="69.0572072388277" calcext:value-type="float">
            <text:p>69.06</text:p>
          </table:table-cell>
          <table:table-cell office:value-type="float" office:value="112" calcext:value-type="float">
            <text:p>112</text:p>
          </table:table-cell>
          <table:table-cell table:formula="of:=[.B20]*[.$B$1]+(1-[.$B$1])*[.A20]" office:value-type="float" office:value="81.9400450671794" calcext:value-type="float">
            <text:p>81.94</text:p>
          </table:table-cell>
          <table:table-cell table:formula="of:=[.C20]-[.B20]" office:value-type="float" office:value="-30.0599549328206" calcext:value-type="float">
            <text:p>-30.06</text:p>
          </table:table-cell>
          <table:table-cell table:number-columns-repeated="4"/>
        </table:table-row>
        <table:table-row table:style-name="ro1">
          <table:table-cell table:formula="of:=[.C20]" office:value-type="float" office:value="81.9400450671794" calcext:value-type="float">
            <text:p>81.94</text:p>
          </table:table-cell>
          <table:table-cell office:value-type="float" office:value="400" calcext:value-type="float">
            <text:p>400</text:p>
          </table:table-cell>
          <table:table-cell table:formula="of:=[.B21]*[.$B$1]+(1-[.$B$1])*[.A21]" office:value-type="float" office:value="177.358031547026" calcext:value-type="float">
            <text:p>177.36</text:p>
          </table:table-cell>
          <table:table-cell table:formula="of:=[.C21]-[.B21]" office:value-type="float" office:value="-222.641968452974" calcext:value-type="float">
            <text:p>-222.64</text:p>
          </table:table-cell>
          <table:table-cell table:number-columns-repeated="4"/>
        </table:table-row>
        <table:table-row table:style-name="ro1">
          <table:table-cell table:formula="of:=[.C21]" office:value-type="float" office:value="177.358031547026" calcext:value-type="float">
            <text:p>177.36</text:p>
          </table:table-cell>
          <table:table-cell office:value-type="float" office:value="105" calcext:value-type="float">
            <text:p>105</text:p>
          </table:table-cell>
          <table:table-cell table:formula="of:=[.B22]*[.$B$1]+(1-[.$B$1])*[.A22]" office:value-type="float" office:value="155.650622082918" calcext:value-type="float">
            <text:p>155.65</text:p>
          </table:table-cell>
          <table:table-cell table:formula="of:=[.C22]-[.B22]" office:value-type="float" office:value="50.6506220829179" calcext:value-type="float">
            <text:p>50.65</text:p>
          </table:table-cell>
          <table:table-cell table:number-columns-repeated="4"/>
        </table:table-row>
        <table:table-row table:style-name="ro1">
          <table:table-cell table:formula="of:=[.C22]" office:value-type="float" office:value="155.650622082918" calcext:value-type="float">
            <text:p>155.65</text:p>
          </table:table-cell>
          <table:table-cell office:value-type="float" office:value="95" calcext:value-type="float">
            <text:p>95</text:p>
          </table:table-cell>
          <table:table-cell table:formula="of:=[.B23]*[.$B$1]+(1-[.$B$1])*[.A23]" office:value-type="float" office:value="137.455435458043" calcext:value-type="float">
            <text:p>137.46</text:p>
          </table:table-cell>
          <table:table-cell table:formula="of:=[.C23]-[.B23]" office:value-type="float" office:value="42.4554354580425" calcext:value-type="float">
            <text:p>42.46</text:p>
          </table:table-cell>
          <table:table-cell table:number-columns-repeated="4"/>
        </table:table-row>
        <table:table-row table:style-name="ro1">
          <table:table-cell table:formula="of:=[.C23]" office:value-type="float" office:value="137.455435458043" calcext:value-type="float">
            <text:p>137.46</text:p>
          </table:table-cell>
          <table:table-cell office:value-type="float" office:value="100" calcext:value-type="float">
            <text:p>100</text:p>
          </table:table-cell>
          <table:table-cell table:formula="of:=[.B24]*[.$B$1]+(1-[.$B$1])*[.A24]" office:value-type="float" office:value="126.21880482063" calcext:value-type="float">
            <text:p>126.22</text:p>
          </table:table-cell>
          <table:table-cell table:formula="of:=[.C24]-[.B24]" office:value-type="float" office:value="26.2188048206298" calcext:value-type="float">
            <text:p>26.22</text:p>
          </table:table-cell>
          <table:table-cell table:number-columns-repeated="4"/>
        </table:table-row>
        <table:table-row table:style-name="ro1">
          <table:table-cell table:formula="of:=[.C24]" office:value-type="float" office:value="126.21880482063" calcext:value-type="float">
            <text:p>126.22</text:p>
          </table:table-cell>
          <table:table-cell office:value-type="float" office:value="120" calcext:value-type="float">
            <text:p>120</text:p>
          </table:table-cell>
          <table:table-cell table:formula="of:=[.B25]*[.$B$1]+(1-[.$B$1])*[.A25]" office:value-type="float" office:value="124.353163374441" calcext:value-type="float">
            <text:p>124.35</text:p>
          </table:table-cell>
          <table:table-cell table:formula="of:=[.C25]-[.B25]" office:value-type="float" office:value="4.35316337444084" calcext:value-type="float">
            <text:p>4.35</text:p>
          </table:table-cell>
          <table:table-cell table:number-columns-repeated="4"/>
        </table:table-row>
        <table:table-row table:style-name="ro1">
          <table:table-cell table:formula="of:=[.C25]" office:value-type="float" office:value="124.353163374441" calcext:value-type="float">
            <text:p>124.35</text:p>
          </table:table-cell>
          <table:table-cell office:value-type="float" office:value="109" calcext:value-type="float">
            <text:p>109</text:p>
          </table:table-cell>
          <table:table-cell table:formula="of:=[.B26]*[.$B$1]+(1-[.$B$1])*[.A26]" office:value-type="float" office:value="119.747214362109" calcext:value-type="float">
            <text:p>119.75</text:p>
          </table:table-cell>
          <table:table-cell table:formula="of:=[.C26]-[.B26]" office:value-type="float" office:value="10.7472143621086" calcext:value-type="float">
            <text:p>10.75</text:p>
          </table:table-cell>
          <table:table-cell table:number-columns-repeated="4"/>
        </table:table-row>
        <table:table-row table:style-name="ro1">
          <table:table-cell table:formula="of:=[.C26]" office:value-type="float" office:value="119.747214362109" calcext:value-type="float">
            <text:p>119.75</text:p>
          </table:table-cell>
          <table:table-cell office:value-type="float" office:value="105" calcext:value-type="float">
            <text:p>105</text:p>
          </table:table-cell>
          <table:table-cell table:formula="of:=[.B27]*[.$B$1]+(1-[.$B$1])*[.A27]" office:value-type="float" office:value="115.323050053476" calcext:value-type="float">
            <text:p>115.32</text:p>
          </table:table-cell>
          <table:table-cell table:formula="of:=[.C27]-[.B27]" office:value-type="float" office:value="10.323050053476" calcext:value-type="float">
            <text:p>10.32</text:p>
          </table:table-cell>
          <table:table-cell table:number-columns-repeated="4"/>
        </table:table-row>
        <table:table-row table:style-name="ro1">
          <table:table-cell table:formula="of:=[.C27]" office:value-type="float" office:value="115.323050053476" calcext:value-type="float">
            <text:p>115.32</text:p>
          </table:table-cell>
          <table:table-cell office:value-type="float" office:value="75" calcext:value-type="float">
            <text:p>75</text:p>
          </table:table-cell>
          <table:table-cell table:formula="of:=[.B28]*[.$B$1]+(1-[.$B$1])*[.A28]" office:value-type="float" office:value="103.226135037433" calcext:value-type="float">
            <text:p>103.23</text:p>
          </table:table-cell>
          <table:table-cell table:formula="of:=[.C28]-[.B28]" office:value-type="float" office:value="28.2261350374332" calcext:value-type="float">
            <text:p>28.23</text:p>
          </table:table-cell>
          <table:table-cell table:number-columns-repeated="4"/>
        </table:table-row>
        <table:table-row table:style-name="ro1">
          <table:table-cell table:formula="of:=[.C28]" office:value-type="float" office:value="103.226135037433" calcext:value-type="float">
            <text:p>103.23</text:p>
          </table:table-cell>
          <table:table-cell office:value-type="float" office:value="120" calcext:value-type="float">
            <text:p>120</text:p>
          </table:table-cell>
          <table:table-cell table:formula="of:=[.B29]*[.$B$1]+(1-[.$B$1])*[.A29]" office:value-type="float" office:value="108.258294526203" calcext:value-type="float">
            <text:p>108.26</text:p>
          </table:table-cell>
          <table:table-cell table:formula="of:=[.C29]-[.B29]" office:value-type="float" office:value="-11.7417054737968" calcext:value-type="float">
            <text:p>-11.74</text:p>
          </table:table-cell>
          <table:table-cell table:number-columns-repeated="4"/>
        </table:table-row>
        <table:table-row table:style-name="ro1">
          <table:table-cell table:formula="of:=[.C29]" office:value-type="float" office:value="108.258294526203" calcext:value-type="float">
            <text:p>108.26</text:p>
          </table:table-cell>
          <table:table-cell office:value-type="float" office:value="110" calcext:value-type="float">
            <text:p>110</text:p>
          </table:table-cell>
          <table:table-cell table:formula="of:=[.B30]*[.$B$1]+(1-[.$B$1])*[.A30]" office:value-type="float" office:value="108.780806168342" calcext:value-type="float">
            <text:p>108.78</text:p>
          </table:table-cell>
          <table:table-cell table:formula="of:=[.C30]-[.B30]" office:value-type="float" office:value="-1.21919383165775" calcext:value-type="float">
            <text:p>-1.22</text:p>
          </table:table-cell>
          <table:table-cell table:number-columns-repeated="4"/>
        </table:table-row>
        <table:table-row table:style-name="ro1">
          <table:table-cell table:formula="of:=[.C30]" office:value-type="float" office:value="108.780806168342" calcext:value-type="float">
            <text:p>108.78</text:p>
          </table:table-cell>
          <table:table-cell office:value-type="float" office:value="114" calcext:value-type="float">
            <text:p>114</text:p>
          </table:table-cell>
          <table:table-cell table:formula="of:=[.B31]*[.$B$1]+(1-[.$B$1])*[.A31]" office:value-type="float" office:value="110.34656431784" calcext:value-type="float">
            <text:p>110.35</text:p>
          </table:table-cell>
          <table:table-cell table:formula="of:=[.C31]-[.B31]" office:value-type="float" office:value="-3.65343568216042" calcext:value-type="float">
            <text:p>-3.65</text:p>
          </table:table-cell>
          <table:table-cell table:number-columns-repeated="4"/>
        </table:table-row>
        <table:table-row table:style-name="ro1">
          <table:table-cell table:formula="of:=[.C31]" office:value-type="float" office:value="110.34656431784" calcext:value-type="float">
            <text:p>110.35</text:p>
          </table:table-cell>
          <table:table-cell office:value-type="float" office:value="115" calcext:value-type="float">
            <text:p>115</text:p>
          </table:table-cell>
          <table:table-cell table:formula="of:=[.B32]*[.$B$1]+(1-[.$B$1])*[.A32]" office:value-type="float" office:value="111.742595022488" calcext:value-type="float">
            <text:p>111.74</text:p>
          </table:table-cell>
          <table:table-cell table:formula="of:=[.C32]-[.B32]" office:value-type="float" office:value="-3.25740497751229" calcext:value-type="float">
            <text:p>-3.26</text:p>
          </table:table-cell>
          <table:table-cell table:number-columns-repeated="4"/>
        </table:table-row>
        <table:table-row table:style-name="ro1">
          <table:table-cell table:formula="of:=[.C32]" office:value-type="float" office:value="111.742595022488" calcext:value-type="float">
            <text:p>111.74</text:p>
          </table:table-cell>
          <table:table-cell office:value-type="float" office:value="0" calcext:value-type="float">
            <text:p>0</text:p>
          </table:table-cell>
          <table:table-cell table:formula="of:=[.B33]*[.$B$1]+(1-[.$B$1])*[.A33]" office:value-type="float" office:value="78.2198165157414" calcext:value-type="float">
            <text:p>78.22</text:p>
          </table:table-cell>
          <table:table-cell table:formula="of:=[.C33]-[.B33]" office:value-type="float" office:value="78.2198165157414" calcext:value-type="float">
            <text:p>78.22</text:p>
          </table:table-cell>
          <table:table-cell table:number-columns-repeated="4"/>
        </table:table-row>
        <table:table-row table:style-name="ro1">
          <table:table-cell table:formula="of:=[.C33]" office:value-type="float" office:value="78.2198165157414" calcext:value-type="float">
            <text:p>78.22</text:p>
          </table:table-cell>
          <table:table-cell office:value-type="float" office:value="12" calcext:value-type="float">
            <text:p>12</text:p>
          </table:table-cell>
          <table:table-cell table:formula="of:=[.B34]*[.$B$1]+(1-[.$B$1])*[.A34]" office:value-type="float" office:value="58.353871561019" calcext:value-type="float">
            <text:p>58.35</text:p>
          </table:table-cell>
          <table:table-cell table:formula="of:=[.C34]-[.B34]" office:value-type="float" office:value="46.353871561019" calcext:value-type="float">
            <text:p>46.35</text:p>
          </table:table-cell>
          <table:table-cell table:number-columns-repeated="4"/>
        </table:table-row>
        <table:table-row table:style-name="ro1">
          <table:table-cell table:formula="of:=[.C34]" office:value-type="float" office:value="58.353871561019" calcext:value-type="float">
            <text:p>58.35</text:p>
          </table:table-cell>
          <table:table-cell office:value-type="float" office:value="0" calcext:value-type="float">
            <text:p>0</text:p>
          </table:table-cell>
          <table:table-cell table:formula="of:=[.B35]*[.$B$1]+(1-[.$B$1])*[.A35]" office:value-type="float" office:value="40.8477100927133" calcext:value-type="float">
            <text:p>40.85</text:p>
          </table:table-cell>
          <table:table-cell table:formula="of:=[.C35]-[.B35]" office:value-type="float" office:value="40.8477100927133" calcext:value-type="float">
            <text:p>40.85</text:p>
          </table:table-cell>
          <table:table-cell table:number-columns-repeated="4"/>
        </table:table-row>
        <table:table-row table:style-name="ro1">
          <table:table-cell table:formula="of:=[.C35]" office:value-type="float" office:value="40.8477100927133" calcext:value-type="float">
            <text:p>40.85</text:p>
          </table:table-cell>
          <table:table-cell office:value-type="float" office:value="4" calcext:value-type="float">
            <text:p>4</text:p>
          </table:table-cell>
          <table:table-cell table:formula="of:=[.B36]*[.$B$1]+(1-[.$B$1])*[.A36]" office:value-type="float" office:value="29.7933970648993" calcext:value-type="float">
            <text:p>29.79</text:p>
          </table:table-cell>
          <table:table-cell table:formula="of:=[.C36]-[.B36]" office:value-type="float" office:value="25.7933970648993" calcext:value-type="float">
            <text:p>25.79</text:p>
          </table:table-cell>
          <table:table-cell table:number-columns-repeated="4"/>
        </table:table-row>
        <table:table-row table:style-name="ro1">
          <table:table-cell table:formula="of:=[.C36]" office:value-type="float" office:value="29.7933970648993" calcext:value-type="float">
            <text:p>29.79</text:p>
          </table:table-cell>
          <table:table-cell office:value-type="float" office:value="8" calcext:value-type="float">
            <text:p>8</text:p>
          </table:table-cell>
          <table:table-cell table:formula="of:=[.B37]*[.$B$1]+(1-[.$B$1])*[.A37]" office:value-type="float" office:value="23.2553779454295" calcext:value-type="float">
            <text:p>23.26</text:p>
          </table:table-cell>
          <table:table-cell table:formula="of:=[.C37]-[.B37]" office:value-type="float" office:value="15.2553779454295" calcext:value-type="float">
            <text:p>15.26</text:p>
          </table:table-cell>
          <table:table-cell table:number-columns-repeated="4"/>
        </table:table-row>
        <table:table-row table:style-name="ro1">
          <table:table-cell table:formula="of:=[.C37]" office:value-type="float" office:value="23.2553779454295" calcext:value-type="float">
            <text:p>23.26</text:p>
          </table:table-cell>
          <table:table-cell office:value-type="float" office:value="10" calcext:value-type="float">
            <text:p>10</text:p>
          </table:table-cell>
          <table:table-cell table:formula="of:=[.B38]*[.$B$1]+(1-[.$B$1])*[.A38]" office:value-type="float" office:value="19.2787645618007" calcext:value-type="float">
            <text:p>19.28</text:p>
          </table:table-cell>
          <table:table-cell table:formula="of:=[.C38]-[.B38]" office:value-type="float" office:value="9.27876456180065" calcext:value-type="float">
            <text:p>9.28</text:p>
          </table:table-cell>
          <table:table-cell table:number-columns-repeated="4"/>
        </table:table-row>
        <table:table-row table:style-name="ro1">
          <table:table-cell table:formula="of:=[.C38]" office:value-type="float" office:value="19.2787645618007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table:formula="of:=[.B39]*[.$B$1]+(1-[.$B$1])*[.A39]" office:value-type="float" office:value="13.4951351932605" calcext:value-type="float">
            <text:p>13.50</text:p>
          </table:table-cell>
          <table:table-cell table:formula="of:=[.C39]-[.B39]" office:value-type="float" office:value="13.4951351932605" calcext:value-type="float">
            <text:p>13.50</text:p>
          </table:table-cell>
          <table:table-cell table:number-columns-repeated="4"/>
        </table:table-row>
        <table:table-row table:style-name="ro1">
          <table:table-cell table:formula="of:=[.C39]" office:value-type="float" office:value="13.4951351932605" calcext:value-type="float">
            <text:p>13.50</text:p>
          </table:table-cell>
          <table:table-cell office:value-type="float" office:value="3" calcext:value-type="float">
            <text:p>3</text:p>
          </table:table-cell>
          <table:table-cell table:formula="of:=[.B40]*[.$B$1]+(1-[.$B$1])*[.A40]" office:value-type="float" office:value="10.3465946352823" calcext:value-type="float">
            <text:p>10.35</text:p>
          </table:table-cell>
          <table:table-cell table:formula="of:=[.C40]-[.B40]" office:value-type="float" office:value="7.34659463528232" calcext:value-type="float">
            <text:p>7.35</text:p>
          </table:table-cell>
          <table:table-cell table:number-columns-repeated="4"/>
        </table:table-row>
        <table:table-row table:style-name="ro1">
          <table:table-cell table:formula="of:=[.C40]" office:value-type="float" office:value="10.3465946352823" calcext:value-type="float">
            <text:p>10.35</text:p>
          </table:table-cell>
          <table:table-cell office:value-type="float" office:value="124" calcext:value-type="float">
            <text:p>124</text:p>
          </table:table-cell>
          <table:table-cell table:formula="of:=[.B41]*[.$B$1]+(1-[.$B$1])*[.A41]" office:value-type="float" office:value="44.4426162446976" calcext:value-type="float">
            <text:p>44.44</text:p>
          </table:table-cell>
          <table:table-cell table:formula="of:=[.C41]-[.B41]" office:value-type="float" office:value="-79.5573837553024" calcext:value-type="float">
            <text:p>-79.56</text:p>
          </table:table-cell>
          <table:table-cell table:number-columns-repeated="4"/>
        </table:table-row>
        <table:table-row table:style-name="ro1">
          <table:table-cell table:formula="of:=[.C41]" office:value-type="float" office:value="44.4426162446976" calcext:value-type="float">
            <text:p>44.44</text:p>
          </table:table-cell>
          <table:table-cell office:value-type="float" office:value="125" calcext:value-type="float">
            <text:p>125</text:p>
          </table:table-cell>
          <table:table-cell table:formula="of:=[.B42]*[.$B$1]+(1-[.$B$1])*[.A42]" office:value-type="float" office:value="68.6098313712884" calcext:value-type="float">
            <text:p>68.61</text:p>
          </table:table-cell>
          <table:table-cell table:formula="of:=[.C42]-[.B42]" office:value-type="float" office:value="-56.3901686287116" calcext:value-type="float">
            <text:p>-56.39</text:p>
          </table:table-cell>
          <table:table-cell table:number-columns-repeated="4"/>
        </table:table-row>
        <table:table-row table:style-name="ro1">
          <table:table-cell table:formula="of:=[.C42]" office:value-type="float" office:value="68.6098313712884" calcext:value-type="float">
            <text:p>68.61</text:p>
          </table:table-cell>
          <table:table-cell office:value-type="float" office:value="80" calcext:value-type="float">
            <text:p>80</text:p>
          </table:table-cell>
          <table:table-cell table:formula="of:=[.B43]*[.$B$1]+(1-[.$B$1])*[.A43]" office:value-type="float" office:value="72.0268819599018" calcext:value-type="float">
            <text:p>72.03</text:p>
          </table:table-cell>
          <table:table-cell table:formula="of:=[.C43]-[.B43]" office:value-type="float" office:value="-7.97311804009816" calcext:value-type="float">
            <text:p>-7.97</text:p>
          </table:table-cell>
          <table:table-cell table:number-columns-repeated="4"/>
        </table:table-row>
        <table:table-row table:style-name="ro1">
          <table:table-cell table:formula="of:=[.C43]" office:value-type="float" office:value="72.0268819599018" calcext:value-type="float">
            <text:p>72.03</text:p>
          </table:table-cell>
          <table:table-cell office:value-type="float" office:value="127" calcext:value-type="float">
            <text:p>127</text:p>
          </table:table-cell>
          <table:table-cell table:formula="of:=[.B44]*[.$B$1]+(1-[.$B$1])*[.A44]" office:value-type="float" office:value="88.5188173719313" calcext:value-type="float">
            <text:p>88.52</text:p>
          </table:table-cell>
          <table:table-cell table:formula="of:=[.C44]-[.B44]" office:value-type="float" office:value="-38.4811826280687" calcext:value-type="float">
            <text:p>-38.48</text:p>
          </table:table-cell>
          <table:table-cell table:number-columns-repeated="4"/>
        </table:table-row>
        <table:table-row table:style-name="ro1">
          <table:table-cell table:formula="of:=[.C44]" office:value-type="float" office:value="88.5188173719313" calcext:value-type="float">
            <text:p>88.52</text:p>
          </table:table-cell>
          <table:table-cell office:value-type="float" office:value="128" calcext:value-type="float">
            <text:p>128</text:p>
          </table:table-cell>
          <table:table-cell table:formula="of:=[.B45]*[.$B$1]+(1-[.$B$1])*[.A45]" office:value-type="float" office:value="100.363172160352" calcext:value-type="float">
            <text:p>100.36</text:p>
          </table:table-cell>
          <table:table-cell table:formula="of:=[.C45]-[.B45]" office:value-type="float" office:value="-27.6368278396481" calcext:value-type="float">
            <text:p>-27.64</text:p>
          </table:table-cell>
          <table:table-cell table:number-columns-repeated="4"/>
        </table:table-row>
        <table:table-row table:style-name="ro1">
          <table:table-cell table:formula="of:=[.C45]" office:value-type="float" office:value="100.363172160352" calcext:value-type="float">
            <text:p>100.36</text:p>
          </table:table-cell>
          <table:table-cell office:value-type="float" office:value="140" calcext:value-type="float">
            <text:p>140</text:p>
          </table:table-cell>
          <table:table-cell table:formula="of:=[.B46]*[.$B$1]+(1-[.$B$1])*[.A46]" office:value-type="float" office:value="112.254220512246" calcext:value-type="float">
            <text:p>112.25</text:p>
          </table:table-cell>
          <table:table-cell table:formula="of:=[.C46]-[.B46]" office:value-type="float" office:value="-27.7457794877537" calcext:value-type="float">
            <text:p>-27.75</text:p>
          </table:table-cell>
          <table:table-cell table:number-columns-repeated="4"/>
        </table:table-row>
        <table:table-row table:style-name="ro1">
          <table:table-cell table:formula="of:=[.C46]" office:value-type="float" office:value="112.254220512246" calcext:value-type="float">
            <text:p>112.25</text:p>
          </table:table-cell>
          <table:table-cell office:value-type="float" office:value="130" calcext:value-type="float">
            <text:p>130</text:p>
          </table:table-cell>
          <table:table-cell table:formula="of:=[.B47]*[.$B$1]+(1-[.$B$1])*[.A47]" office:value-type="float" office:value="117.577954358572" calcext:value-type="float">
            <text:p>117.58</text:p>
          </table:table-cell>
          <table:table-cell table:formula="of:=[.C47]-[.B47]" office:value-type="float" office:value="-12.4220456414276" calcext:value-type="float">
            <text:p>-12.42</text:p>
          </table:table-cell>
          <table:table-cell table:number-columns-repeated="4"/>
        </table:table-row>
        <table:table-row table:style-name="ro1">
          <table:table-cell table:formula="of:=[.C47]" office:value-type="float" office:value="117.577954358572" calcext:value-type="float">
            <text:p>117.58</text:p>
          </table:table-cell>
          <table:table-cell office:value-type="float" office:value="145" calcext:value-type="float">
            <text:p>145</text:p>
          </table:table-cell>
          <table:table-cell table:formula="of:=[.B48]*[.$B$1]+(1-[.$B$1])*[.A48]" office:value-type="float" office:value="125.804568051001" calcext:value-type="float">
            <text:p>125.80</text:p>
          </table:table-cell>
          <table:table-cell table:formula="of:=[.C48]-[.B48]" office:value-type="float" office:value="-19.1954319489993" calcext:value-type="float">
            <text:p>-19.20</text:p>
          </table:table-cell>
          <table:table-cell table:number-columns-repeated="4"/>
        </table:table-row>
        <table:table-row table:style-name="ro1">
          <table:table-cell table:formula="of:=[.C48]" office:value-type="float" office:value="125.804568051001" calcext:value-type="float">
            <text:p>125.80</text:p>
          </table:table-cell>
          <table:table-cell office:value-type="float" office:value="132" calcext:value-type="float">
            <text:p>132</text:p>
          </table:table-cell>
          <table:table-cell table:formula="of:=[.B49]*[.$B$1]+(1-[.$B$1])*[.A49]" office:value-type="float" office:value="127.663197635701" calcext:value-type="float">
            <text:p>127.66</text:p>
          </table:table-cell>
          <table:table-cell table:formula="of:=[.C49]-[.B49]" office:value-type="float" office:value="-4.3368023642995" calcext:value-type="float">
            <text:p>-4.34</text:p>
          </table:table-cell>
          <table:table-cell table:number-columns-repeated="4"/>
        </table:table-row>
        <table:table-row table:style-name="ro1">
          <table:table-cell table:formula="of:=[.C49]" office:value-type="float" office:value="127.663197635701" calcext:value-type="float">
            <text:p>127.66</text:p>
          </table:table-cell>
          <table:table-cell office:value-type="float" office:value="250" calcext:value-type="float">
            <text:p>250</text:p>
          </table:table-cell>
          <table:table-cell table:formula="of:=[.B50]*[.$B$1]+(1-[.$B$1])*[.A50]" office:value-type="float" office:value="164.36423834499" calcext:value-type="float">
            <text:p>164.36</text:p>
          </table:table-cell>
          <table:table-cell table:formula="of:=[.C50]-[.B50]" office:value-type="float" office:value="-85.6357616550097" calcext:value-type="float">
            <text:p>-85.64</text:p>
          </table:table-cell>
          <table:table-cell table:number-columns-repeated="4"/>
        </table:table-row>
        <table:table-row table:style-name="ro1">
          <table:table-cell table:formula="of:=[.C50]" office:value-type="float" office:value="164.36423834499" calcext:value-type="float">
            <text:p>164.36</text:p>
          </table:table-cell>
          <table:table-cell office:value-type="float" office:value="10" calcext:value-type="float">
            <text:p>10</text:p>
          </table:table-cell>
          <table:table-cell table:formula="of:=[.B51]*[.$B$1]+(1-[.$B$1])*[.A51]" office:value-type="float" office:value="118.054966841493" calcext:value-type="float">
            <text:p>118.05</text:p>
          </table:table-cell>
          <table:table-cell table:formula="of:=[.C51]-[.B51]" office:value-type="float" office:value="108.054966841493" calcext:value-type="float">
            <text:p>108.05</text:p>
          </table:table-cell>
          <table:table-cell table:number-columns-repeated="4"/>
        </table:table-row>
        <table:table-row table:style-name="ro1">
          <table:table-cell table:formula="of:=[.C51]" office:value-type="float" office:value="118.054966841493" calcext:value-type="float">
            <text:p>118.05</text:p>
          </table:table-cell>
          <table:table-cell office:value-type="float" office:value="135" calcext:value-type="float">
            <text:p>135</text:p>
          </table:table-cell>
          <table:table-cell table:formula="of:=[.B52]*[.$B$1]+(1-[.$B$1])*[.A52]" office:value-type="float" office:value="123.138476789045" calcext:value-type="float">
            <text:p>123.14</text:p>
          </table:table-cell>
          <table:table-cell table:formula="of:=[.C52]-[.B52]" office:value-type="float" office:value="-11.8615232109547" calcext:value-type="float">
            <text:p>-11.86</text:p>
          </table:table-cell>
          <table:table-cell table:number-columns-repeated="4"/>
        </table:table-row>
        <table:table-row table:style-name="ro1">
          <table:table-cell table:formula="of:=[.C52]" office:value-type="float" office:value="123.138476789045" calcext:value-type="float">
            <text:p>123.14</text:p>
          </table:table-cell>
          <table:table-cell office:value-type="float" office:value="100" calcext:value-type="float">
            <text:p>100</text:p>
          </table:table-cell>
          <table:table-cell table:formula="of:=[.B53]*[.$B$1]+(1-[.$B$1])*[.A53]" office:value-type="float" office:value="116.196933752332" calcext:value-type="float">
            <text:p>116.20</text:p>
          </table:table-cell>
          <table:table-cell table:formula="of:=[.C53]-[.B53]" office:value-type="float" office:value="16.1969337523317" calcext:value-type="float">
            <text:p>16.20</text:p>
          </table:table-cell>
          <table:table-cell table:number-columns-repeated="4"/>
        </table:table-row>
        <table:table-row table:style-name="ro1">
          <table:table-cell table:formula="of:=[.C53]" office:value-type="float" office:value="116.196933752332" calcext:value-type="float">
            <text:p>116.20</text:p>
          </table:table-cell>
          <table:table-cell office:value-type="float" office:value="110" calcext:value-type="float">
            <text:p>110</text:p>
          </table:table-cell>
          <table:table-cell table:formula="of:=[.B54]*[.$B$1]+(1-[.$B$1])*[.A54]" office:value-type="float" office:value="114.337853626632" calcext:value-type="float">
            <text:p>114.34</text:p>
          </table:table-cell>
          <table:table-cell table:formula="of:=[.C54]-[.B54]" office:value-type="float" office:value="4.33785362663218" calcext:value-type="float">
            <text:p>4.34</text:p>
          </table:table-cell>
          <table:table-cell table:number-columns-repeated="4"/>
        </table:table-row>
        <table:table-row table:style-name="ro1">
          <table:table-cell table:formula="of:=[.C54]" office:value-type="float" office:value="114.337853626632" calcext:value-type="float">
            <text:p>114.34</text:p>
          </table:table-cell>
          <table:table-cell office:value-type="float" office:value="138" calcext:value-type="float">
            <text:p>138</text:p>
          </table:table-cell>
          <table:table-cell table:formula="of:=[.B55]*[.$B$1]+(1-[.$B$1])*[.A55]" office:value-type="float" office:value="121.436497538643" calcext:value-type="float">
            <text:p>121.44</text:p>
          </table:table-cell>
          <table:table-cell table:formula="of:=[.C55]-[.B55]" office:value-type="float" office:value="-16.5635024613575" calcext:value-type="float">
            <text:p>-16.56</text:p>
          </table:table-cell>
          <table:table-cell table:number-columns-repeated="4"/>
        </table:table-row>
        <table:table-row table:style-name="ro1">
          <table:table-cell table:formula="of:=[.C55]" office:value-type="float" office:value="121.436497538643" calcext:value-type="float">
            <text:p>121.44</text:p>
          </table:table-cell>
          <table:table-cell office:value-type="float" office:value="120" calcext:value-type="float">
            <text:p>120</text:p>
          </table:table-cell>
          <table:table-cell table:formula="of:=[.B56]*[.$B$1]+(1-[.$B$1])*[.A56]" office:value-type="float" office:value="121.00554827705" calcext:value-type="float">
            <text:p>121.01</text:p>
          </table:table-cell>
          <table:table-cell table:formula="of:=[.C56]-[.B56]" office:value-type="float" office:value="1.00554827704977" calcext:value-type="float">
            <text:p>1.01</text:p>
          </table:table-cell>
          <table:table-cell table:number-columns-repeated="4"/>
        </table:table-row>
        <table:table-row table:style-name="ro1">
          <table:table-cell table:formula="of:=[.C56]" office:value-type="float" office:value="121.00554827705" calcext:value-type="float">
            <text:p>121.01</text:p>
          </table:table-cell>
          <table:table-cell office:value-type="float" office:value="140" calcext:value-type="float">
            <text:p>140</text:p>
          </table:table-cell>
          <table:table-cell table:formula="of:=[.B57]*[.$B$1]+(1-[.$B$1])*[.A57]" office:value-type="float" office:value="126.703883793935" calcext:value-type="float">
            <text:p>126.70</text:p>
          </table:table-cell>
          <table:table-cell table:formula="of:=[.C57]-[.B57]" office:value-type="float" office:value="-13.2961162060652" calcext:value-type="float">
            <text:p>-13.30</text:p>
          </table:table-cell>
          <table:table-cell table:number-columns-repeated="4"/>
        </table:table-row>
        <table:table-row table:style-name="ro1">
          <table:table-cell table:formula="of:=[.C57]" office:value-type="float" office:value="126.703883793935" calcext:value-type="float">
            <text:p>126.70</text:p>
          </table:table-cell>
          <table:table-cell office:value-type="float" office:value="141" calcext:value-type="float">
            <text:p>141</text:p>
          </table:table-cell>
          <table:table-cell table:formula="of:=[.B58]*[.$B$1]+(1-[.$B$1])*[.A58]" office:value-type="float" office:value="130.992718655754" calcext:value-type="float">
            <text:p>130.99</text:p>
          </table:table-cell>
          <table:table-cell table:formula="of:=[.C58]-[.B58]" office:value-type="float" office:value="-10.0072813442456" calcext:value-type="float">
            <text:p>-10.01</text:p>
          </table:table-cell>
          <table:table-cell table:number-columns-repeated="4"/>
        </table:table-row>
        <table:table-row table:style-name="ro1">
          <table:table-cell table:formula="of:=[.C58]" office:value-type="float" office:value="130.992718655754" calcext:value-type="float">
            <text:p>130.99</text:p>
          </table:table-cell>
          <table:table-cell office:value-type="float" office:value="150" calcext:value-type="float">
            <text:p>150</text:p>
          </table:table-cell>
          <table:table-cell table:formula="of:=[.B59]*[.$B$1]+(1-[.$B$1])*[.A59]" office:value-type="float" office:value="136.694903059028" calcext:value-type="float">
            <text:p>136.69</text:p>
          </table:table-cell>
          <table:table-cell table:formula="of:=[.C59]-[.B59]" office:value-type="float" office:value="-13.3050969409719" calcext:value-type="float">
            <text:p>-13.31</text:p>
          </table:table-cell>
          <table:table-cell table:number-columns-repeated="4"/>
        </table:table-row>
        <table:table-row table:style-name="ro1">
          <table:table-cell table:formula="of:=[.C59]" office:value-type="float" office:value="136.694903059028" calcext:value-type="float">
            <text:p>136.69</text:p>
          </table:table-cell>
          <table:table-cell office:value-type="float" office:value="155" calcext:value-type="float">
            <text:p>155</text:p>
          </table:table-cell>
          <table:table-cell table:formula="of:=[.B60]*[.$B$1]+(1-[.$B$1])*[.A60]" office:value-type="float" office:value="142.18643214132" calcext:value-type="float">
            <text:p>142.19</text:p>
          </table:table-cell>
          <table:table-cell table:formula="of:=[.C60]-[.B60]" office:value-type="float" office:value="-12.8135678586804" calcext:value-type="float">
            <text:p>-12.81</text:p>
          </table:table-cell>
          <table:table-cell table:number-columns-repeated="4"/>
        </table:table-row>
        <table:table-row table:style-name="ro1">
          <table:table-cell table:formula="of:=[.C60]" office:value-type="float" office:value="142.18643214132" calcext:value-type="float">
            <text:p>142.19</text:p>
          </table:table-cell>
          <table:table-cell office:value-type="float" office:value="130" calcext:value-type="float">
            <text:p>130</text:p>
          </table:table-cell>
          <table:table-cell table:formula="of:=[.B61]*[.$B$1]+(1-[.$B$1])*[.A61]" office:value-type="float" office:value="138.530502498924" calcext:value-type="float">
            <text:p>138.53</text:p>
          </table:table-cell>
          <table:table-cell table:formula="of:=[.C61]-[.B61]" office:value-type="float" office:value="8.53050249892374" calcext:value-type="float">
            <text:p>8.53</text:p>
          </table:table-cell>
          <table:table-cell table:number-columns-repeated="4"/>
        </table:table-row>
        <table:table-row table:style-name="ro1">
          <table:table-cell table:formula="of:=[.C61]" office:value-type="float" office:value="138.530502498924" calcext:value-type="float">
            <text:p>138.53</text:p>
          </table:table-cell>
          <table:table-cell office:value-type="float" office:value="145" calcext:value-type="float">
            <text:p>145</text:p>
          </table:table-cell>
          <table:table-cell table:formula="of:=[.B62]*[.$B$1]+(1-[.$B$1])*[.A62]" office:value-type="float" office:value="140.471351749247" calcext:value-type="float">
            <text:p>140.47</text:p>
          </table:table-cell>
          <table:table-cell table:formula="of:=[.C62]-[.B62]" office:value-type="float" office:value="-4.52864825075338" calcext:value-type="float">
            <text:p>-4.53</text:p>
          </table:table-cell>
          <table:table-cell table:number-columns-repeated="4"/>
        </table:table-row>
        <table:table-row table:style-name="ro1">
          <table:table-cell table:formula="of:=[.C62]" office:value-type="float" office:value="140.471351749247" calcext:value-type="float">
            <text:p>140.47</text:p>
          </table:table-cell>
          <table:table-cell office:value-type="float" office:value="146" calcext:value-type="float">
            <text:p>146</text:p>
          </table:table-cell>
          <table:table-cell table:formula="of:=[.B63]*[.$B$1]+(1-[.$B$1])*[.A63]" office:value-type="float" office:value="142.129946224473" calcext:value-type="float">
            <text:p>142.13</text:p>
          </table:table-cell>
          <table:table-cell table:formula="of:=[.C63]-[.B63]" office:value-type="float" office:value="-3.87005377552737" calcext:value-type="float">
            <text:p>-3.87</text:p>
          </table:table-cell>
          <table:table-cell table:number-columns-repeated="4"/>
        </table:table-row>
        <table:table-row table:style-name="ro1">
          <table:table-cell table:formula="of:=[.C63]" office:value-type="float" office:value="142.129946224473" calcext:value-type="float">
            <text:p>142.13</text:p>
          </table:table-cell>
          <table:table-cell office:value-type="float" office:value="147" calcext:value-type="float">
            <text:p>147</text:p>
          </table:table-cell>
          <table:table-cell table:formula="of:=[.B64]*[.$B$1]+(1-[.$B$1])*[.A64]" office:value-type="float" office:value="143.590962357131" calcext:value-type="float">
            <text:p>143.59</text:p>
          </table:table-cell>
          <table:table-cell table:formula="of:=[.C64]-[.B64]" office:value-type="float" office:value="-3.40903764286915" calcext:value-type="float">
            <text:p>-3.41</text:p>
          </table:table-cell>
          <table:table-cell table:number-columns-repeated="4"/>
        </table:table-row>
        <table:table-row table:style-name="ro1">
          <table:table-cell table:formula="of:=[.C64]" office:value-type="float" office:value="143.590962357131" calcext:value-type="float">
            <text:p>143.59</text:p>
          </table:table-cell>
          <table:table-cell office:value-type="float" office:value="148" calcext:value-type="float">
            <text:p>148</text:p>
          </table:table-cell>
          <table:table-cell table:formula="of:=[.B65]*[.$B$1]+(1-[.$B$1])*[.A65]" office:value-type="float" office:value="144.913673649992" calcext:value-type="float">
            <text:p>144.91</text:p>
          </table:table-cell>
          <table:table-cell table:formula="of:=[.C65]-[.B65]" office:value-type="float" office:value="-3.08632635000839" calcext:value-type="float">
            <text:p>-3.09</text:p>
          </table:table-cell>
          <table:table-cell table:number-columns-repeated="4"/>
        </table:table-row>
        <table:table-row table:style-name="ro1">
          <table:table-cell table:formula="of:=[.C65]" office:value-type="float" office:value="144.913673649992" calcext:value-type="float">
            <text:p>144.91</text:p>
          </table:table-cell>
          <table:table-cell office:value-type="float" office:value="140" calcext:value-type="float">
            <text:p>140</text:p>
          </table:table-cell>
          <table:table-cell table:formula="of:=[.B66]*[.$B$1]+(1-[.$B$1])*[.A66]" office:value-type="float" office:value="143.439571554994" calcext:value-type="float">
            <text:p>143.44</text:p>
          </table:table-cell>
          <table:table-cell table:formula="of:=[.C66]-[.B66]" office:value-type="float" office:value="3.43957155499413" calcext:value-type="float">
            <text:p>3.44</text:p>
          </table:table-cell>
          <table:table-cell table:number-columns-repeated="4"/>
        </table:table-row>
        <table:table-row table:style-name="ro1">
          <table:table-cell table:formula="of:=[.C66]" office:value-type="float" office:value="143.439571554994" calcext:value-type="float">
            <text:p>143.44</text:p>
          </table:table-cell>
          <table:table-cell office:value-type="float" office:value="150" calcext:value-type="float">
            <text:p>150</text:p>
          </table:table-cell>
          <table:table-cell table:formula="of:=[.B67]*[.$B$1]+(1-[.$B$1])*[.A67]" office:value-type="float" office:value="145.407700088496" calcext:value-type="float">
            <text:p>145.41</text:p>
          </table:table-cell>
          <table:table-cell table:formula="of:=[.C67]-[.B67]" office:value-type="float" office:value="-4.59229991150411" calcext:value-type="float">
            <text:p>-4.59</text:p>
          </table:table-cell>
          <table:table-cell table:number-columns-repeated="4"/>
        </table:table-row>
        <table:table-row table:style-name="ro1">
          <table:table-cell table:formula="of:=[.C67]" office:value-type="float" office:value="145.407700088496" calcext:value-type="float">
            <text:p>145.41</text:p>
          </table:table-cell>
          <table:table-cell office:value-type="float" office:value="155" calcext:value-type="float">
            <text:p>155</text:p>
          </table:table-cell>
          <table:table-cell table:formula="of:=[.B68]*[.$B$1]+(1-[.$B$1])*[.A68]" office:value-type="float" office:value="148.285390061947" calcext:value-type="float">
            <text:p>148.29</text:p>
          </table:table-cell>
          <table:table-cell table:formula="of:=[.C68]-[.B68]" office:value-type="float" office:value="-6.71460993805289" calcext:value-type="float">
            <text:p>-6.71</text:p>
          </table:table-cell>
          <table:table-cell table:number-columns-repeated="4"/>
        </table:table-row>
        <table:table-row table:style-name="ro1">
          <table:table-cell table:formula="of:=[.C68]" office:value-type="float" office:value="148.285390061947" calcext:value-type="float">
            <text:p>148.29</text:p>
          </table:table-cell>
          <table:table-cell office:value-type="float" office:value="300" calcext:value-type="float">
            <text:p>300</text:p>
          </table:table-cell>
          <table:table-cell table:formula="of:=[.B69]*[.$B$1]+(1-[.$B$1])*[.A69]" office:value-type="float" office:value="193.799773043363" calcext:value-type="float">
            <text:p>193.80</text:p>
          </table:table-cell>
          <table:table-cell table:formula="of:=[.C69]-[.B69]" office:value-type="float" office:value="-106.200226956637" calcext:value-type="float">
            <text:p>-106.20</text:p>
          </table:table-cell>
          <table:table-cell table:number-columns-repeated="4"/>
        </table:table-row>
        <table:table-row table:style-name="ro1">
          <table:table-cell table:formula="of:=[.C69]" office:value-type="float" office:value="193.799773043363" calcext:value-type="float">
            <text:p>193.80</text:p>
          </table:table-cell>
          <table:table-cell office:value-type="float" office:value="100" calcext:value-type="float">
            <text:p>100</text:p>
          </table:table-cell>
          <table:table-cell table:formula="of:=[.B70]*[.$B$1]+(1-[.$B$1])*[.A70]" office:value-type="float" office:value="165.659841130354" calcext:value-type="float">
            <text:p>165.66</text:p>
          </table:table-cell>
          <table:table-cell table:formula="of:=[.C70]-[.B70]" office:value-type="float" office:value="65.6598411303541" calcext:value-type="float">
            <text:p>65.66</text:p>
          </table:table-cell>
          <table:table-cell table:number-columns-repeated="4"/>
        </table:table-row>
        <table:table-row table:style-name="ro1">
          <table:table-cell table:formula="of:=[.C70]" office:value-type="float" office:value="165.659841130354" calcext:value-type="float">
            <text:p>165.66</text:p>
          </table:table-cell>
          <table:table-cell office:value-type="float" office:value="120" calcext:value-type="float">
            <text:p>120</text:p>
          </table:table-cell>
          <table:table-cell table:formula="of:=[.B71]*[.$B$1]+(1-[.$B$1])*[.A71]" office:value-type="float" office:value="151.961888791248" calcext:value-type="float">
            <text:p>151.96</text:p>
          </table:table-cell>
          <table:table-cell table:formula="of:=[.C71]-[.B71]" office:value-type="float" office:value="31.9618887912479" calcext:value-type="float">
            <text:p>31.96</text:p>
          </table:table-cell>
          <table:table-cell table:number-columns-repeated="4"/>
        </table:table-row>
        <table:table-row table:style-name="ro1">
          <table:table-cell table:formula="of:=[.C71]" office:value-type="float" office:value="151.961888791248" calcext:value-type="float">
            <text:p>151.96</text:p>
          </table:table-cell>
          <table:table-cell office:value-type="float" office:value="155" calcext:value-type="float">
            <text:p>155</text:p>
          </table:table-cell>
          <table:table-cell table:formula="of:=[.B72]*[.$B$1]+(1-[.$B$1])*[.A72]" office:value-type="float" office:value="152.873322153874" calcext:value-type="float">
            <text:p>152.87</text:p>
          </table:table-cell>
          <table:table-cell table:formula="of:=[.C72]-[.B72]" office:value-type="float" office:value="-2.12667784612648" calcext:value-type="float">
            <text:p>-2.13</text:p>
          </table:table-cell>
          <table:table-cell table:number-columns-repeated="4"/>
        </table:table-row>
        <table:table-row table:style-name="ro1">
          <table:table-cell table:formula="of:=[.C72]" office:value-type="float" office:value="152.873322153874" calcext:value-type="float">
            <text:p>152.87</text:p>
          </table:table-cell>
          <table:table-cell office:value-type="float" office:value="156" calcext:value-type="float">
            <text:p>156</text:p>
          </table:table-cell>
          <table:table-cell table:formula="of:=[.B73]*[.$B$1]+(1-[.$B$1])*[.A73]" office:value-type="float" office:value="153.811325507711" calcext:value-type="float">
            <text:p>153.81</text:p>
          </table:table-cell>
          <table:table-cell table:formula="of:=[.C73]-[.B73]" office:value-type="float" office:value="-2.18867449228853" calcext:value-type="float">
            <text:p>-2.19</text:p>
          </table:table-cell>
          <table:table-cell table:number-columns-repeated="4"/>
        </table:table-row>
        <table:table-row table:style-name="ro1">
          <table:table-cell table:formula="of:=[.C73]" office:value-type="float" office:value="153.811325507711" calcext:value-type="float">
            <text:p>153.81</text:p>
          </table:table-cell>
          <table:table-cell office:value-type="float" office:value="160" calcext:value-type="float">
            <text:p>160</text:p>
          </table:table-cell>
          <table:table-cell table:formula="of:=[.B74]*[.$B$1]+(1-[.$B$1])*[.A74]" office:value-type="float" office:value="155.667927855398" calcext:value-type="float">
            <text:p>155.67</text:p>
          </table:table-cell>
          <table:table-cell table:formula="of:=[.C74]-[.B74]" office:value-type="float" office:value="-4.33207214460197" calcext:value-type="float">
            <text:p>-4.33</text:p>
          </table:table-cell>
          <table:table-cell table:number-columns-repeated="4"/>
        </table:table-row>
        <table:table-row table:style-name="ro1">
          <table:table-cell table:formula="of:=[.C74]" office:value-type="float" office:value="155.667927855398" calcext:value-type="float">
            <text:p>155.67</text:p>
          </table:table-cell>
          <table:table-cell office:value-type="float" office:value="158" calcext:value-type="float">
            <text:p>158</text:p>
          </table:table-cell>
          <table:table-cell table:formula="of:=[.B75]*[.$B$1]+(1-[.$B$1])*[.A75]" office:value-type="float" office:value="156.367549498779" calcext:value-type="float">
            <text:p>156.37</text:p>
          </table:table-cell>
          <table:table-cell table:formula="of:=[.C75]-[.B75]" office:value-type="float" office:value="-1.63245050122137" calcext:value-type="float">
            <text:p>-1.63</text:p>
          </table:table-cell>
          <table:table-cell table:number-columns-repeated="4"/>
        </table:table-row>
        <table:table-row table:style-name="ro1">
          <table:table-cell table:formula="of:=[.C75]" office:value-type="float" office:value="156.367549498779" calcext:value-type="float">
            <text:p>156.37</text:p>
          </table:table-cell>
          <table:table-cell office:value-type="float" office:value="180" calcext:value-type="float">
            <text:p>180</text:p>
          </table:table-cell>
          <table:table-cell table:formula="of:=[.B76]*[.$B$1]+(1-[.$B$1])*[.A76]" office:value-type="float" office:value="163.457284649145" calcext:value-type="float">
            <text:p>163.46</text:p>
          </table:table-cell>
          <table:table-cell table:formula="of:=[.C76]-[.B76]" office:value-type="float" office:value="-16.542715350855" calcext:value-type="float">
            <text:p>-16.54</text:p>
          </table:table-cell>
          <table:table-cell table:number-columns-repeated="4"/>
        </table:table-row>
        <table:table-row table:style-name="ro1">
          <table:table-cell table:formula="of:=[.C76]" office:value-type="float" office:value="163.457284649145" calcext:value-type="float">
            <text:p>163.46</text:p>
          </table:table-cell>
          <table:table-cell office:value-type="float" office:value="80" calcext:value-type="float">
            <text:p>80</text:p>
          </table:table-cell>
          <table:table-cell table:formula="of:=[.B77]*[.$B$1]+(1-[.$B$1])*[.A77]" office:value-type="float" office:value="138.420099254402" calcext:value-type="float">
            <text:p>138.42</text:p>
          </table:table-cell>
          <table:table-cell table:formula="of:=[.C77]-[.B77]" office:value-type="float" office:value="58.4200992544015" calcext:value-type="float">
            <text:p>58.42</text:p>
          </table:table-cell>
          <table:table-cell table:number-columns-repeated="4"/>
        </table:table-row>
        <table:table-row table:style-name="ro1">
          <table:table-cell table:formula="of:=[.C77]" office:value-type="float" office:value="138.420099254402" calcext:value-type="float">
            <text:p>138.42</text:p>
          </table:table-cell>
          <table:table-cell office:value-type="float" office:value="161" calcext:value-type="float">
            <text:p>161</text:p>
          </table:table-cell>
          <table:table-cell table:formula="of:=[.B78]*[.$B$1]+(1-[.$B$1])*[.A78]" office:value-type="float" office:value="145.194069478081" calcext:value-type="float">
            <text:p>145.19</text:p>
          </table:table-cell>
          <table:table-cell table:formula="of:=[.C78]-[.B78]" office:value-type="float" office:value="-15.8059305219189" calcext:value-type="float">
            <text:p>-15.81</text:p>
          </table:table-cell>
          <table:table-cell table:number-columns-repeated="4"/>
        </table:table-row>
        <table:table-row table:style-name="ro1">
          <table:table-cell table:formula="of:=[.C78]" office:value-type="float" office:value="145.194069478081" calcext:value-type="float">
            <text:p>145.19</text:p>
          </table:table-cell>
          <table:table-cell office:value-type="float" office:value="165" calcext:value-type="float">
            <text:p>165</text:p>
          </table:table-cell>
          <table:table-cell table:formula="of:=[.B79]*[.$B$1]+(1-[.$B$1])*[.A79]" office:value-type="float" office:value="151.135848634657" calcext:value-type="float">
            <text:p>151.14</text:p>
          </table:table-cell>
          <table:table-cell table:formula="of:=[.C79]-[.B79]" office:value-type="float" office:value="-13.8641513653432" calcext:value-type="float">
            <text:p>-13.86</text:p>
          </table:table-cell>
          <table:table-cell table:number-columns-repeated="4"/>
        </table:table-row>
        <table:table-row table:style-name="ro1">
          <table:table-cell table:formula="of:=[.C79]" office:value-type="float" office:value="151.135848634657" calcext:value-type="float">
            <text:p>151.14</text:p>
          </table:table-cell>
          <table:table-cell office:value-type="float" office:value="163" calcext:value-type="float">
            <text:p>163</text:p>
          </table:table-cell>
          <table:table-cell table:formula="of:=[.B80]*[.$B$1]+(1-[.$B$1])*[.A80]" office:value-type="float" office:value="154.69509404426" calcext:value-type="float">
            <text:p>154.70</text:p>
          </table:table-cell>
          <table:table-cell table:formula="of:=[.C80]-[.B80]" office:value-type="float" office:value="-8.30490595574025" calcext:value-type="float">
            <text:p>-8.30</text:p>
          </table:table-cell>
          <table:table-cell table:number-columns-repeated="4"/>
        </table:table-row>
        <table:table-row table:style-name="ro1">
          <table:table-cell table:formula="of:=[.C80]" office:value-type="float" office:value="154.69509404426" calcext:value-type="float">
            <text:p>154.70</text:p>
          </table:table-cell>
          <table:table-cell office:value-type="float" office:value="160" calcext:value-type="float">
            <text:p>160</text:p>
          </table:table-cell>
          <table:table-cell table:formula="of:=[.B81]*[.$B$1]+(1-[.$B$1])*[.A81]" office:value-type="float" office:value="156.286565830982" calcext:value-type="float">
            <text:p>156.29</text:p>
          </table:table-cell>
          <table:table-cell table:formula="of:=[.C81]-[.B81]" office:value-type="float" office:value="-3.71343416901817" calcext:value-type="float">
            <text:p>-3.71</text:p>
          </table:table-cell>
          <table:table-cell table:number-columns-repeated="4"/>
        </table:table-row>
        <table:table-row table:style-name="ro1">
          <table:table-cell table:formula="of:=[.C81]" office:value-type="float" office:value="156.286565830982" calcext:value-type="float">
            <text:p>156.29</text:p>
          </table:table-cell>
          <table:table-cell office:value-type="float" office:value="170" calcext:value-type="float">
            <text:p>170</text:p>
          </table:table-cell>
          <table:table-cell table:formula="of:=[.B82]*[.$B$1]+(1-[.$B$1])*[.A82]" office:value-type="float" office:value="160.400596081687" calcext:value-type="float">
            <text:p>160.40</text:p>
          </table:table-cell>
          <table:table-cell table:formula="of:=[.C82]-[.B82]" office:value-type="float" office:value="-9.59940391831273" calcext:value-type="float">
            <text:p>-9.60</text:p>
          </table:table-cell>
          <table:table-cell table:number-columns-repeated="4"/>
        </table:table-row>
        <table:table-row table:style-name="ro1">
          <table:table-cell table:formula="of:=[.C82]" office:value-type="float" office:value="160.400596081687" calcext:value-type="float">
            <text:p>160.40</text:p>
          </table:table-cell>
          <table:table-cell office:value-type="float" office:value="170" calcext:value-type="float">
            <text:p>170</text:p>
          </table:table-cell>
          <table:table-cell table:formula="of:=[.B83]*[.$B$1]+(1-[.$B$1])*[.A83]" office:value-type="float" office:value="163.280417257181" calcext:value-type="float">
            <text:p>163.28</text:p>
          </table:table-cell>
          <table:table-cell table:formula="of:=[.C83]-[.B83]" office:value-type="float" office:value="-6.71958274281892" calcext:value-type="float">
            <text:p>-6.72</text:p>
          </table:table-cell>
          <table:table-cell table:number-columns-repeated="4"/>
        </table:table-row>
        <table:table-row table:style-name="ro1">
          <table:table-cell table:formula="of:=[.C83]" office:value-type="float" office:value="163.280417257181" calcext:value-type="float">
            <text:p>163.28</text:p>
          </table:table-cell>
          <table:table-cell office:value-type="float" office:value="167" calcext:value-type="float">
            <text:p>167</text:p>
          </table:table-cell>
          <table:table-cell table:formula="of:=[.B84]*[.$B$1]+(1-[.$B$1])*[.A84]" office:value-type="float" office:value="164.396292080027" calcext:value-type="float">
            <text:p>164.40</text:p>
          </table:table-cell>
          <table:table-cell table:formula="of:=[.C84]-[.B84]" office:value-type="float" office:value="-2.60370791997326" calcext:value-type="float">
            <text:p>-2.60</text:p>
          </table:table-cell>
          <table:table-cell table:number-columns-repeated="4"/>
        </table:table-row>
        <table:table-row table:style-name="ro1">
          <table:table-cell table:formula="of:=[.C84]" office:value-type="float" office:value="164.396292080027" calcext:value-type="float">
            <text:p>164.40</text:p>
          </table:table-cell>
          <table:table-cell office:value-type="float" office:value="160" calcext:value-type="float">
            <text:p>160</text:p>
          </table:table-cell>
          <table:table-cell table:formula="of:=[.B85]*[.$B$1]+(1-[.$B$1])*[.A85]" office:value-type="float" office:value="163.077404456019" calcext:value-type="float">
            <text:p>163.08</text:p>
          </table:table-cell>
          <table:table-cell table:formula="of:=[.C85]-[.B85]" office:value-type="float" office:value="3.07740445601871" calcext:value-type="float">
            <text:p>3.08</text:p>
          </table:table-cell>
          <table:table-cell table:number-columns-repeated="4"/>
        </table:table-row>
        <table:table-row table:style-name="ro1">
          <table:table-cell table:formula="of:=[.C85]" office:value-type="float" office:value="163.077404456019" calcext:value-type="float">
            <text:p>163.08</text:p>
          </table:table-cell>
          <table:table-cell office:value-type="float" office:value="162" calcext:value-type="float">
            <text:p>162</text:p>
          </table:table-cell>
          <table:table-cell table:formula="of:=[.B86]*[.$B$1]+(1-[.$B$1])*[.A86]" office:value-type="float" office:value="162.754183119213" calcext:value-type="float">
            <text:p>162.75</text:p>
          </table:table-cell>
          <table:table-cell table:formula="of:=[.C86]-[.B86]" office:value-type="float" office:value="0.75418311921311" calcext:value-type="float">
            <text:p>0.75</text:p>
          </table:table-cell>
          <table:table-cell table:number-columns-repeated="4"/>
        </table:table-row>
        <table:table-row table:style-name="ro1">
          <table:table-cell table:formula="of:=[.C86]" office:value-type="float" office:value="162.754183119213" calcext:value-type="float">
            <text:p>162.75</text:p>
          </table:table-cell>
          <table:table-cell office:value-type="float" office:value="120" calcext:value-type="float">
            <text:p>120</text:p>
          </table:table-cell>
          <table:table-cell table:formula="of:=[.B87]*[.$B$1]+(1-[.$B$1])*[.A87]" office:value-type="float" office:value="149.927928183449" calcext:value-type="float">
            <text:p>149.93</text:p>
          </table:table-cell>
          <table:table-cell table:formula="of:=[.C87]-[.B87]" office:value-type="float" office:value="29.9279281834492" calcext:value-type="float">
            <text:p>29.93</text:p>
          </table:table-cell>
          <table:table-cell table:number-columns-repeated="4"/>
        </table:table-row>
        <table:table-row table:style-name="ro1">
          <table:table-cell table:formula="of:=[.C87]" office:value-type="float" office:value="149.927928183449" calcext:value-type="float">
            <text:p>149.93</text:p>
          </table:table-cell>
          <table:table-cell office:value-type="float" office:value="170" calcext:value-type="float">
            <text:p>170</text:p>
          </table:table-cell>
          <table:table-cell table:formula="of:=[.B88]*[.$B$1]+(1-[.$B$1])*[.A88]" office:value-type="float" office:value="155.949549728414" calcext:value-type="float">
            <text:p>155.95</text:p>
          </table:table-cell>
          <table:table-cell table:formula="of:=[.C88]-[.B88]" office:value-type="float" office:value="-14.0504502715856" calcext:value-type="float">
            <text:p>-14.05</text:p>
          </table:table-cell>
          <table:table-cell table:number-columns-repeated="4"/>
        </table:table-row>
        <table:table-row table:style-name="ro1">
          <table:table-cell table:formula="of:=[.C88]" office:value-type="float" office:value="155.949549728414" calcext:value-type="float">
            <text:p>155.95</text:p>
          </table:table-cell>
          <table:table-cell office:value-type="float" office:value="172" calcext:value-type="float">
            <text:p>172</text:p>
          </table:table-cell>
          <table:table-cell table:formula="of:=[.B89]*[.$B$1]+(1-[.$B$1])*[.A89]" office:value-type="float" office:value="160.76468480989" calcext:value-type="float">
            <text:p>160.76</text:p>
          </table:table-cell>
          <table:table-cell table:formula="of:=[.C89]-[.B89]" office:value-type="float" office:value="-11.2353151901099" calcext:value-type="float">
            <text:p>-11.24</text:p>
          </table:table-cell>
          <table:table-cell table:number-columns-repeated="4"/>
        </table:table-row>
        <table:table-row table:style-name="ro1">
          <table:table-cell table:formula="of:=[.C89]" office:value-type="float" office:value="160.76468480989" calcext:value-type="float">
            <text:p>160.76</text:p>
          </table:table-cell>
          <table:table-cell office:value-type="float" office:value="173" calcext:value-type="float">
            <text:p>173</text:p>
          </table:table-cell>
          <table:table-cell table:formula="of:=[.B90]*[.$B$1]+(1-[.$B$1])*[.A90]" office:value-type="float" office:value="164.435279366923" calcext:value-type="float">
            <text:p>164.44</text:p>
          </table:table-cell>
          <table:table-cell table:formula="of:=[.C90]-[.B90]" office:value-type="float" office:value="-8.56472063307692" calcext:value-type="float">
            <text:p>-8.56</text:p>
          </table:table-cell>
          <table:table-cell table:number-columns-repeated="4"/>
        </table:table-row>
        <table:table-row table:style-name="ro1">
          <table:table-cell table:formula="of:=[.C90]" office:value-type="float" office:value="164.435279366923" calcext:value-type="float">
            <text:p>164.44</text:p>
          </table:table-cell>
          <table:table-cell office:value-type="float" office:value="205" calcext:value-type="float">
            <text:p>205</text:p>
          </table:table-cell>
          <table:table-cell table:formula="of:=[.B91]*[.$B$1]+(1-[.$B$1])*[.A91]" office:value-type="float" office:value="176.604695556846" calcext:value-type="float">
            <text:p>176.60</text:p>
          </table:table-cell>
          <table:table-cell table:formula="of:=[.C91]-[.B91]" office:value-type="float" office:value="-28.3953044431538" calcext:value-type="float">
            <text:p>-28.40</text:p>
          </table:table-cell>
          <table:table-cell table:number-columns-repeated="4"/>
        </table:table-row>
        <table:table-row table:style-name="ro1">
          <table:table-cell table:formula="of:=[.C91]" office:value-type="float" office:value="176.604695556846" calcext:value-type="float">
            <text:p>176.60</text:p>
          </table:table-cell>
          <table:table-cell office:value-type="float" office:value="150" calcext:value-type="float">
            <text:p>150</text:p>
          </table:table-cell>
          <table:table-cell table:formula="of:=[.B92]*[.$B$1]+(1-[.$B$1])*[.A92]" office:value-type="float" office:value="168.623286889792" calcext:value-type="float">
            <text:p>168.62</text:p>
          </table:table-cell>
          <table:table-cell table:formula="of:=[.C92]-[.B92]" office:value-type="float" office:value="18.6232868897923" calcext:value-type="float">
            <text:p>18.62</text:p>
          </table:table-cell>
          <table:table-cell table:number-columns-repeated="4"/>
        </table:table-row>
        <table:table-row table:style-name="ro1">
          <table:table-cell table:formula="of:=[.C92]" office:value-type="float" office:value="168.623286889792" calcext:value-type="float">
            <text:p>168.62</text:p>
          </table:table-cell>
          <table:table-cell office:value-type="float" office:value="176" calcext:value-type="float">
            <text:p>176</text:p>
          </table:table-cell>
          <table:table-cell table:formula="of:=[.B93]*[.$B$1]+(1-[.$B$1])*[.A93]" office:value-type="float" office:value="170.836300822855" calcext:value-type="float">
            <text:p>170.84</text:p>
          </table:table-cell>
          <table:table-cell table:formula="of:=[.C93]-[.B93]" office:value-type="float" office:value="-5.16369917714536" calcext:value-type="float">
            <text:p>-5.16</text:p>
          </table:table-cell>
          <table:table-cell table:number-columns-repeated="4"/>
        </table:table-row>
        <table:table-row table:style-name="ro1">
          <table:table-cell table:formula="of:=[.C93]" office:value-type="float" office:value="170.836300822855" calcext:value-type="float">
            <text:p>170.84</text:p>
          </table:table-cell>
          <table:table-cell office:value-type="float" office:value="195" calcext:value-type="float">
            <text:p>195</text:p>
          </table:table-cell>
          <table:table-cell table:formula="of:=[.B94]*[.$B$1]+(1-[.$B$1])*[.A94]" office:value-type="float" office:value="178.085410575998" calcext:value-type="float">
            <text:p>178.09</text:p>
          </table:table-cell>
          <table:table-cell table:formula="of:=[.C94]-[.B94]" office:value-type="float" office:value="-16.9145894240017" calcext:value-type="float">
            <text:p>-16.91</text:p>
          </table:table-cell>
          <table:table-cell table:number-columns-repeated="4"/>
        </table:table-row>
        <table:table-row table:style-name="ro1">
          <table:table-cell table:formula="of:=[.C94]" office:value-type="float" office:value="178.085410575998" calcext:value-type="float">
            <text:p>178.09</text:p>
          </table:table-cell>
          <table:table-cell office:value-type="float" office:value="178" calcext:value-type="float">
            <text:p>178</text:p>
          </table:table-cell>
          <table:table-cell table:formula="of:=[.B95]*[.$B$1]+(1-[.$B$1])*[.A95]" office:value-type="float" office:value="178.059787403199" calcext:value-type="float">
            <text:p>178.06</text:p>
          </table:table-cell>
          <table:table-cell table:formula="of:=[.C95]-[.B95]" office:value-type="float" office:value="0.0597874031987544" calcext:value-type="float">
            <text:p>0.06</text:p>
          </table:table-cell>
          <table:table-cell table:number-columns-repeated="4"/>
        </table:table-row>
        <table:table-row table:style-name="ro1">
          <table:table-cell table:formula="of:=[.C95]" office:value-type="float" office:value="178.059787403199" calcext:value-type="float">
            <text:p>178.06</text:p>
          </table:table-cell>
          <table:table-cell office:value-type="float" office:value="170" calcext:value-type="float">
            <text:p>170</text:p>
          </table:table-cell>
          <table:table-cell table:formula="of:=[.B96]*[.$B$1]+(1-[.$B$1])*[.A96]" office:value-type="float" office:value="175.641851182239" calcext:value-type="float">
            <text:p>175.64</text:p>
          </table:table-cell>
          <table:table-cell table:formula="of:=[.C96]-[.B96]" office:value-type="float" office:value="5.64185118223912" calcext:value-type="float">
            <text:p>5.64</text:p>
          </table:table-cell>
          <table:table-cell table:number-columns-repeated="4"/>
        </table:table-row>
        <table:table-row table:style-name="ro1">
          <table:table-cell table:formula="of:=[.C96]" office:value-type="float" office:value="175.641851182239" calcext:value-type="float">
            <text:p>175.64</text:p>
          </table:table-cell>
          <table:table-cell office:value-type="float" office:value="180" calcext:value-type="float">
            <text:p>180</text:p>
          </table:table-cell>
          <table:table-cell table:formula="of:=[.B97]*[.$B$1]+(1-[.$B$1])*[.A97]" office:value-type="float" office:value="176.949295827567" calcext:value-type="float">
            <text:p>176.95</text:p>
          </table:table-cell>
          <table:table-cell table:formula="of:=[.C97]-[.B97]" office:value-type="float" office:value="-3.0507041724326" calcext:value-type="float">
            <text:p>-3.05</text:p>
          </table:table-cell>
          <table:table-cell table:number-columns-repeated="4"/>
        </table:table-row>
        <table:table-row table:style-name="ro1">
          <table:table-cell table:formula="of:=[.C97]" office:value-type="float" office:value="176.949295827567" calcext:value-type="float">
            <text:p>176.95</text:p>
          </table:table-cell>
          <table:table-cell office:value-type="float" office:value="181" calcext:value-type="float">
            <text:p>181</text:p>
          </table:table-cell>
          <table:table-cell table:formula="of:=[.B98]*[.$B$1]+(1-[.$B$1])*[.A98]" office:value-type="float" office:value="178.164507079297" calcext:value-type="float">
            <text:p>178.16</text:p>
          </table:table-cell>
          <table:table-cell table:formula="of:=[.C98]-[.B98]" office:value-type="float" office:value="-2.83549292070282" calcext:value-type="float">
            <text:p>-2.84</text:p>
          </table:table-cell>
          <table:table-cell table:number-columns-repeated="4"/>
        </table:table-row>
        <table:table-row table:style-name="ro1">
          <table:table-cell table:formula="of:=[.C98]" office:value-type="float" office:value="178.164507079297" calcext:value-type="float">
            <text:p>178.16</text:p>
          </table:table-cell>
          <table:table-cell office:value-type="float" office:value="190" calcext:value-type="float">
            <text:p>190</text:p>
          </table:table-cell>
          <table:table-cell table:formula="of:=[.B99]*[.$B$1]+(1-[.$B$1])*[.A99]" office:value-type="float" office:value="181.715154955508" calcext:value-type="float">
            <text:p>181.72</text:p>
          </table:table-cell>
          <table:table-cell table:formula="of:=[.C99]-[.B99]" office:value-type="float" office:value="-8.28484504449199" calcext:value-type="float">
            <text:p>-8.28</text:p>
          </table:table-cell>
          <table:table-cell table:number-columns-repeated="4"/>
        </table:table-row>
        <table:table-row table:style-name="ro1">
          <table:table-cell table:formula="of:=[.C99]" office:value-type="float" office:value="181.715154955508" calcext:value-type="float">
            <text:p>181.72</text:p>
          </table:table-cell>
          <table:table-cell office:value-type="float" office:value="183" calcext:value-type="float">
            <text:p>183</text:p>
          </table:table-cell>
          <table:table-cell table:formula="of:=[.B100]*[.$B$1]+(1-[.$B$1])*[.A100]" office:value-type="float" office:value="182.100608468856" calcext:value-type="float">
            <text:p>182.10</text:p>
          </table:table-cell>
          <table:table-cell table:formula="of:=[.C100]-[.B100]" office:value-type="float" office:value="-0.899391531144374" calcext:value-type="float">
            <text:p>-0.90</text:p>
          </table:table-cell>
          <table:table-cell table:number-columns-repeated="4"/>
        </table:table-row>
        <table:table-row table:style-name="ro1">
          <table:table-cell table:formula="of:=[.C100]" office:value-type="float" office:value="182.100608468856" calcext:value-type="float">
            <text:p>182.10</text:p>
          </table:table-cell>
          <table:table-cell office:value-type="float" office:value="195" calcext:value-type="float">
            <text:p>195</text:p>
          </table:table-cell>
          <table:table-cell table:formula="of:=[.B101]*[.$B$1]+(1-[.$B$1])*[.A101]" office:value-type="float" office:value="185.970425928199" calcext:value-type="float">
            <text:p>185.97</text:p>
          </table:table-cell>
          <table:table-cell table:formula="of:=[.C101]-[.B101]" office:value-type="float" office:value="-9.02957407180105" calcext:value-type="float">
            <text:p>-9.03</text:p>
          </table:table-cell>
          <table:table-cell table:number-columns-repeated="4"/>
        </table:table-row>
        <table:table-row table:style-name="ro1">
          <table:table-cell table:formula="of:=[.C101]" office:value-type="float" office:value="185.970425928199" calcext:value-type="float">
            <text:p>185.97</text:p>
          </table:table-cell>
          <table:table-cell table:style-name="ce6" table:formula="of:=[.B101]*0.99" office:value-type="float" office:value="193.05" calcext:value-type="float">
            <text:p>193</text:p>
          </table:table-cell>
          <table:table-cell table:formula="of:=[.B102]*[.$B$1]+(1-[.$B$1])*[.A102]" office:value-type="float" office:value="188.094298149739" calcext:value-type="float">
            <text:p>188.09</text:p>
          </table:table-cell>
          <table:table-cell table:formula="of:=[.C102]-[.B102]" office:value-type="float" office:value="-4.95570185026074" calcext:value-type="float">
            <text:p>-4.96</text:p>
          </table:table-cell>
          <table:table-cell table:number-columns-repeated="4"/>
        </table:table-row>
        <table:table-row table:style-name="ro1">
          <table:table-cell table:formula="of:=[.C102]" office:value-type="float" office:value="188.094298149739" calcext:value-type="float">
            <text:p>188.09</text:p>
          </table:table-cell>
          <table:table-cell table:style-name="ce6" table:formula="of:=[.B102]*0.99" office:value-type="float" office:value="191.1195" calcext:value-type="float">
            <text:p>191</text:p>
          </table:table-cell>
          <table:table-cell table:formula="of:=[.B103]*[.$B$1]+(1-[.$B$1])*[.A103]" office:value-type="float" office:value="189.001858704818" calcext:value-type="float">
            <text:p>189.00</text:p>
          </table:table-cell>
          <table:table-cell table:formula="of:=[.C103]-[.B103]" office:value-type="float" office:value="-2.11764129518252" calcext:value-type="float">
            <text:p>-2.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3]" office:value-type="float" office:value="189.001858704818" calcext:value-type="float">
            <text:p>189.00</text:p>
          </table:table-cell>
          <table:table-cell table:style-name="ce6" table:formula="of:=[.B103]*0.99" office:value-type="float" office:value="189.208305" calcext:value-type="float">
            <text:p>189</text:p>
          </table:table-cell>
          <table:table-cell table:formula="of:=[.B104]*[.$B$1]+(1-[.$B$1])*[.A104]" office:value-type="float" office:value="189.063792593372" calcext:value-type="float">
            <text:p>189.06</text:p>
          </table:table-cell>
          <table:table-cell table:formula="of:=[.C104]-[.B104]" office:value-type="float" office:value="-0.144512406627769" calcext:value-type="float">
            <text:p>-0.1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4]" office:value-type="float" office:value="189.063792593372" calcext:value-type="float">
            <text:p>189.06</text:p>
          </table:table-cell>
          <table:table-cell table:style-name="ce6" office:value-type="float" office:value="200" calcext:value-type="float">
            <text:p>200</text:p>
          </table:table-cell>
          <table:table-cell table:formula="of:=[.B105]*[.$B$1]+(1-[.$B$1])*[.A105]" office:value-type="float" office:value="192.344654815361" calcext:value-type="float">
            <text:p>192.34</text:p>
          </table:table-cell>
          <table:table-cell table:formula="of:=[.C105]-[.B105]" office:value-type="float" office:value="-7.65534518463943" calcext:value-type="float">
            <text:p>-7.6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5]" office:value-type="float" office:value="192.344654815361" calcext:value-type="float">
            <text:p>192.34</text:p>
          </table:table-cell>
          <table:table-cell table:style-name="ce6" office:value-type="float" office:value="188" calcext:value-type="float">
            <text:p>188</text:p>
          </table:table-cell>
          <table:table-cell table:formula="of:=[.B106]*[.$B$1]+(1-[.$B$1])*[.A106]" office:value-type="float" office:value="191.041258370752" calcext:value-type="float">
            <text:p>191.04</text:p>
          </table:table-cell>
          <table:table-cell table:formula="of:=[.C106]-[.B106]" office:value-type="float" office:value="3.04125837075239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6]" office:value-type="float" office:value="191.041258370752" calcext:value-type="float">
            <text:p>191.04</text:p>
          </table:table-cell>
          <table:table-cell table:style-name="ce6" table:formula="of:=[.B106]*0.99" office:value-type="float" office:value="186.12" calcext:value-type="float">
            <text:p>186</text:p>
          </table:table-cell>
          <table:table-cell table:formula="of:=[.B107]*[.$B$1]+(1-[.$B$1])*[.A107]" office:value-type="float" office:value="189.564880859527" calcext:value-type="float">
            <text:p>189.56</text:p>
          </table:table-cell>
          <table:table-cell table:formula="of:=[.C107]-[.B107]" office:value-type="float" office:value="3.44488085952668" calcext:value-type="float">
            <text:p>3.4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7]" office:value-type="float" office:value="189.564880859527" calcext:value-type="float">
            <text:p>189.56</text:p>
          </table:table-cell>
          <table:table-cell table:style-name="ce6" table:formula="of:=[.B107]*0.99" office:value-type="float" office:value="184.2588" calcext:value-type="float">
            <text:p>184</text:p>
          </table:table-cell>
          <table:table-cell table:formula="of:=[.B108]*[.$B$1]+(1-[.$B$1])*[.A108]" office:value-type="float" office:value="187.973056601669" calcext:value-type="float">
            <text:p>187.97</text:p>
          </table:table-cell>
          <table:table-cell table:formula="of:=[.C108]-[.B108]" office:value-type="float" office:value="3.71425660166869" calcext:value-type="float">
            <text:p>3.7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8]" office:value-type="float" office:value="187.973056601669" calcext:value-type="float">
            <text:p>187.97</text:p>
          </table:table-cell>
          <table:table-cell table:style-name="ce6" office:value-type="float" office:value="185" calcext:value-type="float">
            <text:p>185</text:p>
          </table:table-cell>
          <table:table-cell table:formula="of:=[.B109]*[.$B$1]+(1-[.$B$1])*[.A109]" office:value-type="float" office:value="187.081139621168" calcext:value-type="float">
            <text:p>187.08</text:p>
          </table:table-cell>
          <table:table-cell table:formula="of:=[.C109]-[.B109]" office:value-type="float" office:value="2.08113962116809" calcext:value-type="float">
            <text:p>2.0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09]" office:value-type="float" office:value="187.081139621168" calcext:value-type="float">
            <text:p>187.08</text:p>
          </table:table-cell>
          <table:table-cell table:style-name="ce6" table:formula="of:=[.B109]*0.99" office:value-type="float" office:value="183.15" calcext:value-type="float">
            <text:p>183</text:p>
          </table:table-cell>
          <table:table-cell table:formula="of:=[.B110]*[.$B$1]+(1-[.$B$1])*[.A110]" office:value-type="float" office:value="185.901797734818" calcext:value-type="float">
            <text:p>185.90</text:p>
          </table:table-cell>
          <table:table-cell table:formula="of:=[.C110]-[.B110]" office:value-type="float" office:value="2.75179773481764" calcext:value-type="float">
            <text:p>2.7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0]" office:value-type="float" office:value="185.901797734818" calcext:value-type="float">
            <text:p>185.90</text:p>
          </table:table-cell>
          <table:table-cell table:style-name="ce6" table:formula="of:=[.B110]*0.99" office:value-type="float" office:value="181.3185" calcext:value-type="float">
            <text:p>181</text:p>
          </table:table-cell>
          <table:table-cell table:formula="of:=[.B111]*[.$B$1]+(1-[.$B$1])*[.A111]" office:value-type="float" office:value="184.526808414372" calcext:value-type="float">
            <text:p>184.53</text:p>
          </table:table-cell>
          <table:table-cell table:formula="of:=[.C111]-[.B111]" office:value-type="float" office:value="3.20830841437237" calcext:value-type="float">
            <text:p>3.2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1]" office:value-type="float" office:value="184.526808414372" calcext:value-type="float">
            <text:p>184.53</text:p>
          </table:table-cell>
          <table:table-cell table:style-name="ce6" table:formula="of:=[.B111]*0.99" office:value-type="float" office:value="179.505315" calcext:value-type="float">
            <text:p>180</text:p>
          </table:table-cell>
          <table:table-cell table:formula="of:=[.B112]*[.$B$1]+(1-[.$B$1])*[.A112]" office:value-type="float" office:value="183.020360390061" calcext:value-type="float">
            <text:p>183.02</text:p>
          </table:table-cell>
          <table:table-cell table:formula="of:=[.C112]-[.B112]" office:value-type="float" office:value="3.51504539006066" calcext:value-type="float">
            <text:p>3.5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2]" office:value-type="float" office:value="183.020360390061" calcext:value-type="float">
            <text:p>183.02</text:p>
          </table:table-cell>
          <table:table-cell table:style-name="ce6" office:value-type="float" office:value="180" calcext:value-type="float">
            <text:p>180</text:p>
          </table:table-cell>
          <table:table-cell table:formula="of:=[.B113]*[.$B$1]+(1-[.$B$1])*[.A113]" office:value-type="float" office:value="182.114252273042" calcext:value-type="float">
            <text:p>182.11</text:p>
          </table:table-cell>
          <table:table-cell table:formula="of:=[.C113]-[.B113]" office:value-type="float" office:value="2.11425227304247" calcext:value-type="float">
            <text:p>2.1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3]" office:value-type="float" office:value="182.114252273042" calcext:value-type="float">
            <text:p>182.11</text:p>
          </table:table-cell>
          <table:table-cell table:style-name="ce6" office:value-type="float" office:value="230" calcext:value-type="float">
            <text:p>230</text:p>
          </table:table-cell>
          <table:table-cell table:formula="of:=[.B114]*[.$B$1]+(1-[.$B$1])*[.A114]" office:value-type="float" office:value="196.47997659113" calcext:value-type="float">
            <text:p>196.48</text:p>
          </table:table-cell>
          <table:table-cell table:formula="of:=[.C114]-[.B114]" office:value-type="float" office:value="-33.5200234088703" calcext:value-type="float">
            <text:p>-33.5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4]" office:value-type="float" office:value="196.47997659113" calcext:value-type="float">
            <text:p>196.48</text:p>
          </table:table-cell>
          <table:table-cell table:style-name="ce6" office:value-type="float" office:value="140" calcext:value-type="float">
            <text:p>140</text:p>
          </table:table-cell>
          <table:table-cell table:formula="of:=[.B115]*[.$B$1]+(1-[.$B$1])*[.A115]" office:value-type="float" office:value="179.535983613791" calcext:value-type="float">
            <text:p>179.54</text:p>
          </table:table-cell>
          <table:table-cell table:formula="of:=[.C115]-[.B115]" office:value-type="float" office:value="39.5359836137908" calcext:value-type="float">
            <text:p>39.5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5]" office:value-type="float" office:value="179.535983613791" calcext:value-type="float">
            <text:p>179.54</text:p>
          </table:table-cell>
          <table:table-cell table:style-name="ce6" office:value-type="float" office:value="220" calcext:value-type="float">
            <text:p>220</text:p>
          </table:table-cell>
          <table:table-cell table:formula="of:=[.B116]*[.$B$1]+(1-[.$B$1])*[.A116]" office:value-type="float" office:value="191.675188529654" calcext:value-type="float">
            <text:p>191.68</text:p>
          </table:table-cell>
          <table:table-cell table:formula="of:=[.C116]-[.B116]" office:value-type="float" office:value="-28.3248114703464" calcext:value-type="float">
            <text:p>-28.3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6]" office:value-type="float" office:value="191.675188529654" calcext:value-type="float">
            <text:p>191.68</text:p>
          </table:table-cell>
          <table:table-cell table:style-name="ce6" office:value-type="float" office:value="450" calcext:value-type="float">
            <text:p>450</text:p>
          </table:table-cell>
          <table:table-cell table:formula="of:=[.B117]*[.$B$1]+(1-[.$B$1])*[.A117]" office:value-type="float" office:value="269.172631970758" calcext:value-type="float">
            <text:p>269.17</text:p>
          </table:table-cell>
          <table:table-cell table:formula="of:=[.C117]-[.B117]" office:value-type="float" office:value="-180.827368029243" calcext:value-type="float">
            <text:p>-180.8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7]" office:value-type="float" office:value="269.172631970758" calcext:value-type="float">
            <text:p>269.17</text:p>
          </table:table-cell>
          <table:table-cell table:style-name="ce6" office:value-type="float" office:value="150" calcext:value-type="float">
            <text:p>150</text:p>
          </table:table-cell>
          <table:table-cell table:formula="of:=[.B118]*[.$B$1]+(1-[.$B$1])*[.A118]" office:value-type="float" office:value="233.42084237953" calcext:value-type="float">
            <text:p>233.42</text:p>
          </table:table-cell>
          <table:table-cell table:formula="of:=[.C118]-[.B118]" office:value-type="float" office:value="83.4208423795302" calcext:value-type="float">
            <text:p>83.4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8]" office:value-type="float" office:value="233.42084237953" calcext:value-type="float">
            <text:p>233.42</text:p>
          </table:table-cell>
          <table:table-cell table:style-name="ce6" office:value-type="float" office:value="180" calcext:value-type="float">
            <text:p>180</text:p>
          </table:table-cell>
          <table:table-cell table:formula="of:=[.B119]*[.$B$1]+(1-[.$B$1])*[.A119]" office:value-type="float" office:value="217.394589665671" calcext:value-type="float">
            <text:p>217.39</text:p>
          </table:table-cell>
          <table:table-cell table:formula="of:=[.C119]-[.B119]" office:value-type="float" office:value="37.3945896656712" calcext:value-type="float">
            <text:p>37.3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19]" office:value-type="float" office:value="217.394589665671" calcext:value-type="float">
            <text:p>217.39</text:p>
          </table:table-cell>
          <table:table-cell table:style-name="ce6" table:formula="of:=[.B119]*0.99" office:value-type="float" office:value="178.2" calcext:value-type="float">
            <text:p>178</text:p>
          </table:table-cell>
          <table:table-cell table:formula="of:=[.B120]*[.$B$1]+(1-[.$B$1])*[.A120]" office:value-type="float" office:value="205.63621276597" calcext:value-type="float">
            <text:p>205.64</text:p>
          </table:table-cell>
          <table:table-cell table:formula="of:=[.C120]-[.B120]" office:value-type="float" office:value="27.4362127659698" calcext:value-type="float">
            <text:p>27.4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0]" office:value-type="float" office:value="205.63621276597" calcext:value-type="float">
            <text:p>205.64</text:p>
          </table:table-cell>
          <table:table-cell table:style-name="ce6" office:value-type="float" office:value="100" calcext:value-type="float">
            <text:p>100</text:p>
          </table:table-cell>
          <table:table-cell table:formula="of:=[.B121]*[.$B$1]+(1-[.$B$1])*[.A121]" office:value-type="float" office:value="173.945348936179" calcext:value-type="float">
            <text:p>173.95</text:p>
          </table:table-cell>
          <table:table-cell table:formula="of:=[.C121]-[.B121]" office:value-type="float" office:value="73.9453489361789" calcext:value-type="float">
            <text:p>73.9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1]" office:value-type="float" office:value="173.945348936179" calcext:value-type="float">
            <text:p>173.95</text:p>
          </table:table-cell>
          <table:table-cell table:style-name="ce6" office:value-type="float" office:value="170" calcext:value-type="float">
            <text:p>170</text:p>
          </table:table-cell>
          <table:table-cell table:formula="of:=[.B122]*[.$B$1]+(1-[.$B$1])*[.A122]" office:value-type="float" office:value="172.761744255325" calcext:value-type="float">
            <text:p>172.76</text:p>
          </table:table-cell>
          <table:table-cell table:formula="of:=[.C122]-[.B122]" office:value-type="float" office:value="2.7617442553252" calcext:value-type="float">
            <text:p>2.7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2]" office:value-type="float" office:value="172.761744255325" calcext:value-type="float">
            <text:p>172.76</text:p>
          </table:table-cell>
          <table:table-cell table:style-name="ce6" table:formula="of:=[.B122]*0.99" office:value-type="float" office:value="168.3" calcext:value-type="float">
            <text:p>168</text:p>
          </table:table-cell>
          <table:table-cell table:formula="of:=[.B123]*[.$B$1]+(1-[.$B$1])*[.A123]" office:value-type="float" office:value="171.423220978728" calcext:value-type="float">
            <text:p>171.42</text:p>
          </table:table-cell>
          <table:table-cell table:formula="of:=[.C123]-[.B123]" office:value-type="float" office:value="3.12322097872763" calcext:value-type="float">
            <text:p>3.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3]" office:value-type="float" office:value="171.423220978728" calcext:value-type="float">
            <text:p>171.42</text:p>
          </table:table-cell>
          <table:table-cell table:style-name="ce6" table:formula="of:=[.B123]*0.99" office:value-type="float" office:value="166.617" calcext:value-type="float">
            <text:p>167</text:p>
          </table:table-cell>
          <table:table-cell table:formula="of:=[.B124]*[.$B$1]+(1-[.$B$1])*[.A124]" office:value-type="float" office:value="169.981354685109" calcext:value-type="float">
            <text:p>169.98</text:p>
          </table:table-cell>
          <table:table-cell table:formula="of:=[.C124]-[.B124]" office:value-type="float" office:value="3.36435468510933" calcext:value-type="float">
            <text:p>3.3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4]" office:value-type="float" office:value="169.981354685109" calcext:value-type="float">
            <text:p>169.98</text:p>
          </table:table-cell>
          <table:table-cell table:style-name="ce6" table:formula="of:=[.B124]*0.99" office:value-type="float" office:value="164.95083" calcext:value-type="float">
            <text:p>165</text:p>
          </table:table-cell>
          <table:table-cell table:formula="of:=[.B125]*[.$B$1]+(1-[.$B$1])*[.A125]" office:value-type="float" office:value="168.472197279577" calcext:value-type="float">
            <text:p>168.47</text:p>
          </table:table-cell>
          <table:table-cell table:formula="of:=[.C125]-[.B125]" office:value-type="float" office:value="3.52136727957654" calcext:value-type="float">
            <text:p>3.5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5]" office:value-type="float" office:value="168.472197279577" calcext:value-type="float">
            <text:p>168.47</text:p>
          </table:table-cell>
          <table:table-cell table:style-name="ce6" table:formula="of:=[.B125]*0.99" office:value-type="float" office:value="163.3013217" calcext:value-type="float">
            <text:p>163</text:p>
          </table:table-cell>
          <table:table-cell table:formula="of:=[.B126]*[.$B$1]+(1-[.$B$1])*[.A126]" office:value-type="float" office:value="166.920934605704" calcext:value-type="float">
            <text:p>166.92</text:p>
          </table:table-cell>
          <table:table-cell table:formula="of:=[.C126]-[.B126]" office:value-type="float" office:value="3.61961290570358" calcext:value-type="float">
            <text:p>3.6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6]" office:value-type="float" office:value="166.920934605704" calcext:value-type="float">
            <text:p>166.92</text:p>
          </table:table-cell>
          <table:table-cell table:style-name="ce6" table:formula="of:=[.B126]*0.99" office:value-type="float" office:value="161.668308483" calcext:value-type="float">
            <text:p>162</text:p>
          </table:table-cell>
          <table:table-cell table:formula="of:=[.B127]*[.$B$1]+(1-[.$B$1])*[.A127]" office:value-type="float" office:value="165.345146768893" calcext:value-type="float">
            <text:p>165.35</text:p>
          </table:table-cell>
          <table:table-cell table:formula="of:=[.C127]-[.B127]" office:value-type="float" office:value="3.6768382858925" calcext:value-type="float">
            <text:p>3.6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7]" office:value-type="float" office:value="165.345146768893" calcext:value-type="float">
            <text:p>165.35</text:p>
          </table:table-cell>
          <table:table-cell table:style-name="ce6" office:value-type="float" office:value="190" calcext:value-type="float">
            <text:p>190</text:p>
          </table:table-cell>
          <table:table-cell table:formula="of:=[.B128]*[.$B$1]+(1-[.$B$1])*[.A128]" office:value-type="float" office:value="172.741602738225" calcext:value-type="float">
            <text:p>172.74</text:p>
          </table:table-cell>
          <table:table-cell table:formula="of:=[.C128]-[.B128]" office:value-type="float" office:value="-17.2583972617753" calcext:value-type="float">
            <text:p>-17.2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8]" office:value-type="float" office:value="172.741602738225" calcext:value-type="float">
            <text:p>172.74</text:p>
          </table:table-cell>
          <table:table-cell table:style-name="ce6" office:value-type="float" office:value="220" calcext:value-type="float">
            <text:p>220</text:p>
          </table:table-cell>
          <table:table-cell table:formula="of:=[.B129]*[.$B$1]+(1-[.$B$1])*[.A129]" office:value-type="float" office:value="186.919121916757" calcext:value-type="float">
            <text:p>186.92</text:p>
          </table:table-cell>
          <table:table-cell table:formula="of:=[.C129]-[.B129]" office:value-type="float" office:value="-33.0808780832427" calcext:value-type="float">
            <text:p>-33.0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29]" office:value-type="float" office:value="186.919121916757" calcext:value-type="float">
            <text:p>186.92</text:p>
          </table:table-cell>
          <table:table-cell table:style-name="ce6" office:value-type="float" office:value="140" calcext:value-type="float">
            <text:p>140</text:p>
          </table:table-cell>
          <table:table-cell table:formula="of:=[.B130]*[.$B$1]+(1-[.$B$1])*[.A130]" office:value-type="float" office:value="172.84338534173" calcext:value-type="float">
            <text:p>172.84</text:p>
          </table:table-cell>
          <table:table-cell table:formula="of:=[.C130]-[.B130]" office:value-type="float" office:value="32.8433853417301" calcext:value-type="float">
            <text:p>32.8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0]" office:value-type="float" office:value="172.84338534173" calcext:value-type="float">
            <text:p>172.84</text:p>
          </table:table-cell>
          <table:table-cell table:style-name="ce6" office:value-type="float" office:value="135" calcext:value-type="float">
            <text:p>135</text:p>
          </table:table-cell>
          <table:table-cell table:formula="of:=[.B131]*[.$B$1]+(1-[.$B$1])*[.A131]" office:value-type="float" office:value="161.490369739211" calcext:value-type="float">
            <text:p>161.49</text:p>
          </table:table-cell>
          <table:table-cell table:formula="of:=[.C131]-[.B131]" office:value-type="float" office:value="26.4903697392111" calcext:value-type="float">
            <text:p>26.4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1]" office:value-type="float" office:value="161.490369739211" calcext:value-type="float">
            <text:p>161.49</text:p>
          </table:table-cell>
          <table:table-cell table:style-name="ce6" office:value-type="float" office:value="160" calcext:value-type="float">
            <text:p>160</text:p>
          </table:table-cell>
          <table:table-cell table:formula="of:=[.B132]*[.$B$1]+(1-[.$B$1])*[.A132]" office:value-type="float" office:value="161.043258817448" calcext:value-type="float">
            <text:p>161.04</text:p>
          </table:table-cell>
          <table:table-cell table:formula="of:=[.C132]-[.B132]" office:value-type="float" office:value="1.04325881744776" calcext:value-type="float">
            <text:p>1.0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2]" office:value-type="float" office:value="161.043258817448" calcext:value-type="float">
            <text:p>161.04</text:p>
          </table:table-cell>
          <table:table-cell table:style-name="ce6" table:formula="of:=[.B132]*0.99" office:value-type="float" office:value="158.4" calcext:value-type="float">
            <text:p>158</text:p>
          </table:table-cell>
          <table:table-cell table:formula="of:=[.B133]*[.$B$1]+(1-[.$B$1])*[.A133]" office:value-type="float" office:value="160.250281172213" calcext:value-type="float">
            <text:p>160.25</text:p>
          </table:table-cell>
          <table:table-cell table:formula="of:=[.C133]-[.B133]" office:value-type="float" office:value="1.85028117221341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3]" office:value-type="float" office:value="160.250281172213" calcext:value-type="float">
            <text:p>160.25</text:p>
          </table:table-cell>
          <table:table-cell table:style-name="ce6" table:formula="of:=[.B133]*0.99" office:value-type="float" office:value="156.816" calcext:value-type="float">
            <text:p>157</text:p>
          </table:table-cell>
          <table:table-cell table:formula="of:=[.B134]*[.$B$1]+(1-[.$B$1])*[.A134]" office:value-type="float" office:value="159.219996820549" calcext:value-type="float">
            <text:p>159.22</text:p>
          </table:table-cell>
          <table:table-cell table:formula="of:=[.C134]-[.B134]" office:value-type="float" office:value="2.40399682054939" calcext:value-type="float">
            <text:p>2.4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4]" office:value-type="float" office:value="159.219996820549" calcext:value-type="float">
            <text:p>159.22</text:p>
          </table:table-cell>
          <table:table-cell table:style-name="ce6" table:formula="of:=[.B134]*0.99" office:value-type="float" office:value="155.24784" calcext:value-type="float">
            <text:p>155</text:p>
          </table:table-cell>
          <table:table-cell table:formula="of:=[.B135]*[.$B$1]+(1-[.$B$1])*[.A135]" office:value-type="float" office:value="158.028349774385" calcext:value-type="float">
            <text:p>158.03</text:p>
          </table:table-cell>
          <table:table-cell table:formula="of:=[.C135]-[.B135]" office:value-type="float" office:value="2.7805097743846" calcext:value-type="float">
            <text:p>2.7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5]" office:value-type="float" office:value="158.028349774385" calcext:value-type="float">
            <text:p>158.03</text:p>
          </table:table-cell>
          <table:table-cell table:style-name="ce6" office:value-type="float" office:value="170" calcext:value-type="float">
            <text:p>170</text:p>
          </table:table-cell>
          <table:table-cell table:formula="of:=[.B136]*[.$B$1]+(1-[.$B$1])*[.A136]" office:value-type="float" office:value="161.619844842069" calcext:value-type="float">
            <text:p>161.62</text:p>
          </table:table-cell>
          <table:table-cell table:formula="of:=[.C136]-[.B136]" office:value-type="float" office:value="-8.38015515793077" calcext:value-type="float">
            <text:p>-8.3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6]" office:value-type="float" office:value="161.619844842069" calcext:value-type="float">
            <text:p>161.62</text:p>
          </table:table-cell>
          <table:table-cell table:style-name="ce6" office:value-type="float" office:value="152" calcext:value-type="float">
            <text:p>152</text:p>
          </table:table-cell>
          <table:table-cell table:formula="of:=[.B137]*[.$B$1]+(1-[.$B$1])*[.A137]" office:value-type="float" office:value="158.733891389448" calcext:value-type="float">
            <text:p>158.73</text:p>
          </table:table-cell>
          <table:table-cell table:formula="of:=[.C137]-[.B137]" office:value-type="float" office:value="6.73389138944845" calcext:value-type="float">
            <text:p>6.7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7]" office:value-type="float" office:value="158.733891389448" calcext:value-type="float">
            <text:p>158.73</text:p>
          </table:table-cell>
          <table:table-cell table:style-name="ce6" table:formula="of:=[.B137]*0.99" office:value-type="float" office:value="150.48" calcext:value-type="float">
            <text:p>150</text:p>
          </table:table-cell>
          <table:table-cell table:formula="of:=[.B138]*[.$B$1]+(1-[.$B$1])*[.A138]" office:value-type="float" office:value="156.257723972614" calcext:value-type="float">
            <text:p>156.26</text:p>
          </table:table-cell>
          <table:table-cell table:formula="of:=[.C138]-[.B138]" office:value-type="float" office:value="5.77772397261393" calcext:value-type="float">
            <text:p>5.7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8]" office:value-type="float" office:value="156.257723972614" calcext:value-type="float">
            <text:p>156.26</text:p>
          </table:table-cell>
          <table:table-cell table:style-name="ce6" office:value-type="float" office:value="190" calcext:value-type="float">
            <text:p>190</text:p>
          </table:table-cell>
          <table:table-cell table:formula="of:=[.B139]*[.$B$1]+(1-[.$B$1])*[.A139]" office:value-type="float" office:value="166.38040678083" calcext:value-type="float">
            <text:p>166.38</text:p>
          </table:table-cell>
          <table:table-cell table:formula="of:=[.C139]-[.B139]" office:value-type="float" office:value="-23.6195932191703" calcext:value-type="float">
            <text:p>-23.6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39]" office:value-type="float" office:value="166.38040678083" calcext:value-type="float">
            <text:p>166.38</text:p>
          </table:table-cell>
          <table:table-cell table:style-name="ce6" office:value-type="float" office:value="120" calcext:value-type="float">
            <text:p>120</text:p>
          </table:table-cell>
          <table:table-cell table:formula="of:=[.B140]*[.$B$1]+(1-[.$B$1])*[.A140]" office:value-type="float" office:value="152.466284746581" calcext:value-type="float">
            <text:p>152.47</text:p>
          </table:table-cell>
          <table:table-cell table:formula="of:=[.C140]-[.B140]" office:value-type="float" office:value="32.4662847465808" calcext:value-type="float">
            <text:p>32.4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0]" office:value-type="float" office:value="152.466284746581" calcext:value-type="float">
            <text:p>152.47</text:p>
          </table:table-cell>
          <table:table-cell table:style-name="ce6" office:value-type="float" office:value="148" calcext:value-type="float">
            <text:p>148</text:p>
          </table:table-cell>
          <table:table-cell table:formula="of:=[.B141]*[.$B$1]+(1-[.$B$1])*[.A141]" office:value-type="float" office:value="151.126399322607" calcext:value-type="float">
            <text:p>151.13</text:p>
          </table:table-cell>
          <table:table-cell table:formula="of:=[.C141]-[.B141]" office:value-type="float" office:value="3.12639932260657" calcext:value-type="float">
            <text:p>3.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1]" office:value-type="float" office:value="151.126399322607" calcext:value-type="float">
            <text:p>151.13</text:p>
          </table:table-cell>
          <table:table-cell table:style-name="ce6" table:formula="of:=[.B141]*0.99" office:value-type="float" office:value="146.52" calcext:value-type="float">
            <text:p>147</text:p>
          </table:table-cell>
          <table:table-cell table:formula="of:=[.B142]*[.$B$1]+(1-[.$B$1])*[.A142]" office:value-type="float" office:value="149.744479525825" calcext:value-type="float">
            <text:p>149.74</text:p>
          </table:table-cell>
          <table:table-cell table:formula="of:=[.C142]-[.B142]" office:value-type="float" office:value="3.22447952582459" calcext:value-type="float">
            <text:p>3.2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2]" office:value-type="float" office:value="149.744479525825" calcext:value-type="float">
            <text:p>149.74</text:p>
          </table:table-cell>
          <table:table-cell table:style-name="ce6" table:formula="of:=[.B142]*0.99" office:value-type="float" office:value="145.0548" calcext:value-type="float">
            <text:p>145</text:p>
          </table:table-cell>
          <table:table-cell table:formula="of:=[.B143]*[.$B$1]+(1-[.$B$1])*[.A143]" office:value-type="float" office:value="148.337575668077" calcext:value-type="float">
            <text:p>148.34</text:p>
          </table:table-cell>
          <table:table-cell table:formula="of:=[.C143]-[.B143]" office:value-type="float" office:value="3.28277566807722" calcext:value-type="float">
            <text:p>3.2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3]" office:value-type="float" office:value="148.337575668077" calcext:value-type="float">
            <text:p>148.34</text:p>
          </table:table-cell>
          <table:table-cell table:style-name="ce6" office:value-type="float" office:value="180" calcext:value-type="float">
            <text:p>180</text:p>
          </table:table-cell>
          <table:table-cell table:formula="of:=[.B144]*[.$B$1]+(1-[.$B$1])*[.A144]" office:value-type="float" office:value="157.836302967654" calcext:value-type="float">
            <text:p>157.84</text:p>
          </table:table-cell>
          <table:table-cell table:formula="of:=[.C144]-[.B144]" office:value-type="float" office:value="-22.1636970323459" calcext:value-type="float">
            <text:p>-22.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4]" office:value-type="float" office:value="157.836302967654" calcext:value-type="float">
            <text:p>157.84</text:p>
          </table:table-cell>
          <table:table-cell table:style-name="ce6" office:value-type="float" office:value="90" calcext:value-type="float">
            <text:p>90</text:p>
          </table:table-cell>
          <table:table-cell table:formula="of:=[.B145]*[.$B$1]+(1-[.$B$1])*[.A145]" office:value-type="float" office:value="137.485412077358" calcext:value-type="float">
            <text:p>137.49</text:p>
          </table:table-cell>
          <table:table-cell table:formula="of:=[.C145]-[.B145]" office:value-type="float" office:value="47.4854120773578" calcext:value-type="float">
            <text:p>47.4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5]" office:value-type="float" office:value="137.485412077358" calcext:value-type="float">
            <text:p>137.49</text:p>
          </table:table-cell>
          <table:table-cell table:style-name="ce6" office:value-type="float" office:value="142" calcext:value-type="float">
            <text:p>142</text:p>
          </table:table-cell>
          <table:table-cell table:formula="of:=[.B146]*[.$B$1]+(1-[.$B$1])*[.A146]" office:value-type="float" office:value="138.839788454151" calcext:value-type="float">
            <text:p>138.84</text:p>
          </table:table-cell>
          <table:table-cell table:formula="of:=[.C146]-[.B146]" office:value-type="float" office:value="-3.16021154584951" calcext:value-type="float">
            <text:p>-3.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6]" office:value-type="float" office:value="138.839788454151" calcext:value-type="float">
            <text:p>138.84</text:p>
          </table:table-cell>
          <table:table-cell table:style-name="ce6" table:formula="of:=[.B146]*0.99" office:value-type="float" office:value="140.58" calcext:value-type="float">
            <text:p>141</text:p>
          </table:table-cell>
          <table:table-cell table:formula="of:=[.B147]*[.$B$1]+(1-[.$B$1])*[.A147]" office:value-type="float" office:value="139.361851917905" calcext:value-type="float">
            <text:p>139.36</text:p>
          </table:table-cell>
          <table:table-cell table:formula="of:=[.C147]-[.B147]" office:value-type="float" office:value="-1.21814808209467" calcext:value-type="float">
            <text:p>-1.2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7]" office:value-type="float" office:value="139.361851917905" calcext:value-type="float">
            <text:p>139.36</text:p>
          </table:table-cell>
          <table:table-cell table:style-name="ce6" table:formula="of:=[.B147]*0.99" office:value-type="float" office:value="139.1742" calcext:value-type="float">
            <text:p>139</text:p>
          </table:table-cell>
          <table:table-cell table:formula="of:=[.B148]*[.$B$1]+(1-[.$B$1])*[.A148]" office:value-type="float" office:value="139.305556342534" calcext:value-type="float">
            <text:p>139.31</text:p>
          </table:table-cell>
          <table:table-cell table:formula="of:=[.C148]-[.B148]" office:value-type="float" office:value="0.131356342533735" calcext:value-type="float">
            <text:p>0.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8]" office:value-type="float" office:value="139.305556342534" calcext:value-type="float">
            <text:p>139.31</text:p>
          </table:table-cell>
          <table:table-cell table:style-name="ce6" table:formula="of:=[.B148]*0.99" office:value-type="float" office:value="137.782458" calcext:value-type="float">
            <text:p>138</text:p>
          </table:table-cell>
          <table:table-cell table:formula="of:=[.B149]*[.$B$1]+(1-[.$B$1])*[.A149]" office:value-type="float" office:value="138.848626839774" calcext:value-type="float">
            <text:p>138.85</text:p>
          </table:table-cell>
          <table:table-cell table:formula="of:=[.C149]-[.B149]" office:value-type="float" office:value="1.06616883977361" calcext:value-type="float">
            <text:p>1.0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149]" office:value-type="float" office:value="138.848626839774" calcext:value-type="float">
            <text:p>138.85</text:p>
          </table:table-cell>
          <table:table-cell table:style-name="ce6" table:formula="of:=[.B149]*0.99" office:value-type="float" office:value="136.40463342" calcext:value-type="float">
            <text:p>136</text:p>
          </table:table-cell>
          <table:table-cell table:formula="of:=[.B150]*[.$B$1]+(1-[.$B$1])*[.A150]" office:value-type="float" office:value="138.115428813842" calcext:value-type="float">
            <text:p>138.12</text:p>
          </table:table-cell>
          <table:table-cell table:formula="of:=[.C150]-[.B150]" office:value-type="float" office:value="1.71079539384155" calcext:value-type="float">
            <text:p>1.71</text:p>
          </table:table-cell>
          <table:table-cell table:style-name="Default"/>
          <table:table-cell table:number-columns-repeated="3"/>
        </table:table-row>
      </table:table>
      <table:table table:name="Simplified Kalman - Stupid Simple Varying Gain" table:style-name="ta1">
        <table:shapes>
          <draw:frame draw:z-index="0" draw:style-name="gr1" draw:text-style-name="P1" svg:width="800.76pt" svg:height="562.51pt" svg:x="403.2pt" svg:y="228.25pt">
            <draw:object draw:notify-on-update-of-ranges="'Simplified Kalman - Stupid Simple Varying Gain'.B3:'Simplified Kalman - Stupid Simple Varying Gain'.B3 'Simplified Kalman - Stupid Simple Varying Gain'.B4:'Simplified Kalman - Stupid Simple Varying Gain'.B150 'Simplified Kalman - Stupid Simple Varying Gain'.D3:'Simplified Kalman - Stupid Simple Varying Gain'.D3 'Simplified Kalman - Stupid Simple Varying Gain'.D4:'Simplified Kalman - Stupid Simple Varying Gain'.D150 'Simplified Kalman - Stupid Simple Varying Gain'.E3:'Simplified Kalman - Stupid Simple Varying Gain'.E3 'Simplified Kalman - Stupid Simple Varying Gain'.E4:'Simplified Kalman - Stupid Simple Varying Gain'.E1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0"/>
        <table:table-column table:style-name="co2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>
            <text:p>Starting Kalman Gain: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2"/>
          <table:table-cell table:style-name="ce1" office:value-type="string" calcext:value-type="string">
            <text:p>Gain Adjustment Factor</text:p>
          </table:table-cell>
          <table:table-cell table:style-name="ce5" office:value-type="float" office:value="0.1" calcext:value-type="float">
            <text:p>0.1</text:p>
          </table:table-cell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6"/>
          <table:table-cell table:style-name="ce8" table:number-columns-repeated="3"/>
        </table:table-row>
        <table:table-row table:style-name="ro2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Kalman Gai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$B$1]" office:value-type="float" office:value="0.4" calcext:value-type="float">
            <text:p>0.4000</text:p>
          </table:table-cell>
          <table:table-cell table:formula="of:=[.B4]*[.C4]+(1-[.C4])*[.A4]" office:value-type="float" office:value="100" calcext:value-type="float">
            <text:p>100</text:p>
          </table:table-cell>
          <table:table-cell table:formula="of:=[.D4]-[.B4]" office:value-type="float" office:value="0" calcext:value-type="float">
            <text:p>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D4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E4]=0; [.C4]; IF([.E4]&gt;0; [.C4]*(1+[.$E$1]); [.C4]*(1-[.$E$1])))" office:value-type="float" office:value="0.4" calcext:value-type="float">
            <text:p>0.4000</text:p>
          </table:table-cell>
          <table:table-cell table:formula="of:=[.B5]*[.C5]+(1-[.C5])*[.A5]" office:value-type="float" office:value="104" calcext:value-type="float">
            <text:p>104</text:p>
          </table:table-cell>
          <table:table-cell table:formula="of:=[.D5]-[.B5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5]"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IF([.E5]=0; [.C5]; IF([.E5]&gt;0; [.C5]*(1+[.$E$1]); [.C5]*(1-[.$E$1])))" office:value-type="float" office:value="0.36" calcext:value-type="float">
            <text:p>0.3600</text:p>
          </table:table-cell>
          <table:table-cell table:formula="of:=[.B6]*[.C6]+(1-[.C6])*[.A6]" office:value-type="float" office:value="109.76" calcext:value-type="float">
            <text:p>110</text:p>
          </table:table-cell>
          <table:table-cell table:formula="of:=[.D6]-[.B6]" office:value-type="float" office:value="-10.24" calcext:value-type="float">
            <text:p>-10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D6]" office:value-type="float" office:value="109.76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([.E6]=0; [.C6]; IF([.E6]&gt;0; [.C6]*(1+[.$E$1]); [.C6]*(1-[.$E$1])))" office:value-type="float" office:value="0.324" calcext:value-type="float">
            <text:p>0.3240</text:p>
          </table:table-cell>
          <table:table-cell table:formula="of:=[.B7]*[.C7]+(1-[.C7])*[.A7]" office:value-type="float" office:value="109.83776" calcext:value-type="float">
            <text:p>110</text:p>
          </table:table-cell>
          <table:table-cell table:formula="of:=[.D7]-[.B7]" office:value-type="float" office:value="-0.162239999999997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]" office:value-type="float" office:value="109.83776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[.E7]=0; [.C7]; IF([.E7]&gt;0; [.C7]*(1+[.$E$1]); [.C7]*(1-[.$E$1])))" office:value-type="float" office:value="0.2916" calcext:value-type="float">
            <text:p>0.2916</text:p>
          </table:table-cell>
          <table:table-cell table:formula="of:=[.B8]*[.C8]+(1-[.C8])*[.A8]" office:value-type="float" office:value="108.427069184" calcext:value-type="float">
            <text:p>108</text:p>
          </table:table-cell>
          <table:table-cell table:formula="of:=[.D8]-[.B8]" office:value-type="float" office:value="3.427069184" calcext:value-type="float">
            <text:p>3</text:p>
          </table:table-cell>
          <table:table-cell/>
          <table:table-cell office:value-type="string" calcext:value-type="string">
            <text:p>Gain varies by Gain Adjustment Factor up or down based on the sign of the estimated value from the last measured value – strong interaction with initial gain value</text:p>
          </table:table-cell>
          <table:table-cell table:number-columns-repeated="2"/>
        </table:table-row>
        <table:table-row table:style-name="ro1">
          <table:table-cell table:formula="of:=[.D8]" office:value-type="float" office:value="108.427069184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formula="of:=IF([.E8]=0; [.C8]; IF([.E8]&gt;0; [.C8]*(1+[.$E$1]); [.C8]*(1-[.$E$1])))" office:value-type="float" office:value="0.32076" calcext:value-type="float">
            <text:p>0.3208</text:p>
          </table:table-cell>
          <table:table-cell table:formula="of:=[.B9]*[.C9]+(1-[.C9])*[.A9]" office:value-type="float" office:value="104.12020247254" calcext:value-type="float">
            <text:p>104</text:p>
          </table:table-cell>
          <table:table-cell table:formula="of:=[.D9]-[.B9]" office:value-type="float" office:value="9.12020247254014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9]" office:value-type="float" office:value="104.1202024725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E9]=0; [.C9]; IF([.E9]&gt;0; [.C9]*(1+[.$E$1]); [.C9]*(1-[.$E$1])))" office:value-type="float" office:value="0.352836" calcext:value-type="float">
            <text:p>0.3528</text:p>
          </table:table-cell>
          <table:table-cell table:formula="of:=[.B10]*[.C10]+(1-[.C10])*[.A10]" office:value-type="float" office:value="102.666446712939" calcext:value-type="float">
            <text:p>103</text:p>
          </table:table-cell>
          <table:table-cell table:formula="of:=[.D10]-[.B10]" office:value-type="float" office:value="2.66644671293898" calcext:value-type="float">
            <text:p>3</text:p>
          </table:table-cell>
          <table:table-cell/>
          <table:table-cell office:value-type="string" calcext:value-type="string">
            <text:p>Gain Adjustment Factor of 0 disables Gain adjustment</text:p>
          </table:table-cell>
          <table:table-cell table:number-columns-repeated="2"/>
        </table:table-row>
        <table:table-row table:style-name="ro1">
          <table:table-cell table:formula="of:=[.D10]" office:value-type="float" office:value="102.666446712939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E10]=0; [.C10]; IF([.E10]&gt;0; [.C10]*(1+[.$E$1]); [.C10]*(1-[.$E$1])))" office:value-type="float" office:value="0.3881196" calcext:value-type="float">
            <text:p>0.3881</text:p>
          </table:table-cell>
          <table:table-cell table:formula="of:=[.B11]*[.C11]+(1-[.C11])*[.A11]" office:value-type="float" office:value="103.572144481292" calcext:value-type="float">
            <text:p>104</text:p>
          </table:table-cell>
          <table:table-cell table:formula="of:=[.D11]-[.B11]" office:value-type="float" office:value="-1.42785551870821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11]" office:value-type="float" office:value="103.572144481292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formula="of:=IF([.E11]=0; [.C11]; IF([.E11]&gt;0; [.C11]*(1+[.$E$1]); [.C11]*(1-[.$E$1])))" office:value-type="float" office:value="0.34930764" calcext:value-type="float">
            <text:p>0.3493</text:p>
          </table:table-cell>
          <table:table-cell table:formula="of:=[.B12]*[.C12]+(1-[.C12])*[.A12]" office:value-type="float" office:value="100.577828922793" calcext:value-type="float">
            <text:p>101</text:p>
          </table:table-cell>
          <table:table-cell table:formula="of:=[.D12]-[.B12]" office:value-type="float" office:value="5.57782892279272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D12]" office:value-type="float" office:value="100.577828922793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IF([.E12]=0; [.C12]; IF([.E12]&gt;0; [.C12]*(1+[.$E$1]); [.C12]*(1-[.$E$1])))" office:value-type="float" office:value="0.384238404" calcext:value-type="float">
            <text:p>0.3842</text:p>
          </table:table-cell>
          <table:table-cell table:formula="of:=[.B13]*[.C13]+(1-[.C13])*[.A13]" office:value-type="float" office:value="63.0846796717138" calcext:value-type="float">
            <text:p>63</text:p>
          </table:table-cell>
          <table:table-cell table:formula="of:=[.D13]-[.B13]" office:value-type="float" office:value="60.0846796717138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D13]" office:value-type="float" office:value="63.0846796717138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formula="of:=IF([.E13]=0; [.C13]; IF([.E13]&gt;0; [.C13]*(1+[.$E$1]); [.C13]*(1-[.$E$1])))" office:value-type="float" office:value="0.4226622444" calcext:value-type="float">
            <text:p>0.4227</text:p>
          </table:table-cell>
          <table:table-cell table:formula="of:=[.B14]*[.C14]+(1-[.C14])*[.A14]" office:value-type="float" office:value="78.6873918144122" calcext:value-type="float">
            <text:p>79</text:p>
          </table:table-cell>
          <table:table-cell table:formula="of:=[.D14]-[.B14]" office:value-type="float" office:value="-21.3126081855878" calcext:value-type="float">
            <text:p>-21</text:p>
          </table:table-cell>
          <table:table-cell table:number-columns-repeated="4"/>
        </table:table-row>
        <table:table-row table:style-name="ro1">
          <table:table-cell table:formula="of:=[.D14]" office:value-type="float" office:value="78.6873918144122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table:formula="of:=IF([.E14]=0; [.C14]; IF([.E14]&gt;0; [.C14]*(1+[.$E$1]); [.C14]*(1-[.$E$1])))" office:value-type="float" office:value="0.38039601996" calcext:value-type="float">
            <text:p>0.3804</text:p>
          </table:table-cell>
          <table:table-cell table:formula="of:=[.B15]*[.C15]+(1-[.C15])*[.A15]" office:value-type="float" office:value="87.5554151830967" calcext:value-type="float">
            <text:p>88</text:p>
          </table:table-cell>
          <table:table-cell table:formula="of:=[.D15]-[.B15]" office:value-type="float" office:value="-14.4445848169033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15]" office:value-type="float" office:value="87.5554151830967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IF([.E15]=0; [.C15]; IF([.E15]&gt;0; [.C15]*(1+[.$E$1]); [.C15]*(1-[.$E$1])))" office:value-type="float" office:value="0.342356417964" calcext:value-type="float">
            <text:p>0.3424</text:p>
          </table:table-cell>
          <table:table-cell table:formula="of:=[.B16]*[.C16]+(1-[.C16])*[.A16]" office:value-type="float" office:value="86.6805523946009" calcext:value-type="float">
            <text:p>87</text:p>
          </table:table-cell>
          <table:table-cell table:formula="of:=[.D16]-[.B16]" office:value-type="float" office:value="1.6805523946009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16]" office:value-type="float" office:value="86.6805523946009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IF([.E16]=0; [.C16]; IF([.E16]&gt;0; [.C16]*(1+[.$E$1]); [.C16]*(1-[.$E$1])))" office:value-type="float" office:value="0.3765920597604" calcext:value-type="float">
            <text:p>0.3766</text:p>
          </table:table-cell>
          <table:table-cell table:formula="of:=[.B17]*[.C17]+(1-[.C17])*[.A17]" office:value-type="float" office:value="91.6965506031889" calcext:value-type="float">
            <text:p>92</text:p>
          </table:table-cell>
          <table:table-cell table:formula="of:=[.D17]-[.B17]" office:value-type="float" office:value="-8.3034493968111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17]" office:value-type="float" office:value="91.6965506031889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E17]=0; [.C17]; IF([.E17]&gt;0; [.C17]*(1+[.$E$1]); [.C17]*(1-[.$E$1])))" office:value-type="float" office:value="0.33893285378436" calcext:value-type="float">
            <text:p>0.3389</text:p>
          </table:table-cell>
          <table:table-cell table:formula="of:=[.B18]*[.C18]+(1-[.C18])*[.A18]" office:value-type="float" office:value="94.8497952572885" calcext:value-type="float">
            <text:p>95</text:p>
          </table:table-cell>
          <table:table-cell table:formula="of:=[.D18]-[.B18]" office:value-type="float" office:value="-6.15020474271154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18]" office:value-type="float" office:value="94.849795257288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IF([.E18]=0; [.C18]; IF([.E18]&gt;0; [.C18]*(1+[.$E$1]); [.C18]*(1-[.$E$1])))" office:value-type="float" office:value="0.305039568405924" calcext:value-type="float">
            <text:p>0.3050</text:p>
          </table:table-cell>
          <table:table-cell table:formula="of:=[.B19]*[.C19]+(1-[.C19])*[.A19]" office:value-type="float" office:value="69.577329469486" calcext:value-type="float">
            <text:p>70</text:p>
          </table:table-cell>
          <table:table-cell table:formula="of:=[.D19]-[.B19]" office:value-type="float" office:value="57.577329469486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D19]" office:value-type="float" office:value="69.577329469486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IF([.E19]=0; [.C19]; IF([.E19]&gt;0; [.C19]*(1+[.$E$1]); [.C19]*(1-[.$E$1])))" office:value-type="float" office:value="0.335543525246517" calcext:value-type="float">
            <text:p>0.3355</text:p>
          </table:table-cell>
          <table:table-cell table:formula="of:=[.B20]*[.C20]+(1-[.C20])*[.A20]" office:value-type="float" office:value="83.8119818896662" calcext:value-type="float">
            <text:p>84</text:p>
          </table:table-cell>
          <table:table-cell table:formula="of:=[.D20]-[.B20]" office:value-type="float" office:value="-28.1880181103338" calcext:value-type="float">
            <text:p>-28</text:p>
          </table:table-cell>
          <table:table-cell table:number-columns-repeated="4"/>
        </table:table-row>
        <table:table-row table:style-name="ro1">
          <table:table-cell table:formula="of:=[.D20]" office:value-type="float" office:value="83.8119818896662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table:formula="of:=IF([.E20]=0; [.C20]; IF([.E20]&gt;0; [.C20]*(1+[.$E$1]); [.C20]*(1-[.$E$1])))" office:value-type="float" office:value="0.301989172721865" calcext:value-type="float">
            <text:p>0.3020</text:p>
          </table:table-cell>
          <table:table-cell table:formula="of:=[.B21]*[.C21]+(1-[.C21])*[.A21]" office:value-type="float" office:value="179.297339903372" calcext:value-type="float">
            <text:p>179</text:p>
          </table:table-cell>
          <table:table-cell table:formula="of:=[.D21]-[.B21]" office:value-type="float" office:value="-220.702660096628" calcext:value-type="float">
            <text:p>-221</text:p>
          </table:table-cell>
          <table:table-cell table:number-columns-repeated="4"/>
        </table:table-row>
        <table:table-row table:style-name="ro1">
          <table:table-cell table:formula="of:=[.D21]" office:value-type="float" office:value="179.297339903372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table:formula="of:=IF([.E21]=0; [.C21]; IF([.E21]&gt;0; [.C21]*(1+[.$E$1]); [.C21]*(1-[.$E$1])))" office:value-type="float" office:value="0.271790255449679" calcext:value-type="float">
            <text:p>0.2718</text:p>
          </table:table-cell>
          <table:table-cell table:formula="of:=[.B22]*[.C22]+(1-[.C22])*[.A22]" office:value-type="float" office:value="159.104046911803" calcext:value-type="float">
            <text:p>159</text:p>
          </table:table-cell>
          <table:table-cell table:formula="of:=[.D22]-[.B22]" office:value-type="float" office:value="54.1040469118029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D22]" office:value-type="float" office:value="159.104046911803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table:formula="of:=IF([.E22]=0; [.C22]; IF([.E22]&gt;0; [.C22]*(1+[.$E$1]); [.C22]*(1-[.$E$1])))" office:value-type="float" office:value="0.298969280994646" calcext:value-type="float">
            <text:p>0.2990</text:p>
          </table:table-cell>
          <table:table-cell table:formula="of:=[.B23]*[.C23]+(1-[.C23])*[.A23]" office:value-type="float" office:value="139.938906097734" calcext:value-type="float">
            <text:p>140</text:p>
          </table:table-cell>
          <table:table-cell table:formula="of:=[.D23]-[.B23]" office:value-type="float" office:value="44.9389060977341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D23]" office:value-type="float" office:value="139.938906097734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IF([.E23]=0; [.C23]; IF([.E23]&gt;0; [.C23]*(1+[.$E$1]); [.C23]*(1-[.$E$1])))" office:value-type="float" office:value="0.328866209094111" calcext:value-type="float">
            <text:p>0.3289</text:p>
          </table:table-cell>
          <table:table-cell table:formula="of:=[.B24]*[.C24]+(1-[.C24])*[.A24]" office:value-type="float" office:value="126.804349454007" calcext:value-type="float">
            <text:p>127</text:p>
          </table:table-cell>
          <table:table-cell table:formula="of:=[.D24]-[.B24]" office:value-type="float" office:value="26.8043494540066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D24]" office:value-type="float" office:value="126.80434945400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formula="of:=IF([.E24]=0; [.C24]; IF([.E24]&gt;0; [.C24]*(1+[.$E$1]); [.C24]*(1-[.$E$1])))" office:value-type="float" office:value="0.361752830003522" calcext:value-type="float">
            <text:p>0.3618</text:p>
          </table:table-cell>
          <table:table-cell table:formula="of:=[.B25]*[.C25]+(1-[.C25])*[.A25]" office:value-type="float" office:value="124.342856782687" calcext:value-type="float">
            <text:p>124</text:p>
          </table:table-cell>
          <table:table-cell table:formula="of:=[.D25]-[.B25]" office:value-type="float" office:value="4.3428567826868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25]" office:value-type="float" office:value="124.342856782687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table:formula="of:=IF([.E25]=0; [.C25]; IF([.E25]&gt;0; [.C25]*(1+[.$E$1]); [.C25]*(1-[.$E$1])))" office:value-type="float" office:value="0.397928113003874" calcext:value-type="float">
            <text:p>0.3979</text:p>
          </table:table-cell>
          <table:table-cell table:formula="of:=[.B26]*[.C26]+(1-[.C26])*[.A26]" office:value-type="float" office:value="118.237502735064" calcext:value-type="float">
            <text:p>118</text:p>
          </table:table-cell>
          <table:table-cell table:formula="of:=[.D26]-[.B26]" office:value-type="float" office:value="9.23750273506354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26]" office:value-type="float" office:value="118.237502735064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formula="of:=IF([.E26]=0; [.C26]; IF([.E26]&gt;0; [.C26]*(1+[.$E$1]); [.C26]*(1-[.$E$1])))" office:value-type="float" office:value="0.437720924304262" calcext:value-type="float">
            <text:p>0.4377</text:p>
          </table:table-cell>
          <table:table-cell table:formula="of:=[.B27]*[.C27]+(1-[.C27])*[.A27]" office:value-type="float" office:value="112.443170802391" calcext:value-type="float">
            <text:p>112</text:p>
          </table:table-cell>
          <table:table-cell table:formula="of:=[.D27]-[.B27]" office:value-type="float" office:value="7.44317080239134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D27]" office:value-type="float" office:value="112.443170802391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IF([.E27]=0; [.C27]; IF([.E27]&gt;0; [.C27]*(1+[.$E$1]); [.C27]*(1-[.$E$1])))" office:value-type="float" office:value="0.481493016734688" calcext:value-type="float">
            <text:p>0.4815</text:p>
          </table:table-cell>
          <table:table-cell table:formula="of:=[.B28]*[.C28]+(1-[.C28])*[.A28]" office:value-type="float" office:value="94.4145455366357" calcext:value-type="float">
            <text:p>94</text:p>
          </table:table-cell>
          <table:table-cell table:formula="of:=[.D28]-[.B28]" office:value-type="float" office:value="19.4145455366357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D28]" office:value-type="float" office:value="94.4145455366357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formula="of:=IF([.E28]=0; [.C28]; IF([.E28]&gt;0; [.C28]*(1+[.$E$1]); [.C28]*(1-[.$E$1])))" office:value-type="float" office:value="0.529642318408157" calcext:value-type="float">
            <text:p>0.5296</text:p>
          </table:table-cell>
          <table:table-cell table:formula="of:=[.B29]*[.C29]+(1-[.C29])*[.A29]" office:value-type="float" office:value="107.965684956138" calcext:value-type="float">
            <text:p>108</text:p>
          </table:table-cell>
          <table:table-cell table:formula="of:=[.D29]-[.B29]" office:value-type="float" office:value="-12.0343150438617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29]" office:value-type="float" office:value="107.96568495613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IF([.E29]=0; [.C29]; IF([.E29]&gt;0; [.C29]*(1+[.$E$1]); [.C29]*(1-[.$E$1])))" office:value-type="float" office:value="0.476678086567341" calcext:value-type="float">
            <text:p>0.4767</text:p>
          </table:table-cell>
          <table:table-cell table:formula="of:=[.B30]*[.C30]+(1-[.C30])*[.A30]" office:value-type="float" office:value="108.935398358721" calcext:value-type="float">
            <text:p>109</text:p>
          </table:table-cell>
          <table:table-cell table:formula="of:=[.D30]-[.B30]" office:value-type="float" office:value="-1.06460164127853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30]" office:value-type="float" office:value="108.935398358721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IF([.E30]=0; [.C30]; IF([.E30]&gt;0; [.C30]*(1+[.$E$1]); [.C30]*(1-[.$E$1])))" office:value-type="float" office:value="0.429010277910607" calcext:value-type="float">
            <text:p>0.4290</text:p>
          </table:table-cell>
          <table:table-cell table:formula="of:=[.B31]*[.C31]+(1-[.C31])*[.A31]" office:value-type="float" office:value="111.108164516353" calcext:value-type="float">
            <text:p>111</text:p>
          </table:table-cell>
          <table:table-cell table:formula="of:=[.D31]-[.B31]" office:value-type="float" office:value="-2.89183548364711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1]" office:value-type="float" office:value="111.108164516353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E31]=0; [.C31]; IF([.E31]&gt;0; [.C31]*(1+[.$E$1]); [.C31]*(1-[.$E$1])))" office:value-type="float" office:value="0.386109250119546" calcext:value-type="float">
            <text:p>0.3861</text:p>
          </table:table-cell>
          <table:table-cell table:formula="of:=[.B32]*[.C32]+(1-[.C32])*[.A32]" office:value-type="float" office:value="112.610838196533" calcext:value-type="float">
            <text:p>113</text:p>
          </table:table-cell>
          <table:table-cell table:formula="of:=[.D32]-[.B32]" office:value-type="float" office:value="-2.38916180346747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32]" office:value-type="float" office:value="112.61083819653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IF([.E32]=0; [.C32]; IF([.E32]&gt;0; [.C32]*(1+[.$E$1]); [.C32]*(1-[.$E$1])))" office:value-type="float" office:value="0.347498325107592" calcext:value-type="float">
            <text:p>0.3475</text:p>
          </table:table-cell>
          <table:table-cell table:formula="of:=[.B33]*[.C33]+(1-[.C33])*[.A33]" office:value-type="float" office:value="73.4787605342755" calcext:value-type="float">
            <text:p>73</text:p>
          </table:table-cell>
          <table:table-cell table:formula="of:=[.D33]-[.B33]" office:value-type="float" office:value="73.4787605342755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D33]" office:value-type="float" office:value="73.4787605342755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formula="of:=IF([.E33]=0; [.C33]; IF([.E33]&gt;0; [.C33]*(1+[.$E$1]); [.C33]*(1-[.$E$1])))" office:value-type="float" office:value="0.382248157618351" calcext:value-type="float">
            <text:p>0.3822</text:p>
          </table:table-cell>
          <table:table-cell table:formula="of:=[.B34]*[.C34]+(1-[.C34])*[.A34]" office:value-type="float" office:value="49.9786175873889" calcext:value-type="float">
            <text:p>50</text:p>
          </table:table-cell>
          <table:table-cell table:formula="of:=[.D34]-[.B34]" office:value-type="float" office:value="37.9786175873889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D34]" office:value-type="float" office:value="49.9786175873889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E34]=0; [.C34]; IF([.E34]&gt;0; [.C34]*(1+[.$E$1]); [.C34]*(1-[.$E$1])))" office:value-type="float" office:value="0.420472973380186" calcext:value-type="float">
            <text:p>0.4205</text:p>
          </table:table-cell>
          <table:table-cell table:formula="of:=[.B35]*[.C35]+(1-[.C35])*[.A35]" office:value-type="float" office:value="28.9639596449882" calcext:value-type="float">
            <text:p>29</text:p>
          </table:table-cell>
          <table:table-cell table:formula="of:=[.D35]-[.B35]" office:value-type="float" office:value="28.9639596449882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D35]" office:value-type="float" office:value="28.9639596449882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([.E35]=0; [.C35]; IF([.E35]&gt;0; [.C35]*(1+[.$E$1]); [.C35]*(1-[.$E$1])))" office:value-type="float" office:value="0.462520270718205" calcext:value-type="float">
            <text:p>0.4625</text:p>
          </table:table-cell>
          <table:table-cell table:formula="of:=[.B36]*[.C36]+(1-[.C36])*[.A36]" office:value-type="float" office:value="17.4176222717899" calcext:value-type="float">
            <text:p>17</text:p>
          </table:table-cell>
          <table:table-cell table:formula="of:=[.D36]-[.B36]" office:value-type="float" office:value="13.4176222717899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D36]" office:value-type="float" office:value="17.4176222717899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IF([.E36]=0; [.C36]; IF([.E36]&gt;0; [.C36]*(1+[.$E$1]); [.C36]*(1-[.$E$1])))" office:value-type="float" office:value="0.508772297790025" calcext:value-type="float">
            <text:p>0.5088</text:p>
          </table:table-cell>
          <table:table-cell table:formula="of:=[.B37]*[.C37]+(1-[.C37])*[.A37]" office:value-type="float" office:value="12.6261969488528" calcext:value-type="float">
            <text:p>13</text:p>
          </table:table-cell>
          <table:table-cell table:formula="of:=[.D37]-[.B37]" office:value-type="float" office:value="4.62619694885284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37]" office:value-type="float" office:value="12.6261969488528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[.E37]=0; [.C37]; IF([.E37]&gt;0; [.C37]*(1+[.$E$1]); [.C37]*(1-[.$E$1])))" office:value-type="float" office:value="0.559649527569028" calcext:value-type="float">
            <text:p>0.5596</text:p>
          </table:table-cell>
          <table:table-cell table:formula="of:=[.B38]*[.C38]+(1-[.C38])*[.A38]" office:value-type="float" office:value="11.1564470671241" calcext:value-type="float">
            <text:p>11</text:p>
          </table:table-cell>
          <table:table-cell table:formula="of:=[.D38]-[.B38]" office:value-type="float" office:value="1.1564470671241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38]" office:value-type="float" office:value="11.156447067124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E38]=0; [.C38]; IF([.E38]&gt;0; [.C38]*(1+[.$E$1]); [.C38]*(1-[.$E$1])))" office:value-type="float" office:value="0.615614480325931" calcext:value-type="float">
            <text:p>0.6156</text:p>
          </table:table-cell>
          <table:table-cell table:formula="of:=[.B39]*[.C39]+(1-[.C39])*[.A39]" office:value-type="float" office:value="4.28837670361275" calcext:value-type="float">
            <text:p>4</text:p>
          </table:table-cell>
          <table:table-cell table:formula="of:=[.D39]-[.B39]" office:value-type="float" office:value="4.28837670361275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39]" office:value-type="float" office:value="4.28837670361275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E39]=0; [.C39]; IF([.E39]&gt;0; [.C39]*(1+[.$E$1]); [.C39]*(1-[.$E$1])))" office:value-type="float" office:value="0.677175928358524" calcext:value-type="float">
            <text:p>0.6772</text:p>
          </table:table-cell>
          <table:table-cell table:formula="of:=[.B40]*[.C40]+(1-[.C40])*[.A40]" office:value-type="float" office:value="3.41591901326829" calcext:value-type="float">
            <text:p>3</text:p>
          </table:table-cell>
          <table:table-cell table:formula="of:=[.D40]-[.B40]" office:value-type="float" office:value="0.415919013268292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40]" office:value-type="float" office:value="3.41591901326829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formula="of:=IF([.E40]=0; [.C40]; IF([.E40]&gt;0; [.C40]*(1+[.$E$1]); [.C40]*(1-[.$E$1])))" office:value-type="float" office:value="0.744893521194376" calcext:value-type="float">
            <text:p>0.7449</text:p>
          </table:table-cell>
          <table:table-cell table:formula="of:=[.B41]*[.C41]+(1-[.C41])*[.A41]" office:value-type="float" office:value="93.2382196994627" calcext:value-type="float">
            <text:p>93</text:p>
          </table:table-cell>
          <table:table-cell table:formula="of:=[.D41]-[.B41]" office:value-type="float" office:value="-30.7617803005373" calcext:value-type="float">
            <text:p>-31</text:p>
          </table:table-cell>
          <table:table-cell table:number-columns-repeated="4"/>
        </table:table-row>
        <table:table-row table:style-name="ro1">
          <table:table-cell table:formula="of:=[.D41]" office:value-type="float" office:value="93.2382196994627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formula="of:=IF([.E41]=0; [.C41]; IF([.E41]&gt;0; [.C41]*(1+[.$E$1]); [.C41]*(1-[.$E$1])))" office:value-type="float" office:value="0.670404169074939" calcext:value-type="float">
            <text:p>0.6704</text:p>
          </table:table-cell>
          <table:table-cell table:formula="of:=[.B42]*[.C42]+(1-[.C42])*[.A42]" office:value-type="float" office:value="114.531449630185" calcext:value-type="float">
            <text:p>115</text:p>
          </table:table-cell>
          <table:table-cell table:formula="of:=[.D42]-[.B42]" office:value-type="float" office:value="-10.468550369814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42]" office:value-type="float" office:value="114.53144963018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formula="of:=IF([.E42]=0; [.C42]; IF([.E42]&gt;0; [.C42]*(1+[.$E$1]); [.C42]*(1-[.$E$1])))" office:value-type="float" office:value="0.603363752167445" calcext:value-type="float">
            <text:p>0.6034</text:p>
          </table:table-cell>
          <table:table-cell table:formula="of:=[.B43]*[.C43]+(1-[.C43])*[.A43]" office:value-type="float" office:value="93.6964246135355" calcext:value-type="float">
            <text:p>94</text:p>
          </table:table-cell>
          <table:table-cell table:formula="of:=[.D43]-[.B43]" office:value-type="float" office:value="13.6964246135355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D43]" office:value-type="float" office:value="93.6964246135355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formula="of:=IF([.E43]=0; [.C43]; IF([.E43]&gt;0; [.C43]*(1+[.$E$1]); [.C43]*(1-[.$E$1])))" office:value-type="float" office:value="0.663700127384189" calcext:value-type="float">
            <text:p>0.6637</text:p>
          </table:table-cell>
          <table:table-cell table:formula="of:=[.B44]*[.C44]+(1-[.C44])*[.A44]" office:value-type="float" office:value="115.800011839881" calcext:value-type="float">
            <text:p>116</text:p>
          </table:table-cell>
          <table:table-cell table:formula="of:=[.D44]-[.B44]" office:value-type="float" office:value="-11.199988160119" calcext:value-type="float">
            <text:p>-11</text:p>
          </table:table-cell>
          <table:table-cell table:number-columns-repeated="4"/>
        </table:table-row>
        <table:table-row table:style-name="ro1">
          <table:table-cell table:formula="of:=[.D44]" office:value-type="float" office:value="115.800011839881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table:formula="of:=IF([.E44]=0; [.C44]; IF([.E44]&gt;0; [.C44]*(1+[.$E$1]); [.C44]*(1-[.$E$1])))" office:value-type="float" office:value="0.59733011464577" calcext:value-type="float">
            <text:p>0.5973</text:p>
          </table:table-cell>
          <table:table-cell table:formula="of:=[.B45]*[.C45]+(1-[.C45])*[.A45]" office:value-type="float" office:value="123.087432166242" calcext:value-type="float">
            <text:p>123</text:p>
          </table:table-cell>
          <table:table-cell table:formula="of:=[.D45]-[.B45]" office:value-type="float" office:value="-4.91256783375809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45]" office:value-type="float" office:value="123.087432166242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E45]=0; [.C45]; IF([.E45]&gt;0; [.C45]*(1+[.$E$1]); [.C45]*(1-[.$E$1])))" office:value-type="float" office:value="0.537597103181193" calcext:value-type="float">
            <text:p>0.5376</text:p>
          </table:table-cell>
          <table:table-cell table:formula="of:=[.B46]*[.C46]+(1-[.C46])*[.A46]" office:value-type="float" office:value="132.179579641026" calcext:value-type="float">
            <text:p>132</text:p>
          </table:table-cell>
          <table:table-cell table:formula="of:=[.D46]-[.B46]" office:value-type="float" office:value="-7.8204203589743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46]" office:value-type="float" office:value="132.179579641026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table:formula="of:=IF([.E46]=0; [.C46]; IF([.E46]&gt;0; [.C46]*(1+[.$E$1]); [.C46]*(1-[.$E$1])))" office:value-type="float" office:value="0.483837392863074" calcext:value-type="float">
            <text:p>0.4838</text:p>
          </table:table-cell>
          <table:table-cell table:formula="of:=[.B47]*[.C47]+(1-[.C47])*[.A47]" office:value-type="float" office:value="131.125017509974" calcext:value-type="float">
            <text:p>131</text:p>
          </table:table-cell>
          <table:table-cell table:formula="of:=[.D47]-[.B47]" office:value-type="float" office:value="1.1250175099743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47]" office:value-type="float" office:value="131.125017509974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formula="of:=IF([.E47]=0; [.C47]; IF([.E47]&gt;0; [.C47]*(1+[.$E$1]); [.C47]*(1-[.$E$1])))" office:value-type="float" office:value="0.532221132149382" calcext:value-type="float">
            <text:p>0.5322</text:p>
          </table:table-cell>
          <table:table-cell table:formula="of:=[.B48]*[.C48]+(1-[.C48])*[.A48]" office:value-type="float" office:value="138.509576399369" calcext:value-type="float">
            <text:p>139</text:p>
          </table:table-cell>
          <table:table-cell table:formula="of:=[.D48]-[.B48]" office:value-type="float" office:value="-6.49042360063135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48]" office:value-type="float" office:value="138.50957639936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formula="of:=IF([.E48]=0; [.C48]; IF([.E48]&gt;0; [.C48]*(1+[.$E$1]); [.C48]*(1-[.$E$1])))" office:value-type="float" office:value="0.478999018934444" calcext:value-type="float">
            <text:p>0.4790</text:p>
          </table:table-cell>
          <table:table-cell table:formula="of:=[.B49]*[.C49]+(1-[.C49])*[.A49]" office:value-type="float" office:value="135.391495690392" calcext:value-type="float">
            <text:p>135</text:p>
          </table:table-cell>
          <table:table-cell table:formula="of:=[.D49]-[.B49]" office:value-type="float" office:value="3.39149569039225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49]" office:value-type="float" office:value="135.391495690392" calcext:value-type="float">
            <text:p>135</text:p>
          </table:table-cell>
          <table:table-cell office:value-type="float" office:value="250" calcext:value-type="float">
            <text:p>250</text:p>
          </table:table-cell>
          <table:table-cell table:formula="of:=IF([.E49]=0; [.C49]; IF([.E49]&gt;0; [.C49]*(1+[.$E$1]); [.C49]*(1-[.$E$1])))" office:value-type="float" office:value="0.526898920827888" calcext:value-type="float">
            <text:p>0.5269</text:p>
          </table:table-cell>
          <table:table-cell table:formula="of:=[.B50]*[.C50]+(1-[.C50])*[.A50]" office:value-type="float" office:value="195.778592928823" calcext:value-type="float">
            <text:p>196</text:p>
          </table:table-cell>
          <table:table-cell table:formula="of:=[.D50]-[.B50]" office:value-type="float" office:value="-54.2214070711771" calcext:value-type="float">
            <text:p>-54</text:p>
          </table:table-cell>
          <table:table-cell table:number-columns-repeated="4"/>
        </table:table-row>
        <table:table-row table:style-name="ro1">
          <table:table-cell table:formula="of:=[.D50]" office:value-type="float" office:value="195.778592928823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table:formula="of:=IF([.E50]=0; [.C50]; IF([.E50]&gt;0; [.C50]*(1+[.$E$1]); [.C50]*(1-[.$E$1])))" office:value-type="float" office:value="0.474209028745099" calcext:value-type="float">
            <text:p>0.4742</text:p>
          </table:table-cell>
          <table:table-cell table:formula="of:=[.B51]*[.C51]+(1-[.C51])*[.A51]" office:value-type="float" office:value="107.680706814415" calcext:value-type="float">
            <text:p>108</text:p>
          </table:table-cell>
          <table:table-cell table:formula="of:=[.D51]-[.B51]" office:value-type="float" office:value="97.680706814414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1]" office:value-type="float" office:value="107.680706814415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table:formula="of:=IF([.E51]=0; [.C51]; IF([.E51]&gt;0; [.C51]*(1+[.$E$1]); [.C51]*(1-[.$E$1])))" office:value-type="float" office:value="0.521629931619609" calcext:value-type="float">
            <text:p>0.5216</text:p>
          </table:table-cell>
          <table:table-cell table:formula="of:=[.B52]*[.C52]+(1-[.C52])*[.A52]" office:value-type="float" office:value="121.931267850708" calcext:value-type="float">
            <text:p>122</text:p>
          </table:table-cell>
          <table:table-cell table:formula="of:=[.D52]-[.B52]" office:value-type="float" office:value="-13.0687321492924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52]" office:value-type="float" office:value="121.931267850708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formula="of:=IF([.E52]=0; [.C52]; IF([.E52]&gt;0; [.C52]*(1+[.$E$1]); [.C52]*(1-[.$E$1])))" office:value-type="float" office:value="0.469466938457648" calcext:value-type="float">
            <text:p>0.4695</text:p>
          </table:table-cell>
          <table:table-cell table:formula="of:=[.B53]*[.C53]+(1-[.C53])*[.A53]" office:value-type="float" office:value="111.635262676341" calcext:value-type="float">
            <text:p>112</text:p>
          </table:table-cell>
          <table:table-cell table:formula="of:=[.D53]-[.B53]" office:value-type="float" office:value="11.6352626763413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53]" office:value-type="float" office:value="111.635262676341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IF([.E53]=0; [.C53]; IF([.E53]&gt;0; [.C53]*(1+[.$E$1]); [.C53]*(1-[.$E$1])))" office:value-type="float" office:value="0.516413632303413" calcext:value-type="float">
            <text:p>0.5164</text:p>
          </table:table-cell>
          <table:table-cell table:formula="of:=[.B54]*[.C54]+(1-[.C54])*[.A54]" office:value-type="float" office:value="110.790790737882" calcext:value-type="float">
            <text:p>111</text:p>
          </table:table-cell>
          <table:table-cell table:formula="of:=[.D54]-[.B54]" office:value-type="float" office:value="0.79079073788166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54]" office:value-type="float" office:value="110.790790737882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formula="of:=IF([.E54]=0; [.C54]; IF([.E54]&gt;0; [.C54]*(1+[.$E$1]); [.C54]*(1-[.$E$1])))" office:value-type="float" office:value="0.568054995533754" calcext:value-type="float">
            <text:p>0.5681</text:p>
          </table:table-cell>
          <table:table-cell table:formula="of:=[.B55]*[.C55]+(1-[.C55])*[.A55]" office:value-type="float" office:value="126.247117983751" calcext:value-type="float">
            <text:p>126</text:p>
          </table:table-cell>
          <table:table-cell table:formula="of:=[.D55]-[.B55]" office:value-type="float" office:value="-11.7528820162487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55]" office:value-type="float" office:value="126.247117983751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formula="of:=IF([.E55]=0; [.C55]; IF([.E55]&gt;0; [.C55]*(1+[.$E$1]); [.C55]*(1-[.$E$1])))" office:value-type="float" office:value="0.511249495980379" calcext:value-type="float">
            <text:p>0.5112</text:p>
          </table:table-cell>
          <table:table-cell table:formula="of:=[.B56]*[.C56]+(1-[.C56])*[.A56]" office:value-type="float" office:value="123.053282063228" calcext:value-type="float">
            <text:p>123</text:p>
          </table:table-cell>
          <table:table-cell table:formula="of:=[.D56]-[.B56]" office:value-type="float" office:value="3.05328206322848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56]" office:value-type="float" office:value="123.053282063228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E56]=0; [.C56]; IF([.E56]&gt;0; [.C56]*(1+[.$E$1]); [.C56]*(1-[.$E$1])))" office:value-type="float" office:value="0.562374445578417" calcext:value-type="float">
            <text:p>0.5624</text:p>
          </table:table-cell>
          <table:table-cell table:formula="of:=[.B57]*[.C57]+(1-[.C57])*[.A57]" office:value-type="float" office:value="132.583683167294" calcext:value-type="float">
            <text:p>133</text:p>
          </table:table-cell>
          <table:table-cell table:formula="of:=[.D57]-[.B57]" office:value-type="float" office:value="-7.4163168327058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57]" office:value-type="float" office:value="132.583683167294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formula="of:=IF([.E57]=0; [.C57]; IF([.E57]&gt;0; [.C57]*(1+[.$E$1]); [.C57]*(1-[.$E$1])))" office:value-type="float" office:value="0.506137001020575" calcext:value-type="float">
            <text:p>0.5061</text:p>
          </table:table-cell>
          <table:table-cell table:formula="of:=[.B58]*[.C58]+(1-[.C58])*[.A58]" office:value-type="float" office:value="136.843492528639" calcext:value-type="float">
            <text:p>137</text:p>
          </table:table-cell>
          <table:table-cell table:formula="of:=[.D58]-[.B58]" office:value-type="float" office:value="-4.15650747136112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58]" office:value-type="float" office:value="136.843492528639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table:formula="of:=IF([.E58]=0; [.C58]; IF([.E58]&gt;0; [.C58]*(1+[.$E$1]); [.C58]*(1-[.$E$1])))" office:value-type="float" office:value="0.455523300918518" calcext:value-type="float">
            <text:p>0.4555</text:p>
          </table:table-cell>
          <table:table-cell table:formula="of:=[.B59]*[.C59]+(1-[.C59])*[.A59]" office:value-type="float" office:value="142.836588240552" calcext:value-type="float">
            <text:p>143</text:p>
          </table:table-cell>
          <table:table-cell table:formula="of:=[.D59]-[.B59]" office:value-type="float" office:value="-7.16341175944757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59]" office:value-type="float" office:value="142.836588240552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IF([.E59]=0; [.C59]; IF([.E59]&gt;0; [.C59]*(1+[.$E$1]); [.C59]*(1-[.$E$1])))" office:value-type="float" office:value="0.409970970826666" calcext:value-type="float">
            <text:p>0.4100</text:p>
          </table:table-cell>
          <table:table-cell table:formula="of:=[.B60]*[.C60]+(1-[.C60])*[.A60]" office:value-type="float" office:value="147.823233968138" calcext:value-type="float">
            <text:p>148</text:p>
          </table:table-cell>
          <table:table-cell table:formula="of:=[.D60]-[.B60]" office:value-type="float" office:value="-7.17676603186237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0]" office:value-type="float" office:value="147.82323396813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formula="of:=IF([.E60]=0; [.C60]; IF([.E60]&gt;0; [.C60]*(1+[.$E$1]); [.C60]*(1-[.$E$1])))" office:value-type="float" office:value="0.368973873743999" calcext:value-type="float">
            <text:p>0.3690</text:p>
          </table:table-cell>
          <table:table-cell table:formula="of:=[.B61]*[.C61]+(1-[.C61])*[.A61]" office:value-type="float" office:value="141.246926288268" calcext:value-type="float">
            <text:p>141</text:p>
          </table:table-cell>
          <table:table-cell table:formula="of:=[.D61]-[.B61]" office:value-type="float" office:value="11.2469262882683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D61]" office:value-type="float" office:value="141.246926288268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IF([.E61]=0; [.C61]; IF([.E61]&gt;0; [.C61]*(1+[.$E$1]); [.C61]*(1-[.$E$1])))" office:value-type="float" office:value="0.405871261118399" calcext:value-type="float">
            <text:p>0.4059</text:p>
          </table:table-cell>
          <table:table-cell table:formula="of:=[.B62]*[.C62]+(1-[.C62])*[.A62]" office:value-type="float" office:value="142.770191048719" calcext:value-type="float">
            <text:p>143</text:p>
          </table:table-cell>
          <table:table-cell table:formula="of:=[.D62]-[.B62]" office:value-type="float" office:value="-2.22980895128086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2]" office:value-type="float" office:value="142.770191048719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table:formula="of:=IF([.E62]=0; [.C62]; IF([.E62]&gt;0; [.C62]*(1+[.$E$1]); [.C62]*(1-[.$E$1])))" office:value-type="float" office:value="0.365284135006559" calcext:value-type="float">
            <text:p>0.3653</text:p>
          </table:table-cell>
          <table:table-cell table:formula="of:=[.B63]*[.C63]+(1-[.C63])*[.A63]" office:value-type="float" office:value="143.949989017724" calcext:value-type="float">
            <text:p>144</text:p>
          </table:table-cell>
          <table:table-cell table:formula="of:=[.D63]-[.B63]" office:value-type="float" office:value="-2.05001098227578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3]" office:value-type="float" office:value="143.94998901772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formula="of:=IF([.E63]=0; [.C63]; IF([.E63]&gt;0; [.C63]*(1+[.$E$1]); [.C63]*(1-[.$E$1])))" office:value-type="float" office:value="0.328755721505903" calcext:value-type="float">
            <text:p>0.3288</text:p>
          </table:table-cell>
          <table:table-cell table:formula="of:=[.B64]*[.C64]+(1-[.C64])*[.A64]" office:value-type="float" office:value="144.952697578803" calcext:value-type="float">
            <text:p>145</text:p>
          </table:table-cell>
          <table:table-cell table:formula="of:=[.D64]-[.B64]" office:value-type="float" office:value="-2.04730242119678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4]" office:value-type="float" office:value="144.952697578803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formula="of:=IF([.E64]=0; [.C64]; IF([.E64]&gt;0; [.C64]*(1+[.$E$1]); [.C64]*(1-[.$E$1])))" office:value-type="float" office:value="0.295880149355313" calcext:value-type="float">
            <text:p>0.2959</text:p>
          </table:table-cell>
          <table:table-cell table:formula="of:=[.B65]*[.C65]+(1-[.C65])*[.A65]" office:value-type="float" office:value="145.854333874318" calcext:value-type="float">
            <text:p>146</text:p>
          </table:table-cell>
          <table:table-cell table:formula="of:=[.D65]-[.B65]" office:value-type="float" office:value="-2.14566612568228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5]" office:value-type="float" office:value="145.854333874318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formula="of:=IF([.E65]=0; [.C65]; IF([.E65]&gt;0; [.C65]*(1+[.$E$1]); [.C65]*(1-[.$E$1])))" office:value-type="float" office:value="0.266292134419782" calcext:value-type="float">
            <text:p>0.2663</text:p>
          </table:table-cell>
          <table:table-cell table:formula="of:=[.B66]*[.C66]+(1-[.C66])*[.A66]" office:value-type="float" office:value="144.29537081132" calcext:value-type="float">
            <text:p>144</text:p>
          </table:table-cell>
          <table:table-cell table:formula="of:=[.D66]-[.B66]" office:value-type="float" office:value="4.29537081131963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66]" office:value-type="float" office:value="144.29537081132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formula="of:=IF([.E66]=0; [.C66]; IF([.E66]&gt;0; [.C66]*(1+[.$E$1]); [.C66]*(1-[.$E$1])))" office:value-type="float" office:value="0.29292134786176" calcext:value-type="float">
            <text:p>0.2929</text:p>
          </table:table-cell>
          <table:table-cell table:formula="of:=[.B67]*[.C67]+(1-[.C67])*[.A67]" office:value-type="float" office:value="145.966378482319" calcext:value-type="float">
            <text:p>146</text:p>
          </table:table-cell>
          <table:table-cell table:formula="of:=[.D67]-[.B67]" office:value-type="float" office:value="-4.03362151768056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67]" office:value-type="float" office:value="145.966378482319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table:formula="of:=IF([.E67]=0; [.C67]; IF([.E67]&gt;0; [.C67]*(1+[.$E$1]); [.C67]*(1-[.$E$1])))" office:value-type="float" office:value="0.263629213075584" calcext:value-type="float">
            <text:p>0.2636</text:p>
          </table:table-cell>
          <table:table-cell table:formula="of:=[.B68]*[.C68]+(1-[.C68])*[.A68]" office:value-type="float" office:value="148.347905014248" calcext:value-type="float">
            <text:p>148</text:p>
          </table:table-cell>
          <table:table-cell table:formula="of:=[.D68]-[.B68]" office:value-type="float" office:value="-6.65209498575177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8]" office:value-type="float" office:value="148.347905014248" calcext:value-type="float">
            <text:p>148</text:p>
          </table:table-cell>
          <table:table-cell office:value-type="float" office:value="300" calcext:value-type="float">
            <text:p>300</text:p>
          </table:table-cell>
          <table:table-cell table:formula="of:=IF([.E68]=0; [.C68]; IF([.E68]&gt;0; [.C68]*(1+[.$E$1]); [.C68]*(1-[.$E$1])))" office:value-type="float" office:value="0.237266291768025" calcext:value-type="float">
            <text:p>0.2373</text:p>
          </table:table-cell>
          <table:table-cell table:formula="of:=[.B69]*[.C69]+(1-[.C69])*[.A69]" office:value-type="float" office:value="184.32983523037" calcext:value-type="float">
            <text:p>184</text:p>
          </table:table-cell>
          <table:table-cell table:formula="of:=[.D69]-[.B69]" office:value-type="float" office:value="-115.67016476963" calcext:value-type="float">
            <text:p>-116</text:p>
          </table:table-cell>
          <table:table-cell table:number-columns-repeated="4"/>
        </table:table-row>
        <table:table-row table:style-name="ro1">
          <table:table-cell table:formula="of:=[.D69]" office:value-type="float" office:value="184.32983523037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formula="of:=IF([.E69]=0; [.C69]; IF([.E69]&gt;0; [.C69]*(1+[.$E$1]); [.C69]*(1-[.$E$1])))" office:value-type="float" office:value="0.213539662591223" calcext:value-type="float">
            <text:p>0.2135</text:p>
          </table:table-cell>
          <table:table-cell table:formula="of:=[.B70]*[.C70]+(1-[.C70])*[.A70]" office:value-type="float" office:value="166.322070668903" calcext:value-type="float">
            <text:p>166</text:p>
          </table:table-cell>
          <table:table-cell table:formula="of:=[.D70]-[.B70]" office:value-type="float" office:value="66.3220706689033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D70]" office:value-type="float" office:value="166.322070668903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table:formula="of:=IF([.E70]=0; [.C70]; IF([.E70]&gt;0; [.C70]*(1+[.$E$1]); [.C70]*(1-[.$E$1])))" office:value-type="float" office:value="0.234893628850345" calcext:value-type="float">
            <text:p>0.2349</text:p>
          </table:table-cell>
          <table:table-cell table:formula="of:=[.B71]*[.C71]+(1-[.C71])*[.A71]" office:value-type="float" office:value="155.441311393622" calcext:value-type="float">
            <text:p>155</text:p>
          </table:table-cell>
          <table:table-cell table:formula="of:=[.D71]-[.B71]" office:value-type="float" office:value="35.441311393622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D71]" office:value-type="float" office:value="155.441311393622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formula="of:=IF([.E71]=0; [.C71]; IF([.E71]&gt;0; [.C71]*(1+[.$E$1]); [.C71]*(1-[.$E$1])))" office:value-type="float" office:value="0.25838299173538" calcext:value-type="float">
            <text:p>0.2584</text:p>
          </table:table-cell>
          <table:table-cell table:formula="of:=[.B72]*[.C72]+(1-[.C72])*[.A72]" office:value-type="float" office:value="155.327284035451" calcext:value-type="float">
            <text:p>155</text:p>
          </table:table-cell>
          <table:table-cell table:formula="of:=[.D72]-[.B72]" office:value-type="float" office:value="0.327284035451385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2]" office:value-type="float" office:value="155.327284035451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formula="of:=IF([.E72]=0; [.C72]; IF([.E72]&gt;0; [.C72]*(1+[.$E$1]); [.C72]*(1-[.$E$1])))" office:value-type="float" office:value="0.284221290908918" calcext:value-type="float">
            <text:p>0.2842</text:p>
          </table:table-cell>
          <table:table-cell table:formula="of:=[.B73]*[.C73]+(1-[.C73])*[.A73]" office:value-type="float" office:value="155.51848423531" calcext:value-type="float">
            <text:p>156</text:p>
          </table:table-cell>
          <table:table-cell table:formula="of:=[.D73]-[.B73]" office:value-type="float" office:value="-0.481515764689561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3]" office:value-type="float" office:value="155.51848423531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formula="of:=IF([.E73]=0; [.C73]; IF([.E73]&gt;0; [.C73]*(1+[.$E$1]); [.C73]*(1-[.$E$1])))" office:value-type="float" office:value="0.255799161818026" calcext:value-type="float">
            <text:p>0.2558</text:p>
          </table:table-cell>
          <table:table-cell table:formula="of:=[.B74]*[.C74]+(1-[.C74])*[.A74]" office:value-type="float" office:value="156.664852211592" calcext:value-type="float">
            <text:p>157</text:p>
          </table:table-cell>
          <table:table-cell table:formula="of:=[.D74]-[.B74]" office:value-type="float" office:value="-3.33514778840771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74]" office:value-type="float" office:value="156.664852211592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formula="of:=IF([.E74]=0; [.C74]; IF([.E74]&gt;0; [.C74]*(1+[.$E$1]); [.C74]*(1-[.$E$1])))" office:value-type="float" office:value="0.230219245636223" calcext:value-type="float">
            <text:p>0.2302</text:p>
          </table:table-cell>
          <table:table-cell table:formula="of:=[.B75]*[.C75]+(1-[.C75])*[.A75]" office:value-type="float" office:value="156.972228928252" calcext:value-type="float">
            <text:p>157</text:p>
          </table:table-cell>
          <table:table-cell table:formula="of:=[.D75]-[.B75]" office:value-type="float" office:value="-1.02777107174762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75]" office:value-type="float" office:value="156.972228928252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table:formula="of:=IF([.E75]=0; [.C75]; IF([.E75]&gt;0; [.C75]*(1+[.$E$1]); [.C75]*(1-[.$E$1])))" office:value-type="float" office:value="0.207197321072601" calcext:value-type="float">
            <text:p>0.2072</text:p>
          </table:table-cell>
          <table:table-cell table:formula="of:=[.B76]*[.C76]+(1-[.C76])*[.A76]" office:value-type="float" office:value="161.743521404592" calcext:value-type="float">
            <text:p>162</text:p>
          </table:table-cell>
          <table:table-cell table:formula="of:=[.D76]-[.B76]" office:value-type="float" office:value="-18.2564785954084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76]" office:value-type="float" office:value="161.74352140459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table:formula="of:=IF([.E76]=0; [.C76]; IF([.E76]&gt;0; [.C76]*(1+[.$E$1]); [.C76]*(1-[.$E$1])))" office:value-type="float" office:value="0.186477588965341" calcext:value-type="float">
            <text:p>0.1865</text:p>
          </table:table-cell>
          <table:table-cell table:formula="of:=[.B77]*[.C77]+(1-[.C77])*[.A77]" office:value-type="float" office:value="146.500186619527" calcext:value-type="float">
            <text:p>147</text:p>
          </table:table-cell>
          <table:table-cell table:formula="of:=[.D77]-[.B77]" office:value-type="float" office:value="66.5001866195266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D77]" office:value-type="float" office:value="146.50018661952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table:formula="of:=IF([.E77]=0; [.C77]; IF([.E77]&gt;0; [.C77]*(1+[.$E$1]); [.C77]*(1-[.$E$1])))" office:value-type="float" office:value="0.205125347861875" calcext:value-type="float">
            <text:p>0.2051</text:p>
          </table:table-cell>
          <table:table-cell table:formula="of:=[.B78]*[.C78]+(1-[.C78])*[.A78]" office:value-type="float" office:value="149.474465883129" calcext:value-type="float">
            <text:p>149</text:p>
          </table:table-cell>
          <table:table-cell table:formula="of:=[.D78]-[.B78]" office:value-type="float" office:value="-11.5255341168715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78]" office:value-type="float" office:value="149.47446588312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table:formula="of:=IF([.E78]=0; [.C78]; IF([.E78]&gt;0; [.C78]*(1+[.$E$1]); [.C78]*(1-[.$E$1])))" office:value-type="float" office:value="0.184612813075688" calcext:value-type="float">
            <text:p>0.1846</text:p>
          </table:table-cell>
          <table:table-cell table:formula="of:=[.B79]*[.C79]+(1-[.C79])*[.A79]" office:value-type="float" office:value="152.340678410947" calcext:value-type="float">
            <text:p>152</text:p>
          </table:table-cell>
          <table:table-cell table:formula="of:=[.D79]-[.B79]" office:value-type="float" office:value="-12.6593215890533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79]" office:value-type="float" office:value="152.340678410947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table:formula="of:=IF([.E79]=0; [.C79]; IF([.E79]&gt;0; [.C79]*(1+[.$E$1]); [.C79]*(1-[.$E$1])))" office:value-type="float" office:value="0.166151531768119" calcext:value-type="float">
            <text:p>0.1662</text:p>
          </table:table-cell>
          <table:table-cell table:formula="of:=[.B80]*[.C80]+(1-[.C80])*[.A80]" office:value-type="float" office:value="154.111741020577" calcext:value-type="float">
            <text:p>154</text:p>
          </table:table-cell>
          <table:table-cell table:formula="of:=[.D80]-[.B80]" office:value-type="float" office:value="-8.88825897942309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80]" office:value-type="float" office:value="154.111741020577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[.E80]=0; [.C80]; IF([.E80]&gt;0; [.C80]*(1+[.$E$1]); [.C80]*(1-[.$E$1])))" office:value-type="float" office:value="0.149536378591307" calcext:value-type="float">
            <text:p>0.1495</text:p>
          </table:table-cell>
          <table:table-cell table:formula="of:=[.B81]*[.C81]+(1-[.C81])*[.A81]" office:value-type="float" office:value="154.992249944568" calcext:value-type="float">
            <text:p>155</text:p>
          </table:table-cell>
          <table:table-cell table:formula="of:=[.D81]-[.B81]" office:value-type="float" office:value="-5.00775005543241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81]" office:value-type="float" office:value="154.992249944568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[.E81]=0; [.C81]; IF([.E81]&gt;0; [.C81]*(1+[.$E$1]); [.C81]*(1-[.$E$1])))" office:value-type="float" office:value="0.134582740732176" calcext:value-type="float">
            <text:p>0.1346</text:p>
          </table:table-cell>
          <table:table-cell table:formula="of:=[.B82]*[.C82]+(1-[.C82])*[.A82]" office:value-type="float" office:value="157.012034079251" calcext:value-type="float">
            <text:p>157</text:p>
          </table:table-cell>
          <table:table-cell table:formula="of:=[.D82]-[.B82]" office:value-type="float" office:value="-12.9879659207489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2]" office:value-type="float" office:value="157.012034079251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E82]=0; [.C82]; IF([.E82]&gt;0; [.C82]*(1+[.$E$1]); [.C82]*(1-[.$E$1])))" office:value-type="float" office:value="0.121124466658959" calcext:value-type="float">
            <text:p>0.1211</text:p>
          </table:table-cell>
          <table:table-cell table:formula="of:=[.B83]*[.C83]+(1-[.C83])*[.A83]" office:value-type="float" office:value="158.585194524387" calcext:value-type="float">
            <text:p>159</text:p>
          </table:table-cell>
          <table:table-cell table:formula="of:=[.D83]-[.B83]" office:value-type="float" office:value="-11.4148054756134" calcext:value-type="float">
            <text:p>-11</text:p>
          </table:table-cell>
          <table:table-cell table:number-columns-repeated="4"/>
        </table:table-row>
        <table:table-row table:style-name="ro1">
          <table:table-cell table:formula="of:=[.D83]" office:value-type="float" office:value="158.585194524387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table:formula="of:=IF([.E83]=0; [.C83]; IF([.E83]&gt;0; [.C83]*(1+[.$E$1]); [.C83]*(1-[.$E$1])))" office:value-type="float" office:value="0.109012019993063" calcext:value-type="float">
            <text:p>0.1090</text:p>
          </table:table-cell>
          <table:table-cell table:formula="of:=[.B84]*[.C84]+(1-[.C84])*[.A84]" office:value-type="float" office:value="159.502509467132" calcext:value-type="float">
            <text:p>160</text:p>
          </table:table-cell>
          <table:table-cell table:formula="of:=[.D84]-[.B84]" office:value-type="float" office:value="-7.49749053286811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84]" office:value-type="float" office:value="159.502509467132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formula="of:=IF([.E84]=0; [.C84]; IF([.E84]&gt;0; [.C84]*(1+[.$E$1]); [.C84]*(1-[.$E$1])))" office:value-type="float" office:value="0.0981108179937565" calcext:value-type="float">
            <text:p>0.0981</text:p>
          </table:table-cell>
          <table:table-cell table:formula="of:=[.B85]*[.C85]+(1-[.C85])*[.A85]" office:value-type="float" office:value="159.551318670256" calcext:value-type="float">
            <text:p>160</text:p>
          </table:table-cell>
          <table:table-cell table:formula="of:=[.D85]-[.B85]" office:value-type="float" office:value="-0.448681329744261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85]" office:value-type="float" office:value="159.551318670256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formula="of:=IF([.E85]=0; [.C85]; IF([.E85]&gt;0; [.C85]*(1+[.$E$1]); [.C85]*(1-[.$E$1])))" office:value-type="float" office:value="0.0882997361943809" calcext:value-type="float">
            <text:p>0.0883</text:p>
          </table:table-cell>
          <table:table-cell table:formula="of:=[.B86]*[.C86]+(1-[.C86])*[.A86]" office:value-type="float" office:value="159.767536585696" calcext:value-type="float">
            <text:p>160</text:p>
          </table:table-cell>
          <table:table-cell table:formula="of:=[.D86]-[.B86]" office:value-type="float" office:value="-2.23246341430374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86]" office:value-type="float" office:value="159.767536585696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[.E86]=0; [.C86]; IF([.E86]&gt;0; [.C86]*(1+[.$E$1]); [.C86]*(1-[.$E$1])))" office:value-type="float" office:value="0.0794697625749428" calcext:value-type="float">
            <text:p>0.0795</text:p>
          </table:table-cell>
          <table:table-cell table:formula="of:=[.B87]*[.C87]+(1-[.C87])*[.A87]" office:value-type="float" office:value="156.607219895041" calcext:value-type="float">
            <text:p>157</text:p>
          </table:table-cell>
          <table:table-cell table:formula="of:=[.D87]-[.B87]" office:value-type="float" office:value="36.6072198950406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D87]" office:value-type="float" office:value="156.607219895041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E87]=0; [.C87]; IF([.E87]&gt;0; [.C87]*(1+[.$E$1]); [.C87]*(1-[.$E$1])))" office:value-type="float" office:value="0.0874167388324371" calcext:value-type="float">
            <text:p>0.0874</text:p>
          </table:table-cell>
          <table:table-cell table:formula="of:=[.B88]*[.C88]+(1-[.C88])*[.A88]" office:value-type="float" office:value="157.777973055716" calcext:value-type="float">
            <text:p>158</text:p>
          </table:table-cell>
          <table:table-cell table:formula="of:=[.D88]-[.B88]" office:value-type="float" office:value="-12.2220269442839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88]" office:value-type="float" office:value="157.777973055716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IF([.E88]=0; [.C88]; IF([.E88]&gt;0; [.C88]*(1+[.$E$1]); [.C88]*(1-[.$E$1])))" office:value-type="float" office:value="0.0786750649491934" calcext:value-type="float">
            <text:p>0.0787</text:p>
          </table:table-cell>
          <table:table-cell table:formula="of:=[.B89]*[.C89]+(1-[.C89])*[.A89]" office:value-type="float" office:value="158.896891949267" calcext:value-type="float">
            <text:p>159</text:p>
          </table:table-cell>
          <table:table-cell table:formula="of:=[.D89]-[.B89]" office:value-type="float" office:value="-13.1031080507332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9]" office:value-type="float" office:value="158.896891949267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formula="of:=IF([.E89]=0; [.C89]; IF([.E89]&gt;0; [.C89]*(1+[.$E$1]); [.C89]*(1-[.$E$1])))" office:value-type="float" office:value="0.070807558454274" calcext:value-type="float">
            <text:p>0.0708</text:p>
          </table:table-cell>
          <table:table-cell table:formula="of:=[.B90]*[.C90]+(1-[.C90])*[.A90]" office:value-type="float" office:value="159.895498596956" calcext:value-type="float">
            <text:p>160</text:p>
          </table:table-cell>
          <table:table-cell table:formula="of:=[.D90]-[.B90]" office:value-type="float" office:value="-13.1045014030439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90]" office:value-type="float" office:value="159.895498596956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table:formula="of:=IF([.E90]=0; [.C90]; IF([.E90]&gt;0; [.C90]*(1+[.$E$1]); [.C90]*(1-[.$E$1])))" office:value-type="float" office:value="0.0637268026088466" calcext:value-type="float">
            <text:p>0.0637</text:p>
          </table:table-cell>
          <table:table-cell table:formula="of:=[.B91]*[.C91]+(1-[.C91])*[.A91]" office:value-type="float" office:value="162.769864254638" calcext:value-type="float">
            <text:p>163</text:p>
          </table:table-cell>
          <table:table-cell table:formula="of:=[.D91]-[.B91]" office:value-type="float" office:value="-42.2301357453617" calcext:value-type="float">
            <text:p>-42</text:p>
          </table:table-cell>
          <table:table-cell table:number-columns-repeated="4"/>
        </table:table-row>
        <table:table-row table:style-name="ro1">
          <table:table-cell table:formula="of:=[.D91]" office:value-type="float" office:value="162.769864254638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table:formula="of:=IF([.E91]=0; [.C91]; IF([.E91]&gt;0; [.C91]*(1+[.$E$1]); [.C91]*(1-[.$E$1])))" office:value-type="float" office:value="0.057354122347962" calcext:value-type="float">
            <text:p>0.0574</text:p>
          </table:table-cell>
          <table:table-cell table:formula="of:=[.B92]*[.C92]+(1-[.C92])*[.A92]" office:value-type="float" office:value="162.037459897811" calcext:value-type="float">
            <text:p>162</text:p>
          </table:table-cell>
          <table:table-cell table:formula="of:=[.D92]-[.B92]" office:value-type="float" office:value="12.0374598978109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92]" office:value-type="float" office:value="162.037459897811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table:formula="of:=IF([.E92]=0; [.C92]; IF([.E92]&gt;0; [.C92]*(1+[.$E$1]); [.C92]*(1-[.$E$1])))" office:value-type="float" office:value="0.0630895345827581" calcext:value-type="float">
            <text:p>0.0631</text:p>
          </table:table-cell>
          <table:table-cell table:formula="of:=[.B93]*[.C93]+(1-[.C93])*[.A93]" office:value-type="float" office:value="162.918350054451" calcext:value-type="float">
            <text:p>163</text:p>
          </table:table-cell>
          <table:table-cell table:formula="of:=[.D93]-[.B93]" office:value-type="float" office:value="-13.0816499455489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93]" office:value-type="float" office:value="162.918350054451" calcext:value-type="float">
            <text:p>163</text:p>
          </table:table-cell>
          <table:table-cell office:value-type="float" office:value="195" calcext:value-type="float">
            <text:p>195</text:p>
          </table:table-cell>
          <table:table-cell table:formula="of:=IF([.E93]=0; [.C93]; IF([.E93]&gt;0; [.C93]*(1+[.$E$1]); [.C93]*(1-[.$E$1])))" office:value-type="float" office:value="0.0567805811244823" calcext:value-type="float">
            <text:p>0.0568</text:p>
          </table:table-cell>
          <table:table-cell table:formula="of:=[.B94]*[.C94]+(1-[.C94])*[.A94]" office:value-type="float" office:value="164.739964781792" calcext:value-type="float">
            <text:p>165</text:p>
          </table:table-cell>
          <table:table-cell table:formula="of:=[.D94]-[.B94]" office:value-type="float" office:value="-30.2600352182084" calcext:value-type="float">
            <text:p>-30</text:p>
          </table:table-cell>
          <table:table-cell table:number-columns-repeated="4"/>
        </table:table-row>
        <table:table-row table:style-name="ro1">
          <table:table-cell table:formula="of:=[.D94]" office:value-type="float" office:value="164.739964781792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table:formula="of:=IF([.E94]=0; [.C94]; IF([.E94]&gt;0; [.C94]*(1+[.$E$1]); [.C94]*(1-[.$E$1])))" office:value-type="float" office:value="0.0511025230120341" calcext:value-type="float">
            <text:p>0.0511</text:p>
          </table:table-cell>
          <table:table-cell table:formula="of:=[.B95]*[.C95]+(1-[.C95])*[.A95]" office:value-type="float" office:value="165.417586036671" calcext:value-type="float">
            <text:p>165</text:p>
          </table:table-cell>
          <table:table-cell table:formula="of:=[.D95]-[.B95]" office:value-type="float" office:value="-12.5824139633295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95]" office:value-type="float" office:value="165.417586036671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table:formula="of:=IF([.E95]=0; [.C95]; IF([.E95]&gt;0; [.C95]*(1+[.$E$1]); [.C95]*(1-[.$E$1])))" office:value-type="float" office:value="0.0459922707108307" calcext:value-type="float">
            <text:p>0.0460</text:p>
          </table:table-cell>
          <table:table-cell table:formula="of:=[.B96]*[.C96]+(1-[.C96])*[.A96]" office:value-type="float" office:value="165.628341660181" calcext:value-type="float">
            <text:p>166</text:p>
          </table:table-cell>
          <table:table-cell table:formula="of:=[.D96]-[.B96]" office:value-type="float" office:value="-4.37165833981896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96]" office:value-type="float" office:value="165.628341660181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IF([.E96]=0; [.C96]; IF([.E96]&gt;0; [.C96]*(1+[.$E$1]); [.C96]*(1-[.$E$1])))" office:value-type="float" office:value="0.0413930436397476" calcext:value-type="float">
            <text:p>0.0414</text:p>
          </table:table-cell>
          <table:table-cell table:formula="of:=[.B97]*[.C97]+(1-[.C97])*[.A97]" office:value-type="float" office:value="166.223228341017" calcext:value-type="float">
            <text:p>166</text:p>
          </table:table-cell>
          <table:table-cell table:formula="of:=[.D97]-[.B97]" office:value-type="float" office:value="-13.7767716589833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97]" office:value-type="float" office:value="166.223228341017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table:formula="of:=IF([.E97]=0; [.C97]; IF([.E97]&gt;0; [.C97]*(1+[.$E$1]); [.C97]*(1-[.$E$1])))" office:value-type="float" office:value="0.0372537392757729" calcext:value-type="float">
            <text:p>0.0373</text:p>
          </table:table-cell>
          <table:table-cell table:formula="of:=[.B98]*[.C98]+(1-[.C98])*[.A98]" office:value-type="float" office:value="166.773718339738" calcext:value-type="float">
            <text:p>167</text:p>
          </table:table-cell>
          <table:table-cell table:formula="of:=[.D98]-[.B98]" office:value-type="float" office:value="-14.2262816602619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98]" office:value-type="float" office:value="166.773718339738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table:formula="of:=IF([.E98]=0; [.C98]; IF([.E98]&gt;0; [.C98]*(1+[.$E$1]); [.C98]*(1-[.$E$1])))" office:value-type="float" office:value="0.0335283653481956" calcext:value-type="float">
            <text:p>0.0335</text:p>
          </table:table-cell>
          <table:table-cell table:formula="of:=[.B99]*[.C99]+(1-[.C99])*[.A99]" office:value-type="float" office:value="167.552457596923" calcext:value-type="float">
            <text:p>168</text:p>
          </table:table-cell>
          <table:table-cell table:formula="of:=[.D99]-[.B99]" office:value-type="float" office:value="-22.4475424030766" calcext:value-type="float">
            <text:p>-22</text:p>
          </table:table-cell>
          <table:table-cell table:number-columns-repeated="4"/>
        </table:table-row>
        <table:table-row table:style-name="ro1">
          <table:table-cell table:formula="of:=[.D99]" office:value-type="float" office:value="167.552457596923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table:formula="of:=IF([.E99]=0; [.C99]; IF([.E99]&gt;0; [.C99]*(1+[.$E$1]); [.C99]*(1-[.$E$1])))" office:value-type="float" office:value="0.030175528813376" calcext:value-type="float">
            <text:p>0.0302</text:p>
          </table:table-cell>
          <table:table-cell table:formula="of:=[.B100]*[.C100]+(1-[.C100])*[.A100]" office:value-type="float" office:value="168.018595357803" calcext:value-type="float">
            <text:p>168</text:p>
          </table:table-cell>
          <table:table-cell table:formula="of:=[.D100]-[.B100]" office:value-type="float" office:value="-14.9814046421967" calcext:value-type="float">
            <text:p>-15</text:p>
          </table:table-cell>
          <table:table-cell table:number-columns-repeated="4"/>
        </table:table-row>
        <table:table-row table:style-name="ro1">
          <table:table-cell table:formula="of:=[.D100]" office:value-type="float" office:value="168.018595357803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table:formula="of:=IF([.E100]=0; [.C100]; IF([.E100]&gt;0; [.C100]*(1+[.$E$1]); [.C100]*(1-[.$E$1])))" office:value-type="float" office:value="0.0271579759320384" calcext:value-type="float">
            <text:p>0.0272</text:p>
          </table:table-cell>
          <table:table-cell table:formula="of:=[.B101]*[.C101]+(1-[.C101])*[.A101]" office:value-type="float" office:value="168.751355695689" calcext:value-type="float">
            <text:p>169</text:p>
          </table:table-cell>
          <table:table-cell table:formula="of:=[.D101]-[.B101]" office:value-type="float" office:value="-26.2486443043113" calcext:value-type="float">
            <text:p>-26</text:p>
          </table:table-cell>
          <table:table-cell table:number-columns-repeated="4"/>
        </table:table-row>
        <table:table-row table:style-name="ro1">
          <table:table-cell table:formula="of:=[.D101]" office:value-type="float" office:value="168.751355695689" calcext:value-type="float">
            <text:p>169</text:p>
          </table:table-cell>
          <table:table-cell table:style-name="ce6" table:formula="of:=[.B101]*0.99" office:value-type="float" office:value="193.05" calcext:value-type="float">
            <text:p>193</text:p>
          </table:table-cell>
          <table:table-cell table:formula="of:=IF([.E101]=0; [.C101]; IF([.E101]&gt;0; [.C101]*(1+[.$E$1]); [.C101]*(1-[.$E$1])))" office:value-type="float" office:value="0.0244421783388346" calcext:value-type="float">
            <text:p>0.0244</text:p>
          </table:table-cell>
          <table:table-cell table:formula="of:=[.B102]*[.C102]+(1-[.C102])*[.A102]" office:value-type="float" office:value="169.345267493167" calcext:value-type="float">
            <text:p>169</text:p>
          </table:table-cell>
          <table:table-cell table:formula="of:=[.D102]-[.B102]" office:value-type="float" office:value="-23.7047325068334" calcext:value-type="float">
            <text:p>-24</text:p>
          </table:table-cell>
          <table:table-cell table:number-columns-repeated="4"/>
        </table:table-row>
        <table:table-row table:style-name="ro1">
          <table:table-cell table:formula="of:=[.D102]" office:value-type="float" office:value="169.345267493167" calcext:value-type="float">
            <text:p>169</text:p>
          </table:table-cell>
          <table:table-cell table:style-name="ce6" table:formula="of:=[.B102]*0.99" office:value-type="float" office:value="191.1195" calcext:value-type="float">
            <text:p>191</text:p>
          </table:table-cell>
          <table:table-cell table:formula="of:=IF([.E102]=0; [.C102]; IF([.E102]&gt;0; [.C102]*(1+[.$E$1]); [.C102]*(1-[.$E$1])))" office:value-type="float" office:value="0.0219979605049511" calcext:value-type="float">
            <text:p>0.0220</text:p>
          </table:table-cell>
          <table:table-cell table:formula="of:=[.B103]*[.C103]+(1-[.C103])*[.A103]" office:value-type="float" office:value="169.824256199878" calcext:value-type="float">
            <text:p>170</text:p>
          </table:table-cell>
          <table:table-cell table:formula="of:=[.D103]-[.B103]" office:value-type="float" office:value="-21.2952438001225" calcext:value-type="float">
            <text:p>-2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3]" office:value-type="float" office:value="169.824256199878" calcext:value-type="float">
            <text:p>170</text:p>
          </table:table-cell>
          <table:table-cell table:style-name="ce6" table:formula="of:=[.B103]*0.99" office:value-type="float" office:value="189.208305" calcext:value-type="float">
            <text:p>189</text:p>
          </table:table-cell>
          <table:table-cell table:formula="of:=IF([.E103]=0; [.C103]; IF([.E103]&gt;0; [.C103]*(1+[.$E$1]); [.C103]*(1-[.$E$1])))" office:value-type="float" office:value="0.019798164454456" calcext:value-type="float">
            <text:p>0.0198</text:p>
          </table:table-cell>
          <table:table-cell table:formula="of:=[.B104]*[.C104]+(1-[.C104])*[.A104]" office:value-type="float" office:value="170.208024785816" calcext:value-type="float">
            <text:p>170</text:p>
          </table:table-cell>
          <table:table-cell table:formula="of:=[.D104]-[.B104]" office:value-type="float" office:value="-19.0002802141845" calcext:value-type="float">
            <text:p>-1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4]" office:value-type="float" office:value="170.208024785816" calcext:value-type="float">
            <text:p>170</text:p>
          </table:table-cell>
          <table:table-cell table:style-name="ce6" office:value-type="float" office:value="200" calcext:value-type="float">
            <text:p>200</text:p>
          </table:table-cell>
          <table:table-cell table:formula="of:=IF([.E104]=0; [.C104]; IF([.E104]&gt;0; [.C104]*(1+[.$E$1]); [.C104]*(1-[.$E$1])))" office:value-type="float" office:value="0.0178183480090104" calcext:value-type="float">
            <text:p>0.0178</text:p>
          </table:table-cell>
          <table:table-cell table:formula="of:=[.B105]*[.C105]+(1-[.C105])*[.A105]" office:value-type="float" office:value="170.738868568058" calcext:value-type="float">
            <text:p>171</text:p>
          </table:table-cell>
          <table:table-cell table:formula="of:=[.D105]-[.B105]" office:value-type="float" office:value="-29.2611314319423" calcext:value-type="float">
            <text:p>-2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5]" office:value-type="float" office:value="170.738868568058" calcext:value-type="float">
            <text:p>171</text:p>
          </table:table-cell>
          <table:table-cell table:style-name="ce6" office:value-type="float" office:value="188" calcext:value-type="float">
            <text:p>188</text:p>
          </table:table-cell>
          <table:table-cell table:formula="of:=IF([.E105]=0; [.C105]; IF([.E105]&gt;0; [.C105]*(1+[.$E$1]); [.C105]*(1-[.$E$1])))" office:value-type="float" office:value="0.0160365132081094" calcext:value-type="float">
            <text:p>0.0160</text:p>
          </table:table-cell>
          <table:table-cell table:formula="of:=[.B106]*[.C106]+(1-[.C106])*[.A106]" office:value-type="float" office:value="171.015676930253" calcext:value-type="float">
            <text:p>171</text:p>
          </table:table-cell>
          <table:table-cell table:formula="of:=[.D106]-[.B106]" office:value-type="float" office:value="-16.9843230697471" calcext:value-type="float">
            <text:p>-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6]" office:value-type="float" office:value="171.015676930253" calcext:value-type="float">
            <text:p>171</text:p>
          </table:table-cell>
          <table:table-cell table:style-name="ce6" table:formula="of:=[.B106]*0.99" office:value-type="float" office:value="186.12" calcext:value-type="float">
            <text:p>186</text:p>
          </table:table-cell>
          <table:table-cell table:formula="of:=IF([.E106]=0; [.C106]; IF([.E106]&gt;0; [.C106]*(1+[.$E$1]); [.C106]*(1-[.$E$1])))" office:value-type="float" office:value="0.0144328618872984" calcext:value-type="float">
            <text:p>0.0144</text:p>
          </table:table-cell>
          <table:table-cell table:formula="of:=[.B107]*[.C107]+(1-[.C107])*[.A107]" office:value-type="float" office:value="171.23367553902" calcext:value-type="float">
            <text:p>171</text:p>
          </table:table-cell>
          <table:table-cell table:formula="of:=[.D107]-[.B107]" office:value-type="float" office:value="-14.8863244609803" calcext:value-type="float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7]" office:value-type="float" office:value="171.23367553902" calcext:value-type="float">
            <text:p>171</text:p>
          </table:table-cell>
          <table:table-cell table:style-name="ce6" table:formula="of:=[.B107]*0.99" office:value-type="float" office:value="184.2588" calcext:value-type="float">
            <text:p>184</text:p>
          </table:table-cell>
          <table:table-cell table:formula="of:=IF([.E107]=0; [.C107]; IF([.E107]&gt;0; [.C107]*(1+[.$E$1]); [.C107]*(1-[.$E$1])))" office:value-type="float" office:value="0.0129895756985686" calcext:value-type="float">
            <text:p>0.0130</text:p>
          </table:table-cell>
          <table:table-cell table:formula="of:=[.B108]*[.C108]+(1-[.C108])*[.A108]" office:value-type="float" office:value="171.402866379189" calcext:value-type="float">
            <text:p>171</text:p>
          </table:table-cell>
          <table:table-cell table:formula="of:=[.D108]-[.B108]" office:value-type="float" office:value="-12.8559336208111" calcext:value-type="float">
            <text:p>-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8]" office:value-type="float" office:value="171.402866379189" calcext:value-type="float">
            <text:p>171</text:p>
          </table:table-cell>
          <table:table-cell table:style-name="ce6" office:value-type="float" office:value="185" calcext:value-type="float">
            <text:p>185</text:p>
          </table:table-cell>
          <table:table-cell table:formula="of:=IF([.E108]=0; [.C108]; IF([.E108]&gt;0; [.C108]*(1+[.$E$1]); [.C108]*(1-[.$E$1])))" office:value-type="float" office:value="0.0116906181287117" calcext:value-type="float">
            <text:p>0.0117</text:p>
          </table:table-cell>
          <table:table-cell table:formula="of:=[.B109]*[.C109]+(1-[.C109])*[.A109]" office:value-type="float" office:value="171.561825275995" calcext:value-type="float">
            <text:p>172</text:p>
          </table:table-cell>
          <table:table-cell table:formula="of:=[.D109]-[.B109]" office:value-type="float" office:value="-13.4381747240051" calcext:value-type="float">
            <text:p>-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9]" office:value-type="float" office:value="171.561825275995" calcext:value-type="float">
            <text:p>172</text:p>
          </table:table-cell>
          <table:table-cell table:style-name="ce6" table:formula="of:=[.B109]*0.99" office:value-type="float" office:value="183.15" calcext:value-type="float">
            <text:p>183</text:p>
          </table:table-cell>
          <table:table-cell table:formula="of:=IF([.E109]=0; [.C109]; IF([.E109]&gt;0; [.C109]*(1+[.$E$1]); [.C109]*(1-[.$E$1])))" office:value-type="float" office:value="0.0105215563158406" calcext:value-type="float">
            <text:p>0.0105</text:p>
          </table:table-cell>
          <table:table-cell table:formula="of:=[.B110]*[.C110]+(1-[.C110])*[.A110]" office:value-type="float" office:value="171.683750908951" calcext:value-type="float">
            <text:p>172</text:p>
          </table:table-cell>
          <table:table-cell table:formula="of:=[.D110]-[.B110]" office:value-type="float" office:value="-11.4662490910487" calcext:value-type="float">
            <text:p>-1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0]" office:value-type="float" office:value="171.683750908951" calcext:value-type="float">
            <text:p>172</text:p>
          </table:table-cell>
          <table:table-cell table:style-name="ce6" table:formula="of:=[.B110]*0.99" office:value-type="float" office:value="181.3185" calcext:value-type="float">
            <text:p>181</text:p>
          </table:table-cell>
          <table:table-cell table:formula="of:=IF([.E110]=0; [.C110]; IF([.E110]&gt;0; [.C110]*(1+[.$E$1]); [.C110]*(1-[.$E$1])))" office:value-type="float" office:value="0.0094694006842565" calcext:value-type="float">
            <text:p>0.0095</text:p>
          </table:table-cell>
          <table:table-cell table:formula="of:=[.B111]*[.C111]+(1-[.C111])*[.A111]" office:value-type="float" office:value="171.774986208587" calcext:value-type="float">
            <text:p>172</text:p>
          </table:table-cell>
          <table:table-cell table:formula="of:=[.D111]-[.B111]" office:value-type="float" office:value="-9.54351379141329" calcext:value-type="float">
            <text:p>-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1]" office:value-type="float" office:value="171.774986208587" calcext:value-type="float">
            <text:p>172</text:p>
          </table:table-cell>
          <table:table-cell table:style-name="ce6" table:formula="of:=[.B111]*0.99" office:value-type="float" office:value="179.505315" calcext:value-type="float">
            <text:p>180</text:p>
          </table:table-cell>
          <table:table-cell table:formula="of:=IF([.E111]=0; [.C111]; IF([.E111]&gt;0; [.C111]*(1+[.$E$1]); [.C111]*(1-[.$E$1])))" office:value-type="float" office:value="0.00852246061583085" calcext:value-type="float">
            <text:p>0.0085</text:p>
          </table:table-cell>
          <table:table-cell table:formula="of:=[.B112]*[.C112]+(1-[.C112])*[.A112]" office:value-type="float" office:value="171.840867631259" calcext:value-type="float">
            <text:p>172</text:p>
          </table:table-cell>
          <table:table-cell table:formula="of:=[.D112]-[.B112]" office:value-type="float" office:value="-7.66444736874104" calcext:value-type="float">
            <text:p>-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2]" office:value-type="float" office:value="171.840867631259" calcext:value-type="float">
            <text:p>172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2]=0; [.C112]; IF([.E112]&gt;0; [.C112]*(1+[.$E$1]); [.C112]*(1-[.$E$1])))" office:value-type="float" office:value="0.00767021455424777" calcext:value-type="float">
            <text:p>0.0077</text:p>
          </table:table-cell>
          <table:table-cell table:formula="of:=[.B113]*[.C113]+(1-[.C113])*[.A113]" office:value-type="float" office:value="171.903449927104" calcext:value-type="float">
            <text:p>172</text:p>
          </table:table-cell>
          <table:table-cell table:formula="of:=[.D113]-[.B113]" office:value-type="float" office:value="-8.09655007289629" calcext:value-type="float">
            <text:p>-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3]" office:value-type="float" office:value="171.903449927104" calcext:value-type="float">
            <text:p>172</text:p>
          </table:table-cell>
          <table:table-cell table:style-name="ce6" office:value-type="float" office:value="230" calcext:value-type="float">
            <text:p>230</text:p>
          </table:table-cell>
          <table:table-cell table:formula="of:=IF([.E113]=0; [.C113]; IF([.E113]&gt;0; [.C113]*(1+[.$E$1]); [.C113]*(1-[.$E$1])))" office:value-type="float" office:value="0.00690319309882299" calcext:value-type="float">
            <text:p>0.0069</text:p>
          </table:table-cell>
          <table:table-cell table:formula="of:=[.B114]*[.C114]+(1-[.C114])*[.A114]" office:value-type="float" office:value="172.304501630632" calcext:value-type="float">
            <text:p>172</text:p>
          </table:table-cell>
          <table:table-cell table:formula="of:=[.D114]-[.B114]" office:value-type="float" office:value="-57.6954983693677" calcext:value-type="float">
            <text:p>-5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4]" office:value-type="float" office:value="172.304501630632" calcext:value-type="float">
            <text:p>172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14]=0; [.C114]; IF([.E114]&gt;0; [.C114]*(1+[.$E$1]); [.C114]*(1-[.$E$1])))" office:value-type="float" office:value="0.00621287378894069" calcext:value-type="float">
            <text:p>0.0062</text:p>
          </table:table-cell>
          <table:table-cell table:formula="of:=[.B115]*[.C115]+(1-[.C115])*[.A115]" office:value-type="float" office:value="172.103797839187" calcext:value-type="float">
            <text:p>172</text:p>
          </table:table-cell>
          <table:table-cell table:formula="of:=[.D115]-[.B115]" office:value-type="float" office:value="32.1037978391866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5]" office:value-type="float" office:value="172.103797839187" calcext:value-type="float">
            <text:p>172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15]=0; [.C115]; IF([.E115]&gt;0; [.C115]*(1+[.$E$1]); [.C115]*(1-[.$E$1])))" office:value-type="float" office:value="0.00683416116783476" calcext:value-type="float">
            <text:p>0.0068</text:p>
          </table:table-cell>
          <table:table-cell table:formula="of:=[.B116]*[.C116]+(1-[.C116])*[.A116]" office:value-type="float" office:value="172.431128204081" calcext:value-type="float">
            <text:p>172</text:p>
          </table:table-cell>
          <table:table-cell table:formula="of:=[.D116]-[.B116]" office:value-type="float" office:value="-47.5688717959192" calcext:value-type="float">
            <text:p>-4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6]" office:value-type="float" office:value="172.431128204081" calcext:value-type="float">
            <text:p>172</text:p>
          </table:table-cell>
          <table:table-cell table:style-name="ce6" office:value-type="float" office:value="450" calcext:value-type="float">
            <text:p>450</text:p>
          </table:table-cell>
          <table:table-cell table:formula="of:=IF([.E116]=0; [.C116]; IF([.E116]&gt;0; [.C116]*(1+[.$E$1]); [.C116]*(1-[.$E$1])))" office:value-type="float" office:value="0.00615074505105129" calcext:value-type="float">
            <text:p>0.0062</text:p>
          </table:table-cell>
          <table:table-cell table:formula="of:=[.B117]*[.C117]+(1-[.C117])*[.A117]" office:value-type="float" office:value="174.138383568605" calcext:value-type="float">
            <text:p>174</text:p>
          </table:table-cell>
          <table:table-cell table:formula="of:=[.D117]-[.B117]" office:value-type="float" office:value="-275.861616431394" calcext:value-type="float">
            <text:p>-27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7]" office:value-type="float" office:value="174.138383568605" calcext:value-type="float">
            <text:p>174</text:p>
          </table:table-cell>
          <table:table-cell table:style-name="ce6" office:value-type="float" office:value="150" calcext:value-type="float">
            <text:p>150</text:p>
          </table:table-cell>
          <table:table-cell table:formula="of:=IF([.E117]=0; [.C117]; IF([.E117]&gt;0; [.C117]*(1+[.$E$1]); [.C117]*(1-[.$E$1])))" office:value-type="float" office:value="0.00553567054594616" calcext:value-type="float">
            <text:p>0.0055</text:p>
          </table:table-cell>
          <table:table-cell table:formula="of:=[.B118]*[.C118]+(1-[.C118])*[.A118]" office:value-type="float" office:value="174.004761429658" calcext:value-type="float">
            <text:p>174</text:p>
          </table:table-cell>
          <table:table-cell table:formula="of:=[.D118]-[.B118]" office:value-type="float" office:value="24.004761429658" calcext:value-type="float">
            <text:p>2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8]" office:value-type="float" office:value="174.004761429658" calcext:value-type="float">
            <text:p>174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8]=0; [.C118]; IF([.E118]&gt;0; [.C118]*(1+[.$E$1]); [.C118]*(1-[.$E$1])))" office:value-type="float" office:value="0.00608923760054077" calcext:value-type="float">
            <text:p>0.0061</text:p>
          </table:table-cell>
          <table:table-cell table:formula="of:=[.B119]*[.C119]+(1-[.C119])*[.A119]" office:value-type="float" office:value="174.041267861785" calcext:value-type="float">
            <text:p>174</text:p>
          </table:table-cell>
          <table:table-cell table:formula="of:=[.D119]-[.B119]" office:value-type="float" office:value="-5.95873213821525" calcext:value-type="float">
            <text:p>-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9]" office:value-type="float" office:value="174.041267861785" calcext:value-type="float">
            <text:p>174</text:p>
          </table:table-cell>
          <table:table-cell table:style-name="ce6" table:formula="of:=[.B119]*0.99" office:value-type="float" office:value="178.2" calcext:value-type="float">
            <text:p>178</text:p>
          </table:table-cell>
          <table:table-cell table:formula="of:=IF([.E119]=0; [.C119]; IF([.E119]&gt;0; [.C119]*(1+[.$E$1]); [.C119]*(1-[.$E$1])))" office:value-type="float" office:value="0.0054803138404867" calcext:value-type="float">
            <text:p>0.0055</text:p>
          </table:table-cell>
          <table:table-cell table:formula="of:=[.B120]*[.C120]+(1-[.C120])*[.A120]" office:value-type="float" office:value="174.064059019081" calcext:value-type="float">
            <text:p>174</text:p>
          </table:table-cell>
          <table:table-cell table:formula="of:=[.D120]-[.B120]" office:value-type="float" office:value="-4.13594098091932" calcext:value-type="float">
            <text:p>-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0]" office:value-type="float" office:value="174.064059019081" calcext:value-type="float">
            <text:p>174</text:p>
          </table:table-cell>
          <table:table-cell table:style-name="ce6" office:value-type="float" office:value="100" calcext:value-type="float">
            <text:p>100</text:p>
          </table:table-cell>
          <table:table-cell table:formula="of:=IF([.E120]=0; [.C120]; IF([.E120]&gt;0; [.C120]*(1+[.$E$1]); [.C120]*(1-[.$E$1])))" office:value-type="float" office:value="0.00493228245643803" calcext:value-type="float">
            <text:p>0.0049</text:p>
          </table:table-cell>
          <table:table-cell table:formula="of:=[.B121]*[.C121]+(1-[.C121])*[.A121]" office:value-type="float" office:value="173.698754160128" calcext:value-type="float">
            <text:p>174</text:p>
          </table:table-cell>
          <table:table-cell table:formula="of:=[.D121]-[.B121]" office:value-type="float" office:value="73.6987541601283" calcext:value-type="float">
            <text:p>7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1]" office:value-type="float" office:value="173.698754160128" calcext:value-type="float">
            <text:p>174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21]=0; [.C121]; IF([.E121]&gt;0; [.C121]*(1+[.$E$1]); [.C121]*(1-[.$E$1])))" office:value-type="float" office:value="0.00542551070208183" calcext:value-type="float">
            <text:p>0.0054</text:p>
          </table:table-cell>
          <table:table-cell table:formula="of:=[.B122]*[.C122]+(1-[.C122])*[.A122]" office:value-type="float" office:value="173.678686529848" calcext:value-type="float">
            <text:p>174</text:p>
          </table:table-cell>
          <table:table-cell table:formula="of:=[.D122]-[.B122]" office:value-type="float" office:value="3.67868652984811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2]" office:value-type="float" office:value="173.678686529848" calcext:value-type="float">
            <text:p>174</text:p>
          </table:table-cell>
          <table:table-cell table:style-name="ce6" table:formula="of:=[.B122]*0.99" office:value-type="float" office:value="168.3" calcext:value-type="float">
            <text:p>168</text:p>
          </table:table-cell>
          <table:table-cell table:formula="of:=IF([.E122]=0; [.C122]; IF([.E122]&gt;0; [.C122]*(1+[.$E$1]); [.C122]*(1-[.$E$1])))" office:value-type="float" office:value="0.00596806177229001" calcext:value-type="float">
            <text:p>0.0060</text:p>
          </table:table-cell>
          <table:table-cell table:formula="of:=[.B123]*[.C123]+(1-[.C123])*[.A123]" office:value-type="float" office:value="173.646586196384" calcext:value-type="float">
            <text:p>174</text:p>
          </table:table-cell>
          <table:table-cell table:formula="of:=[.D123]-[.B123]" office:value-type="float" office:value="5.3465861963841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3]" office:value-type="float" office:value="173.646586196384" calcext:value-type="float">
            <text:p>174</text:p>
          </table:table-cell>
          <table:table-cell table:style-name="ce6" table:formula="of:=[.B123]*0.99" office:value-type="float" office:value="166.617" calcext:value-type="float">
            <text:p>167</text:p>
          </table:table-cell>
          <table:table-cell table:formula="of:=IF([.E123]=0; [.C123]; IF([.E123]&gt;0; [.C123]*(1+[.$E$1]); [.C123]*(1-[.$E$1])))" office:value-type="float" office:value="0.00656486794951902" calcext:value-type="float">
            <text:p>0.0066</text:p>
          </table:table-cell>
          <table:table-cell table:formula="of:=[.B124]*[.C124]+(1-[.C124])*[.A124]" office:value-type="float" office:value="173.600437891265" calcext:value-type="float">
            <text:p>174</text:p>
          </table:table-cell>
          <table:table-cell table:formula="of:=[.D124]-[.B124]" office:value-type="float" office:value="6.98343789126511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4]" office:value-type="float" office:value="173.600437891265" calcext:value-type="float">
            <text:p>174</text:p>
          </table:table-cell>
          <table:table-cell table:style-name="ce6" table:formula="of:=[.B124]*0.99" office:value-type="float" office:value="164.95083" calcext:value-type="float">
            <text:p>165</text:p>
          </table:table-cell>
          <table:table-cell table:formula="of:=IF([.E124]=0; [.C124]; IF([.E124]&gt;0; [.C124]*(1+[.$E$1]); [.C124]*(1-[.$E$1])))" office:value-type="float" office:value="0.00722135474447092" calcext:value-type="float">
            <text:p>0.0072</text:p>
          </table:table-cell>
          <table:table-cell table:formula="of:=[.B125]*[.C125]+(1-[.C125])*[.A125]" office:value-type="float" office:value="173.537976004282" calcext:value-type="float">
            <text:p>174</text:p>
          </table:table-cell>
          <table:table-cell table:formula="of:=[.D125]-[.B125]" office:value-type="float" office:value="8.5871460042816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5]" office:value-type="float" office:value="173.537976004282" calcext:value-type="float">
            <text:p>174</text:p>
          </table:table-cell>
          <table:table-cell table:style-name="ce6" table:formula="of:=[.B125]*0.99" office:value-type="float" office:value="163.3013217" calcext:value-type="float">
            <text:p>163</text:p>
          </table:table-cell>
          <table:table-cell table:formula="of:=IF([.E125]=0; [.C125]; IF([.E125]&gt;0; [.C125]*(1+[.$E$1]); [.C125]*(1-[.$E$1])))" office:value-type="float" office:value="0.00794349021891801" calcext:value-type="float">
            <text:p>0.0079</text:p>
          </table:table-cell>
          <table:table-cell table:formula="of:=[.B126]*[.C126]+(1-[.C126])*[.A126]" office:value-type="float" office:value="173.456661240941" calcext:value-type="float">
            <text:p>173</text:p>
          </table:table-cell>
          <table:table-cell table:formula="of:=[.D126]-[.B126]" office:value-type="float" office:value="10.1553395409412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6]" office:value-type="float" office:value="173.456661240941" calcext:value-type="float">
            <text:p>173</text:p>
          </table:table-cell>
          <table:table-cell table:style-name="ce6" table:formula="of:=[.B126]*0.99" office:value-type="float" office:value="161.668308483" calcext:value-type="float">
            <text:p>162</text:p>
          </table:table-cell>
          <table:table-cell table:formula="of:=IF([.E126]=0; [.C126]; IF([.E126]&gt;0; [.C126]*(1+[.$E$1]); [.C126]*(1-[.$E$1])))" office:value-type="float" office:value="0.00873783924080981" calcext:value-type="float">
            <text:p>0.0087</text:p>
          </table:table-cell>
          <table:table-cell table:formula="of:=[.B127]*[.C127]+(1-[.C127])*[.A127]" office:value-type="float" office:value="173.353656509628" calcext:value-type="float">
            <text:p>173</text:p>
          </table:table-cell>
          <table:table-cell table:formula="of:=[.D127]-[.B127]" office:value-type="float" office:value="11.6853480266284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7]" office:value-type="float" office:value="173.353656509628" calcext:value-type="float">
            <text:p>173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27]=0; [.C127]; IF([.E127]&gt;0; [.C127]*(1+[.$E$1]); [.C127]*(1-[.$E$1])))" office:value-type="float" office:value="0.00961162316489079" calcext:value-type="float">
            <text:p>0.0096</text:p>
          </table:table-cell>
          <table:table-cell table:formula="of:=[.B128]*[.C128]+(1-[.C128])*[.A128]" office:value-type="float" office:value="173.513654890331" calcext:value-type="float">
            <text:p>174</text:p>
          </table:table-cell>
          <table:table-cell table:formula="of:=[.D128]-[.B128]" office:value-type="float" office:value="-16.4863451096689" calcext:value-type="float">
            <text:p>-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8]" office:value-type="float" office:value="173.513654890331" calcext:value-type="float">
            <text:p>174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28]=0; [.C128]; IF([.E128]&gt;0; [.C128]*(1+[.$E$1]); [.C128]*(1-[.$E$1])))" office:value-type="float" office:value="0.00865046084840172" calcext:value-type="float">
            <text:p>0.0087</text:p>
          </table:table-cell>
          <table:table-cell table:formula="of:=[.B129]*[.C129]+(1-[.C129])*[.A129]" office:value-type="float" office:value="173.915783198688" calcext:value-type="float">
            <text:p>174</text:p>
          </table:table-cell>
          <table:table-cell table:formula="of:=[.D129]-[.B129]" office:value-type="float" office:value="-46.0842168013124" calcext:value-type="float">
            <text:p>-4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9]" office:value-type="float" office:value="173.915783198688" calcext:value-type="float">
            <text:p>174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29]=0; [.C129]; IF([.E129]&gt;0; [.C129]*(1+[.$E$1]); [.C129]*(1-[.$E$1])))" office:value-type="float" office:value="0.00778541476356154" calcext:value-type="float">
            <text:p>0.0078</text:p>
          </table:table-cell>
          <table:table-cell table:formula="of:=[.B130]*[.C130]+(1-[.C130])*[.A130]" office:value-type="float" office:value="173.651734759455" calcext:value-type="float">
            <text:p>174</text:p>
          </table:table-cell>
          <table:table-cell table:formula="of:=[.D130]-[.B130]" office:value-type="float" office:value="33.6517347594548" calcext:value-type="float">
            <text:p>3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0]" office:value-type="float" office:value="173.651734759455" calcext:value-type="float">
            <text:p>174</text:p>
          </table:table-cell>
          <table:table-cell table:style-name="ce6" office:value-type="float" office:value="135" calcext:value-type="float">
            <text:p>135</text:p>
          </table:table-cell>
          <table:table-cell table:formula="of:=IF([.E130]=0; [.C130]; IF([.E130]&gt;0; [.C130]*(1+[.$E$1]); [.C130]*(1-[.$E$1])))" office:value-type="float" office:value="0.0085639562399177" calcext:value-type="float">
            <text:p>0.0086</text:p>
          </table:table-cell>
          <table:table-cell table:formula="of:=[.B131]*[.C131]+(1-[.C131])*[.A131]" office:value-type="float" office:value="173.320722994378" calcext:value-type="float">
            <text:p>173</text:p>
          </table:table-cell>
          <table:table-cell table:formula="of:=[.D131]-[.B131]" office:value-type="float" office:value="38.3207229943779" calcext:value-type="float">
            <text:p>3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1]" office:value-type="float" office:value="173.320722994378" calcext:value-type="float">
            <text:p>173</text:p>
          </table:table-cell>
          <table:table-cell table:style-name="ce6" office:value-type="float" office:value="160" calcext:value-type="float">
            <text:p>160</text:p>
          </table:table-cell>
          <table:table-cell table:formula="of:=IF([.E131]=0; [.C131]; IF([.E131]&gt;0; [.C131]*(1+[.$E$1]); [.C131]*(1-[.$E$1])))" office:value-type="float" office:value="0.00942035186390947" calcext:value-type="float">
            <text:p>0.0094</text:p>
          </table:table-cell>
          <table:table-cell table:formula="of:=[.B132]*[.C132]+(1-[.C132])*[.A132]" office:value-type="float" office:value="173.195237096689" calcext:value-type="float">
            <text:p>173</text:p>
          </table:table-cell>
          <table:table-cell table:formula="of:=[.D132]-[.B132]" office:value-type="float" office:value="13.1952370966892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2]" office:value-type="float" office:value="173.195237096689" calcext:value-type="float">
            <text:p>173</text:p>
          </table:table-cell>
          <table:table-cell table:style-name="ce6" table:formula="of:=[.B132]*0.99" office:value-type="float" office:value="158.4" calcext:value-type="float">
            <text:p>158</text:p>
          </table:table-cell>
          <table:table-cell table:formula="of:=IF([.E132]=0; [.C132]; IF([.E132]&gt;0; [.C132]*(1+[.$E$1]); [.C132]*(1-[.$E$1])))" office:value-type="float" office:value="0.0103623870503004" calcext:value-type="float">
            <text:p>0.0104</text:p>
          </table:table-cell>
          <table:table-cell table:formula="of:=[.B133]*[.C133]+(1-[.C133])*[.A133]" office:value-type="float" office:value="173.041923123392" calcext:value-type="float">
            <text:p>173</text:p>
          </table:table-cell>
          <table:table-cell table:formula="of:=[.D133]-[.B133]" office:value-type="float" office:value="14.6419231233923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3]" office:value-type="float" office:value="173.041923123392" calcext:value-type="float">
            <text:p>173</text:p>
          </table:table-cell>
          <table:table-cell table:style-name="ce6" table:formula="of:=[.B133]*0.99" office:value-type="float" office:value="156.816" calcext:value-type="float">
            <text:p>157</text:p>
          </table:table-cell>
          <table:table-cell table:formula="of:=IF([.E133]=0; [.C133]; IF([.E133]&gt;0; [.C133]*(1+[.$E$1]); [.C133]*(1-[.$E$1])))" office:value-type="float" office:value="0.0113986257553305" calcext:value-type="float">
            <text:p>0.0114</text:p>
          </table:table-cell>
          <table:table-cell table:formula="of:=[.B134]*[.C134]+(1-[.C134])*[.A134]" office:value-type="float" office:value="172.856969898174" calcext:value-type="float">
            <text:p>173</text:p>
          </table:table-cell>
          <table:table-cell table:formula="of:=[.D134]-[.B134]" office:value-type="float" office:value="16.040969898174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4]" office:value-type="float" office:value="172.856969898174" calcext:value-type="float">
            <text:p>173</text:p>
          </table:table-cell>
          <table:table-cell table:style-name="ce6" table:formula="of:=[.B134]*0.99" office:value-type="float" office:value="155.24784" calcext:value-type="float">
            <text:p>155</text:p>
          </table:table-cell>
          <table:table-cell table:formula="of:=IF([.E134]=0; [.C134]; IF([.E134]&gt;0; [.C134]*(1+[.$E$1]); [.C134]*(1-[.$E$1])))" office:value-type="float" office:value="0.0125384883308635" calcext:value-type="float">
            <text:p>0.0125</text:p>
          </table:table-cell>
          <table:table-cell table:formula="of:=[.B135]*[.C135]+(1-[.C135])*[.A135]" office:value-type="float" office:value="172.636178028429" calcext:value-type="float">
            <text:p>173</text:p>
          </table:table-cell>
          <table:table-cell table:formula="of:=[.D135]-[.B135]" office:value-type="float" office:value="17.3883380284291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5]" office:value-type="float" office:value="172.636178028429" calcext:value-type="float">
            <text:p>173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35]=0; [.C135]; IF([.E135]&gt;0; [.C135]*(1+[.$E$1]); [.C135]*(1-[.$E$1])))" office:value-type="float" office:value="0.0137923371639499" calcext:value-type="float">
            <text:p>0.0138</text:p>
          </table:table-cell>
          <table:table-cell table:formula="of:=[.B136]*[.C136]+(1-[.C136])*[.A136]" office:value-type="float" office:value="172.599818972237" calcext:value-type="float">
            <text:p>173</text:p>
          </table:table-cell>
          <table:table-cell table:formula="of:=[.D136]-[.B136]" office:value-type="float" office:value="2.59981897223679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6]" office:value-type="float" office:value="172.599818972237" calcext:value-type="float">
            <text:p>173</text:p>
          </table:table-cell>
          <table:table-cell table:style-name="ce6" office:value-type="float" office:value="152" calcext:value-type="float">
            <text:p>152</text:p>
          </table:table-cell>
          <table:table-cell table:formula="of:=IF([.E136]=0; [.C136]; IF([.E136]&gt;0; [.C136]*(1+[.$E$1]); [.C136]*(1-[.$E$1])))" office:value-type="float" office:value="0.0151715708803448" calcext:value-type="float">
            <text:p>0.0152</text:p>
          </table:table-cell>
          <table:table-cell table:formula="of:=[.B137]*[.C137]+(1-[.C137])*[.A137]" office:value-type="float" office:value="172.287287358577" calcext:value-type="float">
            <text:p>172</text:p>
          </table:table-cell>
          <table:table-cell table:formula="of:=[.D137]-[.B137]" office:value-type="float" office:value="20.2872873585772" calcext:value-type="float">
            <text:p>2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7]" office:value-type="float" office:value="172.287287358577" calcext:value-type="float">
            <text:p>172</text:p>
          </table:table-cell>
          <table:table-cell table:style-name="ce6" table:formula="of:=[.B137]*0.99" office:value-type="float" office:value="150.48" calcext:value-type="float">
            <text:p>150</text:p>
          </table:table-cell>
          <table:table-cell table:formula="of:=IF([.E137]=0; [.C137]; IF([.E137]&gt;0; [.C137]*(1+[.$E$1]); [.C137]*(1-[.$E$1])))" office:value-type="float" office:value="0.0166887279683793" calcext:value-type="float">
            <text:p>0.0167</text:p>
          </table:table-cell>
          <table:table-cell table:formula="of:=[.B138]*[.C138]+(1-[.C138])*[.A138]" office:value-type="float" office:value="171.923351472122" calcext:value-type="float">
            <text:p>172</text:p>
          </table:table-cell>
          <table:table-cell table:formula="of:=[.D138]-[.B138]" office:value-type="float" office:value="21.4433514721217" calcext:value-type="float">
            <text:p>2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8]" office:value-type="float" office:value="171.923351472122" calcext:value-type="float">
            <text:p>172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38]=0; [.C138]; IF([.E138]&gt;0; [.C138]*(1+[.$E$1]); [.C138]*(1-[.$E$1])))" office:value-type="float" office:value="0.0183576007652173" calcext:value-type="float">
            <text:p>0.0184</text:p>
          </table:table-cell>
          <table:table-cell table:formula="of:=[.B139]*[.C139]+(1-[.C139])*[.A139]" office:value-type="float" office:value="172.25519536897" calcext:value-type="float">
            <text:p>172</text:p>
          </table:table-cell>
          <table:table-cell table:formula="of:=[.D139]-[.B139]" office:value-type="float" office:value="-17.7448046310304" calcext:value-type="float">
            <text:p>-1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9]" office:value-type="float" office:value="172.25519536897" calcext:value-type="float">
            <text:p>172</text:p>
          </table:table-cell>
          <table:table-cell table:style-name="ce6" office:value-type="float" office:value="120" calcext:value-type="float">
            <text:p>120</text:p>
          </table:table-cell>
          <table:table-cell table:formula="of:=IF([.E139]=0; [.C139]; IF([.E139]&gt;0; [.C139]*(1+[.$E$1]); [.C139]*(1-[.$E$1])))" office:value-type="float" office:value="0.0165218406886955" calcext:value-type="float">
            <text:p>0.0165</text:p>
          </table:table-cell>
          <table:table-cell table:formula="of:=[.B140]*[.C140]+(1-[.C140])*[.A140]" office:value-type="float" office:value="171.391843355927" calcext:value-type="float">
            <text:p>171</text:p>
          </table:table-cell>
          <table:table-cell table:formula="of:=[.D140]-[.B140]" office:value-type="float" office:value="51.3918433559268" calcext:value-type="float">
            <text:p>5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0]" office:value-type="float" office:value="171.391843355927" calcext:value-type="float">
            <text:p>171</text:p>
          </table:table-cell>
          <table:table-cell table:style-name="ce6" office:value-type="float" office:value="148" calcext:value-type="float">
            <text:p>148</text:p>
          </table:table-cell>
          <table:table-cell table:formula="of:=IF([.E140]=0; [.C140]; IF([.E140]&gt;0; [.C140]*(1+[.$E$1]); [.C140]*(1-[.$E$1])))" office:value-type="float" office:value="0.0181740247575651" calcext:value-type="float">
            <text:p>0.0182</text:p>
          </table:table-cell>
          <table:table-cell table:formula="of:=[.B141]*[.C141]+(1-[.C141])*[.A141]" office:value-type="float" office:value="170.966719415651" calcext:value-type="float">
            <text:p>171</text:p>
          </table:table-cell>
          <table:table-cell table:formula="of:=[.D141]-[.B141]" office:value-type="float" office:value="22.9667194156511" calcext:value-type="float">
            <text:p>2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1]" office:value-type="float" office:value="170.966719415651" calcext:value-type="float">
            <text:p>171</text:p>
          </table:table-cell>
          <table:table-cell table:style-name="ce6" table:formula="of:=[.B141]*0.99" office:value-type="float" office:value="146.52" calcext:value-type="float">
            <text:p>147</text:p>
          </table:table-cell>
          <table:table-cell table:formula="of:=IF([.E141]=0; [.C141]; IF([.E141]&gt;0; [.C141]*(1+[.$E$1]); [.C141]*(1-[.$E$1])))" office:value-type="float" office:value="0.0199914272333216" calcext:value-type="float">
            <text:p>0.0200</text:p>
          </table:table-cell>
          <table:table-cell table:formula="of:=[.B142]*[.C142]+(1-[.C142])*[.A142]" office:value-type="float" office:value="170.47799460336" calcext:value-type="float">
            <text:p>170</text:p>
          </table:table-cell>
          <table:table-cell table:formula="of:=[.D142]-[.B142]" office:value-type="float" office:value="23.9579946033597" calcext:value-type="float">
            <text:p>2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2]" office:value-type="float" office:value="170.47799460336" calcext:value-type="float">
            <text:p>170</text:p>
          </table:table-cell>
          <table:table-cell table:style-name="ce6" table:formula="of:=[.B142]*0.99" office:value-type="float" office:value="145.0548" calcext:value-type="float">
            <text:p>145</text:p>
          </table:table-cell>
          <table:table-cell table:formula="of:=IF([.E142]=0; [.C142]; IF([.E142]&gt;0; [.C142]*(1+[.$E$1]); [.C142]*(1-[.$E$1])))" office:value-type="float" office:value="0.0219905699566538" calcext:value-type="float">
            <text:p>0.0220</text:p>
          </table:table-cell>
          <table:table-cell table:formula="of:=[.B143]*[.C143]+(1-[.C143])*[.A143]" office:value-type="float" office:value="169.918924063913" calcext:value-type="float">
            <text:p>170</text:p>
          </table:table-cell>
          <table:table-cell table:formula="of:=[.D143]-[.B143]" office:value-type="float" office:value="24.8641240639129" calcext:value-type="float">
            <text:p>2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3]" office:value-type="float" office:value="169.918924063913" calcext:value-type="float">
            <text:p>170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43]=0; [.C143]; IF([.E143]&gt;0; [.C143]*(1+[.$E$1]); [.C143]*(1-[.$E$1])))" office:value-type="float" office:value="0.0241896269523192" calcext:value-type="float">
            <text:p>0.0242</text:p>
          </table:table-cell>
          <table:table-cell table:formula="of:=[.B144]*[.C144]+(1-[.C144])*[.A144]" office:value-type="float" office:value="170.162781530085" calcext:value-type="float">
            <text:p>170</text:p>
          </table:table-cell>
          <table:table-cell table:formula="of:=[.D144]-[.B144]" office:value-type="float" office:value="-9.83721846991514" calcext:value-type="float">
            <text:p>-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4]" office:value-type="float" office:value="170.162781530085" calcext:value-type="float">
            <text:p>170</text:p>
          </table:table-cell>
          <table:table-cell table:style-name="ce6" office:value-type="float" office:value="90" calcext:value-type="float">
            <text:p>90</text:p>
          </table:table-cell>
          <table:table-cell table:formula="of:=IF([.E144]=0; [.C144]; IF([.E144]&gt;0; [.C144]*(1+[.$E$1]); [.C144]*(1-[.$E$1])))" office:value-type="float" office:value="0.0217706642570872" calcext:value-type="float">
            <text:p>0.0218</text:p>
          </table:table-cell>
          <table:table-cell table:formula="of:=[.B145]*[.C145]+(1-[.C145])*[.A145]" office:value-type="float" office:value="168.417584527479" calcext:value-type="float">
            <text:p>168</text:p>
          </table:table-cell>
          <table:table-cell table:formula="of:=[.D145]-[.B145]" office:value-type="float" office:value="78.4175845274791" calcext:value-type="float">
            <text:p>7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5]" office:value-type="float" office:value="168.417584527479" calcext:value-type="float">
            <text:p>168</text:p>
          </table:table-cell>
          <table:table-cell table:style-name="ce6" office:value-type="float" office:value="142" calcext:value-type="float">
            <text:p>142</text:p>
          </table:table-cell>
          <table:table-cell table:formula="of:=IF([.E145]=0; [.C145]; IF([.E145]&gt;0; [.C145]*(1+[.$E$1]); [.C145]*(1-[.$E$1])))" office:value-type="float" office:value="0.023947730682796" calcext:value-type="float">
            <text:p>0.0239</text:p>
          </table:table-cell>
          <table:table-cell table:formula="of:=[.B146]*[.C146]+(1-[.C146])*[.A146]" office:value-type="float" office:value="167.784943327925" calcext:value-type="float">
            <text:p>168</text:p>
          </table:table-cell>
          <table:table-cell table:formula="of:=[.D146]-[.B146]" office:value-type="float" office:value="25.7849433279251" calcext:value-type="float">
            <text:p>2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6]" office:value-type="float" office:value="167.784943327925" calcext:value-type="float">
            <text:p>168</text:p>
          </table:table-cell>
          <table:table-cell table:style-name="ce6" table:formula="of:=[.B146]*0.99" office:value-type="float" office:value="140.58" calcext:value-type="float">
            <text:p>141</text:p>
          </table:table-cell>
          <table:table-cell table:formula="of:=IF([.E146]=0; [.C146]; IF([.E146]&gt;0; [.C146]*(1+[.$E$1]); [.C146]*(1-[.$E$1])))" office:value-type="float" office:value="0.0263425037510756" calcext:value-type="float">
            <text:p>0.0263</text:p>
          </table:table-cell>
          <table:table-cell table:formula="of:=[.B147]*[.C147]+(1-[.C147])*[.A147]" office:value-type="float" office:value="167.068297006261" calcext:value-type="float">
            <text:p>167</text:p>
          </table:table-cell>
          <table:table-cell table:formula="of:=[.D147]-[.B147]" office:value-type="float" office:value="26.4882970062614" calcext:value-type="float">
            <text:p>2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7]" office:value-type="float" office:value="167.068297006261" calcext:value-type="float">
            <text:p>167</text:p>
          </table:table-cell>
          <table:table-cell table:style-name="ce6" table:formula="of:=[.B147]*0.99" office:value-type="float" office:value="139.1742" calcext:value-type="float">
            <text:p>139</text:p>
          </table:table-cell>
          <table:table-cell table:formula="of:=IF([.E147]=0; [.C147]; IF([.E147]&gt;0; [.C147]*(1+[.$E$1]); [.C147]*(1-[.$E$1])))" office:value-type="float" office:value="0.0289767541261831" calcext:value-type="float">
            <text:p>0.0290</text:p>
          </table:table-cell>
          <table:table-cell table:formula="of:=[.B148]*[.C148]+(1-[.C148])*[.A148]" office:value-type="float" office:value="166.260016615739" calcext:value-type="float">
            <text:p>166</text:p>
          </table:table-cell>
          <table:table-cell table:formula="of:=[.D148]-[.B148]" office:value-type="float" office:value="27.085816615739" calcext:value-type="float">
            <text:p>2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8]" office:value-type="float" office:value="166.260016615739" calcext:value-type="float">
            <text:p>166</text:p>
          </table:table-cell>
          <table:table-cell table:style-name="ce6" table:formula="of:=[.B148]*0.99" office:value-type="float" office:value="137.782458" calcext:value-type="float">
            <text:p>138</text:p>
          </table:table-cell>
          <table:table-cell table:formula="of:=IF([.E148]=0; [.C148]; IF([.E148]&gt;0; [.C148]*(1+[.$E$1]); [.C148]*(1-[.$E$1])))" office:value-type="float" office:value="0.0318744295388014" calcext:value-type="float">
            <text:p>0.0319</text:p>
          </table:table-cell>
          <table:table-cell table:formula="of:=[.B149]*[.C149]+(1-[.C149])*[.A149]" office:value-type="float" office:value="165.352310680205" calcext:value-type="float">
            <text:p>165</text:p>
          </table:table-cell>
          <table:table-cell table:formula="of:=[.D149]-[.B149]" office:value-type="float" office:value="27.5698526802046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9]" office:value-type="float" office:value="165.352310680205" calcext:value-type="float">
            <text:p>165</text:p>
          </table:table-cell>
          <table:table-cell table:style-name="ce6" table:formula="of:=[.B149]*0.99" office:value-type="float" office:value="136.40463342" calcext:value-type="float">
            <text:p>136</text:p>
          </table:table-cell>
          <table:table-cell table:formula="of:=IF([.E149]=0; [.C149]; IF([.E149]&gt;0; [.C149]*(1+[.$E$1]); [.C149]*(1-[.$E$1])))" office:value-type="float" office:value="0.0350618724926816" calcext:value-type="float">
            <text:p>0.0351</text:p>
          </table:table-cell>
          <table:table-cell table:formula="of:=[.B150]*[.C150]+(1-[.C150])*[.A150]" office:value-type="float" office:value="164.337350911148" calcext:value-type="float">
            <text:p>164</text:p>
          </table:table-cell>
          <table:table-cell table:formula="of:=[.D150]-[.B150]" office:value-type="float" office:value="27.932717491148" calcext:value-type="float">
            <text:p>28</text:p>
          </table:table-cell>
          <table:table-cell table:style-name="Default"/>
          <table:table-cell table:number-columns-repeated="3"/>
        </table:table-row>
      </table:table>
      <table:table table:name="Simplified Kalman - Smarter Varying Gain (in development)" table:style-name="ta1">
        <table:shapes>
          <draw:frame draw:z-index="0" draw:style-name="gr1" draw:text-style-name="P1" svg:width="800.76pt" svg:height="562.51pt" svg:x="352.94pt" svg:y="125.26pt">
            <draw:object draw:notify-on-update-of-ranges="'Simplified Kalman - Smarter Varying Gain (in development)'.B3:'Simplified Kalman - Smarter Varying Gain (in development)'.B3 'Simplified Kalman - Smarter Varying Gain (in development)'.B4:'Simplified Kalman - Smarter Varying Gain (in development)'.B150 'Simplified Kalman - Smarter Varying Gain (in development)'.D3:'Simplified Kalman - Smarter Varying Gain (in development)'.D3 'Simplified Kalman - Smarter Varying Gain (in development)'.D4:'Simplified Kalman - Smarter Varying Gain (in development)'.D150 'Simplified Kalman - Smarter Varying Gain (in development)'.E3:'Simplified Kalman - Smarter Varying Gain (in development)'.E3 'Simplified Kalman - Smarter Varying Gain (in development)'.E4:'Simplified Kalman - Smarter Varying Gain (in development)'.E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0"/>
        <table:table-column table:style-name="co2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>
            <text:p>Starting Kalman Gain: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2"/>
          <table:table-cell table:style-name="ce1" office:value-type="string" calcext:value-type="string">
            <text:p>Gain Adjustment Factor</text:p>
          </table:table-cell>
          <table:table-cell table:style-name="ce5" office:value-type="float" office:value="0.01" calcext:value-type="float">
            <text:p>0.01</text:p>
          </table:table-cell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6"/>
          <table:table-cell table:style-name="ce8" table:number-columns-repeated="3"/>
        </table:table-row>
        <table:table-row table:style-name="ro4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Kalman Gai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$B$1]" office:value-type="float" office:value="0.2" calcext:value-type="float">
            <text:p>0.2000</text:p>
          </table:table-cell>
          <table:table-cell table:formula="of:=[.B4]*[.C4]+(1-[.C4])*[.A4]" office:value-type="float" office:value="100" calcext:value-type="float">
            <text:p>100</text:p>
          </table:table-cell>
          <table:table-cell table:formula="of:=[.D4]-[.B4]" office:value-type="float" office:value="0" calcext:value-type="float">
            <text:p>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D4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E4]=0; [.C4]; IF([.E4]&gt;0; [.C4]*(1+[.$E$1]); [.C4]*(1-[.$E$1])))" office:value-type="float" office:value="0.2" calcext:value-type="float">
            <text:p>0.2000</text:p>
          </table:table-cell>
          <table:table-cell table:formula="of:=[.B5]*[.C5]+(1-[.C5])*[.A5]" office:value-type="float" office:value="102" calcext:value-type="float">
            <text:p>102</text:p>
          </table:table-cell>
          <table:table-cell table:formula="of:=[.D5]-[.B5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5]"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formula="of:=IF([.E5]=0; [.C5]; IF([.E5]&gt;0; [.C5]*(1+[.$E$1]); [.C5]*(1-[.$E$1])))" office:value-type="float" office:value="0.198" calcext:value-type="float">
            <text:p>0.1980</text:p>
          </table:table-cell>
          <table:table-cell table:formula="of:=[.B6]*[.C6]+(1-[.C6])*[.A6]" office:value-type="float" office:value="105.564" calcext:value-type="float">
            <text:p>106</text:p>
          </table:table-cell>
          <table:table-cell table:formula="of:=[.D6]-[.B6]" office:value-type="float" office:value="-14.436" calcext:value-type="float">
            <text:p>-14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D6]" office:value-type="float" office:value="105.564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IF([.E6]=0; [.C6]; IF([.E6]&gt;0; [.C6]*(1+[.$E$1]); [.C6]*(1-[.$E$1])))" office:value-type="float" office:value="0.19602" calcext:value-type="float">
            <text:p>0.1960</text:p>
          </table:table-cell>
          <table:table-cell table:formula="of:=[.B7]*[.C7]+(1-[.C7])*[.A7]" office:value-type="float" office:value="106.43354472" calcext:value-type="float">
            <text:p>106</text:p>
          </table:table-cell>
          <table:table-cell table:formula="of:=[.D7]-[.B7]" office:value-type="float" office:value="-3.56645527999999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7]" office:value-type="float" office:value="106.43354472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IF([.E7]=0; [.C7]; IF([.E7]&gt;0; [.C7]*(1+[.$E$1]); [.C7]*(1-[.$E$1])))" office:value-type="float" office:value="0.1940598" calcext:value-type="float">
            <text:p>0.1941</text:p>
          </table:table-cell>
          <table:table-cell table:formula="of:=[.B8]*[.C8]+(1-[.C8])*[.A8]" office:value-type="float" office:value="106.155351318346" calcext:value-type="float">
            <text:p>106</text:p>
          </table:table-cell>
          <table:table-cell table:formula="of:=[.D8]-[.B8]" office:value-type="float" office:value="1.15535131834575" calcext:value-type="float">
            <text:p>1</text:p>
          </table:table-cell>
          <table:table-cell/>
          <table:table-cell office:value-type="string" calcext:value-type="string">
            <text:p>Gain varies by Gain Adjustment Factor up or down based on the sign of the estimated value from the last measured value – very sensitive above about 5%</text:p>
          </table:table-cell>
          <table:table-cell table:number-columns-repeated="2"/>
        </table:table-row>
        <table:table-row table:style-name="ro1">
          <table:table-cell table:formula="of:=[.D8]" office:value-type="float" office:value="106.15535131834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formula="of:=IF([.E8]=0; [.C8]; IF([.E8]&gt;0; [.C8]*(1+[.$E$1]); [.C8]*(1-[.$E$1])))" office:value-type="float" office:value="0.196000398" calcext:value-type="float">
            <text:p>0.1960</text:p>
          </table:table-cell>
          <table:table-cell table:formula="of:=[.B9]*[.C9]+(1-[.C9])*[.A9]" office:value-type="float" office:value="103.96889802012" calcext:value-type="float">
            <text:p>104</text:p>
          </table:table-cell>
          <table:table-cell table:formula="of:=[.D9]-[.B9]" office:value-type="float" office:value="8.96889802012015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9]" office:value-type="float" office:value="103.96889802012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E9]=0; [.C9]; IF([.E9]&gt;0; [.C9]*(1+[.$E$1]); [.C9]*(1-[.$E$1])))" office:value-type="float" office:value="0.19796040198" calcext:value-type="float">
            <text:p>0.1980</text:p>
          </table:table-cell>
          <table:table-cell table:formula="of:=[.B10]*[.C10]+(1-[.C10])*[.A10]" office:value-type="float" office:value="103.18321337264" calcext:value-type="float">
            <text:p>103</text:p>
          </table:table-cell>
          <table:table-cell table:formula="of:=[.D10]-[.B10]" office:value-type="float" office:value="3.1832133726395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10]" office:value-type="float" office:value="103.18321337264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E10]=0; [.C10]; IF([.E10]&gt;0; [.C10]*(1+[.$E$1]); [.C10]*(1-[.$E$1])))" office:value-type="float" office:value="0.1999400059998" calcext:value-type="float">
            <text:p>0.1999</text:p>
          </table:table-cell>
          <table:table-cell table:formula="of:=[.B11]*[.C11]+(1-[.C11])*[.A11]" office:value-type="float" office:value="103.546461701814" calcext:value-type="float">
            <text:p>104</text:p>
          </table:table-cell>
          <table:table-cell table:formula="of:=[.D11]-[.B11]" office:value-type="float" office:value="-1.45353829818566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11]" office:value-type="float" office:value="103.54646170181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formula="of:=IF([.E11]=0; [.C11]; IF([.E11]&gt;0; [.C11]*(1+[.$E$1]); [.C11]*(1-[.$E$1])))" office:value-type="float" office:value="0.197940605939802" calcext:value-type="float">
            <text:p>0.1979</text:p>
          </table:table-cell>
          <table:table-cell table:formula="of:=[.B12]*[.C12]+(1-[.C12])*[.A12]" office:value-type="float" office:value="101.854769893916" calcext:value-type="float">
            <text:p>102</text:p>
          </table:table-cell>
          <table:table-cell table:formula="of:=[.D12]-[.B12]" office:value-type="float" office:value="6.8547698939159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D12]" office:value-type="float" office:value="101.854769893916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IF([.E12]=0; [.C12]; IF([.E12]&gt;0; [.C12]*(1+[.$E$1]); [.C12]*(1-[.$E$1])))" office:value-type="float" office:value="0.1999200119992" calcext:value-type="float">
            <text:p>0.1999</text:p>
          </table:table-cell>
          <table:table-cell table:formula="of:=[.B13]*[.C13]+(1-[.C13])*[.A13]" office:value-type="float" office:value="82.0917231105461" calcext:value-type="float">
            <text:p>82</text:p>
          </table:table-cell>
          <table:table-cell table:formula="of:=[.D13]-[.B13]" office:value-type="float" office:value="79.0917231105461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D13]" office:value-type="float" office:value="82.0917231105461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IF([.E13]=0; [.C13]; IF([.E13]&gt;0; [.C13]*(1+[.$E$1]); [.C13]*(1-[.$E$1])))" office:value-type="float" office:value="0.201919212119192" calcext:value-type="float">
            <text:p>0.2019</text:p>
          </table:table-cell>
          <table:table-cell table:formula="of:=[.B14]*[.C14]+(1-[.C14])*[.A14]" office:value-type="float" office:value="85.7077482704769" calcext:value-type="float">
            <text:p>86</text:p>
          </table:table-cell>
          <table:table-cell table:formula="of:=[.D14]-[.B14]" office:value-type="float" office:value="-14.2922517295231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14]" office:value-type="float" office:value="85.7077482704769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formula="of:=IF([.E14]=0; [.C14]; IF([.E14]&gt;0; [.C14]*(1+[.$E$1]); [.C14]*(1-[.$E$1])))" office:value-type="float" office:value="0.199900019998" calcext:value-type="float">
            <text:p>0.1999</text:p>
          </table:table-cell>
          <table:table-cell table:formula="of:=[.B15]*[.C15]+(1-[.C15])*[.A15]" office:value-type="float" office:value="88.964569717021" calcext:value-type="float">
            <text:p>89</text:p>
          </table:table-cell>
          <table:table-cell table:formula="of:=[.D15]-[.B15]" office:value-type="float" office:value="-13.035430282979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15]" office:value-type="float" office:value="88.964569717021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formula="of:=IF([.E15]=0; [.C15]; IF([.E15]&gt;0; [.C15]*(1+[.$E$1]); [.C15]*(1-[.$E$1])))" office:value-type="float" office:value="0.19790101979802" calcext:value-type="float">
            <text:p>0.1979</text:p>
          </table:table-cell>
          <table:table-cell table:formula="of:=[.B16]*[.C16]+(1-[.C16])*[.A16]" office:value-type="float" office:value="88.1799773269622" calcext:value-type="float">
            <text:p>88</text:p>
          </table:table-cell>
          <table:table-cell table:formula="of:=[.D16]-[.B16]" office:value-type="float" office:value="3.1799773269622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16]" office:value-type="float" office:value="88.1799773269622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IF([.E16]=0; [.C16]; IF([.E16]&gt;0; [.C16]*(1+[.$E$1]); [.C16]*(1-[.$E$1])))" office:value-type="float" office:value="0.199880029996" calcext:value-type="float">
            <text:p>0.1999</text:p>
          </table:table-cell>
          <table:table-cell table:formula="of:=[.B17]*[.C17]+(1-[.C17])*[.A17]" office:value-type="float" office:value="90.5425638134024" calcext:value-type="float">
            <text:p>91</text:p>
          </table:table-cell>
          <table:table-cell table:formula="of:=[.D17]-[.B17]" office:value-type="float" office:value="-9.45743618659758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17]" office:value-type="float" office:value="90.5425638134024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IF([.E17]=0; [.C17]; IF([.E17]&gt;0; [.C17]*(1+[.$E$1]); [.C17]*(1-[.$E$1])))" office:value-type="float" office:value="0.19788122969604" calcext:value-type="float">
            <text:p>0.1979</text:p>
          </table:table-cell>
          <table:table-cell table:formula="of:=[.B18]*[.C18]+(1-[.C18])*[.A18]" office:value-type="float" office:value="92.6118941454742" calcext:value-type="float">
            <text:p>93</text:p>
          </table:table-cell>
          <table:table-cell table:formula="of:=[.D18]-[.B18]" office:value-type="float" office:value="-8.38810585452579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18]" office:value-type="float" office:value="92.6118941454742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IF([.E18]=0; [.C18]; IF([.E18]&gt;0; [.C18]*(1+[.$E$1]); [.C18]*(1-[.$E$1])))" office:value-type="float" office:value="0.19590241739908" calcext:value-type="float">
            <text:p>0.1959</text:p>
          </table:table-cell>
          <table:table-cell table:formula="of:=[.B19]*[.C19]+(1-[.C19])*[.A19]" office:value-type="float" office:value="76.8198292112571" calcext:value-type="float">
            <text:p>77</text:p>
          </table:table-cell>
          <table:table-cell table:formula="of:=[.D19]-[.B19]" office:value-type="float" office:value="64.8198292112571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D19]" office:value-type="float" office:value="76.8198292112571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formula="of:=IF([.E19]=0; [.C19]; IF([.E19]&gt;0; [.C19]*(1+[.$E$1]); [.C19]*(1-[.$E$1])))" office:value-type="float" office:value="0.197861441573071" calcext:value-type="float">
            <text:p>0.1979</text:p>
          </table:table-cell>
          <table:table-cell table:formula="of:=[.B20]*[.C20]+(1-[.C20])*[.A20]" office:value-type="float" office:value="83.7806285183046" calcext:value-type="float">
            <text:p>84</text:p>
          </table:table-cell>
          <table:table-cell table:formula="of:=[.D20]-[.B20]" office:value-type="float" office:value="-28.2193714816954" calcext:value-type="float">
            <text:p>-28</text:p>
          </table:table-cell>
          <table:table-cell table:number-columns-repeated="4"/>
        </table:table-row>
        <table:table-row table:style-name="ro1">
          <table:table-cell table:formula="of:=[.D20]" office:value-type="float" office:value="83.7806285183046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table:formula="of:=IF([.E20]=0; [.C20]; IF([.E20]&gt;0; [.C20]*(1+[.$E$1]); [.C20]*(1-[.$E$1])))" office:value-type="float" office:value="0.19588282715734" calcext:value-type="float">
            <text:p>0.1959</text:p>
          </table:table-cell>
          <table:table-cell table:formula="of:=[.B21]*[.C21]+(1-[.C21])*[.A21]" office:value-type="float" office:value="145.722573006056" calcext:value-type="float">
            <text:p>146</text:p>
          </table:table-cell>
          <table:table-cell table:formula="of:=[.D21]-[.B21]" office:value-type="float" office:value="-254.277426993944" calcext:value-type="float">
            <text:p>-254</text:p>
          </table:table-cell>
          <table:table-cell table:number-columns-repeated="4"/>
        </table:table-row>
        <table:table-row table:style-name="ro1">
          <table:table-cell table:formula="of:=[.D21]" office:value-type="float" office:value="145.72257300605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table:formula="of:=IF([.E21]=0; [.C21]; IF([.E21]&gt;0; [.C21]*(1+[.$E$1]); [.C21]*(1-[.$E$1])))" office:value-type="float" office:value="0.193923998885767" calcext:value-type="float">
            <text:p>0.1939</text:p>
          </table:table-cell>
          <table:table-cell table:formula="of:=[.B22]*[.C22]+(1-[.C22])*[.A22]" office:value-type="float" office:value="137.825488803804" calcext:value-type="float">
            <text:p>138</text:p>
          </table:table-cell>
          <table:table-cell table:formula="of:=[.D22]-[.B22]" office:value-type="float" office:value="32.8254888038042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22]" office:value-type="float" office:value="137.825488803804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table:formula="of:=IF([.E22]=0; [.C22]; IF([.E22]&gt;0; [.C22]*(1+[.$E$1]); [.C22]*(1-[.$E$1])))" office:value-type="float" office:value="0.195863238874624" calcext:value-type="float">
            <text:p>0.1959</text:p>
          </table:table-cell>
          <table:table-cell table:formula="of:=[.B23]*[.C23]+(1-[.C23])*[.A23]" office:value-type="float" office:value="129.437549860302" calcext:value-type="float">
            <text:p>129</text:p>
          </table:table-cell>
          <table:table-cell table:formula="of:=[.D23]-[.B23]" office:value-type="float" office:value="34.4375498603022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D23]" office:value-type="float" office:value="129.437549860302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formula="of:=IF([.E23]=0; [.C23]; IF([.E23]&gt;0; [.C23]*(1+[.$E$1]); [.C23]*(1-[.$E$1])))" office:value-type="float" office:value="0.197821871263371" calcext:value-type="float">
            <text:p>0.1978</text:p>
          </table:table-cell>
          <table:table-cell table:formula="of:=[.B24]*[.C24]+(1-[.C24])*[.A24]" office:value-type="float" office:value="123.614158661528" calcext:value-type="float">
            <text:p>124</text:p>
          </table:table-cell>
          <table:table-cell table:formula="of:=[.D24]-[.B24]" office:value-type="float" office:value="23.614158661528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D24]" office:value-type="float" office:value="123.614158661528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formula="of:=IF([.E24]=0; [.C24]; IF([.E24]&gt;0; [.C24]*(1+[.$E$1]); [.C24]*(1-[.$E$1])))" office:value-type="float" office:value="0.199800089976004" calcext:value-type="float">
            <text:p>0.1998</text:p>
          </table:table-cell>
          <table:table-cell table:formula="of:=[.B25]*[.C25]+(1-[.C25])*[.A25]" office:value-type="float" office:value="122.892049435767" calcext:value-type="float">
            <text:p>123</text:p>
          </table:table-cell>
          <table:table-cell table:formula="of:=[.D25]-[.B25]" office:value-type="float" office:value="2.89204943576749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25]" office:value-type="float" office:value="122.892049435767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formula="of:=IF([.E25]=0; [.C25]; IF([.E25]&gt;0; [.C25]*(1+[.$E$1]); [.C25]*(1-[.$E$1])))" office:value-type="float" office:value="0.201798090875764" calcext:value-type="float">
            <text:p>0.2018</text:p>
          </table:table-cell>
          <table:table-cell table:formula="of:=[.B26]*[.C26]+(1-[.C26])*[.A26]" office:value-type="float" office:value="120.088660381278" calcext:value-type="float">
            <text:p>120</text:p>
          </table:table-cell>
          <table:table-cell table:formula="of:=[.D26]-[.B26]" office:value-type="float" office:value="11.0886603812779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D26]" office:value-type="float" office:value="120.088660381278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[.E26]=0; [.C26]; IF([.E26]&gt;0; [.C26]*(1+[.$E$1]); [.C26]*(1-[.$E$1])))" office:value-type="float" office:value="0.203816071784522" calcext:value-type="float">
            <text:p>0.2038</text:p>
          </table:table-cell>
          <table:table-cell table:formula="of:=[.B27]*[.C27]+(1-[.C27])*[.A27]" office:value-type="float" office:value="117.013348893875" calcext:value-type="float">
            <text:p>117</text:p>
          </table:table-cell>
          <table:table-cell table:formula="of:=[.D27]-[.B27]" office:value-type="float" office:value="12.0133488938751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27]" office:value-type="float" office:value="117.013348893875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table:formula="of:=IF([.E27]=0; [.C27]; IF([.E27]&gt;0; [.C27]*(1+[.$E$1]); [.C27]*(1-[.$E$1])))" office:value-type="float" office:value="0.205854232502367" calcext:value-type="float">
            <text:p>0.2059</text:p>
          </table:table-cell>
          <table:table-cell table:formula="of:=[.B28]*[.C28]+(1-[.C28])*[.A28]" office:value-type="float" office:value="108.364723202472" calcext:value-type="float">
            <text:p>108</text:p>
          </table:table-cell>
          <table:table-cell table:formula="of:=[.D28]-[.B28]" office:value-type="float" office:value="33.364723202472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28]" office:value-type="float" office:value="108.364723202472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formula="of:=IF([.E28]=0; [.C28]; IF([.E28]&gt;0; [.C28]*(1+[.$E$1]); [.C28]*(1-[.$E$1])))" office:value-type="float" office:value="0.207912774827391" calcext:value-type="float">
            <text:p>0.2079</text:p>
          </table:table-cell>
          <table:table-cell table:formula="of:=[.B29]*[.C29]+(1-[.C29])*[.A29]" office:value-type="float" office:value="110.783845887331" calcext:value-type="float">
            <text:p>111</text:p>
          </table:table-cell>
          <table:table-cell table:formula="of:=[.D29]-[.B29]" office:value-type="float" office:value="-9.21615411266899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29]" office:value-type="float" office:value="110.78384588733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IF([.E29]=0; [.C29]; IF([.E29]&gt;0; [.C29]*(1+[.$E$1]); [.C29]*(1-[.$E$1])))" office:value-type="float" office:value="0.205833647079117" calcext:value-type="float">
            <text:p>0.2058</text:p>
          </table:table-cell>
          <table:table-cell table:formula="of:=[.B30]*[.C30]+(1-[.C30])*[.A30]" office:value-type="float" office:value="110.622504029594" calcext:value-type="float">
            <text:p>111</text:p>
          </table:table-cell>
          <table:table-cell table:formula="of:=[.D30]-[.B30]" office:value-type="float" office:value="0.62250402959369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30]" office:value-type="float" office:value="110.622504029594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IF([.E30]=0; [.C30]; IF([.E30]&gt;0; [.C30]*(1+[.$E$1]); [.C30]*(1-[.$E$1])))" office:value-type="float" office:value="0.207891983549908" calcext:value-type="float">
            <text:p>0.2079</text:p>
          </table:table-cell>
          <table:table-cell table:formula="of:=[.B31]*[.C31]+(1-[.C31])*[.A31]" office:value-type="float" office:value="111.324658366313" calcext:value-type="float">
            <text:p>111</text:p>
          </table:table-cell>
          <table:table-cell table:formula="of:=[.D31]-[.B31]" office:value-type="float" office:value="-2.67534163368671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1]" office:value-type="float" office:value="111.324658366313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E31]=0; [.C31]; IF([.E31]&gt;0; [.C31]*(1+[.$E$1]); [.C31]*(1-[.$E$1])))" office:value-type="float" office:value="0.205813063714409" calcext:value-type="float">
            <text:p>0.2058</text:p>
          </table:table-cell>
          <table:table-cell table:formula="of:=[.B32]*[.C32]+(1-[.C32])*[.A32]" office:value-type="float" office:value="112.081091688139" calcext:value-type="float">
            <text:p>112</text:p>
          </table:table-cell>
          <table:table-cell table:formula="of:=[.D32]-[.B32]" office:value-type="float" office:value="-2.91890831186052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2]" office:value-type="float" office:value="112.081091688139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IF([.E32]=0; [.C32]; IF([.E32]&gt;0; [.C32]*(1+[.$E$1]); [.C32]*(1-[.$E$1])))" office:value-type="float" office:value="0.203754933077265" calcext:value-type="float">
            <text:p>0.2038</text:p>
          </table:table-cell>
          <table:table-cell table:formula="of:=[.B33]*[.C33]+(1-[.C33])*[.A33]" office:value-type="float" office:value="89.2440163519958" calcext:value-type="float">
            <text:p>89</text:p>
          </table:table-cell>
          <table:table-cell table:formula="of:=[.D33]-[.B33]" office:value-type="float" office:value="89.2440163519958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D33]" office:value-type="float" office:value="89.2440163519958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IF([.E33]=0; [.C33]; IF([.E33]&gt;0; [.C33]*(1+[.$E$1]); [.C33]*(1-[.$E$1])))" office:value-type="float" office:value="0.205792482408038" calcext:value-type="float">
            <text:p>0.2058</text:p>
          </table:table-cell>
          <table:table-cell table:formula="of:=[.B34]*[.C34]+(1-[.C34])*[.A34]" office:value-type="float" office:value="73.3477784757516" calcext:value-type="float">
            <text:p>73</text:p>
          </table:table-cell>
          <table:table-cell table:formula="of:=[.D34]-[.B34]" office:value-type="float" office:value="61.3477784757516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D34]" office:value-type="float" office:value="73.3477784757516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E34]=0; [.C34]; IF([.E34]&gt;0; [.C34]*(1+[.$E$1]); [.C34]*(1-[.$E$1])))" office:value-type="float" office:value="0.207850407232118" calcext:value-type="float">
            <text:p>0.2079</text:p>
          </table:table-cell>
          <table:table-cell table:formula="of:=[.B35]*[.C35]+(1-[.C35])*[.A35]" office:value-type="float" office:value="58.1024128499954" calcext:value-type="float">
            <text:p>58</text:p>
          </table:table-cell>
          <table:table-cell table:formula="of:=[.D35]-[.B35]" office:value-type="float" office:value="58.1024128499954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D35]" office:value-type="float" office:value="58.1024128499954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F([.E35]=0; [.C35]; IF([.E35]&gt;0; [.C35]*(1+[.$E$1]); [.C35]*(1-[.$E$1])))" office:value-type="float" office:value="0.209928911304439" calcext:value-type="float">
            <text:p>0.2099</text:p>
          </table:table-cell>
          <table:table-cell table:formula="of:=[.B36]*[.C36]+(1-[.C36])*[.A36]" office:value-type="float" office:value="46.7447522214526" calcext:value-type="float">
            <text:p>47</text:p>
          </table:table-cell>
          <table:table-cell table:formula="of:=[.D36]-[.B36]" office:value-type="float" office:value="42.7447522214526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D36]" office:value-type="float" office:value="46.7447522214526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E36]=0; [.C36]; IF([.E36]&gt;0; [.C36]*(1+[.$E$1]); [.C36]*(1-[.$E$1])))" office:value-type="float" office:value="0.212028200417484" calcext:value-type="float">
            <text:p>0.2120</text:p>
          </table:table-cell>
          <table:table-cell table:formula="of:=[.B37]*[.C37]+(1-[.C37])*[.A37]" office:value-type="float" office:value="38.5297721323167" calcext:value-type="float">
            <text:p>39</text:p>
          </table:table-cell>
          <table:table-cell table:formula="of:=[.D37]-[.B37]" office:value-type="float" office:value="30.5297721323167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D37]" office:value-type="float" office:value="38.5297721323167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IF([.E37]=0; [.C37]; IF([.E37]&gt;0; [.C37]*(1+[.$E$1]); [.C37]*(1-[.$E$1])))" office:value-type="float" office:value="0.214148482421658" calcext:value-type="float">
            <text:p>0.2141</text:p>
          </table:table-cell>
          <table:table-cell table:formula="of:=[.B38]*[.C38]+(1-[.C38])*[.A38]" office:value-type="float" office:value="32.4201647263453" calcext:value-type="float">
            <text:p>32</text:p>
          </table:table-cell>
          <table:table-cell table:formula="of:=[.D38]-[.B38]" office:value-type="float" office:value="22.4201647263453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D38]" office:value-type="float" office:value="32.4201647263453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E38]=0; [.C38]; IF([.E38]&gt;0; [.C38]*(1+[.$E$1]); [.C38]*(1-[.$E$1])))" office:value-type="float" office:value="0.216289967245875" calcext:value-type="float">
            <text:p>0.2163</text:p>
          </table:table-cell>
          <table:table-cell table:formula="of:=[.B39]*[.C39]+(1-[.C39])*[.A39]" office:value-type="float" office:value="25.4080083595782" calcext:value-type="float">
            <text:p>25</text:p>
          </table:table-cell>
          <table:table-cell table:formula="of:=[.D39]-[.B39]" office:value-type="float" office:value="25.4080083595782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D39]" office:value-type="float" office:value="25.4080083595782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[.E39]=0; [.C39]; IF([.E39]&gt;0; [.C39]*(1+[.$E$1]); [.C39]*(1-[.$E$1])))" office:value-type="float" office:value="0.218452866918334" calcext:value-type="float">
            <text:p>0.2185</text:p>
          </table:table-cell>
          <table:table-cell table:formula="of:=[.B40]*[.C40]+(1-[.C40])*[.A40]" office:value-type="float" office:value="20.5129146914984" calcext:value-type="float">
            <text:p>21</text:p>
          </table:table-cell>
          <table:table-cell table:formula="of:=[.D40]-[.B40]" office:value-type="float" office:value="17.5129146914984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D40]" office:value-type="float" office:value="20.5129146914984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table:formula="of:=IF([.E40]=0; [.C40]; IF([.E40]&gt;0; [.C40]*(1+[.$E$1]); [.C40]*(1-[.$E$1])))" office:value-type="float" office:value="0.220637395587517" calcext:value-type="float">
            <text:p>0.2206</text:p>
          </table:table-cell>
          <table:table-cell table:formula="of:=[.B41]*[.C41]+(1-[.C41])*[.A41]" office:value-type="float" office:value="43.3460356709094" calcext:value-type="float">
            <text:p>43</text:p>
          </table:table-cell>
          <table:table-cell table:formula="of:=[.D41]-[.B41]" office:value-type="float" office:value="-80.6539643290906" calcext:value-type="float">
            <text:p>-81</text:p>
          </table:table-cell>
          <table:table-cell table:number-columns-repeated="4"/>
        </table:table-row>
        <table:table-row table:style-name="ro1">
          <table:table-cell table:formula="of:=[.D41]" office:value-type="float" office:value="43.3460356709094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IF([.E41]=0; [.C41]; IF([.E41]&gt;0; [.C41]*(1+[.$E$1]); [.C41]*(1-[.$E$1])))" office:value-type="float" office:value="0.218431021631642" calcext:value-type="float">
            <text:p>0.2184</text:p>
          </table:table-cell>
          <table:table-cell table:formula="of:=[.B42]*[.C42]+(1-[.C42])*[.A42]" office:value-type="float" office:value="61.1817945195863" calcext:value-type="float">
            <text:p>61</text:p>
          </table:table-cell>
          <table:table-cell table:formula="of:=[.D42]-[.B42]" office:value-type="float" office:value="-63.8182054804137" calcext:value-type="float">
            <text:p>-64</text:p>
          </table:table-cell>
          <table:table-cell table:number-columns-repeated="4"/>
        </table:table-row>
        <table:table-row table:style-name="ro1">
          <table:table-cell table:formula="of:=[.D42]" office:value-type="float" office:value="61.1817945195863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formula="of:=IF([.E42]=0; [.C42]; IF([.E42]&gt;0; [.C42]*(1+[.$E$1]); [.C42]*(1-[.$E$1])))" office:value-type="float" office:value="0.216246711415325" calcext:value-type="float">
            <text:p>0.2162</text:p>
          </table:table-cell>
          <table:table-cell table:formula="of:=[.B43]*[.C43]+(1-[.C43])*[.A43]" office:value-type="float" office:value="65.2511695694636" calcext:value-type="float">
            <text:p>65</text:p>
          </table:table-cell>
          <table:table-cell table:formula="of:=[.D43]-[.B43]" office:value-type="float" office:value="-14.7488304305364" calcext:value-type="float">
            <text:p>-15</text:p>
          </table:table-cell>
          <table:table-cell table:number-columns-repeated="4"/>
        </table:table-row>
        <table:table-row table:style-name="ro1">
          <table:table-cell table:formula="of:=[.D43]" office:value-type="float" office:value="65.2511695694636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formula="of:=IF([.E43]=0; [.C43]; IF([.E43]&gt;0; [.C43]*(1+[.$E$1]); [.C43]*(1-[.$E$1])))" office:value-type="float" office:value="0.214084244301172" calcext:value-type="float">
            <text:p>0.2141</text:p>
          </table:table-cell>
          <table:table-cell table:formula="of:=[.B44]*[.C44]+(1-[.C44])*[.A44]" office:value-type="float" office:value="78.4706212686662" calcext:value-type="float">
            <text:p>78</text:p>
          </table:table-cell>
          <table:table-cell table:formula="of:=[.D44]-[.B44]" office:value-type="float" office:value="-48.5293787313338" calcext:value-type="float">
            <text:p>-49</text:p>
          </table:table-cell>
          <table:table-cell table:number-columns-repeated="4"/>
        </table:table-row>
        <table:table-row table:style-name="ro1">
          <table:table-cell table:formula="of:=[.D44]" office:value-type="float" office:value="78.4706212686662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formula="of:=IF([.E44]=0; [.C44]; IF([.E44]&gt;0; [.C44]*(1+[.$E$1]); [.C44]*(1-[.$E$1])))" office:value-type="float" office:value="0.21194340185816" calcext:value-type="float">
            <text:p>0.2119</text:p>
          </table:table-cell>
          <table:table-cell table:formula="of:=[.B45]*[.C45]+(1-[.C45])*[.A45]" office:value-type="float" office:value="88.9680462889063" calcext:value-type="float">
            <text:p>89</text:p>
          </table:table-cell>
          <table:table-cell table:formula="of:=[.D45]-[.B45]" office:value-type="float" office:value="-39.0319537110937" calcext:value-type="float">
            <text:p>-39</text:p>
          </table:table-cell>
          <table:table-cell table:number-columns-repeated="4"/>
        </table:table-row>
        <table:table-row table:style-name="ro1">
          <table:table-cell table:formula="of:=[.D45]" office:value-type="float" office:value="88.9680462889063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table:formula="of:=IF([.E45]=0; [.C45]; IF([.E45]&gt;0; [.C45]*(1+[.$E$1]); [.C45]*(1-[.$E$1])))" office:value-type="float" office:value="0.209823967839579" calcext:value-type="float">
            <text:p>0.2098</text:p>
          </table:table-cell>
          <table:table-cell table:formula="of:=[.B46]*[.C46]+(1-[.C46])*[.A46]" office:value-type="float" office:value="99.6757733031737" calcext:value-type="float">
            <text:p>100</text:p>
          </table:table-cell>
          <table:table-cell table:formula="of:=[.D46]-[.B46]" office:value-type="float" office:value="-40.3242266968263" calcext:value-type="float">
            <text:p>-40</text:p>
          </table:table-cell>
          <table:table-cell table:number-columns-repeated="4"/>
        </table:table-row>
        <table:table-row table:style-name="ro1">
          <table:table-cell table:formula="of:=[.D46]" office:value-type="float" office:value="99.6757733031737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IF([.E46]=0; [.C46]; IF([.E46]&gt;0; [.C46]*(1+[.$E$1]); [.C46]*(1-[.$E$1])))" office:value-type="float" office:value="0.207725728161183" calcext:value-type="float">
            <text:p>0.2077</text:p>
          </table:table-cell>
          <table:table-cell table:formula="of:=[.B47]*[.C47]+(1-[.C47])*[.A47]" office:value-type="float" office:value="105.974895374697" calcext:value-type="float">
            <text:p>106</text:p>
          </table:table-cell>
          <table:table-cell table:formula="of:=[.D47]-[.B47]" office:value-type="float" office:value="-24.0251046253033" calcext:value-type="float">
            <text:p>-24</text:p>
          </table:table-cell>
          <table:table-cell table:number-columns-repeated="4"/>
        </table:table-row>
        <table:table-row table:style-name="ro1">
          <table:table-cell table:formula="of:=[.D47]" office:value-type="float" office:value="105.974895374697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table:formula="of:=IF([.E47]=0; [.C47]; IF([.E47]&gt;0; [.C47]*(1+[.$E$1]); [.C47]*(1-[.$E$1])))" office:value-type="float" office:value="0.205648470879571" calcext:value-type="float">
            <text:p>0.2056</text:p>
          </table:table-cell>
          <table:table-cell table:formula="of:=[.B48]*[.C48]+(1-[.C48])*[.A48]" office:value-type="float" office:value="114.000348466806" calcext:value-type="float">
            <text:p>114</text:p>
          </table:table-cell>
          <table:table-cell table:formula="of:=[.D48]-[.B48]" office:value-type="float" office:value="-30.9996515331944" calcext:value-type="float">
            <text:p>-31</text:p>
          </table:table-cell>
          <table:table-cell table:number-columns-repeated="4"/>
        </table:table-row>
        <table:table-row table:style-name="ro1">
          <table:table-cell table:formula="of:=[.D48]" office:value-type="float" office:value="114.000348466806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formula="of:=IF([.E48]=0; [.C48]; IF([.E48]&gt;0; [.C48]*(1+[.$E$1]); [.C48]*(1-[.$E$1])))" office:value-type="float" office:value="0.203591986170776" calcext:value-type="float">
            <text:p>0.2036</text:p>
          </table:table-cell>
          <table:table-cell table:formula="of:=[.B49]*[.C49]+(1-[.C49])*[.A49]" office:value-type="float" office:value="117.664933272831" calcext:value-type="float">
            <text:p>118</text:p>
          </table:table-cell>
          <table:table-cell table:formula="of:=[.D49]-[.B49]" office:value-type="float" office:value="-14.3350667271695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49]" office:value-type="float" office:value="117.664933272831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table:formula="of:=IF([.E49]=0; [.C49]; IF([.E49]&gt;0; [.C49]*(1+[.$E$1]); [.C49]*(1-[.$E$1])))" office:value-type="float" office:value="0.201556066309068" calcext:value-type="float">
            <text:p>0.2016</text:p>
          </table:table-cell>
          <table:table-cell table:formula="of:=[.B50]*[.C50]+(1-[.C50])*[.A50]" office:value-type="float" office:value="144.337868757107" calcext:value-type="float">
            <text:p>144</text:p>
          </table:table-cell>
          <table:table-cell table:formula="of:=[.D50]-[.B50]" office:value-type="float" office:value="-105.662131242893" calcext:value-type="float">
            <text:p>-106</text:p>
          </table:table-cell>
          <table:table-cell table:number-columns-repeated="4"/>
        </table:table-row>
        <table:table-row table:style-name="ro1">
          <table:table-cell table:formula="of:=[.D50]" office:value-type="float" office:value="144.337868757107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IF([.E50]=0; [.C50]; IF([.E50]&gt;0; [.C50]*(1+[.$E$1]); [.C50]*(1-[.$E$1])))" office:value-type="float" office:value="0.199540505645977" calcext:value-type="float">
            <text:p>0.1995</text:p>
          </table:table-cell>
          <table:table-cell table:formula="of:=[.B51]*[.C51]+(1-[.C51])*[.A51]" office:value-type="float" office:value="117.532022497911" calcext:value-type="float">
            <text:p>118</text:p>
          </table:table-cell>
          <table:table-cell table:formula="of:=[.D51]-[.B51]" office:value-type="float" office:value="107.532022497911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D51]" office:value-type="float" office:value="117.532022497911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formula="of:=IF([.E51]=0; [.C51]; IF([.E51]&gt;0; [.C51]*(1+[.$E$1]); [.C51]*(1-[.$E$1])))" office:value-type="float" office:value="0.201535910702437" calcext:value-type="float">
            <text:p>0.2015</text:p>
          </table:table-cell>
          <table:table-cell table:formula="of:=[.B52]*[.C52]+(1-[.C52])*[.A52]" office:value-type="float" office:value="121.052447251924" calcext:value-type="float">
            <text:p>121</text:p>
          </table:table-cell>
          <table:table-cell table:formula="of:=[.D52]-[.B52]" office:value-type="float" office:value="-13.947552748076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52]" office:value-type="float" office:value="121.052447251924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formula="of:=IF([.E52]=0; [.C52]; IF([.E52]&gt;0; [.C52]*(1+[.$E$1]); [.C52]*(1-[.$E$1])))" office:value-type="float" office:value="0.199520551595412" calcext:value-type="float">
            <text:p>0.1995</text:p>
          </table:table-cell>
          <table:table-cell table:formula="of:=[.B53]*[.C53]+(1-[.C53])*[.A53]" office:value-type="float" office:value="116.852051363787" calcext:value-type="float">
            <text:p>117</text:p>
          </table:table-cell>
          <table:table-cell table:formula="of:=[.D53]-[.B53]" office:value-type="float" office:value="16.8520513637868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D53]" office:value-type="float" office:value="116.85205136378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formula="of:=IF([.E53]=0; [.C53]; IF([.E53]&gt;0; [.C53]*(1+[.$E$1]); [.C53]*(1-[.$E$1])))" office:value-type="float" office:value="0.201515757111367" calcext:value-type="float">
            <text:p>0.2015</text:p>
          </table:table-cell>
          <table:table-cell table:formula="of:=[.B54]*[.C54]+(1-[.C54])*[.A54]" office:value-type="float" office:value="115.471255045447" calcext:value-type="float">
            <text:p>115</text:p>
          </table:table-cell>
          <table:table-cell table:formula="of:=[.D54]-[.B54]" office:value-type="float" office:value="5.47125504544732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54]" office:value-type="float" office:value="115.471255045447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formula="of:=IF([.E54]=0; [.C54]; IF([.E54]&gt;0; [.C54]*(1+[.$E$1]); [.C54]*(1-[.$E$1])))" office:value-type="float" office:value="0.20353091468248" calcext:value-type="float">
            <text:p>0.2035</text:p>
          </table:table-cell>
          <table:table-cell table:formula="of:=[.B55]*[.C55]+(1-[.C55])*[.A55]" office:value-type="float" office:value="120.056551112696" calcext:value-type="float">
            <text:p>120</text:p>
          </table:table-cell>
          <table:table-cell table:formula="of:=[.D55]-[.B55]" office:value-type="float" office:value="-17.9434488873042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55]" office:value-type="float" office:value="120.056551112696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IF([.E55]=0; [.C55]; IF([.E55]&gt;0; [.C55]*(1+[.$E$1]); [.C55]*(1-[.$E$1])))" office:value-type="float" office:value="0.201495605535655" calcext:value-type="float">
            <text:p>0.2015</text:p>
          </table:table-cell>
          <table:table-cell table:formula="of:=[.B56]*[.C56]+(1-[.C56])*[.A56]" office:value-type="float" office:value="120.045156311999" calcext:value-type="float">
            <text:p>120</text:p>
          </table:table-cell>
          <table:table-cell table:formula="of:=[.D56]-[.B56]" office:value-type="float" office:value="0.0451563119994205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56]" office:value-type="float" office:value="120.045156311999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IF([.E56]=0; [.C56]; IF([.E56]&gt;0; [.C56]*(1+[.$E$1]); [.C56]*(1-[.$E$1])))" office:value-type="float" office:value="0.203510561591012" calcext:value-type="float">
            <text:p>0.2035</text:p>
          </table:table-cell>
          <table:table-cell table:formula="of:=[.B57]*[.C57]+(1-[.C57])*[.A57]" office:value-type="float" office:value="124.106177757405" calcext:value-type="float">
            <text:p>124</text:p>
          </table:table-cell>
          <table:table-cell table:formula="of:=[.D57]-[.B57]" office:value-type="float" office:value="-15.8938222425947" calcext:value-type="float">
            <text:p>-16</text:p>
          </table:table-cell>
          <table:table-cell table:number-columns-repeated="4"/>
        </table:table-row>
        <table:table-row table:style-name="ro1">
          <table:table-cell table:formula="of:=[.D57]" office:value-type="float" office:value="124.106177757405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formula="of:=IF([.E57]=0; [.C57]; IF([.E57]&gt;0; [.C57]*(1+[.$E$1]); [.C57]*(1-[.$E$1])))" office:value-type="float" office:value="0.201475455975102" calcext:value-type="float">
            <text:p>0.2015</text:p>
          </table:table-cell>
          <table:table-cell table:formula="of:=[.B58]*[.C58]+(1-[.C58])*[.A58]" office:value-type="float" office:value="127.509868296894" calcext:value-type="float">
            <text:p>128</text:p>
          </table:table-cell>
          <table:table-cell table:formula="of:=[.D58]-[.B58]" office:value-type="float" office:value="-13.490131703105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58]" office:value-type="float" office:value="127.509868296894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formula="of:=IF([.E58]=0; [.C58]; IF([.E58]&gt;0; [.C58]*(1+[.$E$1]); [.C58]*(1-[.$E$1])))" office:value-type="float" office:value="0.199460701415351" calcext:value-type="float">
            <text:p>0.1995</text:p>
          </table:table-cell>
          <table:table-cell table:formula="of:=[.B59]*[.C59]+(1-[.C59])*[.A59]" office:value-type="float" office:value="131.995765741319" calcext:value-type="float">
            <text:p>132</text:p>
          </table:table-cell>
          <table:table-cell table:formula="of:=[.D59]-[.B59]" office:value-type="float" office:value="-18.0042342586806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59]" office:value-type="float" office:value="131.995765741319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table:formula="of:=IF([.E59]=0; [.C59]; IF([.E59]&gt;0; [.C59]*(1+[.$E$1]); [.C59]*(1-[.$E$1])))" office:value-type="float" office:value="0.197466094401197" calcext:value-type="float">
            <text:p>0.1975</text:p>
          </table:table-cell>
          <table:table-cell table:formula="of:=[.B60]*[.C60]+(1-[.C60])*[.A60]" office:value-type="float" office:value="136.538322035071" calcext:value-type="float">
            <text:p>137</text:p>
          </table:table-cell>
          <table:table-cell table:formula="of:=[.D60]-[.B60]" office:value-type="float" office:value="-18.4616779649287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60]" office:value-type="float" office:value="136.538322035071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formula="of:=IF([.E60]=0; [.C60]; IF([.E60]&gt;0; [.C60]*(1+[.$E$1]); [.C60]*(1-[.$E$1])))" office:value-type="float" office:value="0.195491433457185" calcext:value-type="float">
            <text:p>0.1955</text:p>
          </table:table-cell>
          <table:table-cell table:formula="of:=[.B61]*[.C61]+(1-[.C61])*[.A61]" office:value-type="float" office:value="135.260136088031" calcext:value-type="float">
            <text:p>135</text:p>
          </table:table-cell>
          <table:table-cell table:formula="of:=[.D61]-[.B61]" office:value-type="float" office:value="5.2601360880305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61]" office:value-type="float" office:value="135.260136088031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formula="of:=IF([.E61]=0; [.C61]; IF([.E61]&gt;0; [.C61]*(1+[.$E$1]); [.C61]*(1-[.$E$1])))" office:value-type="float" office:value="0.197446347791757" calcext:value-type="float">
            <text:p>0.1974</text:p>
          </table:table-cell>
          <table:table-cell table:formula="of:=[.B62]*[.C62]+(1-[.C62])*[.A62]" office:value-type="float" office:value="137.183236645438" calcext:value-type="float">
            <text:p>137</text:p>
          </table:table-cell>
          <table:table-cell table:formula="of:=[.D62]-[.B62]" office:value-type="float" office:value="-7.81676335456234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62]" office:value-type="float" office:value="137.183236645438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table:formula="of:=IF([.E62]=0; [.C62]; IF([.E62]&gt;0; [.C62]*(1+[.$E$1]); [.C62]*(1-[.$E$1])))" office:value-type="float" office:value="0.19547188431384" calcext:value-type="float">
            <text:p>0.1955</text:p>
          </table:table-cell>
          <table:table-cell table:formula="of:=[.B63]*[.C63]+(1-[.C63])*[.A63]" office:value-type="float" office:value="138.906665991903" calcext:value-type="float">
            <text:p>139</text:p>
          </table:table-cell>
          <table:table-cell table:formula="of:=[.D63]-[.B63]" office:value-type="float" office:value="-7.0933340080968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3]" office:value-type="float" office:value="138.906665991903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formula="of:=IF([.E63]=0; [.C63]; IF([.E63]&gt;0; [.C63]*(1+[.$E$1]); [.C63]*(1-[.$E$1])))" office:value-type="float" office:value="0.193517165470701" calcext:value-type="float">
            <text:p>0.1935</text:p>
          </table:table-cell>
          <table:table-cell table:formula="of:=[.B64]*[.C64]+(1-[.C64])*[.A64]" office:value-type="float" office:value="140.472865048358" calcext:value-type="float">
            <text:p>140</text:p>
          </table:table-cell>
          <table:table-cell table:formula="of:=[.D64]-[.B64]" office:value-type="float" office:value="-6.52713495164232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4]" office:value-type="float" office:value="140.472865048358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formula="of:=IF([.E64]=0; [.C64]; IF([.E64]&gt;0; [.C64]*(1+[.$E$1]); [.C64]*(1-[.$E$1])))" office:value-type="float" office:value="0.191581993815994" calcext:value-type="float">
            <text:p>0.1916</text:p>
          </table:table-cell>
          <table:table-cell table:formula="of:=[.B65]*[.C65]+(1-[.C65])*[.A65]" office:value-type="float" office:value="141.914928570115" calcext:value-type="float">
            <text:p>142</text:p>
          </table:table-cell>
          <table:table-cell table:formula="of:=[.D65]-[.B65]" office:value-type="float" office:value="-6.08507142988464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65]" office:value-type="float" office:value="141.914928570115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table:formula="of:=IF([.E65]=0; [.C65]; IF([.E65]&gt;0; [.C65]*(1+[.$E$1]); [.C65]*(1-[.$E$1])))" office:value-type="float" office:value="0.189666173877834" calcext:value-type="float">
            <text:p>0.1897</text:p>
          </table:table-cell>
          <table:table-cell table:formula="of:=[.B66]*[.C66]+(1-[.C66])*[.A66]" office:value-type="float" office:value="141.551731394972" calcext:value-type="float">
            <text:p>142</text:p>
          </table:table-cell>
          <table:table-cell table:formula="of:=[.D66]-[.B66]" office:value-type="float" office:value="1.55173139497225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66]" office:value-type="float" office:value="141.55173139497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formula="of:=IF([.E66]=0; [.C66]; IF([.E66]&gt;0; [.C66]*(1+[.$E$1]); [.C66]*(1-[.$E$1])))" office:value-type="float" office:value="0.191562835616613" calcext:value-type="float">
            <text:p>0.1916</text:p>
          </table:table-cell>
          <table:table-cell table:formula="of:=[.B67]*[.C67]+(1-[.C67])*[.A67]" office:value-type="float" office:value="143.170105685002" calcext:value-type="float">
            <text:p>143</text:p>
          </table:table-cell>
          <table:table-cell table:formula="of:=[.D67]-[.B67]" office:value-type="float" office:value="-6.8298943149978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7]" office:value-type="float" office:value="143.170105685002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IF([.E67]=0; [.C67]; IF([.E67]&gt;0; [.C67]*(1+[.$E$1]); [.C67]*(1-[.$E$1])))" office:value-type="float" office:value="0.189647207260446" calcext:value-type="float">
            <text:p>0.1896</text:p>
          </table:table-cell>
          <table:table-cell table:formula="of:=[.B68]*[.C68]+(1-[.C68])*[.A68]" office:value-type="float" office:value="145.413612104028" calcext:value-type="float">
            <text:p>145</text:p>
          </table:table-cell>
          <table:table-cell table:formula="of:=[.D68]-[.B68]" office:value-type="float" office:value="-9.5863878959722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68]" office:value-type="float" office:value="145.413612104028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table:formula="of:=IF([.E68]=0; [.C68]; IF([.E68]&gt;0; [.C68]*(1+[.$E$1]); [.C68]*(1-[.$E$1])))" office:value-type="float" office:value="0.187750735187842" calcext:value-type="float">
            <text:p>0.1878</text:p>
          </table:table-cell>
          <table:table-cell table:formula="of:=[.B69]*[.C69]+(1-[.C69])*[.A69]" office:value-type="float" office:value="174.437320081529" calcext:value-type="float">
            <text:p>174</text:p>
          </table:table-cell>
          <table:table-cell table:formula="of:=[.D69]-[.B69]" office:value-type="float" office:value="-125.562679918471" calcext:value-type="float">
            <text:p>-126</text:p>
          </table:table-cell>
          <table:table-cell table:number-columns-repeated="4"/>
        </table:table-row>
        <table:table-row table:style-name="ro1">
          <table:table-cell table:formula="of:=[.D69]" office:value-type="float" office:value="174.437320081529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formula="of:=IF([.E69]=0; [.C69]; IF([.E69]&gt;0; [.C69]*(1+[.$E$1]); [.C69]*(1-[.$E$1])))" office:value-type="float" office:value="0.185873227835964" calcext:value-type="float">
            <text:p>0.1859</text:p>
          </table:table-cell>
          <table:table-cell table:formula="of:=[.B70]*[.C70]+(1-[.C70])*[.A70]" office:value-type="float" office:value="160.601415126517" calcext:value-type="float">
            <text:p>161</text:p>
          </table:table-cell>
          <table:table-cell table:formula="of:=[.D70]-[.B70]" office:value-type="float" office:value="60.6014151265168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D70]" office:value-type="float" office:value="160.601415126517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formula="of:=IF([.E70]=0; [.C70]; IF([.E70]&gt;0; [.C70]*(1+[.$E$1]); [.C70]*(1-[.$E$1])))" office:value-type="float" office:value="0.187731960114323" calcext:value-type="float">
            <text:p>0.1877</text:p>
          </table:table-cell>
          <table:table-cell table:formula="of:=[.B71]*[.C71]+(1-[.C71])*[.A71]" office:value-type="float" office:value="152.9792318814" calcext:value-type="float">
            <text:p>153</text:p>
          </table:table-cell>
          <table:table-cell table:formula="of:=[.D71]-[.B71]" office:value-type="float" office:value="32.9792318814004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71]" office:value-type="float" office:value="152.9792318814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IF([.E71]=0; [.C71]; IF([.E71]&gt;0; [.C71]*(1+[.$E$1]); [.C71]*(1-[.$E$1])))" office:value-type="float" office:value="0.189609279715466" calcext:value-type="float">
            <text:p>0.1896</text:p>
          </table:table-cell>
          <table:table-cell table:formula="of:=[.B72]*[.C72]+(1-[.C72])*[.A72]" office:value-type="float" office:value="153.36238826884" calcext:value-type="float">
            <text:p>153</text:p>
          </table:table-cell>
          <table:table-cell table:formula="of:=[.D72]-[.B72]" office:value-type="float" office:value="-1.63761173115992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2]" office:value-type="float" office:value="153.36238826884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IF([.E72]=0; [.C72]; IF([.E72]&gt;0; [.C72]*(1+[.$E$1]); [.C72]*(1-[.$E$1])))" office:value-type="float" office:value="0.187713186918312" calcext:value-type="float">
            <text:p>0.1877</text:p>
          </table:table-cell>
          <table:table-cell table:formula="of:=[.B73]*[.C73]+(1-[.C73])*[.A73]" office:value-type="float" office:value="153.857502772749" calcext:value-type="float">
            <text:p>154</text:p>
          </table:table-cell>
          <table:table-cell table:formula="of:=[.D73]-[.B73]" office:value-type="float" office:value="-2.14249722725077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3]" office:value-type="float" office:value="153.857502772749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[.E73]=0; [.C73]; IF([.E73]&gt;0; [.C73]*(1+[.$E$1]); [.C73]*(1-[.$E$1])))" office:value-type="float" office:value="0.185836055049129" calcext:value-type="float">
            <text:p>0.1858</text:p>
          </table:table-cell>
          <table:table-cell table:formula="of:=[.B74]*[.C74]+(1-[.C74])*[.A74]" office:value-type="float" office:value="154.999000225612" calcext:value-type="float">
            <text:p>155</text:p>
          </table:table-cell>
          <table:table-cell table:formula="of:=[.D74]-[.B74]" office:value-type="float" office:value="-5.00099977438828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74]" office:value-type="float" office:value="154.999000225612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formula="of:=IF([.E74]=0; [.C74]; IF([.E74]&gt;0; [.C74]*(1+[.$E$1]); [.C74]*(1-[.$E$1])))" office:value-type="float" office:value="0.183977694498637" calcext:value-type="float">
            <text:p>0.1840</text:p>
          </table:table-cell>
          <table:table-cell table:formula="of:=[.B75]*[.C75]+(1-[.C75])*[.A75]" office:value-type="float" office:value="155.551117245295" calcext:value-type="float">
            <text:p>156</text:p>
          </table:table-cell>
          <table:table-cell table:formula="of:=[.D75]-[.B75]" office:value-type="float" office:value="-2.44888275470541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5]" office:value-type="float" office:value="155.551117245295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table:formula="of:=IF([.E75]=0; [.C75]; IF([.E75]&gt;0; [.C75]*(1+[.$E$1]); [.C75]*(1-[.$E$1])))" office:value-type="float" office:value="0.182137917553651" calcext:value-type="float">
            <text:p>0.1821</text:p>
          </table:table-cell>
          <table:table-cell table:formula="of:=[.B76]*[.C76]+(1-[.C76])*[.A76]" office:value-type="float" office:value="160.00418583675" calcext:value-type="float">
            <text:p>160</text:p>
          </table:table-cell>
          <table:table-cell table:formula="of:=[.D76]-[.B76]" office:value-type="float" office:value="-19.99581416325" calcext:value-type="float">
            <text:p>-20</text:p>
          </table:table-cell>
          <table:table-cell table:number-columns-repeated="4"/>
        </table:table-row>
        <table:table-row table:style-name="ro1">
          <table:table-cell table:formula="of:=[.D76]" office:value-type="float" office:value="160.00418583675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IF([.E76]=0; [.C76]; IF([.E76]&gt;0; [.C76]*(1+[.$E$1]); [.C76]*(1-[.$E$1])))" office:value-type="float" office:value="0.180316538378115" calcext:value-type="float">
            <text:p>0.1803</text:p>
          </table:table-cell>
          <table:table-cell table:formula="of:=[.B77]*[.C77]+(1-[.C77])*[.A77]" office:value-type="float" office:value="145.578107990908" calcext:value-type="float">
            <text:p>146</text:p>
          </table:table-cell>
          <table:table-cell table:formula="of:=[.D77]-[.B77]" office:value-type="float" office:value="65.5781079909079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D77]" office:value-type="float" office:value="145.578107990908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formula="of:=IF([.E77]=0; [.C77]; IF([.E77]&gt;0; [.C77]*(1+[.$E$1]); [.C77]*(1-[.$E$1])))" office:value-type="float" office:value="0.182119703761896" calcext:value-type="float">
            <text:p>0.1821</text:p>
          </table:table-cell>
          <table:table-cell table:formula="of:=[.B78]*[.C78]+(1-[.C78])*[.A78]" office:value-type="float" office:value="148.386738395052" calcext:value-type="float">
            <text:p>148</text:p>
          </table:table-cell>
          <table:table-cell table:formula="of:=[.D78]-[.B78]" office:value-type="float" office:value="-12.6132616049483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78]" office:value-type="float" office:value="148.386738395052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formula="of:=IF([.E78]=0; [.C78]; IF([.E78]&gt;0; [.C78]*(1+[.$E$1]); [.C78]*(1-[.$E$1])))" office:value-type="float" office:value="0.180298506724277" calcext:value-type="float">
            <text:p>0.1803</text:p>
          </table:table-cell>
          <table:table-cell table:formula="of:=[.B79]*[.C79]+(1-[.C79])*[.A79]" office:value-type="float" office:value="151.382084654244" calcext:value-type="float">
            <text:p>151</text:p>
          </table:table-cell>
          <table:table-cell table:formula="of:=[.D79]-[.B79]" office:value-type="float" office:value="-13.6179153457564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79]" office:value-type="float" office:value="151.382084654244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IF([.E79]=0; [.C79]; IF([.E79]&gt;0; [.C79]*(1+[.$E$1]); [.C79]*(1-[.$E$1])))" office:value-type="float" office:value="0.178495521657034" calcext:value-type="float">
            <text:p>0.1785</text:p>
          </table:table-cell>
          <table:table-cell table:formula="of:=[.B80]*[.C80]+(1-[.C80])*[.A80]" office:value-type="float" office:value="153.455830514452" calcext:value-type="float">
            <text:p>153</text:p>
          </table:table-cell>
          <table:table-cell table:formula="of:=[.D80]-[.B80]" office:value-type="float" office:value="-9.54416948554834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80]" office:value-type="float" office:value="153.455830514452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IF([.E80]=0; [.C80]; IF([.E80]&gt;0; [.C80]*(1+[.$E$1]); [.C80]*(1-[.$E$1])))" office:value-type="float" office:value="0.176710566440464" calcext:value-type="float">
            <text:p>0.1767</text:p>
          </table:table-cell>
          <table:table-cell table:formula="of:=[.B81]*[.C81]+(1-[.C81])*[.A81]" office:value-type="float" office:value="154.612254411125" calcext:value-type="float">
            <text:p>155</text:p>
          </table:table-cell>
          <table:table-cell table:formula="of:=[.D81]-[.B81]" office:value-type="float" office:value="-5.38774558887471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81]" office:value-type="float" office:value="154.61225441112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[.E81]=0; [.C81]; IF([.E81]&gt;0; [.C81]*(1+[.$E$1]); [.C81]*(1-[.$E$1])))" office:value-type="float" office:value="0.174943460776059" calcext:value-type="float">
            <text:p>0.1749</text:p>
          </table:table-cell>
          <table:table-cell table:formula="of:=[.B82]*[.C82]+(1-[.C82])*[.A82]" office:value-type="float" office:value="157.304239877985" calcext:value-type="float">
            <text:p>157</text:p>
          </table:table-cell>
          <table:table-cell table:formula="of:=[.D82]-[.B82]" office:value-type="float" office:value="-12.6957601220154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2]" office:value-type="float" office:value="157.304239877985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E82]=0; [.C82]; IF([.E82]&gt;0; [.C82]*(1+[.$E$1]); [.C82]*(1-[.$E$1])))" office:value-type="float" office:value="0.173194026168298" calcext:value-type="float">
            <text:p>0.1732</text:p>
          </table:table-cell>
          <table:table-cell table:formula="of:=[.B83]*[.C83]+(1-[.C83])*[.A83]" office:value-type="float" office:value="159.503069688783" calcext:value-type="float">
            <text:p>160</text:p>
          </table:table-cell>
          <table:table-cell table:formula="of:=[.D83]-[.B83]" office:value-type="float" office:value="-10.4969303112166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83]" office:value-type="float" office:value="159.503069688783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IF([.E83]=0; [.C83]; IF([.E83]&gt;0; [.C83]*(1+[.$E$1]); [.C83]*(1-[.$E$1])))" office:value-type="float" office:value="0.171462085906615" calcext:value-type="float">
            <text:p>0.1715</text:p>
          </table:table-cell>
          <table:table-cell table:formula="of:=[.B84]*[.C84]+(1-[.C84])*[.A84]" office:value-type="float" office:value="160.788508997841" calcext:value-type="float">
            <text:p>161</text:p>
          </table:table-cell>
          <table:table-cell table:formula="of:=[.D84]-[.B84]" office:value-type="float" office:value="-6.21149100215888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84]" office:value-type="float" office:value="160.78850899784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IF([.E84]=0; [.C84]; IF([.E84]&gt;0; [.C84]*(1+[.$E$1]); [.C84]*(1-[.$E$1])))" office:value-type="float" office:value="0.169747465047549" calcext:value-type="float">
            <text:p>0.1697</text:p>
          </table:table-cell>
          <table:table-cell table:formula="of:=[.B85]*[.C85]+(1-[.C85])*[.A85]" office:value-type="float" office:value="160.65466159429" calcext:value-type="float">
            <text:p>161</text:p>
          </table:table-cell>
          <table:table-cell table:formula="of:=[.D85]-[.B85]" office:value-type="float" office:value="0.65466159429038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85]" office:value-type="float" office:value="160.65466159429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formula="of:=IF([.E85]=0; [.C85]; IF([.E85]&gt;0; [.C85]*(1+[.$E$1]); [.C85]*(1-[.$E$1])))" office:value-type="float" office:value="0.171444939698025" calcext:value-type="float">
            <text:p>0.1714</text:p>
          </table:table-cell>
          <table:table-cell table:formula="of:=[.B86]*[.C86]+(1-[.C86])*[.A86]" office:value-type="float" office:value="160.885313056131" calcext:value-type="float">
            <text:p>161</text:p>
          </table:table-cell>
          <table:table-cell table:formula="of:=[.D86]-[.B86]" office:value-type="float" office:value="-1.11468694386929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86]" office:value-type="float" office:value="160.88531305613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formula="of:=IF([.E86]=0; [.C86]; IF([.E86]&gt;0; [.C86]*(1+[.$E$1]); [.C86]*(1-[.$E$1])))" office:value-type="float" office:value="0.169730490301044" calcext:value-type="float">
            <text:p>0.1697</text:p>
          </table:table-cell>
          <table:table-cell table:formula="of:=[.B87]*[.C87]+(1-[.C87])*[.A87]" office:value-type="float" office:value="153.945828825002" calcext:value-type="float">
            <text:p>154</text:p>
          </table:table-cell>
          <table:table-cell table:formula="of:=[.D87]-[.B87]" office:value-type="float" office:value="33.945828825002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D87]" office:value-type="float" office:value="153.945828825002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formula="of:=IF([.E87]=0; [.C87]; IF([.E87]&gt;0; [.C87]*(1+[.$E$1]); [.C87]*(1-[.$E$1])))" office:value-type="float" office:value="0.171427795204055" calcext:value-type="float">
            <text:p>0.1714</text:p>
          </table:table-cell>
          <table:table-cell table:formula="of:=[.B88]*[.C88]+(1-[.C88])*[.A88]" office:value-type="float" office:value="156.69795999336" calcext:value-type="float">
            <text:p>157</text:p>
          </table:table-cell>
          <table:table-cell table:formula="of:=[.D88]-[.B88]" office:value-type="float" office:value="-13.302040006639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8]" office:value-type="float" office:value="156.69795999336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formula="of:=IF([.E88]=0; [.C88]; IF([.E88]&gt;0; [.C88]*(1+[.$E$1]); [.C88]*(1-[.$E$1])))" office:value-type="float" office:value="0.169713517252014" calcext:value-type="float">
            <text:p>0.1697</text:p>
          </table:table-cell>
          <table:table-cell table:formula="of:=[.B89]*[.C89]+(1-[.C89])*[.A89]" office:value-type="float" office:value="159.294923024018" calcext:value-type="float">
            <text:p>159</text:p>
          </table:table-cell>
          <table:table-cell table:formula="of:=[.D89]-[.B89]" office:value-type="float" office:value="-12.7050769759818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9]" office:value-type="float" office:value="159.294923024018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formula="of:=IF([.E89]=0; [.C89]; IF([.E89]&gt;0; [.C89]*(1+[.$E$1]); [.C89]*(1-[.$E$1])))" office:value-type="float" office:value="0.168016382079494" calcext:value-type="float">
            <text:p>0.1680</text:p>
          </table:table-cell>
          <table:table-cell table:formula="of:=[.B90]*[.C90]+(1-[.C90])*[.A90]" office:value-type="float" office:value="161.597600473644" calcext:value-type="float">
            <text:p>162</text:p>
          </table:table-cell>
          <table:table-cell table:formula="of:=[.D90]-[.B90]" office:value-type="float" office:value="-11.4023995263564" calcext:value-type="float">
            <text:p>-11</text:p>
          </table:table-cell>
          <table:table-cell table:number-columns-repeated="4"/>
        </table:table-row>
        <table:table-row table:style-name="ro1">
          <table:table-cell table:formula="of:=[.D90]" office:value-type="float" office:value="161.597600473644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formula="of:=IF([.E90]=0; [.C90]; IF([.E90]&gt;0; [.C90]*(1+[.$E$1]); [.C90]*(1-[.$E$1])))" office:value-type="float" office:value="0.166336218258699" calcext:value-type="float">
            <text:p>0.1663</text:p>
          </table:table-cell>
          <table:table-cell table:formula="of:=[.B91]*[.C91]+(1-[.C91])*[.A91]" office:value-type="float" office:value="168.816991474211" calcext:value-type="float">
            <text:p>169</text:p>
          </table:table-cell>
          <table:table-cell table:formula="of:=[.D91]-[.B91]" office:value-type="float" office:value="-36.1830085257891" calcext:value-type="float">
            <text:p>-36</text:p>
          </table:table-cell>
          <table:table-cell table:number-columns-repeated="4"/>
        </table:table-row>
        <table:table-row table:style-name="ro1">
          <table:table-cell table:formula="of:=[.D91]" office:value-type="float" office:value="168.816991474211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formula="of:=IF([.E91]=0; [.C91]; IF([.E91]&gt;0; [.C91]*(1+[.$E$1]); [.C91]*(1-[.$E$1])))" office:value-type="float" office:value="0.164672856076112" calcext:value-type="float">
            <text:p>0.1647</text:p>
          </table:table-cell>
          <table:table-cell table:formula="of:=[.B92]*[.C92]+(1-[.C92])*[.A92]" office:value-type="float" office:value="165.718343745393" calcext:value-type="float">
            <text:p>166</text:p>
          </table:table-cell>
          <table:table-cell table:formula="of:=[.D92]-[.B92]" office:value-type="float" office:value="15.7183437453928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D92]" office:value-type="float" office:value="165.718343745393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formula="of:=IF([.E92]=0; [.C92]; IF([.E92]&gt;0; [.C92]*(1+[.$E$1]); [.C92]*(1-[.$E$1])))" office:value-type="float" office:value="0.166319584636873" calcext:value-type="float">
            <text:p>0.1663</text:p>
          </table:table-cell>
          <table:table-cell table:formula="of:=[.B93]*[.C93]+(1-[.C93])*[.A93]" office:value-type="float" office:value="167.428384543038" calcext:value-type="float">
            <text:p>167</text:p>
          </table:table-cell>
          <table:table-cell table:formula="of:=[.D93]-[.B93]" office:value-type="float" office:value="-8.57161545696187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93]" office:value-type="float" office:value="167.428384543038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formula="of:=IF([.E93]=0; [.C93]; IF([.E93]&gt;0; [.C93]*(1+[.$E$1]); [.C93]*(1-[.$E$1])))" office:value-type="float" office:value="0.164656388790505" calcext:value-type="float">
            <text:p>0.1647</text:p>
          </table:table-cell>
          <table:table-cell table:formula="of:=[.B94]*[.C94]+(1-[.C94])*[.A94]" office:value-type="float" office:value="171.968227177302" calcext:value-type="float">
            <text:p>172</text:p>
          </table:table-cell>
          <table:table-cell table:formula="of:=[.D94]-[.B94]" office:value-type="float" office:value="-23.0317728226981" calcext:value-type="float">
            <text:p>-23</text:p>
          </table:table-cell>
          <table:table-cell table:number-columns-repeated="4"/>
        </table:table-row>
        <table:table-row table:style-name="ro1">
          <table:table-cell table:formula="of:=[.D94]" office:value-type="float" office:value="171.96822717730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formula="of:=IF([.E94]=0; [.C94]; IF([.E94]&gt;0; [.C94]*(1+[.$E$1]); [.C94]*(1-[.$E$1])))" office:value-type="float" office:value="0.1630098249026" calcext:value-type="float">
            <text:p>0.1630</text:p>
          </table:table-cell>
          <table:table-cell table:formula="of:=[.B95]*[.C95]+(1-[.C95])*[.A95]" office:value-type="float" office:value="172.951465408982" calcext:value-type="float">
            <text:p>173</text:p>
          </table:table-cell>
          <table:table-cell table:formula="of:=[.D95]-[.B95]" office:value-type="float" office:value="-5.04853459101778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95]" office:value-type="float" office:value="172.951465408982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table:formula="of:=IF([.E95]=0; [.C95]; IF([.E95]&gt;0; [.C95]*(1+[.$E$1]); [.C95]*(1-[.$E$1])))" office:value-type="float" office:value="0.161379726653574" calcext:value-type="float">
            <text:p>0.1614</text:p>
          </table:table-cell>
          <table:table-cell table:formula="of:=[.B96]*[.C96]+(1-[.C96])*[.A96]" office:value-type="float" office:value="172.475158728053" calcext:value-type="float">
            <text:p>172</text:p>
          </table:table-cell>
          <table:table-cell table:formula="of:=[.D96]-[.B96]" office:value-type="float" office:value="2.475158728053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96]" office:value-type="float" office:value="172.475158728053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formula="of:=IF([.E96]=0; [.C96]; IF([.E96]&gt;0; [.C96]*(1+[.$E$1]); [.C96]*(1-[.$E$1])))" office:value-type="float" office:value="0.162993523920109" calcext:value-type="float">
            <text:p>0.1630</text:p>
          </table:table-cell>
          <table:table-cell table:formula="of:=[.B97]*[.C97]+(1-[.C97])*[.A97]" office:value-type="float" office:value="173.701659123907" calcext:value-type="float">
            <text:p>174</text:p>
          </table:table-cell>
          <table:table-cell table:formula="of:=[.D97]-[.B97]" office:value-type="float" office:value="-6.2983408760927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97]" office:value-type="float" office:value="173.701659123907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table:formula="of:=IF([.E97]=0; [.C97]; IF([.E97]&gt;0; [.C97]*(1+[.$E$1]); [.C97]*(1-[.$E$1])))" office:value-type="float" office:value="0.161363588680908" calcext:value-type="float">
            <text:p>0.1614</text:p>
          </table:table-cell>
          <table:table-cell table:formula="of:=[.B98]*[.C98]+(1-[.C98])*[.A98]" office:value-type="float" office:value="174.87934559909" calcext:value-type="float">
            <text:p>175</text:p>
          </table:table-cell>
          <table:table-cell table:formula="of:=[.D98]-[.B98]" office:value-type="float" office:value="-6.1206544009098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98]" office:value-type="float" office:value="174.87934559909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table:formula="of:=IF([.E98]=0; [.C98]; IF([.E98]&gt;0; [.C98]*(1+[.$E$1]); [.C98]*(1-[.$E$1])))" office:value-type="float" office:value="0.159749952794099" calcext:value-type="float">
            <text:p>0.1597</text:p>
          </table:table-cell>
          <table:table-cell table:formula="of:=[.B99]*[.C99]+(1-[.C99])*[.A99]" office:value-type="float" office:value="177.294869425851" calcext:value-type="float">
            <text:p>177</text:p>
          </table:table-cell>
          <table:table-cell table:formula="of:=[.D99]-[.B99]" office:value-type="float" office:value="-12.705130574148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99]" office:value-type="float" office:value="177.294869425851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formula="of:=IF([.E99]=0; [.C99]; IF([.E99]&gt;0; [.C99]*(1+[.$E$1]); [.C99]*(1-[.$E$1])))" office:value-type="float" office:value="0.158152453266158" calcext:value-type="float">
            <text:p>0.1582</text:p>
          </table:table-cell>
          <table:table-cell table:formula="of:=[.B100]*[.C100]+(1-[.C100])*[.A100]" office:value-type="float" office:value="178.197149822357" calcext:value-type="float">
            <text:p>178</text:p>
          </table:table-cell>
          <table:table-cell table:formula="of:=[.D100]-[.B100]" office:value-type="float" office:value="-4.80285017764322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100]" office:value-type="float" office:value="178.197149822357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table:formula="of:=IF([.E100]=0; [.C100]; IF([.E100]&gt;0; [.C100]*(1+[.$E$1]); [.C100]*(1-[.$E$1])))" office:value-type="float" office:value="0.156570928733497" calcext:value-type="float">
            <text:p>0.1566</text:p>
          </table:table-cell>
          <table:table-cell table:formula="of:=[.B101]*[.C101]+(1-[.C101])*[.A101]" office:value-type="float" office:value="180.82798768004" calcext:value-type="float">
            <text:p>181</text:p>
          </table:table-cell>
          <table:table-cell table:formula="of:=[.D101]-[.B101]" office:value-type="float" office:value="-14.1720123199598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101]" office:value-type="float" office:value="180.82798768004" calcext:value-type="float">
            <text:p>181</text:p>
          </table:table-cell>
          <table:table-cell table:style-name="ce6" table:formula="of:=[.B101]*0.99" office:value-type="float" office:value="193.05" calcext:value-type="float">
            <text:p>193</text:p>
          </table:table-cell>
          <table:table-cell table:formula="of:=IF([.E101]=0; [.C101]; IF([.E101]&gt;0; [.C101]*(1+[.$E$1]); [.C101]*(1-[.$E$1])))" office:value-type="float" office:value="0.155005219446162" calcext:value-type="float">
            <text:p>0.1550</text:p>
          </table:table-cell>
          <table:table-cell table:formula="of:=[.B102]*[.C102]+(1-[.C102])*[.A102]" office:value-type="float" office:value="182.722463381769" calcext:value-type="float">
            <text:p>183</text:p>
          </table:table-cell>
          <table:table-cell table:formula="of:=[.D102]-[.B102]" office:value-type="float" office:value="-10.327536618230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102]" office:value-type="float" office:value="182.722463381769" calcext:value-type="float">
            <text:p>183</text:p>
          </table:table-cell>
          <table:table-cell table:style-name="ce6" table:formula="of:=[.B102]*0.99" office:value-type="float" office:value="191.1195" calcext:value-type="float">
            <text:p>191</text:p>
          </table:table-cell>
          <table:table-cell table:formula="of:=IF([.E102]=0; [.C102]; IF([.E102]&gt;0; [.C102]*(1+[.$E$1]); [.C102]*(1-[.$E$1])))" office:value-type="float" office:value="0.1534551672517" calcext:value-type="float">
            <text:p>0.1535</text:p>
          </table:table-cell>
          <table:table-cell table:formula="of:=[.B103]*[.C103]+(1-[.C103])*[.A103]" office:value-type="float" office:value="184.011032040439" calcext:value-type="float">
            <text:p>184</text:p>
          </table:table-cell>
          <table:table-cell table:formula="of:=[.D103]-[.B103]" office:value-type="float" office:value="-7.10846795956152" calcext:value-type="float">
            <text:p>-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3]" office:value-type="float" office:value="184.011032040439" calcext:value-type="float">
            <text:p>184</text:p>
          </table:table-cell>
          <table:table-cell table:style-name="ce6" table:formula="of:=[.B103]*0.99" office:value-type="float" office:value="189.208305" calcext:value-type="float">
            <text:p>189</text:p>
          </table:table-cell>
          <table:table-cell table:formula="of:=IF([.E103]=0; [.C103]; IF([.E103]&gt;0; [.C103]*(1+[.$E$1]); [.C103]*(1-[.$E$1])))" office:value-type="float" office:value="0.151920615579183" calcext:value-type="float">
            <text:p>0.1519</text:p>
          </table:table-cell>
          <table:table-cell table:formula="of:=[.B104]*[.C104]+(1-[.C104])*[.A104]" office:value-type="float" office:value="184.800604947788" calcext:value-type="float">
            <text:p>185</text:p>
          </table:table-cell>
          <table:table-cell table:formula="of:=[.D104]-[.B104]" office:value-type="float" office:value="-4.40770005221191" calcext:value-type="float">
            <text:p>-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4]" office:value-type="float" office:value="184.800604947788" calcext:value-type="float">
            <text:p>185</text:p>
          </table:table-cell>
          <table:table-cell table:style-name="ce6" office:value-type="float" office:value="200" calcext:value-type="float">
            <text:p>200</text:p>
          </table:table-cell>
          <table:table-cell table:formula="of:=IF([.E104]=0; [.C104]; IF([.E104]&gt;0; [.C104]*(1+[.$E$1]); [.C104]*(1-[.$E$1])))" office:value-type="float" office:value="0.150401409423391" calcext:value-type="float">
            <text:p>0.1504</text:p>
          </table:table-cell>
          <table:table-cell table:formula="of:=[.B105]*[.C105]+(1-[.C105])*[.A105]" office:value-type="float" office:value="187.086615386024" calcext:value-type="float">
            <text:p>187</text:p>
          </table:table-cell>
          <table:table-cell table:formula="of:=[.D105]-[.B105]" office:value-type="float" office:value="-12.9133846139763" calcext:value-type="float">
            <text:p>-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5]" office:value-type="float" office:value="187.086615386024" calcext:value-type="float">
            <text:p>187</text:p>
          </table:table-cell>
          <table:table-cell table:style-name="ce6" office:value-type="float" office:value="188" calcext:value-type="float">
            <text:p>188</text:p>
          </table:table-cell>
          <table:table-cell table:formula="of:=IF([.E105]=0; [.C105]; IF([.E105]&gt;0; [.C105]*(1+[.$E$1]); [.C105]*(1-[.$E$1])))" office:value-type="float" office:value="0.148897395329157" calcext:value-type="float">
            <text:p>0.1489</text:p>
          </table:table-cell>
          <table:table-cell table:formula="of:=[.B106]*[.C106]+(1-[.C106])*[.A106]" office:value-type="float" office:value="187.222615975978" calcext:value-type="float">
            <text:p>187</text:p>
          </table:table-cell>
          <table:table-cell table:formula="of:=[.D106]-[.B106]" office:value-type="float" office:value="-0.777384024021501" calcext:value-type="float">
            <text:p>-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6]" office:value-type="float" office:value="187.222615975978" calcext:value-type="float">
            <text:p>187</text:p>
          </table:table-cell>
          <table:table-cell table:style-name="ce6" table:formula="of:=[.B106]*0.99" office:value-type="float" office:value="186.12" calcext:value-type="float">
            <text:p>186</text:p>
          </table:table-cell>
          <table:table-cell table:formula="of:=IF([.E106]=0; [.C106]; IF([.E106]&gt;0; [.C106]*(1+[.$E$1]); [.C106]*(1-[.$E$1])))" office:value-type="float" office:value="0.147408421375866" calcext:value-type="float">
            <text:p>0.1474</text:p>
          </table:table-cell>
          <table:table-cell table:formula="of:=[.B107]*[.C107]+(1-[.C107])*[.A107]" office:value-type="float" office:value="187.060081095576" calcext:value-type="float">
            <text:p>187</text:p>
          </table:table-cell>
          <table:table-cell table:formula="of:=[.D107]-[.B107]" office:value-type="float" office:value="0.940081095575692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7]" office:value-type="float" office:value="187.060081095576" calcext:value-type="float">
            <text:p>187</text:p>
          </table:table-cell>
          <table:table-cell table:style-name="ce6" table:formula="of:=[.B107]*0.99" office:value-type="float" office:value="184.2588" calcext:value-type="float">
            <text:p>184</text:p>
          </table:table-cell>
          <table:table-cell table:formula="of:=IF([.E107]=0; [.C107]; IF([.E107]&gt;0; [.C107]*(1+[.$E$1]); [.C107]*(1-[.$E$1])))" office:value-type="float" office:value="0.148882505589624" calcext:value-type="float">
            <text:p>0.1489</text:p>
          </table:table-cell>
          <table:table-cell table:formula="of:=[.B108]*[.C108]+(1-[.C108])*[.A108]" office:value-type="float" office:value="186.643019347206" calcext:value-type="float">
            <text:p>187</text:p>
          </table:table-cell>
          <table:table-cell table:formula="of:=[.D108]-[.B108]" office:value-type="float" office:value="2.38421934720554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8]" office:value-type="float" office:value="186.643019347206" calcext:value-type="float">
            <text:p>187</text:p>
          </table:table-cell>
          <table:table-cell table:style-name="ce6" office:value-type="float" office:value="185" calcext:value-type="float">
            <text:p>185</text:p>
          </table:table-cell>
          <table:table-cell table:formula="of:=IF([.E108]=0; [.C108]; IF([.E108]&gt;0; [.C108]*(1+[.$E$1]); [.C108]*(1-[.$E$1])))" office:value-type="float" office:value="0.150371330645521" calcext:value-type="float">
            <text:p>0.1504</text:p>
          </table:table-cell>
          <table:table-cell table:formula="of:=[.B109]*[.C109]+(1-[.C109])*[.A109]" office:value-type="float" office:value="186.39595634169" calcext:value-type="float">
            <text:p>186</text:p>
          </table:table-cell>
          <table:table-cell table:formula="of:=[.D109]-[.B109]" office:value-type="float" office:value="1.39595634168992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9]" office:value-type="float" office:value="186.39595634169" calcext:value-type="float">
            <text:p>186</text:p>
          </table:table-cell>
          <table:table-cell table:style-name="ce6" table:formula="of:=[.B109]*0.99" office:value-type="float" office:value="183.15" calcext:value-type="float">
            <text:p>183</text:p>
          </table:table-cell>
          <table:table-cell table:formula="of:=IF([.E109]=0; [.C109]; IF([.E109]&gt;0; [.C109]*(1+[.$E$1]); [.C109]*(1-[.$E$1])))" office:value-type="float" office:value="0.151875043951976" calcext:value-type="float">
            <text:p>0.1519</text:p>
          </table:table-cell>
          <table:table-cell table:formula="of:=[.B110]*[.C110]+(1-[.C110])*[.A110]" office:value-type="float" office:value="185.90297657963" calcext:value-type="float">
            <text:p>186</text:p>
          </table:table-cell>
          <table:table-cell table:formula="of:=[.D110]-[.B110]" office:value-type="float" office:value="2.75297657962957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0]" office:value-type="float" office:value="185.90297657963" calcext:value-type="float">
            <text:p>186</text:p>
          </table:table-cell>
          <table:table-cell table:style-name="ce6" table:formula="of:=[.B110]*0.99" office:value-type="float" office:value="181.3185" calcext:value-type="float">
            <text:p>181</text:p>
          </table:table-cell>
          <table:table-cell table:formula="of:=IF([.E110]=0; [.C110]; IF([.E110]&gt;0; [.C110]*(1+[.$E$1]); [.C110]*(1-[.$E$1])))" office:value-type="float" office:value="0.153393794391496" calcext:value-type="float">
            <text:p>0.1534</text:p>
          </table:table-cell>
          <table:table-cell table:formula="of:=[.B111]*[.C111]+(1-[.C111])*[.A111]" office:value-type="float" office:value="185.199746321781" calcext:value-type="float">
            <text:p>185</text:p>
          </table:table-cell>
          <table:table-cell table:formula="of:=[.D111]-[.B111]" office:value-type="float" office:value="3.88124632178125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1]" office:value-type="float" office:value="185.199746321781" calcext:value-type="float">
            <text:p>185</text:p>
          </table:table-cell>
          <table:table-cell table:style-name="ce6" table:formula="of:=[.B111]*0.99" office:value-type="float" office:value="179.505315" calcext:value-type="float">
            <text:p>180</text:p>
          </table:table-cell>
          <table:table-cell table:formula="of:=IF([.E111]=0; [.C111]; IF([.E111]&gt;0; [.C111]*(1+[.$E$1]); [.C111]*(1-[.$E$1])))" office:value-type="float" office:value="0.154927732335411" calcext:value-type="float">
            <text:p>0.1549</text:p>
          </table:table-cell>
          <table:table-cell table:formula="of:=[.B112]*[.C112]+(1-[.C112])*[.A112]" office:value-type="float" office:value="184.317520990158" calcext:value-type="float">
            <text:p>184</text:p>
          </table:table-cell>
          <table:table-cell table:formula="of:=[.D112]-[.B112]" office:value-type="float" office:value="4.81220599015794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2]" office:value-type="float" office:value="184.317520990158" calcext:value-type="float">
            <text:p>184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2]=0; [.C112]; IF([.E112]&gt;0; [.C112]*(1+[.$E$1]); [.C112]*(1-[.$E$1])))" office:value-type="float" office:value="0.156477009658765" calcext:value-type="float">
            <text:p>0.1565</text:p>
          </table:table-cell>
          <table:table-cell table:formula="of:=[.B113]*[.C113]+(1-[.C113])*[.A113]" office:value-type="float" office:value="183.641928216479" calcext:value-type="float">
            <text:p>184</text:p>
          </table:table-cell>
          <table:table-cell table:formula="of:=[.D113]-[.B113]" office:value-type="float" office:value="3.64192821647907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3]" office:value-type="float" office:value="183.641928216479" calcext:value-type="float">
            <text:p>184</text:p>
          </table:table-cell>
          <table:table-cell table:style-name="ce6" office:value-type="float" office:value="230" calcext:value-type="float">
            <text:p>230</text:p>
          </table:table-cell>
          <table:table-cell table:formula="of:=IF([.E113]=0; [.C113]; IF([.E113]&gt;0; [.C113]*(1+[.$E$1]); [.C113]*(1-[.$E$1])))" office:value-type="float" office:value="0.158041779755352" calcext:value-type="float">
            <text:p>0.1580</text:p>
          </table:table-cell>
          <table:table-cell table:formula="of:=[.B114]*[.C114]+(1-[.C114])*[.A114]" office:value-type="float" office:value="190.968440387173" calcext:value-type="float">
            <text:p>191</text:p>
          </table:table-cell>
          <table:table-cell table:formula="of:=[.D114]-[.B114]" office:value-type="float" office:value="-39.0315596128269" calcext:value-type="float">
            <text:p>-3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4]" office:value-type="float" office:value="190.968440387173" calcext:value-type="float">
            <text:p>191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14]=0; [.C114]; IF([.E114]&gt;0; [.C114]*(1+[.$E$1]); [.C114]*(1-[.$E$1])))" office:value-type="float" office:value="0.156461361957799" calcext:value-type="float">
            <text:p>0.1565</text:p>
          </table:table-cell>
          <table:table-cell table:formula="of:=[.B115]*[.C115]+(1-[.C115])*[.A115]" office:value-type="float" office:value="182.993848787331" calcext:value-type="float">
            <text:p>183</text:p>
          </table:table-cell>
          <table:table-cell table:formula="of:=[.D115]-[.B115]" office:value-type="float" office:value="42.9938487873311" calcext:value-type="float">
            <text:p>4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5]" office:value-type="float" office:value="182.993848787331" calcext:value-type="float">
            <text:p>183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15]=0; [.C115]; IF([.E115]&gt;0; [.C115]*(1+[.$E$1]); [.C115]*(1-[.$E$1])))" office:value-type="float" office:value="0.158025975577377" calcext:value-type="float">
            <text:p>0.1580</text:p>
          </table:table-cell>
          <table:table-cell table:formula="of:=[.B116]*[.C116]+(1-[.C116])*[.A116]" office:value-type="float" office:value="188.841781935077" calcext:value-type="float">
            <text:p>189</text:p>
          </table:table-cell>
          <table:table-cell table:formula="of:=[.D116]-[.B116]" office:value-type="float" office:value="-31.158218064923" calcext:value-type="float">
            <text:p>-3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6]" office:value-type="float" office:value="188.841781935077" calcext:value-type="float">
            <text:p>189</text:p>
          </table:table-cell>
          <table:table-cell table:style-name="ce6" office:value-type="float" office:value="450" calcext:value-type="float">
            <text:p>450</text:p>
          </table:table-cell>
          <table:table-cell table:formula="of:=IF([.E116]=0; [.C116]; IF([.E116]&gt;0; [.C116]*(1+[.$E$1]); [.C116]*(1-[.$E$1])))" office:value-type="float" office:value="0.156445715821603" calcext:value-type="float">
            <text:p>0.1564</text:p>
          </table:table-cell>
          <table:table-cell table:formula="of:=[.B117]*[.C117]+(1-[.C117])*[.A117]" office:value-type="float" office:value="229.698866302938" calcext:value-type="float">
            <text:p>230</text:p>
          </table:table-cell>
          <table:table-cell table:formula="of:=[.D117]-[.B117]" office:value-type="float" office:value="-220.301133697062" calcext:value-type="float">
            <text:p>-22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7]" office:value-type="float" office:value="229.698866302938" calcext:value-type="float">
            <text:p>230</text:p>
          </table:table-cell>
          <table:table-cell table:style-name="ce6" office:value-type="float" office:value="150" calcext:value-type="float">
            <text:p>150</text:p>
          </table:table-cell>
          <table:table-cell table:formula="of:=IF([.E117]=0; [.C117]; IF([.E117]&gt;0; [.C117]*(1+[.$E$1]); [.C117]*(1-[.$E$1])))" office:value-type="float" office:value="0.154881258663387" calcext:value-type="float">
            <text:p>0.1549</text:p>
          </table:table-cell>
          <table:table-cell table:formula="of:=[.B118]*[.C118]+(1-[.C118])*[.A118]" office:value-type="float" office:value="217.355005575894" calcext:value-type="float">
            <text:p>217</text:p>
          </table:table-cell>
          <table:table-cell table:formula="of:=[.D118]-[.B118]" office:value-type="float" office:value="67.3550055758941" calcext:value-type="float">
            <text:p>6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8]" office:value-type="float" office:value="217.355005575894" calcext:value-type="float">
            <text:p>217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8]=0; [.C118]; IF([.E118]&gt;0; [.C118]*(1+[.$E$1]); [.C118]*(1-[.$E$1])))" office:value-type="float" office:value="0.156430071250021" calcext:value-type="float">
            <text:p>0.1564</text:p>
          </table:table-cell>
          <table:table-cell table:formula="of:=[.B119]*[.C119]+(1-[.C119])*[.A119]" office:value-type="float" office:value="211.511559392112" calcext:value-type="float">
            <text:p>212</text:p>
          </table:table-cell>
          <table:table-cell table:formula="of:=[.D119]-[.B119]" office:value-type="float" office:value="31.5115593921121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9]" office:value-type="float" office:value="211.511559392112" calcext:value-type="float">
            <text:p>212</text:p>
          </table:table-cell>
          <table:table-cell table:style-name="ce6" table:formula="of:=[.B119]*0.99" office:value-type="float" office:value="178.2" calcext:value-type="float">
            <text:p>178</text:p>
          </table:table-cell>
          <table:table-cell table:formula="of:=IF([.E119]=0; [.C119]; IF([.E119]&gt;0; [.C119]*(1+[.$E$1]); [.C119]*(1-[.$E$1])))" office:value-type="float" office:value="0.157994371962521" calcext:value-type="float">
            <text:p>0.1580</text:p>
          </table:table-cell>
          <table:table-cell table:formula="of:=[.B120]*[.C120]+(1-[.C120])*[.A120]" office:value-type="float" office:value="206.248520486863" calcext:value-type="float">
            <text:p>206</text:p>
          </table:table-cell>
          <table:table-cell table:formula="of:=[.D120]-[.B120]" office:value-type="float" office:value="28.0485204868631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0]" office:value-type="float" office:value="206.248520486863" calcext:value-type="float">
            <text:p>206</text:p>
          </table:table-cell>
          <table:table-cell table:style-name="ce6" office:value-type="float" office:value="100" calcext:value-type="float">
            <text:p>100</text:p>
          </table:table-cell>
          <table:table-cell table:formula="of:=IF([.E120]=0; [.C120]; IF([.E120]&gt;0; [.C120]*(1+[.$E$1]); [.C120]*(1-[.$E$1])))" office:value-type="float" office:value="0.159574315682146" calcext:value-type="float">
            <text:p>0.1596</text:p>
          </table:table-cell>
          <table:table-cell table:formula="of:=[.B121]*[.C121]+(1-[.C121])*[.A121]" office:value-type="float" office:value="189.293985537931" calcext:value-type="float">
            <text:p>189</text:p>
          </table:table-cell>
          <table:table-cell table:formula="of:=[.D121]-[.B121]" office:value-type="float" office:value="89.2939855379315" calcext:value-type="float">
            <text:p>8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1]" office:value-type="float" office:value="189.293985537931" calcext:value-type="float">
            <text:p>189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21]=0; [.C121]; IF([.E121]&gt;0; [.C121]*(1+[.$E$1]); [.C121]*(1-[.$E$1])))" office:value-type="float" office:value="0.161170058838968" calcext:value-type="float">
            <text:p>0.1612</text:p>
          </table:table-cell>
          <table:table-cell table:formula="of:=[.B122]*[.C122]+(1-[.C122])*[.A122]" office:value-type="float" office:value="186.184372753545" calcext:value-type="float">
            <text:p>186</text:p>
          </table:table-cell>
          <table:table-cell table:formula="of:=[.D122]-[.B122]" office:value-type="float" office:value="16.1843727535448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2]" office:value-type="float" office:value="186.184372753545" calcext:value-type="float">
            <text:p>186</text:p>
          </table:table-cell>
          <table:table-cell table:style-name="ce6" table:formula="of:=[.B122]*0.99" office:value-type="float" office:value="168.3" calcext:value-type="float">
            <text:p>168</text:p>
          </table:table-cell>
          <table:table-cell table:formula="of:=IF([.E122]=0; [.C122]; IF([.E122]&gt;0; [.C122]*(1+[.$E$1]); [.C122]*(1-[.$E$1])))" office:value-type="float" office:value="0.162781759427357" calcext:value-type="float">
            <text:p>0.1628</text:p>
          </table:table-cell>
          <table:table-cell table:formula="of:=[.B123]*[.C123]+(1-[.C123])*[.A123]" office:value-type="float" office:value="183.273123090468" calcext:value-type="float">
            <text:p>183</text:p>
          </table:table-cell>
          <table:table-cell table:formula="of:=[.D123]-[.B123]" office:value-type="float" office:value="14.9731230904681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3]" office:value-type="float" office:value="183.273123090468" calcext:value-type="float">
            <text:p>183</text:p>
          </table:table-cell>
          <table:table-cell table:style-name="ce6" table:formula="of:=[.B123]*0.99" office:value-type="float" office:value="166.617" calcext:value-type="float">
            <text:p>167</text:p>
          </table:table-cell>
          <table:table-cell table:formula="of:=IF([.E123]=0; [.C123]; IF([.E123]&gt;0; [.C123]*(1+[.$E$1]); [.C123]*(1-[.$E$1])))" office:value-type="float" office:value="0.164409577021631" calcext:value-type="float">
            <text:p>0.1644</text:p>
          </table:table-cell>
          <table:table-cell table:formula="of:=[.B124]*[.C124]+(1-[.C124])*[.A124]" office:value-type="float" office:value="180.534696938344" calcext:value-type="float">
            <text:p>181</text:p>
          </table:table-cell>
          <table:table-cell table:formula="of:=[.D124]-[.B124]" office:value-type="float" office:value="13.91769693834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4]" office:value-type="float" office:value="180.534696938344" calcext:value-type="float">
            <text:p>181</text:p>
          </table:table-cell>
          <table:table-cell table:style-name="ce6" table:formula="of:=[.B124]*0.99" office:value-type="float" office:value="164.95083" calcext:value-type="float">
            <text:p>165</text:p>
          </table:table-cell>
          <table:table-cell table:formula="of:=IF([.E124]=0; [.C124]; IF([.E124]&gt;0; [.C124]*(1+[.$E$1]); [.C124]*(1-[.$E$1])))" office:value-type="float" office:value="0.166053672791847" calcext:value-type="float">
            <text:p>0.1661</text:p>
          </table:table-cell>
          <table:table-cell table:formula="of:=[.B125]*[.C125]+(1-[.C125])*[.A125]" office:value-type="float" office:value="177.946938596933" calcext:value-type="float">
            <text:p>178</text:p>
          </table:table-cell>
          <table:table-cell table:formula="of:=[.D125]-[.B125]" office:value-type="float" office:value="12.9961085969326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5]" office:value-type="float" office:value="177.946938596933" calcext:value-type="float">
            <text:p>178</text:p>
          </table:table-cell>
          <table:table-cell table:style-name="ce6" table:formula="of:=[.B125]*0.99" office:value-type="float" office:value="163.3013217" calcext:value-type="float">
            <text:p>163</text:p>
          </table:table-cell>
          <table:table-cell table:formula="of:=IF([.E125]=0; [.C125]; IF([.E125]&gt;0; [.C125]*(1+[.$E$1]); [.C125]*(1-[.$E$1])))" office:value-type="float" office:value="0.167714209519766" calcext:value-type="float">
            <text:p>0.1677</text:p>
          </table:table-cell>
          <table:table-cell table:formula="of:=[.B126]*[.C126]+(1-[.C126])*[.A126]" office:value-type="float" office:value="175.490660536134" calcext:value-type="float">
            <text:p>175</text:p>
          </table:table-cell>
          <table:table-cell table:formula="of:=[.D126]-[.B126]" office:value-type="float" office:value="12.189338836134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6]" office:value-type="float" office:value="175.490660536134" calcext:value-type="float">
            <text:p>175</text:p>
          </table:table-cell>
          <table:table-cell table:style-name="ce6" table:formula="of:=[.B126]*0.99" office:value-type="float" office:value="161.668308483" calcext:value-type="float">
            <text:p>162</text:p>
          </table:table-cell>
          <table:table-cell table:formula="of:=IF([.E126]=0; [.C126]; IF([.E126]&gt;0; [.C126]*(1+[.$E$1]); [.C126]*(1-[.$E$1])))" office:value-type="float" office:value="0.169391351614963" calcext:value-type="float">
            <text:p>0.1694</text:p>
          </table:table-cell>
          <table:table-cell table:formula="of:=[.B127]*[.C127]+(1-[.C127])*[.A127]" office:value-type="float" office:value="173.149273639356" calcext:value-type="float">
            <text:p>173</text:p>
          </table:table-cell>
          <table:table-cell table:formula="of:=[.D127]-[.B127]" office:value-type="float" office:value="11.480965156356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7]" office:value-type="float" office:value="173.149273639356" calcext:value-type="float">
            <text:p>173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27]=0; [.C127]; IF([.E127]&gt;0; [.C127]*(1+[.$E$1]); [.C127]*(1-[.$E$1])))" office:value-type="float" office:value="0.171085265131113" calcext:value-type="float">
            <text:p>0.1711</text:p>
          </table:table-cell>
          <table:table-cell table:formula="of:=[.B128]*[.C128]+(1-[.C128])*[.A128]" office:value-type="float" office:value="176.032184626419" calcext:value-type="float">
            <text:p>176</text:p>
          </table:table-cell>
          <table:table-cell table:formula="of:=[.D128]-[.B128]" office:value-type="float" office:value="-13.9678153735814" calcext:value-type="float">
            <text:p>-1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8]" office:value-type="float" office:value="176.032184626419" calcext:value-type="float">
            <text:p>176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28]=0; [.C128]; IF([.E128]&gt;0; [.C128]*(1+[.$E$1]); [.C128]*(1-[.$E$1])))" office:value-type="float" office:value="0.169374412479802" calcext:value-type="float">
            <text:p>0.1694</text:p>
          </table:table-cell>
          <table:table-cell table:formula="of:=[.B129]*[.C129]+(1-[.C129])*[.A129]" office:value-type="float" office:value="183.479207523339" calcext:value-type="float">
            <text:p>183</text:p>
          </table:table-cell>
          <table:table-cell table:formula="of:=[.D129]-[.B129]" office:value-type="float" office:value="-36.5207924766607" calcext:value-type="float">
            <text:p>-3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9]" office:value-type="float" office:value="183.479207523339" calcext:value-type="float">
            <text:p>183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29]=0; [.C129]; IF([.E129]&gt;0; [.C129]*(1+[.$E$1]); [.C129]*(1-[.$E$1])))" office:value-type="float" office:value="0.167680668355004" calcext:value-type="float">
            <text:p>0.1677</text:p>
          </table:table-cell>
          <table:table-cell table:formula="of:=[.B130]*[.C130]+(1-[.C130])*[.A130]" office:value-type="float" office:value="176.18858494628" calcext:value-type="float">
            <text:p>176</text:p>
          </table:table-cell>
          <table:table-cell table:formula="of:=[.D130]-[.B130]" office:value-type="float" office:value="36.1885849462799" calcext:value-type="float">
            <text:p>3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0]" office:value-type="float" office:value="176.18858494628" calcext:value-type="float">
            <text:p>176</text:p>
          </table:table-cell>
          <table:table-cell table:style-name="ce6" office:value-type="float" office:value="135" calcext:value-type="float">
            <text:p>135</text:p>
          </table:table-cell>
          <table:table-cell table:formula="of:=IF([.E130]=0; [.C130]; IF([.E130]&gt;0; [.C130]*(1+[.$E$1]); [.C130]*(1-[.$E$1])))" office:value-type="float" office:value="0.169357475038554" calcext:value-type="float">
            <text:p>0.1694</text:p>
          </table:table-cell>
          <table:table-cell table:formula="of:=[.B131]*[.C131]+(1-[.C131])*[.A131]" office:value-type="float" office:value="169.212990199367" calcext:value-type="float">
            <text:p>169</text:p>
          </table:table-cell>
          <table:table-cell table:formula="of:=[.D131]-[.B131]" office:value-type="float" office:value="34.2129901993669" calcext:value-type="float">
            <text:p>3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1]" office:value-type="float" office:value="169.212990199367" calcext:value-type="float">
            <text:p>169</text:p>
          </table:table-cell>
          <table:table-cell table:style-name="ce6" office:value-type="float" office:value="160" calcext:value-type="float">
            <text:p>160</text:p>
          </table:table-cell>
          <table:table-cell table:formula="of:=IF([.E131]=0; [.C131]; IF([.E131]&gt;0; [.C131]*(1+[.$E$1]); [.C131]*(1-[.$E$1])))" office:value-type="float" office:value="0.171051049788939" calcext:value-type="float">
            <text:p>0.1711</text:p>
          </table:table-cell>
          <table:table-cell table:formula="of:=[.B132]*[.C132]+(1-[.C132])*[.A132]" office:value-type="float" office:value="167.63709855407" calcext:value-type="float">
            <text:p>168</text:p>
          </table:table-cell>
          <table:table-cell table:formula="of:=[.D132]-[.B132]" office:value-type="float" office:value="7.6370985540699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2]" office:value-type="float" office:value="167.63709855407" calcext:value-type="float">
            <text:p>168</text:p>
          </table:table-cell>
          <table:table-cell table:style-name="ce6" table:formula="of:=[.B132]*0.99" office:value-type="float" office:value="158.4" calcext:value-type="float">
            <text:p>158</text:p>
          </table:table-cell>
          <table:table-cell table:formula="of:=IF([.E132]=0; [.C132]; IF([.E132]&gt;0; [.C132]*(1+[.$E$1]); [.C132]*(1-[.$E$1])))" office:value-type="float" office:value="0.172761560286829" calcext:value-type="float">
            <text:p>0.1728</text:p>
          </table:table-cell>
          <table:table-cell table:formula="of:=[.B133]*[.C133]+(1-[.C133])*[.A133]" office:value-type="float" office:value="166.041282995346" calcext:value-type="float">
            <text:p>166</text:p>
          </table:table-cell>
          <table:table-cell table:formula="of:=[.D133]-[.B133]" office:value-type="float" office:value="7.64128299534562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3]" office:value-type="float" office:value="166.041282995346" calcext:value-type="float">
            <text:p>166</text:p>
          </table:table-cell>
          <table:table-cell table:style-name="ce6" table:formula="of:=[.B133]*0.99" office:value-type="float" office:value="156.816" calcext:value-type="float">
            <text:p>157</text:p>
          </table:table-cell>
          <table:table-cell table:formula="of:=IF([.E133]=0; [.C133]; IF([.E133]&gt;0; [.C133]*(1+[.$E$1]); [.C133]*(1-[.$E$1])))" office:value-type="float" office:value="0.174489175889697" calcext:value-type="float">
            <text:p>0.1745</text:p>
          </table:table-cell>
          <table:table-cell table:formula="of:=[.B134]*[.C134]+(1-[.C134])*[.A134]" office:value-type="float" office:value="164.431570968139" calcext:value-type="float">
            <text:p>164</text:p>
          </table:table-cell>
          <table:table-cell table:formula="of:=[.D134]-[.B134]" office:value-type="float" office:value="7.61557096813851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4]" office:value-type="float" office:value="164.431570968139" calcext:value-type="float">
            <text:p>164</text:p>
          </table:table-cell>
          <table:table-cell table:style-name="ce6" table:formula="of:=[.B134]*0.99" office:value-type="float" office:value="155.24784" calcext:value-type="float">
            <text:p>155</text:p>
          </table:table-cell>
          <table:table-cell table:formula="of:=IF([.E134]=0; [.C134]; IF([.E134]&gt;0; [.C134]*(1+[.$E$1]); [.C134]*(1-[.$E$1])))" office:value-type="float" office:value="0.176234067648594" calcext:value-type="float">
            <text:p>0.1762</text:p>
          </table:table-cell>
          <table:table-cell table:formula="of:=[.B135]*[.C135]+(1-[.C135])*[.A135]" office:value-type="float" office:value="162.813084703433" calcext:value-type="float">
            <text:p>163</text:p>
          </table:table-cell>
          <table:table-cell table:formula="of:=[.D135]-[.B135]" office:value-type="float" office:value="7.56524470343311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5]" office:value-type="float" office:value="162.813084703433" calcext:value-type="float">
            <text:p>163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35]=0; [.C135]; IF([.E135]&gt;0; [.C135]*(1+[.$E$1]); [.C135]*(1-[.$E$1])))" office:value-type="float" office:value="0.17799640832508" calcext:value-type="float">
            <text:p>0.1780</text:p>
          </table:table-cell>
          <table:table-cell table:formula="of:=[.B136]*[.C136]+(1-[.C136])*[.A136]" office:value-type="float" office:value="164.092329813159" calcext:value-type="float">
            <text:p>164</text:p>
          </table:table-cell>
          <table:table-cell table:formula="of:=[.D136]-[.B136]" office:value-type="float" office:value="-5.90767018684142" calcext:value-type="float">
            <text:p>-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6]" office:value-type="float" office:value="164.092329813159" calcext:value-type="float">
            <text:p>164</text:p>
          </table:table-cell>
          <table:table-cell table:style-name="ce6" office:value-type="float" office:value="152" calcext:value-type="float">
            <text:p>152</text:p>
          </table:table-cell>
          <table:table-cell table:formula="of:=IF([.E136]=0; [.C136]; IF([.E136]&gt;0; [.C136]*(1+[.$E$1]); [.C136]*(1-[.$E$1])))" office:value-type="float" office:value="0.176216444241829" calcext:value-type="float">
            <text:p>0.1762</text:p>
          </table:table-cell>
          <table:table-cell table:formula="of:=[.B137]*[.C137]+(1-[.C137])*[.A137]" office:value-type="float" office:value="161.961462450884" calcext:value-type="float">
            <text:p>162</text:p>
          </table:table-cell>
          <table:table-cell table:formula="of:=[.D137]-[.B137]" office:value-type="float" office:value="9.96146245088434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7]" office:value-type="float" office:value="161.961462450884" calcext:value-type="float">
            <text:p>162</text:p>
          </table:table-cell>
          <table:table-cell table:style-name="ce6" table:formula="of:=[.B137]*0.99" office:value-type="float" office:value="150.48" calcext:value-type="float">
            <text:p>150</text:p>
          </table:table-cell>
          <table:table-cell table:formula="of:=IF([.E137]=0; [.C137]; IF([.E137]&gt;0; [.C137]*(1+[.$E$1]); [.C137]*(1-[.$E$1])))" office:value-type="float" office:value="0.177978608684248" calcext:value-type="float">
            <text:p>0.1780</text:p>
          </table:table-cell>
          <table:table-cell table:formula="of:=[.B138]*[.C138]+(1-[.C138])*[.A138]" office:value-type="float" office:value="159.918007738216" calcext:value-type="float">
            <text:p>160</text:p>
          </table:table-cell>
          <table:table-cell table:formula="of:=[.D138]-[.B138]" office:value-type="float" office:value="9.43800773821553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8]" office:value-type="float" office:value="159.918007738216" calcext:value-type="float">
            <text:p>160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38]=0; [.C138]; IF([.E138]&gt;0; [.C138]*(1+[.$E$1]); [.C138]*(1-[.$E$1])))" office:value-type="float" office:value="0.17975839477109" calcext:value-type="float">
            <text:p>0.1798</text:p>
          </table:table-cell>
          <table:table-cell table:formula="of:=[.B139]*[.C139]+(1-[.C139])*[.A139]" office:value-type="float" office:value="165.32549837871" calcext:value-type="float">
            <text:p>165</text:p>
          </table:table-cell>
          <table:table-cell table:formula="of:=[.D139]-[.B139]" office:value-type="float" office:value="-24.6745016212897" calcext:value-type="float">
            <text:p>-2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9]" office:value-type="float" office:value="165.32549837871" calcext:value-type="float">
            <text:p>165</text:p>
          </table:table-cell>
          <table:table-cell table:style-name="ce6" office:value-type="float" office:value="120" calcext:value-type="float">
            <text:p>120</text:p>
          </table:table-cell>
          <table:table-cell table:formula="of:=IF([.E139]=0; [.C139]; IF([.E139]&gt;0; [.C139]*(1+[.$E$1]); [.C139]*(1-[.$E$1])))" office:value-type="float" office:value="0.177960810823379" calcext:value-type="float">
            <text:p>0.1780</text:p>
          </table:table-cell>
          <table:table-cell table:formula="of:=[.B140]*[.C140]+(1-[.C140])*[.A140]" office:value-type="float" office:value="157.259335936261" calcext:value-type="float">
            <text:p>157</text:p>
          </table:table-cell>
          <table:table-cell table:formula="of:=[.D140]-[.B140]" office:value-type="float" office:value="37.2593359362612" calcext:value-type="float">
            <text:p>3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0]" office:value-type="float" office:value="157.259335936261" calcext:value-type="float">
            <text:p>157</text:p>
          </table:table-cell>
          <table:table-cell table:style-name="ce6" office:value-type="float" office:value="148" calcext:value-type="float">
            <text:p>148</text:p>
          </table:table-cell>
          <table:table-cell table:formula="of:=IF([.E140]=0; [.C140]; IF([.E140]&gt;0; [.C140]*(1+[.$E$1]); [.C140]*(1-[.$E$1])))" office:value-type="float" office:value="0.179740418931613" calcext:value-type="float">
            <text:p>0.1797</text:p>
          </table:table-cell>
          <table:table-cell table:formula="of:=[.B141]*[.C141]+(1-[.C141])*[.A141]" office:value-type="float" office:value="155.595059016049" calcext:value-type="float">
            <text:p>156</text:p>
          </table:table-cell>
          <table:table-cell table:formula="of:=[.D141]-[.B141]" office:value-type="float" office:value="7.5950590160490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1]" office:value-type="float" office:value="155.595059016049" calcext:value-type="float">
            <text:p>156</text:p>
          </table:table-cell>
          <table:table-cell table:style-name="ce6" table:formula="of:=[.B141]*0.99" office:value-type="float" office:value="146.52" calcext:value-type="float">
            <text:p>147</text:p>
          </table:table-cell>
          <table:table-cell table:formula="of:=IF([.E141]=0; [.C141]; IF([.E141]&gt;0; [.C141]*(1+[.$E$1]); [.C141]*(1-[.$E$1])))" office:value-type="float" office:value="0.181537823120929" calcext:value-type="float">
            <text:p>0.1815</text:p>
          </table:table-cell>
          <table:table-cell table:formula="of:=[.B142]*[.C142]+(1-[.C142])*[.A142]" office:value-type="float" office:value="153.947592557582" calcext:value-type="float">
            <text:p>154</text:p>
          </table:table-cell>
          <table:table-cell table:formula="of:=[.D142]-[.B142]" office:value-type="float" office:value="7.42759255758156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2]" office:value-type="float" office:value="153.947592557582" calcext:value-type="float">
            <text:p>154</text:p>
          </table:table-cell>
          <table:table-cell table:style-name="ce6" table:formula="of:=[.B142]*0.99" office:value-type="float" office:value="145.0548" calcext:value-type="float">
            <text:p>145</text:p>
          </table:table-cell>
          <table:table-cell table:formula="of:=IF([.E142]=0; [.C142]; IF([.E142]&gt;0; [.C142]*(1+[.$E$1]); [.C142]*(1-[.$E$1])))" office:value-type="float" office:value="0.183353201352138" calcext:value-type="float">
            <text:p>0.1834</text:p>
          </table:table-cell>
          <table:table-cell table:formula="of:=[.B143]*[.C143]+(1-[.C143])*[.A143]" office:value-type="float" office:value="152.317070573189" calcext:value-type="float">
            <text:p>152</text:p>
          </table:table-cell>
          <table:table-cell table:formula="of:=[.D143]-[.B143]" office:value-type="float" office:value="7.26227057318852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3]" office:value-type="float" office:value="152.317070573189" calcext:value-type="float">
            <text:p>152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43]=0; [.C143]; IF([.E143]&gt;0; [.C143]*(1+[.$E$1]); [.C143]*(1-[.$E$1])))" office:value-type="float" office:value="0.18518673336566" calcext:value-type="float">
            <text:p>0.1852</text:p>
          </table:table-cell>
          <table:table-cell table:formula="of:=[.B144]*[.C144]+(1-[.C144])*[.A144]" office:value-type="float" office:value="157.443581843732" calcext:value-type="float">
            <text:p>157</text:p>
          </table:table-cell>
          <table:table-cell table:formula="of:=[.D144]-[.B144]" office:value-type="float" office:value="-22.5564181562682" calcext:value-type="float">
            <text:p>-2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4]" office:value-type="float" office:value="157.443581843732" calcext:value-type="float">
            <text:p>157</text:p>
          </table:table-cell>
          <table:table-cell table:style-name="ce6" office:value-type="float" office:value="90" calcext:value-type="float">
            <text:p>90</text:p>
          </table:table-cell>
          <table:table-cell table:formula="of:=IF([.E144]=0; [.C144]; IF([.E144]&gt;0; [.C144]*(1+[.$E$1]); [.C144]*(1-[.$E$1])))" office:value-type="float" office:value="0.183334866032003" calcext:value-type="float">
            <text:p>0.1833</text:p>
          </table:table-cell>
          <table:table-cell table:formula="of:=[.B145]*[.C145]+(1-[.C145])*[.A145]" office:value-type="float" office:value="145.078821801693" calcext:value-type="float">
            <text:p>145</text:p>
          </table:table-cell>
          <table:table-cell table:formula="of:=[.D145]-[.B145]" office:value-type="float" office:value="55.0788218016928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5]" office:value-type="float" office:value="145.078821801693" calcext:value-type="float">
            <text:p>145</text:p>
          </table:table-cell>
          <table:table-cell table:style-name="ce6" office:value-type="float" office:value="142" calcext:value-type="float">
            <text:p>142</text:p>
          </table:table-cell>
          <table:table-cell table:formula="of:=IF([.E145]=0; [.C145]; IF([.E145]&gt;0; [.C145]*(1+[.$E$1]); [.C145]*(1-[.$E$1])))" office:value-type="float" office:value="0.185168214692323" calcext:value-type="float">
            <text:p>0.1852</text:p>
          </table:table-cell>
          <table:table-cell table:formula="of:=[.B146]*[.C146]+(1-[.C146])*[.A146]" office:value-type="float" office:value="144.508721865318" calcext:value-type="float">
            <text:p>145</text:p>
          </table:table-cell>
          <table:table-cell table:formula="of:=[.D146]-[.B146]" office:value-type="float" office:value="2.5087218653176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6]" office:value-type="float" office:value="144.508721865318" calcext:value-type="float">
            <text:p>145</text:p>
          </table:table-cell>
          <table:table-cell table:style-name="ce6" table:formula="of:=[.B146]*0.99" office:value-type="float" office:value="140.58" calcext:value-type="float">
            <text:p>141</text:p>
          </table:table-cell>
          <table:table-cell table:formula="of:=IF([.E146]=0; [.C146]; IF([.E146]&gt;0; [.C146]*(1+[.$E$1]); [.C146]*(1-[.$E$1])))" office:value-type="float" office:value="0.187019896839246" calcext:value-type="float">
            <text:p>0.1870</text:p>
          </table:table-cell>
          <table:table-cell table:formula="of:=[.B147]*[.C147]+(1-[.C147])*[.A147]" office:value-type="float" office:value="143.773972707356" calcext:value-type="float">
            <text:p>144</text:p>
          </table:table-cell>
          <table:table-cell table:formula="of:=[.D147]-[.B147]" office:value-type="float" office:value="3.19397270735578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7]" office:value-type="float" office:value="143.773972707356" calcext:value-type="float">
            <text:p>144</text:p>
          </table:table-cell>
          <table:table-cell table:style-name="ce6" table:formula="of:=[.B147]*0.99" office:value-type="float" office:value="139.1742" calcext:value-type="float">
            <text:p>139</text:p>
          </table:table-cell>
          <table:table-cell table:formula="of:=IF([.E147]=0; [.C147]; IF([.E147]&gt;0; [.C147]*(1+[.$E$1]); [.C147]*(1-[.$E$1])))" office:value-type="float" office:value="0.188890095807639" calcext:value-type="float">
            <text:p>0.1889</text:p>
          </table:table-cell>
          <table:table-cell table:formula="of:=[.B148]*[.C148]+(1-[.C148])*[.A148]" office:value-type="float" office:value="142.90512119997" calcext:value-type="float">
            <text:p>143</text:p>
          </table:table-cell>
          <table:table-cell table:formula="of:=[.D148]-[.B148]" office:value-type="float" office:value="3.73092119996997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8]" office:value-type="float" office:value="142.90512119997" calcext:value-type="float">
            <text:p>143</text:p>
          </table:table-cell>
          <table:table-cell table:style-name="ce6" table:formula="of:=[.B148]*0.99" office:value-type="float" office:value="137.782458" calcext:value-type="float">
            <text:p>138</text:p>
          </table:table-cell>
          <table:table-cell table:formula="of:=IF([.E148]=0; [.C148]; IF([.E148]&gt;0; [.C148]*(1+[.$E$1]); [.C148]*(1-[.$E$1])))" office:value-type="float" office:value="0.190778996765715" calcext:value-type="float">
            <text:p>0.1908</text:p>
          </table:table-cell>
          <table:table-cell table:formula="of:=[.B149]*[.C149]+(1-[.C149])*[.A149]" office:value-type="float" office:value="141.927824653911" calcext:value-type="float">
            <text:p>142</text:p>
          </table:table-cell>
          <table:table-cell table:formula="of:=[.D149]-[.B149]" office:value-type="float" office:value="4.14536665391103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9]" office:value-type="float" office:value="141.927824653911" calcext:value-type="float">
            <text:p>142</text:p>
          </table:table-cell>
          <table:table-cell table:style-name="ce6" table:formula="of:=[.B149]*0.99" office:value-type="float" office:value="136.40463342" calcext:value-type="float">
            <text:p>136</text:p>
          </table:table-cell>
          <table:table-cell table:formula="of:=IF([.E149]=0; [.C149]; IF([.E149]&gt;0; [.C149]*(1+[.$E$1]); [.C149]*(1-[.$E$1])))" office:value-type="float" office:value="0.192686786733372" calcext:value-type="float">
            <text:p>0.1927</text:p>
          </table:table-cell>
          <table:table-cell table:formula="of:=[.B150]*[.C150]+(1-[.C150])*[.A150]" office:value-type="float" office:value="140.863578682535" calcext:value-type="float">
            <text:p>141</text:p>
          </table:table-cell>
          <table:table-cell table:formula="of:=[.D150]-[.B150]" office:value-type="float" office:value="4.4589452625348" calcext:value-type="float">
            <text:p>4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 number:grouping="true"/>
    </number:number-style>
    <number:number-style style:name="N122">
      <number:number number:decimal-places="0" loext:min-decimal-places="0" number:min-integer-digits="0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05:30.601566000</meta:creation-date>
    <meta:generator>LibreOffice/6.1.3.2$MacOSX_X86_64 LibreOffice_project/86daf60bf00efa86ad547e59e09d6bb77c699acb</meta:generator>
    <dc:date>2018-12-06T17:12:43.777162000</dc:date>
    <meta:editing-duration>PT26M19S</meta:editing-duration>
    <meta:editing-cycles>5</meta:editing-cycles>
    <meta:document-statistic meta:table-count="3" meta:cell-count="2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cm" svg:height="19.845cm" xlink:href=".." xlink:type="simple" chart:class="chart:line" chart:style-name="ch1">
        <chart:legend chart:legend-position="end" svg:x="19.032cm" svg:y="9.131cm" style:legend-expansion="high" chart:style-name="ch2"/>
        <chart:plot-area chart:style-name="ch3" table:cell-range-address="'Simplified Kalman - Fixed Gain'.B3:'Simplified Kalman - Fixed Gain'.D150" chart:data-source-has-labels="row" svg:x="0.565cm" svg:y="0.396cm" svg:width="17.902cm" svg:height="19.053cm">
          <chartooo:coordinate-region svg:x="1.947cm" svg:y="0.593cm" svg:width="16.494cm" svg:height="18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Fixed Gain'.B4:'Simplified Kalman - Fixed Gain'.B150" chart:label-cell-address="'Simplified Kalman - Fixed Gain'.B3:'Simplified Kalman - Fixed Gain'.B3" chart:class="chart:line">
            <chart:data-point chart:repeated="147"/>
          </chart:series>
          <chart:series chart:style-name="ch8" chart:values-cell-range-address="'Simplified Kalman - Fixed Gain'.C4:'Simplified Kalman - Fixed Gain'.C150" chart:label-cell-address="'Simplified Kalman - Fixed Gain'.C3:'Simplified Kalman - Fixed Gain'.C3" chart:class="chart:line">
            <chart:data-point chart:repeated="147"/>
          </chart:series>
          <chart:series chart:style-name="ch9" chart:values-cell-range-address="'Simplified Kalman - Fixed Gain'.D4:'Simplified Kalman - Fixed Gain'.D150" chart:label-cell-address="'Simplified Kalman - Fixed Gain'.D3:'Simplified Kalman - Fixed Gain'.D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Fixed Gain'.B3:'Simplified Kalman - Fixed Gain'.B3</svg:desc>
                </draw:g>
              </table:table-cell>
              <table:table-cell office:value-type="string">
                <text:p>Current Estimation</text:p>
                <draw:g>
                  <svg:desc>'Simplified Kalman - Fixed Gain'.C3:'Simplified Kalman - Fixed Gain'.C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Fixed Gain'.D3:'Simplified Kalman - Fixed Gain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Fixed Gain'.B4:'Simplified Kalman - Fixed Gain'.B150</svg:desc>
                </draw:g>
              </table:table-cell>
              <table:table-cell office:value-type="float" office:value="100">
                <text:p>100</text:p>
                <draw:g>
                  <svg:desc>'Simplified Kalman - Fixed Gain'.C4:'Simplified Kalman - Fixed Gain'.C150</svg:desc>
                </draw:g>
              </table:table-cell>
              <table:table-cell office:value-type="float" office:value="0">
                <text:p>0</text:p>
                <draw:g>
                  <svg:desc>'Simplified Kalman - Fixed Gain'.D4:'Simplified Kalman - Fixed Gain'.D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8.1">
                <text:p>108.1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8.67">
                <text:p>108.67</text:p>
              </table:table-cell>
              <table:table-cell office:value-type="float" office:value="-1.33000000000001">
                <text:p>-1.33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7.569">
                <text:p>107.569</text:p>
              </table:table-cell>
              <table:table-cell office:value-type="float" office:value="2.56899999999999">
                <text:p>2.568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7983">
                <text:p>103.7983</text:p>
              </table:table-cell>
              <table:table-cell office:value-type="float" office:value="8.79829999999998">
                <text:p>8.7982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2.65881">
                <text:p>102.65881</text:p>
              </table:table-cell>
              <table:table-cell office:value-type="float" office:value="2.65880999999999">
                <text:p>2.65880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361167">
                <text:p>103.361167</text:p>
              </table:table-cell>
              <table:table-cell office:value-type="float" office:value="-1.63883300000002">
                <text:p>-1.638833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0.8528169">
                <text:p>100.8528169</text:p>
              </table:table-cell>
              <table:table-cell office:value-type="float" office:value="5.85281689999998">
                <text:p>5.8528168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1.49697183">
                <text:p>71.49697183</text:p>
              </table:table-cell>
              <table:table-cell office:value-type="float" office:value="68.49697183">
                <text:p>68.49697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.047880281">
                <text:p>80.047880281</text:p>
              </table:table-cell>
              <table:table-cell office:value-type="float" office:value="-19.952119719">
                <text:p>-19.952119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6.6335161967">
                <text:p>86.6335161967</text:p>
              </table:table-cell>
              <table:table-cell office:value-type="float" office:value="-15.3664838033">
                <text:p>-15.3664838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6.14346133769">
                <text:p>86.14346133769</text:p>
              </table:table-cell>
              <table:table-cell office:value-type="float" office:value="1.14346133769">
                <text:p>1.1434613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0.300422936383">
                <text:p>90.300422936383</text:p>
              </table:table-cell>
              <table:table-cell office:value-type="float" office:value="-9.699577063617">
                <text:p>-9.699577063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3.5102960554681">
                <text:p>93.5102960554681</text:p>
              </table:table-cell>
              <table:table-cell office:value-type="float" office:value="-7.4897039445319">
                <text:p>-7.4897039445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9.0572072388277">
                <text:p>69.0572072388277</text:p>
              </table:table-cell>
              <table:table-cell office:value-type="float" office:value="57.0572072388277">
                <text:p>57.0572072388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1.9400450671794">
                <text:p>81.9400450671794</text:p>
              </table:table-cell>
              <table:table-cell office:value-type="float" office:value="-30.0599549328206">
                <text:p>-30.0599549328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77.358031547026">
                <text:p>177.358031547026</text:p>
              </table:table-cell>
              <table:table-cell office:value-type="float" office:value="-222.641968452974">
                <text:p>-222.64196845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55.650622082918">
                <text:p>155.650622082918</text:p>
              </table:table-cell>
              <table:table-cell office:value-type="float" office:value="50.6506220829179">
                <text:p>50.6506220829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7.455435458043">
                <text:p>137.455435458043</text:p>
              </table:table-cell>
              <table:table-cell office:value-type="float" office:value="42.4554354580425">
                <text:p>42.4554354580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6.21880482063">
                <text:p>126.21880482063</text:p>
              </table:table-cell>
              <table:table-cell office:value-type="float" office:value="26.2188048206298">
                <text:p>26.2188048206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4.353163374441">
                <text:p>124.353163374441</text:p>
              </table:table-cell>
              <table:table-cell office:value-type="float" office:value="4.35316337444084">
                <text:p>4.35316337444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19.747214362109">
                <text:p>119.747214362109</text:p>
              </table:table-cell>
              <table:table-cell office:value-type="float" office:value="10.7472143621086">
                <text:p>10.7472143621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5.323050053476">
                <text:p>115.323050053476</text:p>
              </table:table-cell>
              <table:table-cell office:value-type="float" office:value="10.323050053476">
                <text:p>10.323050053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103.226135037433">
                <text:p>103.226135037433</text:p>
              </table:table-cell>
              <table:table-cell office:value-type="float" office:value="28.2261350374332">
                <text:p>28.2261350374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08.258294526203">
                <text:p>108.258294526203</text:p>
              </table:table-cell>
              <table:table-cell office:value-type="float" office:value="-11.7417054737968">
                <text:p>-11.7417054737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08.780806168342">
                <text:p>108.780806168342</text:p>
              </table:table-cell>
              <table:table-cell office:value-type="float" office:value="-1.21919383165775">
                <text:p>-1.21919383165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0.34656431784">
                <text:p>110.34656431784</text:p>
              </table:table-cell>
              <table:table-cell office:value-type="float" office:value="-3.65343568216042">
                <text:p>-3.65343568216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1.742595022488">
                <text:p>111.742595022488</text:p>
              </table:table-cell>
              <table:table-cell office:value-type="float" office:value="-3.25740497751229">
                <text:p>-3.25740497751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8.2198165157414">
                <text:p>78.2198165157414</text:p>
              </table:table-cell>
              <table:table-cell office:value-type="float" office:value="78.2198165157414">
                <text:p>78.2198165157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58.353871561019">
                <text:p>58.353871561019</text:p>
              </table:table-cell>
              <table:table-cell office:value-type="float" office:value="46.353871561019">
                <text:p>46.353871561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0.8477100927133">
                <text:p>40.8477100927133</text:p>
              </table:table-cell>
              <table:table-cell office:value-type="float" office:value="40.8477100927133">
                <text:p>40.8477100927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9.7933970648993">
                <text:p>29.7933970648993</text:p>
              </table:table-cell>
              <table:table-cell office:value-type="float" office:value="25.7933970648993">
                <text:p>25.7933970648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23.2553779454295">
                <text:p>23.2553779454295</text:p>
              </table:table-cell>
              <table:table-cell office:value-type="float" office:value="15.2553779454295">
                <text:p>15.2553779454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9.2787645618007">
                <text:p>19.2787645618007</text:p>
              </table:table-cell>
              <table:table-cell office:value-type="float" office:value="9.27876456180065">
                <text:p>9.27876456180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3.4951351932605">
                <text:p>13.4951351932605</text:p>
              </table:table-cell>
              <table:table-cell office:value-type="float" office:value="13.4951351932605">
                <text:p>13.4951351932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0.3465946352823">
                <text:p>10.3465946352823</text:p>
              </table:table-cell>
              <table:table-cell office:value-type="float" office:value="7.34659463528232">
                <text:p>7.34659463528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4.4426162446976">
                <text:p>44.4426162446976</text:p>
              </table:table-cell>
              <table:table-cell office:value-type="float" office:value="-79.5573837553024">
                <text:p>-79.5573837553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68.6098313712884">
                <text:p>68.6098313712884</text:p>
              </table:table-cell>
              <table:table-cell office:value-type="float" office:value="-56.3901686287116">
                <text:p>-56.3901686287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2.0268819599018">
                <text:p>72.0268819599018</text:p>
              </table:table-cell>
              <table:table-cell office:value-type="float" office:value="-7.97311804009816">
                <text:p>-7.97311804009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88.5188173719313">
                <text:p>88.5188173719313</text:p>
              </table:table-cell>
              <table:table-cell office:value-type="float" office:value="-38.4811826280687">
                <text:p>-38.4811826280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00.363172160352">
                <text:p>100.363172160352</text:p>
              </table:table-cell>
              <table:table-cell office:value-type="float" office:value="-27.6368278396481">
                <text:p>-27.6368278396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112.254220512246">
                <text:p>112.254220512246</text:p>
              </table:table-cell>
              <table:table-cell office:value-type="float" office:value="-27.7457794877537">
                <text:p>-27.7457794877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17.577954358572">
                <text:p>117.577954358572</text:p>
              </table:table-cell>
              <table:table-cell office:value-type="float" office:value="-12.4220456414276">
                <text:p>-12.42204564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25.804568051001">
                <text:p>125.804568051001</text:p>
              </table:table-cell>
              <table:table-cell office:value-type="float" office:value="-19.1954319489993">
                <text:p>-19.1954319489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27.663197635701">
                <text:p>127.663197635701</text:p>
              </table:table-cell>
              <table:table-cell office:value-type="float" office:value="-4.3368023642995">
                <text:p>-4.3368023642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64.36423834499">
                <text:p>164.36423834499</text:p>
              </table:table-cell>
              <table:table-cell office:value-type="float" office:value="-85.6357616550097">
                <text:p>-85.635761655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18.054966841493">
                <text:p>118.054966841493</text:p>
              </table:table-cell>
              <table:table-cell office:value-type="float" office:value="108.054966841493">
                <text:p>108.054966841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3.138476789045">
                <text:p>123.138476789045</text:p>
              </table:table-cell>
              <table:table-cell office:value-type="float" office:value="-11.8615232109547">
                <text:p>-11.8615232109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6.196933752332">
                <text:p>116.196933752332</text:p>
              </table:table-cell>
              <table:table-cell office:value-type="float" office:value="16.1969337523317">
                <text:p>16.1969337523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4.337853626632">
                <text:p>114.337853626632</text:p>
              </table:table-cell>
              <table:table-cell office:value-type="float" office:value="4.33785362663218">
                <text:p>4.33785362663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1.436497538643">
                <text:p>121.436497538643</text:p>
              </table:table-cell>
              <table:table-cell office:value-type="float" office:value="-16.5635024613575">
                <text:p>-16.5635024613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1.00554827705">
                <text:p>121.00554827705</text:p>
              </table:table-cell>
              <table:table-cell office:value-type="float" office:value="1.00554827704977">
                <text:p>1.00554827704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26.703883793935">
                <text:p>126.703883793935</text:p>
              </table:table-cell>
              <table:table-cell office:value-type="float" office:value="-13.2961162060652">
                <text:p>-13.2961162060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30.992718655754">
                <text:p>130.992718655754</text:p>
              </table:table-cell>
              <table:table-cell office:value-type="float" office:value="-10.0072813442456">
                <text:p>-10.0072813442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36.694903059028">
                <text:p>136.694903059028</text:p>
              </table:table-cell>
              <table:table-cell office:value-type="float" office:value="-13.3050969409719">
                <text:p>-13.3050969409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42.18643214132">
                <text:p>142.18643214132</text:p>
              </table:table-cell>
              <table:table-cell office:value-type="float" office:value="-12.8135678586804">
                <text:p>-12.8135678586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38.530502498924">
                <text:p>138.530502498924</text:p>
              </table:table-cell>
              <table:table-cell office:value-type="float" office:value="8.53050249892374">
                <text:p>8.5305024989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40.471351749247">
                <text:p>140.471351749247</text:p>
              </table:table-cell>
              <table:table-cell office:value-type="float" office:value="-4.52864825075338">
                <text:p>-4.52864825075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2.129946224473">
                <text:p>142.129946224473</text:p>
              </table:table-cell>
              <table:table-cell office:value-type="float" office:value="-3.87005377552737">
                <text:p>-3.87005377552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3.590962357131">
                <text:p>143.590962357131</text:p>
              </table:table-cell>
              <table:table-cell office:value-type="float" office:value="-3.40903764286915">
                <text:p>-3.409037642869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4.913673649992">
                <text:p>144.913673649992</text:p>
              </table:table-cell>
              <table:table-cell office:value-type="float" office:value="-3.08632635000839">
                <text:p>-3.08632635000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3.439571554994">
                <text:p>143.439571554994</text:p>
              </table:table-cell>
              <table:table-cell office:value-type="float" office:value="3.43957155499413">
                <text:p>3.43957155499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5.407700088496">
                <text:p>145.407700088496</text:p>
              </table:table-cell>
              <table:table-cell office:value-type="float" office:value="-4.59229991150411">
                <text:p>-4.59229991150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8.285390061947">
                <text:p>148.285390061947</text:p>
              </table:table-cell>
              <table:table-cell office:value-type="float" office:value="-6.71460993805289">
                <text:p>-6.71460993805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93.799773043363">
                <text:p>193.799773043363</text:p>
              </table:table-cell>
              <table:table-cell office:value-type="float" office:value="-106.200226956637">
                <text:p>-106.2002269566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5.659841130354">
                <text:p>165.659841130354</text:p>
              </table:table-cell>
              <table:table-cell office:value-type="float" office:value="65.6598411303541">
                <text:p>65.6598411303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1.961888791248">
                <text:p>151.961888791248</text:p>
              </table:table-cell>
              <table:table-cell office:value-type="float" office:value="31.9618887912479">
                <text:p>31.9618887912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2.873322153874">
                <text:p>152.873322153874</text:p>
              </table:table-cell>
              <table:table-cell office:value-type="float" office:value="-2.12667784612648">
                <text:p>-2.12667784612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3.811325507711">
                <text:p>153.811325507711</text:p>
              </table:table-cell>
              <table:table-cell office:value-type="float" office:value="-2.18867449228853">
                <text:p>-2.18867449228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5.667927855398">
                <text:p>155.667927855398</text:p>
              </table:table-cell>
              <table:table-cell office:value-type="float" office:value="-4.33207214460197">
                <text:p>-4.33207214460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6.367549498779">
                <text:p>156.367549498779</text:p>
              </table:table-cell>
              <table:table-cell office:value-type="float" office:value="-1.63245050122137">
                <text:p>-1.63245050122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3.457284649145">
                <text:p>163.457284649145</text:p>
              </table:table-cell>
              <table:table-cell office:value-type="float" office:value="-16.542715350855">
                <text:p>-16.542715350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38.420099254402">
                <text:p>138.420099254402</text:p>
              </table:table-cell>
              <table:table-cell office:value-type="float" office:value="58.4200992544015">
                <text:p>58.4200992544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5.194069478081">
                <text:p>145.194069478081</text:p>
              </table:table-cell>
              <table:table-cell office:value-type="float" office:value="-15.8059305219189">
                <text:p>-15.8059305219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1.135848634657">
                <text:p>151.135848634657</text:p>
              </table:table-cell>
              <table:table-cell office:value-type="float" office:value="-13.8641513653432">
                <text:p>-13.8641513653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4.69509404426">
                <text:p>154.69509404426</text:p>
              </table:table-cell>
              <table:table-cell office:value-type="float" office:value="-8.30490595574025">
                <text:p>-8.30490595574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6.286565830982">
                <text:p>156.286565830982</text:p>
              </table:table-cell>
              <table:table-cell office:value-type="float" office:value="-3.71343416901817">
                <text:p>-3.7134341690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60.400596081687">
                <text:p>160.400596081687</text:p>
              </table:table-cell>
              <table:table-cell office:value-type="float" office:value="-9.59940391831273">
                <text:p>-9.59940391831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63.280417257181">
                <text:p>163.280417257181</text:p>
              </table:table-cell>
              <table:table-cell office:value-type="float" office:value="-6.71958274281892">
                <text:p>-6.719582742818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64.396292080027">
                <text:p>164.396292080027</text:p>
              </table:table-cell>
              <table:table-cell office:value-type="float" office:value="-2.60370791997326">
                <text:p>-2.60370791997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63.077404456019">
                <text:p>163.077404456019</text:p>
              </table:table-cell>
              <table:table-cell office:value-type="float" office:value="3.07740445601871">
                <text:p>3.07740445601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2.754183119213">
                <text:p>162.754183119213</text:p>
              </table:table-cell>
              <table:table-cell office:value-type="float" office:value="0.75418311921311">
                <text:p>0.75418311921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49.927928183449">
                <text:p>149.927928183449</text:p>
              </table:table-cell>
              <table:table-cell office:value-type="float" office:value="29.9279281834492">
                <text:p>29.9279281834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5.949549728414">
                <text:p>155.949549728414</text:p>
              </table:table-cell>
              <table:table-cell office:value-type="float" office:value="-14.0504502715856">
                <text:p>-14.0504502715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60.76468480989">
                <text:p>160.76468480989</text:p>
              </table:table-cell>
              <table:table-cell office:value-type="float" office:value="-11.2353151901099">
                <text:p>-11.2353151901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4.435279366923">
                <text:p>164.435279366923</text:p>
              </table:table-cell>
              <table:table-cell office:value-type="float" office:value="-8.56472063307692">
                <text:p>-8.56472063307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76.604695556846">
                <text:p>176.604695556846</text:p>
              </table:table-cell>
              <table:table-cell office:value-type="float" office:value="-28.3953044431538">
                <text:p>-28.3953044431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8.623286889792">
                <text:p>168.623286889792</text:p>
              </table:table-cell>
              <table:table-cell office:value-type="float" office:value="18.6232868897923">
                <text:p>18.6232868897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70.836300822855">
                <text:p>170.836300822855</text:p>
              </table:table-cell>
              <table:table-cell office:value-type="float" office:value="-5.16369917714536">
                <text:p>-5.16369917714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78.085410575998">
                <text:p>178.085410575998</text:p>
              </table:table-cell>
              <table:table-cell office:value-type="float" office:value="-16.9145894240017">
                <text:p>-16.9145894240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8.059787403199">
                <text:p>178.059787403199</text:p>
              </table:table-cell>
              <table:table-cell office:value-type="float" office:value="0.0597874031987544">
                <text:p>0.0597874031987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5.641851182239">
                <text:p>175.641851182239</text:p>
              </table:table-cell>
              <table:table-cell office:value-type="float" office:value="5.64185118223912">
                <text:p>5.64185118223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6.949295827567">
                <text:p>176.949295827567</text:p>
              </table:table-cell>
              <table:table-cell office:value-type="float" office:value="-3.0507041724326">
                <text:p>-3.0507041724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8.164507079297">
                <text:p>178.164507079297</text:p>
              </table:table-cell>
              <table:table-cell office:value-type="float" office:value="-2.83549292070282">
                <text:p>-2.83549292070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81.715154955508">
                <text:p>181.715154955508</text:p>
              </table:table-cell>
              <table:table-cell office:value-type="float" office:value="-8.28484504449199">
                <text:p>-8.28484504449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82.100608468856">
                <text:p>182.100608468856</text:p>
              </table:table-cell>
              <table:table-cell office:value-type="float" office:value="-0.899391531144374">
                <text:p>-0.899391531144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85.970425928199">
                <text:p>185.970425928199</text:p>
              </table:table-cell>
              <table:table-cell office:value-type="float" office:value="-9.02957407180105">
                <text:p>-9.0295740718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88.094298149739">
                <text:p>188.094298149739</text:p>
              </table:table-cell>
              <table:table-cell office:value-type="float" office:value="-4.95570185026074">
                <text:p>-4.955701850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89.001858704818">
                <text:p>189.001858704818</text:p>
              </table:table-cell>
              <table:table-cell office:value-type="float" office:value="-2.11764129518252">
                <text:p>-2.117641295182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89.063792593372">
                <text:p>189.063792593372</text:p>
              </table:table-cell>
              <table:table-cell office:value-type="float" office:value="-0.144512406627769">
                <text:p>-0.1445124066277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92.344654815361">
                <text:p>192.344654815361</text:p>
              </table:table-cell>
              <table:table-cell office:value-type="float" office:value="-7.65534518463943">
                <text:p>-7.65534518463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91.041258370752">
                <text:p>191.041258370752</text:p>
              </table:table-cell>
              <table:table-cell office:value-type="float" office:value="3.04125837075239">
                <text:p>3.04125837075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9.564880859527">
                <text:p>189.564880859527</text:p>
              </table:table-cell>
              <table:table-cell office:value-type="float" office:value="3.44488085952668">
                <text:p>3.44488085952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7.973056601669">
                <text:p>187.973056601669</text:p>
              </table:table-cell>
              <table:table-cell office:value-type="float" office:value="3.71425660166869">
                <text:p>3.71425660166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7.081139621168">
                <text:p>187.081139621168</text:p>
              </table:table-cell>
              <table:table-cell office:value-type="float" office:value="2.08113962116809">
                <text:p>2.081139621168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5.901797734818">
                <text:p>185.901797734818</text:p>
              </table:table-cell>
              <table:table-cell office:value-type="float" office:value="2.75179773481764">
                <text:p>2.751797734817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4.526808414372">
                <text:p>184.526808414372</text:p>
              </table:table-cell>
              <table:table-cell office:value-type="float" office:value="3.20830841437237">
                <text:p>3.20830841437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3.020360390061">
                <text:p>183.020360390061</text:p>
              </table:table-cell>
              <table:table-cell office:value-type="float" office:value="3.51504539006066">
                <text:p>3.51504539006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2.114252273042">
                <text:p>182.114252273042</text:p>
              </table:table-cell>
              <table:table-cell office:value-type="float" office:value="2.11425227304247">
                <text:p>2.11425227304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96.47997659113">
                <text:p>196.47997659113</text:p>
              </table:table-cell>
              <table:table-cell office:value-type="float" office:value="-33.5200234088703">
                <text:p>-33.52002340887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79.535983613791">
                <text:p>179.535983613791</text:p>
              </table:table-cell>
              <table:table-cell office:value-type="float" office:value="39.5359836137908">
                <text:p>39.5359836137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91.675188529654">
                <text:p>191.675188529654</text:p>
              </table:table-cell>
              <table:table-cell office:value-type="float" office:value="-28.3248114703464">
                <text:p>-28.3248114703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269.172631970758">
                <text:p>269.172631970758</text:p>
              </table:table-cell>
              <table:table-cell office:value-type="float" office:value="-180.827368029243">
                <text:p>-180.827368029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233.42084237953">
                <text:p>233.42084237953</text:p>
              </table:table-cell>
              <table:table-cell office:value-type="float" office:value="83.4208423795302">
                <text:p>83.42084237953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217.394589665671">
                <text:p>217.394589665671</text:p>
              </table:table-cell>
              <table:table-cell office:value-type="float" office:value="37.3945896656712">
                <text:p>37.3945896656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205.63621276597">
                <text:p>205.63621276597</text:p>
              </table:table-cell>
              <table:table-cell office:value-type="float" office:value="27.4362127659698">
                <text:p>27.43621276596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73.945348936179">
                <text:p>173.945348936179</text:p>
              </table:table-cell>
              <table:table-cell office:value-type="float" office:value="73.9453489361789">
                <text:p>73.9453489361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72.761744255325">
                <text:p>172.761744255325</text:p>
              </table:table-cell>
              <table:table-cell office:value-type="float" office:value="2.7617442553252">
                <text:p>2.7617442553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71.423220978728">
                <text:p>171.423220978728</text:p>
              </table:table-cell>
              <table:table-cell office:value-type="float" office:value="3.12322097872763">
                <text:p>3.123220978727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69.981354685109">
                <text:p>169.981354685109</text:p>
              </table:table-cell>
              <table:table-cell office:value-type="float" office:value="3.36435468510933">
                <text:p>3.36435468510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68.472197279577">
                <text:p>168.472197279577</text:p>
              </table:table-cell>
              <table:table-cell office:value-type="float" office:value="3.52136727957654">
                <text:p>3.521367279576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66.920934605704">
                <text:p>166.920934605704</text:p>
              </table:table-cell>
              <table:table-cell office:value-type="float" office:value="3.61961290570358">
                <text:p>3.619612905703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65.345146768893">
                <text:p>165.345146768893</text:p>
              </table:table-cell>
              <table:table-cell office:value-type="float" office:value="3.6768382858925">
                <text:p>3.67683828589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2.741602738225">
                <text:p>172.741602738225</text:p>
              </table:table-cell>
              <table:table-cell office:value-type="float" office:value="-17.2583972617753">
                <text:p>-17.2583972617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6.919121916757">
                <text:p>186.919121916757</text:p>
              </table:table-cell>
              <table:table-cell office:value-type="float" office:value="-33.0808780832427">
                <text:p>-33.0808780832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2.84338534173">
                <text:p>172.84338534173</text:p>
              </table:table-cell>
              <table:table-cell office:value-type="float" office:value="32.8433853417301">
                <text:p>32.8433853417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61.490369739211">
                <text:p>161.490369739211</text:p>
              </table:table-cell>
              <table:table-cell office:value-type="float" office:value="26.4903697392111">
                <text:p>26.49036973921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61.043258817448">
                <text:p>161.043258817448</text:p>
              </table:table-cell>
              <table:table-cell office:value-type="float" office:value="1.04325881744776">
                <text:p>1.043258817447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60.250281172213">
                <text:p>160.250281172213</text:p>
              </table:table-cell>
              <table:table-cell office:value-type="float" office:value="1.85028117221341">
                <text:p>1.85028117221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59.219996820549">
                <text:p>159.219996820549</text:p>
              </table:table-cell>
              <table:table-cell office:value-type="float" office:value="2.40399682054939">
                <text:p>2.40399682054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58.028349774385">
                <text:p>158.028349774385</text:p>
              </table:table-cell>
              <table:table-cell office:value-type="float" office:value="2.7805097743846">
                <text:p>2.78050977438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61.619844842069">
                <text:p>161.619844842069</text:p>
              </table:table-cell>
              <table:table-cell office:value-type="float" office:value="-8.38015515793077">
                <text:p>-8.380155157930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58.733891389448">
                <text:p>158.733891389448</text:p>
              </table:table-cell>
              <table:table-cell office:value-type="float" office:value="6.73389138944845">
                <text:p>6.733891389448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56.257723972614">
                <text:p>156.257723972614</text:p>
              </table:table-cell>
              <table:table-cell office:value-type="float" office:value="5.77772397261393">
                <text:p>5.777723972613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66.38040678083">
                <text:p>166.38040678083</text:p>
              </table:table-cell>
              <table:table-cell office:value-type="float" office:value="-23.6195932191703">
                <text:p>-23.6195932191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52.466284746581">
                <text:p>152.466284746581</text:p>
              </table:table-cell>
              <table:table-cell office:value-type="float" office:value="32.4662847465808">
                <text:p>32.46628474658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1.126399322607">
                <text:p>151.126399322607</text:p>
              </table:table-cell>
              <table:table-cell office:value-type="float" office:value="3.12639932260657">
                <text:p>3.126399322606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49.744479525825">
                <text:p>149.744479525825</text:p>
              </table:table-cell>
              <table:table-cell office:value-type="float" office:value="3.22447952582459">
                <text:p>3.22447952582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48.337575668077">
                <text:p>148.337575668077</text:p>
              </table:table-cell>
              <table:table-cell office:value-type="float" office:value="3.28277566807722">
                <text:p>3.28277566807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57.836302967654">
                <text:p>157.836302967654</text:p>
              </table:table-cell>
              <table:table-cell office:value-type="float" office:value="-22.1636970323459">
                <text:p>-22.1636970323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37.485412077358">
                <text:p>137.485412077358</text:p>
              </table:table-cell>
              <table:table-cell office:value-type="float" office:value="47.4854120773578">
                <text:p>47.4854120773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8.839788454151">
                <text:p>138.839788454151</text:p>
              </table:table-cell>
              <table:table-cell office:value-type="float" office:value="-3.16021154584951">
                <text:p>-3.160211545849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39.361851917905">
                <text:p>139.361851917905</text:p>
              </table:table-cell>
              <table:table-cell office:value-type="float" office:value="-1.21814808209467">
                <text:p>-1.21814808209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39.305556342534">
                <text:p>139.305556342534</text:p>
              </table:table-cell>
              <table:table-cell office:value-type="float" office:value="0.131356342533735">
                <text:p>0.131356342533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38.848626839774">
                <text:p>138.848626839774</text:p>
              </table:table-cell>
              <table:table-cell office:value-type="float" office:value="1.06616883977361">
                <text:p>1.06616883977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38.115428813842">
                <text:p>138.115428813842</text:p>
              </table:table-cell>
              <table:table-cell office:value-type="float" office:value="1.71079539384155">
                <text:p>1.71079539384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cm" svg:height="19.845cm" xlink:href=".." xlink:type="simple" chart:class="chart:line" chart:style-name="ch1">
        <chart:legend chart:legend-position="end" svg:x="19.032cm" svg:y="9.131cm" style:legend-expansion="high" chart:style-name="ch2"/>
        <chart:plot-area chart:style-name="ch3" table:cell-range-address="'Simplified Kalman - Stupid Simple Varying Gain'.B3:'Simplified Kalman - Stupid Simple Varying Gain'.B150 'Simplified Kalman - Stupid Simple Varying Gain'.D3:'Simplified Kalman - Stupid Simple Varying Gain'.E150" chart:data-source-has-labels="row" svg:x="0.565cm" svg:y="0.396cm" svg:width="17.902cm" svg:height="19.053cm">
          <chartooo:coordinate-region svg:x="1.486cm" svg:y="0.593cm" svg:width="16.958cm" svg:height="18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Stupid Simple Varying Gain'.B4:'Simplified Kalman - Stupid Simple Varying Gain'.B150" chart:label-cell-address="'Simplified Kalman - Stupid Simple Varying Gain'.B3:'Simplified Kalman - Stupid Simple Varying Gain'.B3" chart:class="chart:line">
            <chart:data-point chart:repeated="147"/>
          </chart:series>
          <chart:series chart:style-name="ch8" chart:values-cell-range-address="'Simplified Kalman - Stupid Simple Varying Gain'.D4:'Simplified Kalman - Stupid Simple Varying Gain'.D150" chart:label-cell-address="'Simplified Kalman - Stupid Simple Varying Gain'.D3:'Simplified Kalman - Stupid Simple Varying Gain'.D3" chart:class="chart:line">
            <chart:data-point chart:repeated="147"/>
          </chart:series>
          <chart:series chart:style-name="ch9" chart:values-cell-range-address="'Simplified Kalman - Stupid Simple Varying Gain'.E4:'Simplified Kalman - Stupid Simple Varying Gain'.E150" chart:label-cell-address="'Simplified Kalman - Stupid Simple Varying Gain'.E3:'Simplified Kalman - Stupid Simple Varying Gain'.E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Stupid Simple Varying Gain'.B3:'Simplified Kalman - Stupid Simple Varying Gain'.B3</svg:desc>
                </draw:g>
              </table:table-cell>
              <table:table-cell office:value-type="string">
                <text:p>Current Estimation</text:p>
                <draw:g>
                  <svg:desc>'Simplified Kalman - Stupid Simple Varying Gain'.D3:'Simplified Kalman - Stupid Simple Varying Gain'.D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Stupid Simple Varying Gain'.E3:'Simplified Kalman - Stupid Simple Varying Gain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Stupid Simple Varying Gain'.B4:'Simplified Kalman - Stupid Simple Varying Gain'.B150</svg:desc>
                </draw:g>
              </table:table-cell>
              <table:table-cell office:value-type="float" office:value="100">
                <text:p>100</text:p>
                <draw:g>
                  <svg:desc>'Simplified Kalman - Stupid Simple Varying Gain'.D4:'Simplified Kalman - Stupid Simple Varying Gain'.D150</svg:desc>
                </draw:g>
              </table:table-cell>
              <table:table-cell office:value-type="float" office:value="0">
                <text:p>0</text:p>
                <draw:g>
                  <svg:desc>'Simplified Kalman - Stupid Simple Varying Gain'.E4:'Simplified Kalman - Stupid Simple Varying Gain'.E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9.76">
                <text:p>109.76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9.83776">
                <text:p>109.83776</text:p>
              </table:table-cell>
              <table:table-cell office:value-type="float" office:value="-0.162239999999997">
                <text:p>-0.162239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8.427069184">
                <text:p>108.427069184</text:p>
              </table:table-cell>
              <table:table-cell office:value-type="float" office:value="3.427069184">
                <text:p>3.427069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4.12020247254">
                <text:p>104.12020247254</text:p>
              </table:table-cell>
              <table:table-cell office:value-type="float" office:value="9.12020247254014">
                <text:p>9.12020247254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2.666446712939">
                <text:p>102.666446712939</text:p>
              </table:table-cell>
              <table:table-cell office:value-type="float" office:value="2.66644671293898">
                <text:p>2.66644671293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572144481292">
                <text:p>103.572144481292</text:p>
              </table:table-cell>
              <table:table-cell office:value-type="float" office:value="-1.42785551870821">
                <text:p>-1.42785551870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0.577828922793">
                <text:p>100.577828922793</text:p>
              </table:table-cell>
              <table:table-cell office:value-type="float" office:value="5.57782892279272">
                <text:p>5.57782892279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3.0846796717138">
                <text:p>63.0846796717138</text:p>
              </table:table-cell>
              <table:table-cell office:value-type="float" office:value="60.0846796717138">
                <text:p>60.084679671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8.6873918144122">
                <text:p>78.6873918144122</text:p>
              </table:table-cell>
              <table:table-cell office:value-type="float" office:value="-21.3126081855878">
                <text:p>-21.312608185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7.5554151830967">
                <text:p>87.5554151830967</text:p>
              </table:table-cell>
              <table:table-cell office:value-type="float" office:value="-14.4445848169033">
                <text:p>-14.4445848169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6.6805523946009">
                <text:p>86.6805523946009</text:p>
              </table:table-cell>
              <table:table-cell office:value-type="float" office:value="1.68055239460092">
                <text:p>1.68055239460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1.6965506031889">
                <text:p>91.6965506031889</text:p>
              </table:table-cell>
              <table:table-cell office:value-type="float" office:value="-8.3034493968111">
                <text:p>-8.3034493968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4.8497952572885">
                <text:p>94.8497952572885</text:p>
              </table:table-cell>
              <table:table-cell office:value-type="float" office:value="-6.15020474271154">
                <text:p>-6.15020474271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9.577329469486">
                <text:p>69.577329469486</text:p>
              </table:table-cell>
              <table:table-cell office:value-type="float" office:value="57.577329469486">
                <text:p>57.577329469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3.8119818896662">
                <text:p>83.8119818896662</text:p>
              </table:table-cell>
              <table:table-cell office:value-type="float" office:value="-28.1880181103338">
                <text:p>-28.1880181103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79.297339903372">
                <text:p>179.297339903372</text:p>
              </table:table-cell>
              <table:table-cell office:value-type="float" office:value="-220.702660096628">
                <text:p>-220.702660096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59.104046911803">
                <text:p>159.104046911803</text:p>
              </table:table-cell>
              <table:table-cell office:value-type="float" office:value="54.1040469118029">
                <text:p>54.1040469118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9.938906097734">
                <text:p>139.938906097734</text:p>
              </table:table-cell>
              <table:table-cell office:value-type="float" office:value="44.9389060977341">
                <text:p>44.9389060977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6.804349454007">
                <text:p>126.804349454007</text:p>
              </table:table-cell>
              <table:table-cell office:value-type="float" office:value="26.8043494540066">
                <text:p>26.8043494540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4.342856782687">
                <text:p>124.342856782687</text:p>
              </table:table-cell>
              <table:table-cell office:value-type="float" office:value="4.3428567826868">
                <text:p>4.3428567826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18.237502735064">
                <text:p>118.237502735064</text:p>
              </table:table-cell>
              <table:table-cell office:value-type="float" office:value="9.23750273506354">
                <text:p>9.23750273506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2.443170802391">
                <text:p>112.443170802391</text:p>
              </table:table-cell>
              <table:table-cell office:value-type="float" office:value="7.44317080239134">
                <text:p>7.44317080239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94.4145455366357">
                <text:p>94.4145455366357</text:p>
              </table:table-cell>
              <table:table-cell office:value-type="float" office:value="19.4145455366357">
                <text:p>19.4145455366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07.965684956138">
                <text:p>107.965684956138</text:p>
              </table:table-cell>
              <table:table-cell office:value-type="float" office:value="-12.0343150438617">
                <text:p>-12.0343150438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08.935398358721">
                <text:p>108.935398358721</text:p>
              </table:table-cell>
              <table:table-cell office:value-type="float" office:value="-1.06460164127853">
                <text:p>-1.06460164127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1.108164516353">
                <text:p>111.108164516353</text:p>
              </table:table-cell>
              <table:table-cell office:value-type="float" office:value="-2.89183548364711">
                <text:p>-2.89183548364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2.610838196533">
                <text:p>112.610838196533</text:p>
              </table:table-cell>
              <table:table-cell office:value-type="float" office:value="-2.38916180346747">
                <text:p>-2.389161803467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3.4787605342755">
                <text:p>73.4787605342755</text:p>
              </table:table-cell>
              <table:table-cell office:value-type="float" office:value="73.4787605342755">
                <text:p>73.4787605342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49.9786175873889">
                <text:p>49.9786175873889</text:p>
              </table:table-cell>
              <table:table-cell office:value-type="float" office:value="37.9786175873889">
                <text:p>37.9786175873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8.9639596449882">
                <text:p>28.9639596449882</text:p>
              </table:table-cell>
              <table:table-cell office:value-type="float" office:value="28.9639596449882">
                <text:p>28.9639596449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7.4176222717899">
                <text:p>17.4176222717899</text:p>
              </table:table-cell>
              <table:table-cell office:value-type="float" office:value="13.4176222717899">
                <text:p>13.4176222717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2.6261969488528">
                <text:p>12.6261969488528</text:p>
              </table:table-cell>
              <table:table-cell office:value-type="float" office:value="4.62619694885284">
                <text:p>4.62619694885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1.1564470671241">
                <text:p>11.1564470671241</text:p>
              </table:table-cell>
              <table:table-cell office:value-type="float" office:value="1.15644706712413">
                <text:p>1.15644706712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.28837670361275">
                <text:p>4.28837670361275</text:p>
              </table:table-cell>
              <table:table-cell office:value-type="float" office:value="4.28837670361275">
                <text:p>4.28837670361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.41591901326829">
                <text:p>3.41591901326829</text:p>
              </table:table-cell>
              <table:table-cell office:value-type="float" office:value="0.415919013268292">
                <text:p>0.415919013268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93.2382196994627">
                <text:p>93.2382196994627</text:p>
              </table:table-cell>
              <table:table-cell office:value-type="float" office:value="-30.7617803005373">
                <text:p>-30.7617803005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4.531449630185">
                <text:p>114.531449630185</text:p>
              </table:table-cell>
              <table:table-cell office:value-type="float" office:value="-10.4685503698148">
                <text:p>-10.4685503698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93.6964246135355">
                <text:p>93.6964246135355</text:p>
              </table:table-cell>
              <table:table-cell office:value-type="float" office:value="13.6964246135355">
                <text:p>13.6964246135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115.800011839881">
                <text:p>115.800011839881</text:p>
              </table:table-cell>
              <table:table-cell office:value-type="float" office:value="-11.199988160119">
                <text:p>-11.199988160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23.087432166242">
                <text:p>123.087432166242</text:p>
              </table:table-cell>
              <table:table-cell office:value-type="float" office:value="-4.91256783375809">
                <text:p>-4.912567833758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132.179579641026">
                <text:p>132.179579641026</text:p>
              </table:table-cell>
              <table:table-cell office:value-type="float" office:value="-7.8204203589743">
                <text:p>-7.8204203589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31.125017509974">
                <text:p>131.125017509974</text:p>
              </table:table-cell>
              <table:table-cell office:value-type="float" office:value="1.12501750997438">
                <text:p>1.12501750997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38.509576399369">
                <text:p>138.509576399369</text:p>
              </table:table-cell>
              <table:table-cell office:value-type="float" office:value="-6.49042360063135">
                <text:p>-6.49042360063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35.391495690392">
                <text:p>135.391495690392</text:p>
              </table:table-cell>
              <table:table-cell office:value-type="float" office:value="3.39149569039225">
                <text:p>3.39149569039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95.778592928823">
                <text:p>195.778592928823</text:p>
              </table:table-cell>
              <table:table-cell office:value-type="float" office:value="-54.2214070711771">
                <text:p>-54.2214070711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07.680706814415">
                <text:p>107.680706814415</text:p>
              </table:table-cell>
              <table:table-cell office:value-type="float" office:value="97.6807068144147">
                <text:p>97.6807068144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1.931267850708">
                <text:p>121.931267850708</text:p>
              </table:table-cell>
              <table:table-cell office:value-type="float" office:value="-13.0687321492924">
                <text:p>-13.0687321492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1.635262676341">
                <text:p>111.635262676341</text:p>
              </table:table-cell>
              <table:table-cell office:value-type="float" office:value="11.6352626763413">
                <text:p>11.6352626763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0.790790737882">
                <text:p>110.790790737882</text:p>
              </table:table-cell>
              <table:table-cell office:value-type="float" office:value="0.790790737881665">
                <text:p>0.790790737881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6.247117983751">
                <text:p>126.247117983751</text:p>
              </table:table-cell>
              <table:table-cell office:value-type="float" office:value="-11.7528820162487">
                <text:p>-11.7528820162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3.053282063228">
                <text:p>123.053282063228</text:p>
              </table:table-cell>
              <table:table-cell office:value-type="float" office:value="3.05328206322848">
                <text:p>3.05328206322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32.583683167294">
                <text:p>132.583683167294</text:p>
              </table:table-cell>
              <table:table-cell office:value-type="float" office:value="-7.41631683270583">
                <text:p>-7.41631683270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36.843492528639">
                <text:p>136.843492528639</text:p>
              </table:table-cell>
              <table:table-cell office:value-type="float" office:value="-4.15650747136112">
                <text:p>-4.15650747136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42.836588240552">
                <text:p>142.836588240552</text:p>
              </table:table-cell>
              <table:table-cell office:value-type="float" office:value="-7.16341175944757">
                <text:p>-7.16341175944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47.823233968138">
                <text:p>147.823233968138</text:p>
              </table:table-cell>
              <table:table-cell office:value-type="float" office:value="-7.17676603186237">
                <text:p>-7.17676603186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41.246926288268">
                <text:p>141.246926288268</text:p>
              </table:table-cell>
              <table:table-cell office:value-type="float" office:value="11.2469262882683">
                <text:p>11.2469262882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42.770191048719">
                <text:p>142.770191048719</text:p>
              </table:table-cell>
              <table:table-cell office:value-type="float" office:value="-2.22980895128086">
                <text:p>-2.229808951280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3.949989017724">
                <text:p>143.949989017724</text:p>
              </table:table-cell>
              <table:table-cell office:value-type="float" office:value="-2.05001098227578">
                <text:p>-2.05001098227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4.952697578803">
                <text:p>144.952697578803</text:p>
              </table:table-cell>
              <table:table-cell office:value-type="float" office:value="-2.04730242119678">
                <text:p>-2.04730242119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5.854333874318">
                <text:p>145.854333874318</text:p>
              </table:table-cell>
              <table:table-cell office:value-type="float" office:value="-2.14566612568228">
                <text:p>-2.14566612568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4.29537081132">
                <text:p>144.29537081132</text:p>
              </table:table-cell>
              <table:table-cell office:value-type="float" office:value="4.29537081131963">
                <text:p>4.29537081131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5.966378482319">
                <text:p>145.966378482319</text:p>
              </table:table-cell>
              <table:table-cell office:value-type="float" office:value="-4.03362151768056">
                <text:p>-4.03362151768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8.347905014248">
                <text:p>148.347905014248</text:p>
              </table:table-cell>
              <table:table-cell office:value-type="float" office:value="-6.65209498575177">
                <text:p>-6.65209498575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84.32983523037">
                <text:p>184.32983523037</text:p>
              </table:table-cell>
              <table:table-cell office:value-type="float" office:value="-115.67016476963">
                <text:p>-115.670164769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6.322070668903">
                <text:p>166.322070668903</text:p>
              </table:table-cell>
              <table:table-cell office:value-type="float" office:value="66.3220706689033">
                <text:p>66.3220706689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5.441311393622">
                <text:p>155.441311393622</text:p>
              </table:table-cell>
              <table:table-cell office:value-type="float" office:value="35.4413113936225">
                <text:p>35.4413113936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5.327284035451">
                <text:p>155.327284035451</text:p>
              </table:table-cell>
              <table:table-cell office:value-type="float" office:value="0.327284035451385">
                <text:p>0.327284035451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5.51848423531">
                <text:p>155.51848423531</text:p>
              </table:table-cell>
              <table:table-cell office:value-type="float" office:value="-0.481515764689561">
                <text:p>-0.481515764689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6.664852211592">
                <text:p>156.664852211592</text:p>
              </table:table-cell>
              <table:table-cell office:value-type="float" office:value="-3.33514778840771">
                <text:p>-3.33514778840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6.972228928252">
                <text:p>156.972228928252</text:p>
              </table:table-cell>
              <table:table-cell office:value-type="float" office:value="-1.02777107174762">
                <text:p>-1.02777107174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1.743521404592">
                <text:p>161.743521404592</text:p>
              </table:table-cell>
              <table:table-cell office:value-type="float" office:value="-18.2564785954084">
                <text:p>-18.2564785954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6.500186619527">
                <text:p>146.500186619527</text:p>
              </table:table-cell>
              <table:table-cell office:value-type="float" office:value="66.5001866195266">
                <text:p>66.5001866195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9.474465883129">
                <text:p>149.474465883129</text:p>
              </table:table-cell>
              <table:table-cell office:value-type="float" office:value="-11.5255341168715">
                <text:p>-11.5255341168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2.340678410947">
                <text:p>152.340678410947</text:p>
              </table:table-cell>
              <table:table-cell office:value-type="float" office:value="-12.6593215890533">
                <text:p>-12.6593215890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4.111741020577">
                <text:p>154.111741020577</text:p>
              </table:table-cell>
              <table:table-cell office:value-type="float" office:value="-8.88825897942309">
                <text:p>-8.88825897942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4.992249944568">
                <text:p>154.992249944568</text:p>
              </table:table-cell>
              <table:table-cell office:value-type="float" office:value="-5.00775005543241">
                <text:p>-5.00775005543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7.012034079251">
                <text:p>157.012034079251</text:p>
              </table:table-cell>
              <table:table-cell office:value-type="float" office:value="-12.9879659207489">
                <text:p>-12.9879659207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58.585194524387">
                <text:p>158.585194524387</text:p>
              </table:table-cell>
              <table:table-cell office:value-type="float" office:value="-11.4148054756134">
                <text:p>-11.4148054756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59.502509467132">
                <text:p>159.502509467132</text:p>
              </table:table-cell>
              <table:table-cell office:value-type="float" office:value="-7.49749053286811">
                <text:p>-7.49749053286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9.551318670256">
                <text:p>159.551318670256</text:p>
              </table:table-cell>
              <table:table-cell office:value-type="float" office:value="-0.448681329744261">
                <text:p>-0.448681329744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59.767536585696">
                <text:p>159.767536585696</text:p>
              </table:table-cell>
              <table:table-cell office:value-type="float" office:value="-2.23246341430374">
                <text:p>-2.23246341430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6.607219895041">
                <text:p>156.607219895041</text:p>
              </table:table-cell>
              <table:table-cell office:value-type="float" office:value="36.6072198950406">
                <text:p>36.6072198950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7.777973055716">
                <text:p>157.777973055716</text:p>
              </table:table-cell>
              <table:table-cell office:value-type="float" office:value="-12.2220269442839">
                <text:p>-12.2220269442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58.896891949267">
                <text:p>158.896891949267</text:p>
              </table:table-cell>
              <table:table-cell office:value-type="float" office:value="-13.1031080507332">
                <text:p>-13.1031080507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59.895498596956">
                <text:p>159.895498596956</text:p>
              </table:table-cell>
              <table:table-cell office:value-type="float" office:value="-13.1045014030439">
                <text:p>-13.1045014030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62.769864254638">
                <text:p>162.769864254638</text:p>
              </table:table-cell>
              <table:table-cell office:value-type="float" office:value="-42.2301357453617">
                <text:p>-42.23013574536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2.037459897811">
                <text:p>162.037459897811</text:p>
              </table:table-cell>
              <table:table-cell office:value-type="float" office:value="12.0374598978109">
                <text:p>12.0374598978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2.918350054451">
                <text:p>162.918350054451</text:p>
              </table:table-cell>
              <table:table-cell office:value-type="float" office:value="-13.0816499455489">
                <text:p>-13.0816499455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64.739964781792">
                <text:p>164.739964781792</text:p>
              </table:table-cell>
              <table:table-cell office:value-type="float" office:value="-30.2600352182084">
                <text:p>-30.2600352182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65.417586036671">
                <text:p>165.417586036671</text:p>
              </table:table-cell>
              <table:table-cell office:value-type="float" office:value="-12.5824139633295">
                <text:p>-12.5824139633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65.628341660181">
                <text:p>165.628341660181</text:p>
              </table:table-cell>
              <table:table-cell office:value-type="float" office:value="-4.37165833981896">
                <text:p>-4.37165833981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66.223228341017">
                <text:p>166.223228341017</text:p>
              </table:table-cell>
              <table:table-cell office:value-type="float" office:value="-13.7767716589833">
                <text:p>-13.7767716589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66.773718339738">
                <text:p>166.773718339738</text:p>
              </table:table-cell>
              <table:table-cell office:value-type="float" office:value="-14.2262816602619">
                <text:p>-14.2262816602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67.552457596923">
                <text:p>167.552457596923</text:p>
              </table:table-cell>
              <table:table-cell office:value-type="float" office:value="-22.4475424030766">
                <text:p>-22.4475424030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68.018595357803">
                <text:p>168.018595357803</text:p>
              </table:table-cell>
              <table:table-cell office:value-type="float" office:value="-14.9814046421967">
                <text:p>-14.9814046421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68.751355695689">
                <text:p>168.751355695689</text:p>
              </table:table-cell>
              <table:table-cell office:value-type="float" office:value="-26.2486443043113">
                <text:p>-26.2486443043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69.345267493167">
                <text:p>169.345267493167</text:p>
              </table:table-cell>
              <table:table-cell office:value-type="float" office:value="-23.7047325068334">
                <text:p>-23.7047325068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69.824256199878">
                <text:p>169.824256199878</text:p>
              </table:table-cell>
              <table:table-cell office:value-type="float" office:value="-21.2952438001225">
                <text:p>-21.295243800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70.208024785816">
                <text:p>170.208024785816</text:p>
              </table:table-cell>
              <table:table-cell office:value-type="float" office:value="-19.0002802141845">
                <text:p>-19.0002802141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70.738868568058">
                <text:p>170.738868568058</text:p>
              </table:table-cell>
              <table:table-cell office:value-type="float" office:value="-29.2611314319423">
                <text:p>-29.26113143194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71.015676930253">
                <text:p>171.015676930253</text:p>
              </table:table-cell>
              <table:table-cell office:value-type="float" office:value="-16.9843230697471">
                <text:p>-16.984323069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71.23367553902">
                <text:p>171.23367553902</text:p>
              </table:table-cell>
              <table:table-cell office:value-type="float" office:value="-14.8863244609803">
                <text:p>-14.88632446098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71.402866379189">
                <text:p>171.402866379189</text:p>
              </table:table-cell>
              <table:table-cell office:value-type="float" office:value="-12.8559336208111">
                <text:p>-12.8559336208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71.561825275995">
                <text:p>171.561825275995</text:p>
              </table:table-cell>
              <table:table-cell office:value-type="float" office:value="-13.4381747240051">
                <text:p>-13.4381747240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71.683750908951">
                <text:p>171.683750908951</text:p>
              </table:table-cell>
              <table:table-cell office:value-type="float" office:value="-11.4662490910487">
                <text:p>-11.46624909104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71.774986208587">
                <text:p>171.774986208587</text:p>
              </table:table-cell>
              <table:table-cell office:value-type="float" office:value="-9.54351379141329">
                <text:p>-9.54351379141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71.840867631259">
                <text:p>171.840867631259</text:p>
              </table:table-cell>
              <table:table-cell office:value-type="float" office:value="-7.66444736874104">
                <text:p>-7.66444736874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71.903449927104">
                <text:p>171.903449927104</text:p>
              </table:table-cell>
              <table:table-cell office:value-type="float" office:value="-8.09655007289629">
                <text:p>-8.096550072896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72.304501630632">
                <text:p>172.304501630632</text:p>
              </table:table-cell>
              <table:table-cell office:value-type="float" office:value="-57.6954983693677">
                <text:p>-57.6954983693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72.103797839187">
                <text:p>172.103797839187</text:p>
              </table:table-cell>
              <table:table-cell office:value-type="float" office:value="32.1037978391866">
                <text:p>32.103797839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72.431128204081">
                <text:p>172.431128204081</text:p>
              </table:table-cell>
              <table:table-cell office:value-type="float" office:value="-47.5688717959192">
                <text:p>-47.56887179591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174.138383568605">
                <text:p>174.138383568605</text:p>
              </table:table-cell>
              <table:table-cell office:value-type="float" office:value="-275.861616431394">
                <text:p>-275.861616431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174.004761429658">
                <text:p>174.004761429658</text:p>
              </table:table-cell>
              <table:table-cell office:value-type="float" office:value="24.004761429658">
                <text:p>24.0047614296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74.041267861785">
                <text:p>174.041267861785</text:p>
              </table:table-cell>
              <table:table-cell office:value-type="float" office:value="-5.95873213821525">
                <text:p>-5.95873213821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174.064059019081">
                <text:p>174.064059019081</text:p>
              </table:table-cell>
              <table:table-cell office:value-type="float" office:value="-4.13594098091932">
                <text:p>-4.13594098091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73.698754160128">
                <text:p>173.698754160128</text:p>
              </table:table-cell>
              <table:table-cell office:value-type="float" office:value="73.6987541601283">
                <text:p>73.6987541601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73.678686529848">
                <text:p>173.678686529848</text:p>
              </table:table-cell>
              <table:table-cell office:value-type="float" office:value="3.67868652984811">
                <text:p>3.678686529848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73.646586196384">
                <text:p>173.646586196384</text:p>
              </table:table-cell>
              <table:table-cell office:value-type="float" office:value="5.34658619638415">
                <text:p>5.34658619638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73.600437891265">
                <text:p>173.600437891265</text:p>
              </table:table-cell>
              <table:table-cell office:value-type="float" office:value="6.98343789126511">
                <text:p>6.983437891265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73.537976004282">
                <text:p>173.537976004282</text:p>
              </table:table-cell>
              <table:table-cell office:value-type="float" office:value="8.58714600428169">
                <text:p>8.58714600428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73.456661240941">
                <text:p>173.456661240941</text:p>
              </table:table-cell>
              <table:table-cell office:value-type="float" office:value="10.1553395409412">
                <text:p>10.1553395409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73.353656509628">
                <text:p>173.353656509628</text:p>
              </table:table-cell>
              <table:table-cell office:value-type="float" office:value="11.6853480266284">
                <text:p>11.68534802662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3.513654890331">
                <text:p>173.513654890331</text:p>
              </table:table-cell>
              <table:table-cell office:value-type="float" office:value="-16.4863451096689">
                <text:p>-16.4863451096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73.915783198688">
                <text:p>173.915783198688</text:p>
              </table:table-cell>
              <table:table-cell office:value-type="float" office:value="-46.0842168013124">
                <text:p>-46.0842168013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3.651734759455">
                <text:p>173.651734759455</text:p>
              </table:table-cell>
              <table:table-cell office:value-type="float" office:value="33.6517347594548">
                <text:p>33.651734759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73.320722994378">
                <text:p>173.320722994378</text:p>
              </table:table-cell>
              <table:table-cell office:value-type="float" office:value="38.3207229943779">
                <text:p>38.32072299437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73.195237096689">
                <text:p>173.195237096689</text:p>
              </table:table-cell>
              <table:table-cell office:value-type="float" office:value="13.1952370966892">
                <text:p>13.19523709668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73.041923123392">
                <text:p>173.041923123392</text:p>
              </table:table-cell>
              <table:table-cell office:value-type="float" office:value="14.6419231233923">
                <text:p>14.6419231233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72.856969898174">
                <text:p>172.856969898174</text:p>
              </table:table-cell>
              <table:table-cell office:value-type="float" office:value="16.040969898174">
                <text:p>16.0409698981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72.636178028429">
                <text:p>172.636178028429</text:p>
              </table:table-cell>
              <table:table-cell office:value-type="float" office:value="17.3883380284291">
                <text:p>17.3883380284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72.599818972237">
                <text:p>172.599818972237</text:p>
              </table:table-cell>
              <table:table-cell office:value-type="float" office:value="2.59981897223679">
                <text:p>2.599818972236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72.287287358577">
                <text:p>172.287287358577</text:p>
              </table:table-cell>
              <table:table-cell office:value-type="float" office:value="20.2872873585772">
                <text:p>20.2872873585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71.923351472122">
                <text:p>171.923351472122</text:p>
              </table:table-cell>
              <table:table-cell office:value-type="float" office:value="21.4433514721217">
                <text:p>21.44335147212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72.25519536897">
                <text:p>172.25519536897</text:p>
              </table:table-cell>
              <table:table-cell office:value-type="float" office:value="-17.7448046310304">
                <text:p>-17.7448046310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71.391843355927">
                <text:p>171.391843355927</text:p>
              </table:table-cell>
              <table:table-cell office:value-type="float" office:value="51.3918433559268">
                <text:p>51.3918433559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70.966719415651">
                <text:p>170.966719415651</text:p>
              </table:table-cell>
              <table:table-cell office:value-type="float" office:value="22.9667194156511">
                <text:p>22.9667194156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70.47799460336">
                <text:p>170.47799460336</text:p>
              </table:table-cell>
              <table:table-cell office:value-type="float" office:value="23.9579946033597">
                <text:p>23.957994603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69.918924063913">
                <text:p>169.918924063913</text:p>
              </table:table-cell>
              <table:table-cell office:value-type="float" office:value="24.8641240639129">
                <text:p>24.8641240639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70.162781530085">
                <text:p>170.162781530085</text:p>
              </table:table-cell>
              <table:table-cell office:value-type="float" office:value="-9.83721846991514">
                <text:p>-9.837218469915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68.417584527479">
                <text:p>168.417584527479</text:p>
              </table:table-cell>
              <table:table-cell office:value-type="float" office:value="78.4175845274791">
                <text:p>78.41758452747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7.784943327925">
                <text:p>167.784943327925</text:p>
              </table:table-cell>
              <table:table-cell office:value-type="float" office:value="25.7849433279251">
                <text:p>25.7849433279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67.068297006261">
                <text:p>167.068297006261</text:p>
              </table:table-cell>
              <table:table-cell office:value-type="float" office:value="26.4882970062614">
                <text:p>26.48829700626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66.260016615739">
                <text:p>166.260016615739</text:p>
              </table:table-cell>
              <table:table-cell office:value-type="float" office:value="27.085816615739">
                <text:p>27.085816615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65.352310680205">
                <text:p>165.352310680205</text:p>
              </table:table-cell>
              <table:table-cell office:value-type="float" office:value="27.5698526802046">
                <text:p>27.5698526802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64.337350911148">
                <text:p>164.337350911148</text:p>
              </table:table-cell>
              <table:table-cell office:value-type="float" office:value="27.932717491148">
                <text:p>27.932717491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cm" svg:height="19.845cm" xlink:href=".." xlink:type="simple" chart:class="chart:line" chart:style-name="ch1">
        <chart:legend chart:legend-position="end" svg:x="19.032cm" svg:y="9.131cm" style:legend-expansion="high" chart:style-name="ch2"/>
        <chart:plot-area chart:style-name="ch3" table:cell-range-address="'Simplified Kalman - Smarter Varying Gain (in development)'.B3:'Simplified Kalman - Smarter Varying Gain (in development)'.B150 'Simplified Kalman - Smarter Varying Gain (in development)'.D3:'Simplified Kalman - Smarter Varying Gain (in development)'.E150" chart:data-source-has-labels="row" svg:x="0.565cm" svg:y="0.396cm" svg:width="17.902cm" svg:height="19.053cm">
          <chartooo:coordinate-region svg:x="1.486cm" svg:y="0.593cm" svg:width="16.958cm" svg:height="18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Smarter Varying Gain (in development)'.B4:'Simplified Kalman - Smarter Varying Gain (in development)'.B150" chart:label-cell-address="'Simplified Kalman - Smarter Varying Gain (in development)'.B3:'Simplified Kalman - Smarter Varying Gain (in development)'.B3" chart:class="chart:line">
            <chart:data-point chart:repeated="147"/>
          </chart:series>
          <chart:series chart:style-name="ch8" chart:values-cell-range-address="'Simplified Kalman - Smarter Varying Gain (in development)'.D4:'Simplified Kalman - Smarter Varying Gain (in development)'.D150" chart:label-cell-address="'Simplified Kalman - Smarter Varying Gain (in development)'.D3:'Simplified Kalman - Smarter Varying Gain (in development)'.D3" chart:class="chart:line">
            <chart:data-point chart:repeated="147"/>
          </chart:series>
          <chart:series chart:style-name="ch9" chart:values-cell-range-address="'Simplified Kalman - Smarter Varying Gain (in development)'.E4:'Simplified Kalman - Smarter Varying Gain (in development)'.E150" chart:label-cell-address="'Simplified Kalman - Smarter Varying Gain (in development)'.E3:'Simplified Kalman - Smarter Varying Gain (in development)'.E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Smarter Varying Gain (in development)'.B3:'Simplified Kalman - Smarter Varying Gain (in development)'.B3</svg:desc>
                </draw:g>
              </table:table-cell>
              <table:table-cell office:value-type="string">
                <text:p>Current Estimation</text:p>
                <draw:g>
                  <svg:desc>'Simplified Kalman - Smarter Varying Gain (in development)'.D3:'Simplified Kalman - Smarter Varying Gain (in development)'.D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Smarter Varying Gain (in development)'.E3:'Simplified Kalman - Smarter Varying Gain (in development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Smarter Varying Gain (in development)'.B4:'Simplified Kalman - Smarter Varying Gain (in development)'.B150</svg:desc>
                </draw:g>
              </table:table-cell>
              <table:table-cell office:value-type="float" office:value="100">
                <text:p>100</text:p>
                <draw:g>
                  <svg:desc>'Simplified Kalman - Smarter Varying Gain (in development)'.D4:'Simplified Kalman - Smarter Varying Gain (in development)'.D150</svg:desc>
                </draw:g>
              </table:table-cell>
              <table:table-cell office:value-type="float" office:value="0">
                <text:p>0</text:p>
                <draw:g>
                  <svg:desc>'Simplified Kalman - Smarter Varying Gain (in development)'.E4:'Simplified Kalman - Smarter Varying Gain (in development)'.E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5.564">
                <text:p>105.564</text:p>
              </table:table-cell>
              <table:table-cell office:value-type="float" office:value="-14.436">
                <text:p>-14.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6.43354472">
                <text:p>106.43354472</text:p>
              </table:table-cell>
              <table:table-cell office:value-type="float" office:value="-3.56645527999999">
                <text:p>-3.56645527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6.155351318346">
                <text:p>106.155351318346</text:p>
              </table:table-cell>
              <table:table-cell office:value-type="float" office:value="1.15535131834575">
                <text:p>1.15535131834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96889802012">
                <text:p>103.96889802012</text:p>
              </table:table-cell>
              <table:table-cell office:value-type="float" office:value="8.96889802012015">
                <text:p>8.96889802012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3.18321337264">
                <text:p>103.18321337264</text:p>
              </table:table-cell>
              <table:table-cell office:value-type="float" office:value="3.18321337263953">
                <text:p>3.18321337263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546461701814">
                <text:p>103.546461701814</text:p>
              </table:table-cell>
              <table:table-cell office:value-type="float" office:value="-1.45353829818566">
                <text:p>-1.45353829818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1.854769893916">
                <text:p>101.854769893916</text:p>
              </table:table-cell>
              <table:table-cell office:value-type="float" office:value="6.8547698939159">
                <text:p>6.8547698939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2.0917231105461">
                <text:p>82.0917231105461</text:p>
              </table:table-cell>
              <table:table-cell office:value-type="float" office:value="79.0917231105461">
                <text:p>79.0917231105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5.7077482704769">
                <text:p>85.7077482704769</text:p>
              </table:table-cell>
              <table:table-cell office:value-type="float" office:value="-14.2922517295231">
                <text:p>-14.2922517295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8.964569717021">
                <text:p>88.964569717021</text:p>
              </table:table-cell>
              <table:table-cell office:value-type="float" office:value="-13.035430282979">
                <text:p>-13.035430282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8.1799773269622">
                <text:p>88.1799773269622</text:p>
              </table:table-cell>
              <table:table-cell office:value-type="float" office:value="3.17997732696223">
                <text:p>3.17997732696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0.5425638134024">
                <text:p>90.5425638134024</text:p>
              </table:table-cell>
              <table:table-cell office:value-type="float" office:value="-9.45743618659758">
                <text:p>-9.45743618659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2.6118941454742">
                <text:p>92.6118941454742</text:p>
              </table:table-cell>
              <table:table-cell office:value-type="float" office:value="-8.38810585452579">
                <text:p>-8.3881058545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6.8198292112571">
                <text:p>76.8198292112571</text:p>
              </table:table-cell>
              <table:table-cell office:value-type="float" office:value="64.8198292112571">
                <text:p>64.8198292112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3.7806285183046">
                <text:p>83.7806285183046</text:p>
              </table:table-cell>
              <table:table-cell office:value-type="float" office:value="-28.2193714816954">
                <text:p>-28.2193714816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45.722573006056">
                <text:p>145.722573006056</text:p>
              </table:table-cell>
              <table:table-cell office:value-type="float" office:value="-254.277426993944">
                <text:p>-254.27742699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37.825488803804">
                <text:p>137.825488803804</text:p>
              </table:table-cell>
              <table:table-cell office:value-type="float" office:value="32.8254888038042">
                <text:p>32.8254888038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.437549860302">
                <text:p>129.437549860302</text:p>
              </table:table-cell>
              <table:table-cell office:value-type="float" office:value="34.4375498603022">
                <text:p>34.437549860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3.614158661528">
                <text:p>123.614158661528</text:p>
              </table:table-cell>
              <table:table-cell office:value-type="float" office:value="23.6141586615284">
                <text:p>23.6141586615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2.892049435767">
                <text:p>122.892049435767</text:p>
              </table:table-cell>
              <table:table-cell office:value-type="float" office:value="2.89204943576749">
                <text:p>2.89204943576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20.088660381278">
                <text:p>120.088660381278</text:p>
              </table:table-cell>
              <table:table-cell office:value-type="float" office:value="11.0886603812779">
                <text:p>11.0886603812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7.013348893875">
                <text:p>117.013348893875</text:p>
              </table:table-cell>
              <table:table-cell office:value-type="float" office:value="12.0133488938751">
                <text:p>12.0133488938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108.364723202472">
                <text:p>108.364723202472</text:p>
              </table:table-cell>
              <table:table-cell office:value-type="float" office:value="33.3647232024723">
                <text:p>33.3647232024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10.783845887331">
                <text:p>110.783845887331</text:p>
              </table:table-cell>
              <table:table-cell office:value-type="float" office:value="-9.21615411266899">
                <text:p>-9.21615411266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10.622504029594">
                <text:p>110.622504029594</text:p>
              </table:table-cell>
              <table:table-cell office:value-type="float" office:value="0.622504029593699">
                <text:p>0.622504029593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1.324658366313">
                <text:p>111.324658366313</text:p>
              </table:table-cell>
              <table:table-cell office:value-type="float" office:value="-2.67534163368671">
                <text:p>-2.67534163368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2.081091688139">
                <text:p>112.081091688139</text:p>
              </table:table-cell>
              <table:table-cell office:value-type="float" office:value="-2.91890831186052">
                <text:p>-2.91890831186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9.2440163519958">
                <text:p>89.2440163519958</text:p>
              </table:table-cell>
              <table:table-cell office:value-type="float" office:value="89.2440163519958">
                <text:p>89.2440163519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73.3477784757516">
                <text:p>73.3477784757516</text:p>
              </table:table-cell>
              <table:table-cell office:value-type="float" office:value="61.3477784757516">
                <text:p>61.3477784757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8.1024128499954">
                <text:p>58.1024128499954</text:p>
              </table:table-cell>
              <table:table-cell office:value-type="float" office:value="58.1024128499954">
                <text:p>58.1024128499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46.7447522214526">
                <text:p>46.7447522214526</text:p>
              </table:table-cell>
              <table:table-cell office:value-type="float" office:value="42.7447522214526">
                <text:p>42.7447522214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38.5297721323167">
                <text:p>38.5297721323167</text:p>
              </table:table-cell>
              <table:table-cell office:value-type="float" office:value="30.5297721323167">
                <text:p>30.5297721323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2.4201647263453">
                <text:p>32.4201647263453</text:p>
              </table:table-cell>
              <table:table-cell office:value-type="float" office:value="22.4201647263453">
                <text:p>22.420164726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.4080083595782">
                <text:p>25.4080083595782</text:p>
              </table:table-cell>
              <table:table-cell office:value-type="float" office:value="25.4080083595782">
                <text:p>25.4080083595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0.5129146914984">
                <text:p>20.5129146914984</text:p>
              </table:table-cell>
              <table:table-cell office:value-type="float" office:value="17.5129146914984">
                <text:p>17.5129146914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3.3460356709094">
                <text:p>43.3460356709094</text:p>
              </table:table-cell>
              <table:table-cell office:value-type="float" office:value="-80.6539643290906">
                <text:p>-80.6539643290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61.1817945195863">
                <text:p>61.1817945195863</text:p>
              </table:table-cell>
              <table:table-cell office:value-type="float" office:value="-63.8182054804137">
                <text:p>-63.8182054804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5.2511695694636">
                <text:p>65.2511695694636</text:p>
              </table:table-cell>
              <table:table-cell office:value-type="float" office:value="-14.7488304305364">
                <text:p>-14.7488304305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78.4706212686662">
                <text:p>78.4706212686662</text:p>
              </table:table-cell>
              <table:table-cell office:value-type="float" office:value="-48.5293787313338">
                <text:p>-48.52937873133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88.9680462889063">
                <text:p>88.9680462889063</text:p>
              </table:table-cell>
              <table:table-cell office:value-type="float" office:value="-39.0319537110937">
                <text:p>-39.0319537110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99.6757733031737">
                <text:p>99.6757733031737</text:p>
              </table:table-cell>
              <table:table-cell office:value-type="float" office:value="-40.3242266968263">
                <text:p>-40.3242266968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05.974895374697">
                <text:p>105.974895374697</text:p>
              </table:table-cell>
              <table:table-cell office:value-type="float" office:value="-24.0251046253033">
                <text:p>-24.0251046253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14.000348466806">
                <text:p>114.000348466806</text:p>
              </table:table-cell>
              <table:table-cell office:value-type="float" office:value="-30.9996515331944">
                <text:p>-30.9996515331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17.664933272831">
                <text:p>117.664933272831</text:p>
              </table:table-cell>
              <table:table-cell office:value-type="float" office:value="-14.3350667271695">
                <text:p>-14.3350667271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44.337868757107">
                <text:p>144.337868757107</text:p>
              </table:table-cell>
              <table:table-cell office:value-type="float" office:value="-105.662131242893">
                <text:p>-105.662131242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17.532022497911">
                <text:p>117.532022497911</text:p>
              </table:table-cell>
              <table:table-cell office:value-type="float" office:value="107.532022497911">
                <text:p>107.532022497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1.052447251924">
                <text:p>121.052447251924</text:p>
              </table:table-cell>
              <table:table-cell office:value-type="float" office:value="-13.947552748076">
                <text:p>-13.947552748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6.852051363787">
                <text:p>116.852051363787</text:p>
              </table:table-cell>
              <table:table-cell office:value-type="float" office:value="16.8520513637868">
                <text:p>16.8520513637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5.471255045447">
                <text:p>115.471255045447</text:p>
              </table:table-cell>
              <table:table-cell office:value-type="float" office:value="5.47125504544732">
                <text:p>5.47125504544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0.056551112696">
                <text:p>120.056551112696</text:p>
              </table:table-cell>
              <table:table-cell office:value-type="float" office:value="-17.9434488873042">
                <text:p>-17.9434488873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0.045156311999">
                <text:p>120.045156311999</text:p>
              </table:table-cell>
              <table:table-cell office:value-type="float" office:value="0.0451563119994205">
                <text:p>0.0451563119994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24.106177757405">
                <text:p>124.106177757405</text:p>
              </table:table-cell>
              <table:table-cell office:value-type="float" office:value="-15.8938222425947">
                <text:p>-15.8938222425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27.509868296894">
                <text:p>127.509868296894</text:p>
              </table:table-cell>
              <table:table-cell office:value-type="float" office:value="-13.4901317031056">
                <text:p>-13.4901317031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31.995765741319">
                <text:p>131.995765741319</text:p>
              </table:table-cell>
              <table:table-cell office:value-type="float" office:value="-18.0042342586806">
                <text:p>-18.0042342586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36.538322035071">
                <text:p>136.538322035071</text:p>
              </table:table-cell>
              <table:table-cell office:value-type="float" office:value="-18.4616779649287">
                <text:p>-18.4616779649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35.260136088031">
                <text:p>135.260136088031</text:p>
              </table:table-cell>
              <table:table-cell office:value-type="float" office:value="5.26013608803055">
                <text:p>5.26013608803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37.183236645438">
                <text:p>137.183236645438</text:p>
              </table:table-cell>
              <table:table-cell office:value-type="float" office:value="-7.81676335456234">
                <text:p>-7.81676335456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38.906665991903">
                <text:p>138.906665991903</text:p>
              </table:table-cell>
              <table:table-cell office:value-type="float" office:value="-7.09333400809683">
                <text:p>-7.09333400809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0.472865048358">
                <text:p>140.472865048358</text:p>
              </table:table-cell>
              <table:table-cell office:value-type="float" office:value="-6.52713495164232">
                <text:p>-6.52713495164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1.914928570115">
                <text:p>141.914928570115</text:p>
              </table:table-cell>
              <table:table-cell office:value-type="float" office:value="-6.08507142988464">
                <text:p>-6.08507142988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1.551731394972">
                <text:p>141.551731394972</text:p>
              </table:table-cell>
              <table:table-cell office:value-type="float" office:value="1.55173139497225">
                <text:p>1.55173139497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3.170105685002">
                <text:p>143.170105685002</text:p>
              </table:table-cell>
              <table:table-cell office:value-type="float" office:value="-6.82989431499783">
                <text:p>-6.82989431499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5.413612104028">
                <text:p>145.413612104028</text:p>
              </table:table-cell>
              <table:table-cell office:value-type="float" office:value="-9.58638789597228">
                <text:p>-9.58638789597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74.437320081529">
                <text:p>174.437320081529</text:p>
              </table:table-cell>
              <table:table-cell office:value-type="float" office:value="-125.562679918471">
                <text:p>-125.562679918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0.601415126517">
                <text:p>160.601415126517</text:p>
              </table:table-cell>
              <table:table-cell office:value-type="float" office:value="60.6014151265168">
                <text:p>60.6014151265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2.9792318814">
                <text:p>152.9792318814</text:p>
              </table:table-cell>
              <table:table-cell office:value-type="float" office:value="32.9792318814004">
                <text:p>32.9792318814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3.36238826884">
                <text:p>153.36238826884</text:p>
              </table:table-cell>
              <table:table-cell office:value-type="float" office:value="-1.63761173115992">
                <text:p>-1.63761173115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3.857502772749">
                <text:p>153.857502772749</text:p>
              </table:table-cell>
              <table:table-cell office:value-type="float" office:value="-2.14249722725077">
                <text:p>-2.14249722725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4.999000225612">
                <text:p>154.999000225612</text:p>
              </table:table-cell>
              <table:table-cell office:value-type="float" office:value="-5.00099977438828">
                <text:p>-5.00099977438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5.551117245295">
                <text:p>155.551117245295</text:p>
              </table:table-cell>
              <table:table-cell office:value-type="float" office:value="-2.44888275470541">
                <text:p>-2.44888275470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0.00418583675">
                <text:p>160.00418583675</text:p>
              </table:table-cell>
              <table:table-cell office:value-type="float" office:value="-19.99581416325">
                <text:p>-19.99581416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5.578107990908">
                <text:p>145.578107990908</text:p>
              </table:table-cell>
              <table:table-cell office:value-type="float" office:value="65.5781079909079">
                <text:p>65.5781079909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8.386738395052">
                <text:p>148.386738395052</text:p>
              </table:table-cell>
              <table:table-cell office:value-type="float" office:value="-12.6132616049483">
                <text:p>-12.6132616049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1.382084654244">
                <text:p>151.382084654244</text:p>
              </table:table-cell>
              <table:table-cell office:value-type="float" office:value="-13.6179153457564">
                <text:p>-13.6179153457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3.455830514452">
                <text:p>153.455830514452</text:p>
              </table:table-cell>
              <table:table-cell office:value-type="float" office:value="-9.54416948554834">
                <text:p>-9.54416948554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4.612254411125">
                <text:p>154.612254411125</text:p>
              </table:table-cell>
              <table:table-cell office:value-type="float" office:value="-5.38774558887471">
                <text:p>-5.38774558887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7.304239877985">
                <text:p>157.304239877985</text:p>
              </table:table-cell>
              <table:table-cell office:value-type="float" office:value="-12.6957601220154">
                <text:p>-12.6957601220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59.503069688783">
                <text:p>159.503069688783</text:p>
              </table:table-cell>
              <table:table-cell office:value-type="float" office:value="-10.4969303112166">
                <text:p>-10.4969303112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60.788508997841">
                <text:p>160.788508997841</text:p>
              </table:table-cell>
              <table:table-cell office:value-type="float" office:value="-6.21149100215888">
                <text:p>-6.21149100215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60.65466159429">
                <text:p>160.65466159429</text:p>
              </table:table-cell>
              <table:table-cell office:value-type="float" office:value="0.654661594290388">
                <text:p>0.654661594290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0.885313056131">
                <text:p>160.885313056131</text:p>
              </table:table-cell>
              <table:table-cell office:value-type="float" office:value="-1.11468694386929">
                <text:p>-1.11468694386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3.945828825002">
                <text:p>153.945828825002</text:p>
              </table:table-cell>
              <table:table-cell office:value-type="float" office:value="33.945828825002">
                <text:p>33.945828825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6.69795999336">
                <text:p>156.69795999336</text:p>
              </table:table-cell>
              <table:table-cell office:value-type="float" office:value="-13.3020400066396">
                <text:p>-13.3020400066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59.294923024018">
                <text:p>159.294923024018</text:p>
              </table:table-cell>
              <table:table-cell office:value-type="float" office:value="-12.7050769759818">
                <text:p>-12.7050769759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1.597600473644">
                <text:p>161.597600473644</text:p>
              </table:table-cell>
              <table:table-cell office:value-type="float" office:value="-11.4023995263564">
                <text:p>-11.4023995263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68.816991474211">
                <text:p>168.816991474211</text:p>
              </table:table-cell>
              <table:table-cell office:value-type="float" office:value="-36.1830085257891">
                <text:p>-36.1830085257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5.718343745393">
                <text:p>165.718343745393</text:p>
              </table:table-cell>
              <table:table-cell office:value-type="float" office:value="15.7183437453928">
                <text:p>15.7183437453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7.428384543038">
                <text:p>167.428384543038</text:p>
              </table:table-cell>
              <table:table-cell office:value-type="float" office:value="-8.57161545696187">
                <text:p>-8.57161545696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71.968227177302">
                <text:p>171.968227177302</text:p>
              </table:table-cell>
              <table:table-cell office:value-type="float" office:value="-23.0317728226981">
                <text:p>-23.0317728226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2.951465408982">
                <text:p>172.951465408982</text:p>
              </table:table-cell>
              <table:table-cell office:value-type="float" office:value="-5.04853459101778">
                <text:p>-5.04853459101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2.475158728053">
                <text:p>172.475158728053</text:p>
              </table:table-cell>
              <table:table-cell office:value-type="float" office:value="2.4751587280532">
                <text:p>2.4751587280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3.701659123907">
                <text:p>173.701659123907</text:p>
              </table:table-cell>
              <table:table-cell office:value-type="float" office:value="-6.29834087609271">
                <text:p>-6.29834087609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4.87934559909">
                <text:p>174.87934559909</text:p>
              </table:table-cell>
              <table:table-cell office:value-type="float" office:value="-6.12065440090981">
                <text:p>-6.12065440090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77.294869425851">
                <text:p>177.294869425851</text:p>
              </table:table-cell>
              <table:table-cell office:value-type="float" office:value="-12.7051305741486">
                <text:p>-12.7051305741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78.197149822357">
                <text:p>178.197149822357</text:p>
              </table:table-cell>
              <table:table-cell office:value-type="float" office:value="-4.80285017764322">
                <text:p>-4.80285017764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80.82798768004">
                <text:p>180.82798768004</text:p>
              </table:table-cell>
              <table:table-cell office:value-type="float" office:value="-14.1720123199598">
                <text:p>-14.1720123199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82.722463381769">
                <text:p>182.722463381769</text:p>
              </table:table-cell>
              <table:table-cell office:value-type="float" office:value="-10.3275366182308">
                <text:p>-10.3275366182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84.011032040439">
                <text:p>184.011032040439</text:p>
              </table:table-cell>
              <table:table-cell office:value-type="float" office:value="-7.10846795956152">
                <text:p>-7.10846795956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84.800604947788">
                <text:p>184.800604947788</text:p>
              </table:table-cell>
              <table:table-cell office:value-type="float" office:value="-4.40770005221191">
                <text:p>-4.407700052211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87.086615386024">
                <text:p>187.086615386024</text:p>
              </table:table-cell>
              <table:table-cell office:value-type="float" office:value="-12.9133846139763">
                <text:p>-12.9133846139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87.222615975978">
                <text:p>187.222615975978</text:p>
              </table:table-cell>
              <table:table-cell office:value-type="float" office:value="-0.777384024021501">
                <text:p>-0.777384024021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7.060081095576">
                <text:p>187.060081095576</text:p>
              </table:table-cell>
              <table:table-cell office:value-type="float" office:value="0.940081095575692">
                <text:p>0.940081095575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6.643019347206">
                <text:p>186.643019347206</text:p>
              </table:table-cell>
              <table:table-cell office:value-type="float" office:value="2.38421934720554">
                <text:p>2.38421934720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6.39595634169">
                <text:p>186.39595634169</text:p>
              </table:table-cell>
              <table:table-cell office:value-type="float" office:value="1.39595634168992">
                <text:p>1.39595634168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5.90297657963">
                <text:p>185.90297657963</text:p>
              </table:table-cell>
              <table:table-cell office:value-type="float" office:value="2.75297657962957">
                <text:p>2.75297657962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5.199746321781">
                <text:p>185.199746321781</text:p>
              </table:table-cell>
              <table:table-cell office:value-type="float" office:value="3.88124632178125">
                <text:p>3.881246321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4.317520990158">
                <text:p>184.317520990158</text:p>
              </table:table-cell>
              <table:table-cell office:value-type="float" office:value="4.81220599015794">
                <text:p>4.81220599015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3.641928216479">
                <text:p>183.641928216479</text:p>
              </table:table-cell>
              <table:table-cell office:value-type="float" office:value="3.64192821647907">
                <text:p>3.64192821647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90.968440387173">
                <text:p>190.968440387173</text:p>
              </table:table-cell>
              <table:table-cell office:value-type="float" office:value="-39.0315596128269">
                <text:p>-39.03155961282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82.993848787331">
                <text:p>182.993848787331</text:p>
              </table:table-cell>
              <table:table-cell office:value-type="float" office:value="42.9938487873311">
                <text:p>42.9938487873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88.841781935077">
                <text:p>188.841781935077</text:p>
              </table:table-cell>
              <table:table-cell office:value-type="float" office:value="-31.158218064923">
                <text:p>-31.158218064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229.698866302938">
                <text:p>229.698866302938</text:p>
              </table:table-cell>
              <table:table-cell office:value-type="float" office:value="-220.301133697062">
                <text:p>-220.301133697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217.355005575894">
                <text:p>217.355005575894</text:p>
              </table:table-cell>
              <table:table-cell office:value-type="float" office:value="67.3550055758941">
                <text:p>67.355005575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211.511559392112">
                <text:p>211.511559392112</text:p>
              </table:table-cell>
              <table:table-cell office:value-type="float" office:value="31.5115593921121">
                <text:p>31.5115593921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206.248520486863">
                <text:p>206.248520486863</text:p>
              </table:table-cell>
              <table:table-cell office:value-type="float" office:value="28.0485204868631">
                <text:p>28.0485204868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89.293985537931">
                <text:p>189.293985537931</text:p>
              </table:table-cell>
              <table:table-cell office:value-type="float" office:value="89.2939855379315">
                <text:p>89.2939855379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86.184372753545">
                <text:p>186.184372753545</text:p>
              </table:table-cell>
              <table:table-cell office:value-type="float" office:value="16.1843727535448">
                <text:p>16.1843727535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83.273123090468">
                <text:p>183.273123090468</text:p>
              </table:table-cell>
              <table:table-cell office:value-type="float" office:value="14.9731230904681">
                <text:p>14.9731230904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80.534696938344">
                <text:p>180.534696938344</text:p>
              </table:table-cell>
              <table:table-cell office:value-type="float" office:value="13.917696938344">
                <text:p>13.917696938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77.946938596933">
                <text:p>177.946938596933</text:p>
              </table:table-cell>
              <table:table-cell office:value-type="float" office:value="12.9961085969326">
                <text:p>12.9961085969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75.490660536134">
                <text:p>175.490660536134</text:p>
              </table:table-cell>
              <table:table-cell office:value-type="float" office:value="12.1893388361342">
                <text:p>12.18933883613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73.149273639356">
                <text:p>173.149273639356</text:p>
              </table:table-cell>
              <table:table-cell office:value-type="float" office:value="11.480965156356">
                <text:p>11.480965156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6.032184626419">
                <text:p>176.032184626419</text:p>
              </table:table-cell>
              <table:table-cell office:value-type="float" office:value="-13.9678153735814">
                <text:p>-13.96781537358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3.479207523339">
                <text:p>183.479207523339</text:p>
              </table:table-cell>
              <table:table-cell office:value-type="float" office:value="-36.5207924766607">
                <text:p>-36.52079247666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6.18858494628">
                <text:p>176.18858494628</text:p>
              </table:table-cell>
              <table:table-cell office:value-type="float" office:value="36.1885849462799">
                <text:p>36.1885849462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69.212990199367">
                <text:p>169.212990199367</text:p>
              </table:table-cell>
              <table:table-cell office:value-type="float" office:value="34.2129901993669">
                <text:p>34.2129901993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67.63709855407">
                <text:p>167.63709855407</text:p>
              </table:table-cell>
              <table:table-cell office:value-type="float" office:value="7.63709855406998">
                <text:p>7.63709855406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66.041282995346">
                <text:p>166.041282995346</text:p>
              </table:table-cell>
              <table:table-cell office:value-type="float" office:value="7.64128299534562">
                <text:p>7.64128299534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64.431570968139">
                <text:p>164.431570968139</text:p>
              </table:table-cell>
              <table:table-cell office:value-type="float" office:value="7.61557096813851">
                <text:p>7.615570968138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62.813084703433">
                <text:p>162.813084703433</text:p>
              </table:table-cell>
              <table:table-cell office:value-type="float" office:value="7.56524470343311">
                <text:p>7.56524470343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64.092329813159">
                <text:p>164.092329813159</text:p>
              </table:table-cell>
              <table:table-cell office:value-type="float" office:value="-5.90767018684142">
                <text:p>-5.90767018684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61.961462450884">
                <text:p>161.961462450884</text:p>
              </table:table-cell>
              <table:table-cell office:value-type="float" office:value="9.96146245088434">
                <text:p>9.96146245088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59.918007738216">
                <text:p>159.918007738216</text:p>
              </table:table-cell>
              <table:table-cell office:value-type="float" office:value="9.43800773821553">
                <text:p>9.43800773821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65.32549837871">
                <text:p>165.32549837871</text:p>
              </table:table-cell>
              <table:table-cell office:value-type="float" office:value="-24.6745016212897">
                <text:p>-24.67450162128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57.259335936261">
                <text:p>157.259335936261</text:p>
              </table:table-cell>
              <table:table-cell office:value-type="float" office:value="37.2593359362612">
                <text:p>37.2593359362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5.595059016049">
                <text:p>155.595059016049</text:p>
              </table:table-cell>
              <table:table-cell office:value-type="float" office:value="7.59505901604908">
                <text:p>7.59505901604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53.947592557582">
                <text:p>153.947592557582</text:p>
              </table:table-cell>
              <table:table-cell office:value-type="float" office:value="7.42759255758156">
                <text:p>7.42759255758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52.317070573189">
                <text:p>152.317070573189</text:p>
              </table:table-cell>
              <table:table-cell office:value-type="float" office:value="7.26227057318852">
                <text:p>7.262270573188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57.443581843732">
                <text:p>157.443581843732</text:p>
              </table:table-cell>
              <table:table-cell office:value-type="float" office:value="-22.5564181562682">
                <text:p>-22.55641815626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45.078821801693">
                <text:p>145.078821801693</text:p>
              </table:table-cell>
              <table:table-cell office:value-type="float" office:value="55.0788218016928">
                <text:p>55.07882180169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.508721865318">
                <text:p>144.508721865318</text:p>
              </table:table-cell>
              <table:table-cell office:value-type="float" office:value="2.5087218653176">
                <text:p>2.5087218653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43.773972707356">
                <text:p>143.773972707356</text:p>
              </table:table-cell>
              <table:table-cell office:value-type="float" office:value="3.19397270735578">
                <text:p>3.19397270735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42.90512119997">
                <text:p>142.90512119997</text:p>
              </table:table-cell>
              <table:table-cell office:value-type="float" office:value="3.73092119996997">
                <text:p>3.73092119996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41.927824653911">
                <text:p>141.927824653911</text:p>
              </table:table-cell>
              <table:table-cell office:value-type="float" office:value="4.14536665391103">
                <text:p>4.14536665391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40.863578682535">
                <text:p>140.863578682535</text:p>
              </table:table-cell>
              <table:table-cell office:value-type="float" office:value="4.4589452625348">
                <text:p>4.4589452625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